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2.8228in"/>
    </style:style>
    <style:style style:name="co4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8728in"/>
    </style:style>
    <style:style style:name="co12" style:family="table-column">
      <style:table-column-properties fo:break-before="auto" style:column-width="19.7063in"/>
    </style:style>
    <style:style style:name="co6" style:family="table-column">
      <style:table-column-properties fo:break-before="auto" style:column-width="6.4575in"/>
    </style:style>
    <style:style style:name="co7" style:family="table-column">
      <style:table-column-properties fo:break-before="auto" style:column-width="3.2945in"/>
    </style:style>
    <style:style style:name="co8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12.7409in"/>
    </style:style>
    <style:style style:name="co14" style:family="table-column">
      <style:table-column-properties fo:break-before="auto" style:column-width="5.4138in"/>
    </style:style>
    <style:style style:name="co15" style:family="table-column">
      <style:table-column-properties fo:break-before="auto" style:column-width="5.2244in"/>
    </style:style>
    <style:style style:name="co16" style:family="table-column">
      <style:table-column-properties fo:break-before="auto" style:column-width="12.7945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1.3681in" fo:break-before="auto" style:use-optimal-row-height="false"/>
    </style:style>
    <style:style style:name="ro5" style:family="table-row">
      <style:table-row-properties style:row-height="1.2535in" fo:break-before="auto" style:use-optimal-row-height="false"/>
    </style:style>
    <style:style style:name="ro6" style:family="table-row">
      <style:table-row-properties style:row-height="1.0465in" fo:break-before="auto" style:use-optimal-row-height="false"/>
    </style:style>
    <style:style style:name="ro7" style:family="table-row">
      <style:table-row-properties style:row-height="1.1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465a4" fo:border="0.99pt dotted #dddddd"/>
      <style:text-properties fo:color="#ffffff" style:font-name="Tahom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99pt dotted #dddddd"/>
      <style:text-properties style:font-name="Tahoma" fo:font-size="11pt" style:font-size-asian="11pt" style:font-size-complex="11pt"/>
    </style:style>
    <style:style style:name="ce9" style:family="table-cell" style:parent-style-name="Default">
      <style:table-cell-properties fo:background-color="#ffff00" fo:border="0.99pt dotted #dddddd"/>
      <style:text-properties style:font-name="Tahoma" fo:font-size="11pt" style:font-size-asian="11pt" style:font-size-complex="11pt"/>
    </style:style>
    <style:style style:name="ce11" style:family="table-cell" style:parent-style-name="Default">
      <style:table-cell-properties fo:border="0.06pt solid #dddddd" style:vertical-align="middle"/>
      <style:text-properties style:font-name="Tahoma" fo:font-size="9pt" style:font-size-asian="9pt" style:font-size-complex="9pt"/>
    </style:style>
    <style:style style:name="ce12" style:family="table-cell" style:parent-style-name="Default">
      <style:table-cell-properties fo:background-color="#ffff00" fo:border="0.06pt solid #dddddd"/>
      <style:text-properties style:font-name="Tahoma" fo:font-size="11pt" style:font-size-asian="11pt" style:font-size-complex="11pt"/>
    </style:style>
    <style:style style:name="ce13" style:family="table-cell" style:parent-style-name="Default">
      <style:table-cell-properties fo:border="0.06pt solid #dddddd"/>
      <style:text-properties style:font-name="Tahoma" fo:font-size="9pt" style:font-size-asian="9pt" style:font-size-complex="9pt"/>
    </style:style>
    <style:style style:name="ce14" style:family="table-cell" style:parent-style-name="Default">
      <style:table-cell-properties fo:wrap-option="wrap" fo:border="0.06pt solid #dddddd" style:vertical-align="middle"/>
      <style:text-properties style:font-name="Tahom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wrap-option="wrap" fo:border="0.06pt solid #dddddd" style:vertical-align="middle"/>
      <style:text-properties style:font-name="Tahoma" fo:font-size="9pt" style:font-size-asian="9pt" style:font-size-complex="9pt"/>
    </style:style>
    <style:style style:name="ce5" style:family="table-cell" style:parent-style-name="Default">
      <style:table-cell-properties fo:background-color="#3465a4" fo:border="0.06pt solid #dddddd"/>
      <style:text-properties fo:color="#ffffff" style:font-name="Tahoma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="0.06pt solid #dddddd"/>
      <style:text-properties style:font-name="Tahoma" fo:font-size="11pt" style:font-size-asian="11pt" style:font-size-complex="11pt"/>
    </style:style>
    <style:style style:name="ce21" style:family="table-cell" style:parent-style-name="Default">
      <style:table-cell-properties fo:background-color="#3465a4" fo:border="0.99pt dotted #dddddd"/>
      <style:text-properties fo:color="#ffffff" style:font-name="Tahoma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="0.99pt dotted #dddddd"/>
      <style:text-properties style:font-name="Tahoma" fo:font-size="11pt" style:font-size-asian="11pt" style:font-size-complex="11pt"/>
    </style:style>
    <style:style style:name="ce23" style:family="table-cell" style:parent-style-name="Default">
      <style:table-cell-properties fo:background-color="#ffff00" fo:border="0.99pt dotted #dddddd"/>
      <style:text-properties style:font-name="Tahoma" fo:font-size="11pt" style:font-size-asian="11pt" style:font-size-complex="11pt"/>
    </style:style>
    <style:style style:name="ce24" style:family="table-cell" style:parent-style-name="Default">
      <style:table-cell-properties fo:background-color="#3465a4" fo:border="0.06pt solid #dddddd"/>
      <style:text-properties fo:color="#ffffff" style:font-name="Tahoma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0.06pt solid #dddddd"/>
      <style:text-properties style:font-name="Tahoma" fo:font-size="11pt" style:font-size-asian="11pt" style:font-size-complex="11pt"/>
    </style:style>
    <style:style style:name="ce26" style:family="table-cell" style:parent-style-name="Default">
      <style:table-cell-properties fo:border="0.06pt solid #dddddd" style:vertical-align="middle"/>
      <style:text-properties style:font-name="Tahoma" fo:font-size="9pt" style:font-size-asian="9pt" style:font-size-complex="9pt"/>
    </style:style>
    <style:style style:name="ce27" style:family="table-cell" style:parent-style-name="Default">
      <style:table-cell-properties fo:border="0.06pt solid #dddddd"/>
      <style:text-properties style:font-name="Tahoma" fo:font-size="9pt" style:font-size-asian="9pt" style:font-size-complex="9pt"/>
    </style:style>
    <style:style style:name="ce28" style:family="table-cell" style:parent-style-name="Default">
      <style:table-cell-properties fo:wrap-option="wrap" fo:border="0.06pt solid #dddddd" style:vertical-align="middle"/>
      <style:text-properties style:font-name="Tahom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wrap-option="wrap" fo:border="0.06pt solid #dddddd" style:vertical-align="middle"/>
      <style:text-properties style:font-name="Tahoma" fo:font-size="9pt" style:font-size-asian="9pt" style:font-size-complex="9pt"/>
    </style:style>
    <style:style style:name="ce30" style:family="table-cell" style:parent-style-name="Default">
      <style:table-cell-properties fo:background-color="#ffff00" fo:border="0.06pt solid #dddddd"/>
      <style:text-properties style:font-name="Tahoma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ARAMS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number-columns-repeated="1021" table:default-cell-style-name="ce22"/>
        <table:table-row table:style-name="ro1">
          <table:table-cell table:style-name="ce21" office:value-type="string" calcext:value-type="string">
            <text:p>BD VERSION 2</text:p>
          </table:table-cell>
          <table:table-cell table:style-name="ce21" office:value-type="string" calcext:value-type="string">
            <text:p>BD VERSION 3</text:p>
          </table:table-cell>
          <table:table-cell table:style-name="ce21" table:number-columns-repeated="1022"/>
        </table:table-row>
        <table:table-row table:style-name="ro1">
          <table:table-cell office:value-type="string" calcext:value-type="string">
            <text:p>vetacrm_v2</text:p>
          </table:table-cell>
          <table:table-cell office:value-type="string" calcext:value-type="string">
            <text:p>vetacrm_v3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ALOGO DE TABLAS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number-columns-repeated="1021" table:default-cell-style-name="ce22"/>
        <table:table-row table:style-name="ro1">
          <table:table-cell table:style-name="ce21" office:value-type="string" calcext:value-type="string">
            <text:p>TABLAS A MIGRAR</text:p>
          </table:table-cell>
          <table:table-cell table:style-name="ce21" office:value-type="string" calcext:value-type="string">
            <text:p>TABLAS EN DUDA</text:p>
          </table:table-cell>
          <table:table-cell table:style-name="ce21" office:value-type="string" calcext:value-type="string">
            <text:p>TABLAS QUE NO SE MIGRAN</text:p>
          </table:table-cell>
          <table:table-cell table:style-name="ce21" table:number-columns-repeated="1021"/>
        </table:table-row>
        <table:table-row table:style-name="ro1">
          <table:table-cell office:value-type="string" calcext:value-type="string">
            <text:p>acl_a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l_ro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l_roles_a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l_roles_us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od_indexev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op_case_even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op_case_upda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ls_conta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l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ls_le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ls_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aign_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aig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aigns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paign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es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e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f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cts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cts_cases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contact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cts_opportunities_1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_addr_bean_r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_addre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_addresses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_ca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s_be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s_email_addr_r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ails_text</text:p>
          </table:table-cell>
          <table:table-cell table:number-columns-repeated="1023"/>
        </table:table-row>
        <table:table-row table:style-name="ro1">
          <table:table-cell table:style-name="Default"/>
          <table:table-cell/>
          <table:table-cell office:value-type="string" calcext:value-type="string">
            <text:p>email_templ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vor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elds_meta_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l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lders_subscrip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bound_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ds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d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ds_opportunities_1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t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tings_conta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ting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tings_le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tings_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e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ortuni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ortunities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ortunities_cases_1_c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opportunitie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bound_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spect_list_campaig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spect_l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spect_lists_prospect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relationshi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ed_sea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garf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s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c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_prefere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s_password_li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c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abo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abon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abono_veta_recib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aplica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aplicacion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aplicacion_cases_c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veta_aplicacion_cst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aplicacion_opportuniti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e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e_cas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e_opportuniti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e_veta_aplicacion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e_veta_liquidacion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lle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llege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rreccionco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rreccioncoe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orreccioncoe_veta_coe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ur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curs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presupue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presupuest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presupuesto_veta_presupuest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recib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recib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recibo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reciboitem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reciboitem_veta_detallerecib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reciboitem_veta_recib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detallerecibo_veta_recib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iquida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iquidacion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iquidacion_veta_lo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o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o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oo_cases_c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veta_loocorrecc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oocorreccion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oocorreccion_veta_lo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loo_veta_aplicacion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notificacionpagocoleg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notificacionpagocolegio_veta_pagocolegio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agocolegi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agocolegios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agocolegios_opportuniti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ag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agos_veta_liquidacion_c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veta_presupues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resupuest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resupuesto_contact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resupuesto_email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presupuesto_leads_c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veta_recib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recib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recibo_contact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recibo_email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recibo_lead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recibo_opportuniti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recibo_veta_presupuesto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segu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seguro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serviciocli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serviciocliente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serviciocliente_opportuniti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tiposvi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tiposvisa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t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_aud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_cas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_opportunitie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s_contact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s_leads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_veta_coe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ta_visa_veta_serviciocliente_c</text:p>
          </table:table-cell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ETES" table:style-name="ta1">
        <table:table-column table:style-name="co14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4" table:number-columns-repeated="1019" table:default-cell-style-name="ce25"/>
        <table:table-row table:style-name="ro2">
          <table:table-cell table:style-name="ce24" office:value-type="string" calcext:value-type="string">
            <text:p>TABLA</text:p>
          </table:table-cell>
          <table:table-cell table:style-name="ce24" office:value-type="string" calcext:value-type="string">
            <text:p>SQL</text:p>
          </table:table-cell>
          <table:table-cell table:style-name="ce24" table:number-columns-repeated="1022"/>
        </table:table-row>
        <table:table-row table:style-name="ro2">
          <table:table-cell table:formula="of:=IF([$PARAMS.$B$2] &amp; &quot;.&quot; &amp; [$'CATALOGO DE TABLAS'.A2] = [$PARAMS.$B$2] &amp; &quot;.&quot; ; &quot;&quot;; [$PARAMS.$B$2] &amp; &quot;.&quot; &amp; [$'CATALOGO DE TABLAS'.A2])" office:value-type="string" office:string-value="vetacrm_v3.acl_actions" calcext:value-type="string">
            <text:p>vetacrm_v3.acl_actions</text:p>
          </table:table-cell>
          <table:table-cell table:formula="of:=IF([.A2]=&quot;&quot;; &quot;&quot; ; &quot;DELETE FROM &quot; &amp; [.A2]&amp; &quot;;&quot;)" office:value-type="string" office:string-value="DELETE FROM vetacrm_v3.acl_actions;" calcext:value-type="string">
            <text:p>DELETE FROM vetacrm_v3.acl_action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] = [$PARAMS.$B$2] &amp; &quot;.&quot; ; &quot;&quot;; [$PARAMS.$B$2] &amp; &quot;.&quot; &amp; [$'CATALOGO DE TABLAS'.A3])" office:value-type="string" office:string-value="vetacrm_v3.acl_roles" calcext:value-type="string">
            <text:p>vetacrm_v3.acl_roles</text:p>
          </table:table-cell>
          <table:table-cell table:formula="of:=IF([.A3]=&quot;&quot;; &quot;&quot; ; &quot;DELETE FROM &quot; &amp; [.A3]&amp; &quot;;&quot;)" office:value-type="string" office:string-value="DELETE FROM vetacrm_v3.acl_roles;" calcext:value-type="string">
            <text:p>DELETE FROM vetacrm_v3.acl_rol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] = [$PARAMS.$B$2] &amp; &quot;.&quot; ; &quot;&quot;; [$PARAMS.$B$2] &amp; &quot;.&quot; &amp; [$'CATALOGO DE TABLAS'.A4])" office:value-type="string" office:string-value="vetacrm_v3.acl_roles_actions" calcext:value-type="string">
            <text:p>vetacrm_v3.acl_roles_actions</text:p>
          </table:table-cell>
          <table:table-cell table:formula="of:=IF([.A4]=&quot;&quot;; &quot;&quot; ; &quot;DELETE FROM &quot; &amp; [.A4]&amp; &quot;;&quot;)" office:value-type="string" office:string-value="DELETE FROM vetacrm_v3.acl_roles_actions;" calcext:value-type="string">
            <text:p>DELETE FROM vetacrm_v3.acl_roles_action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] = [$PARAMS.$B$2] &amp; &quot;.&quot; ; &quot;&quot;; [$PARAMS.$B$2] &amp; &quot;.&quot; &amp; [$'CATALOGO DE TABLAS'.A5])" office:value-type="string" office:string-value="vetacrm_v3.acl_roles_users" calcext:value-type="string">
            <text:p>vetacrm_v3.acl_roles_users</text:p>
          </table:table-cell>
          <table:table-cell table:formula="of:=IF([.A5]=&quot;&quot;; &quot;&quot; ; &quot;DELETE FROM &quot; &amp; [.A5]&amp; &quot;;&quot;)" office:value-type="string" office:string-value="DELETE FROM vetacrm_v3.acl_roles_users;" calcext:value-type="string">
            <text:p>DELETE FROM vetacrm_v3.acl_roles_user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] = [$PARAMS.$B$2] &amp; &quot;.&quot; ; &quot;&quot;; [$PARAMS.$B$2] &amp; &quot;.&quot; &amp; [$'CATALOGO DE TABLAS'.A6])">
            <text:p/>
          </table:table-cell>
          <table:table-cell table:formula="of:=IF([.A6]=&quot;&quot;; &quot;&quot; ; &quot;DELETE FROM &quot; &amp; [.A6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] = [$PARAMS.$B$2] &amp; &quot;.&quot; ; &quot;&quot;; [$PARAMS.$B$2] &amp; &quot;.&quot; &amp; [$'CATALOGO DE TABLAS'.A7])">
            <text:p/>
          </table:table-cell>
          <table:table-cell table:formula="of:=IF([.A7]=&quot;&quot;; &quot;&quot; ; &quot;DELETE FROM &quot; &amp; [.A7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] = [$PARAMS.$B$2] &amp; &quot;.&quot; ; &quot;&quot;; [$PARAMS.$B$2] &amp; &quot;.&quot; &amp; [$'CATALOGO DE TABLAS'.A8])">
            <text:p/>
          </table:table-cell>
          <table:table-cell table:formula="of:=IF([.A8]=&quot;&quot;; &quot;&quot; ; &quot;DELETE FROM &quot; &amp; [.A8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] = [$PARAMS.$B$2] &amp; &quot;.&quot; ; &quot;&quot;; [$PARAMS.$B$2] &amp; &quot;.&quot; &amp; [$'CATALOGO DE TABLAS'.A9])" office:value-type="string" office:string-value="vetacrm_v3.calls" calcext:value-type="string">
            <text:p>vetacrm_v3.calls</text:p>
          </table:table-cell>
          <table:table-cell table:formula="of:=IF([.A9]=&quot;&quot;; &quot;&quot; ; &quot;DELETE FROM &quot; &amp; [.A9]&amp; &quot;;&quot;)" office:value-type="string" office:string-value="DELETE FROM vetacrm_v3.calls;" calcext:value-type="string">
            <text:p>DELETE FROM vetacrm_v3.call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] = [$PARAMS.$B$2] &amp; &quot;.&quot; ; &quot;&quot;; [$PARAMS.$B$2] &amp; &quot;.&quot; &amp; [$'CATALOGO DE TABLAS'.A10])" office:value-type="string" office:string-value="vetacrm_v3.calls_contacts" calcext:value-type="string">
            <text:p>vetacrm_v3.calls_contacts</text:p>
          </table:table-cell>
          <table:table-cell table:formula="of:=IF([.A10]=&quot;&quot;; &quot;&quot; ; &quot;DELETE FROM &quot; &amp; [.A10]&amp; &quot;;&quot;)" office:value-type="string" office:string-value="DELETE FROM vetacrm_v3.calls_contacts;" calcext:value-type="string">
            <text:p>DELETE FROM vetacrm_v3.calls_contact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] = [$PARAMS.$B$2] &amp; &quot;.&quot; ; &quot;&quot;; [$PARAMS.$B$2] &amp; &quot;.&quot; &amp; [$'CATALOGO DE TABLAS'.A11])" office:value-type="string" office:string-value="vetacrm_v3.calls_cstm" calcext:value-type="string">
            <text:p>vetacrm_v3.calls_cstm</text:p>
          </table:table-cell>
          <table:table-cell table:formula="of:=IF([.A11]=&quot;&quot;; &quot;&quot; ; &quot;DELETE FROM &quot; &amp; [.A11]&amp; &quot;;&quot;)" office:value-type="string" office:string-value="DELETE FROM vetacrm_v3.calls_cstm;" calcext:value-type="string">
            <text:p>DELETE FROM vetacrm_v3.call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] = [$PARAMS.$B$2] &amp; &quot;.&quot; ; &quot;&quot;; [$PARAMS.$B$2] &amp; &quot;.&quot; &amp; [$'CATALOGO DE TABLAS'.A12])" office:value-type="string" office:string-value="vetacrm_v3.calls_leads" calcext:value-type="string">
            <text:p>vetacrm_v3.calls_leads</text:p>
          </table:table-cell>
          <table:table-cell table:formula="of:=IF([.A12]=&quot;&quot;; &quot;&quot; ; &quot;DELETE FROM &quot; &amp; [.A12]&amp; &quot;;&quot;)" office:value-type="string" office:string-value="DELETE FROM vetacrm_v3.calls_leads;" calcext:value-type="string">
            <text:p>DELETE FROM vetacrm_v3.calls_lead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] = [$PARAMS.$B$2] &amp; &quot;.&quot; ; &quot;&quot;; [$PARAMS.$B$2] &amp; &quot;.&quot; &amp; [$'CATALOGO DE TABLAS'.A13])" office:value-type="string" office:string-value="vetacrm_v3.calls_users" calcext:value-type="string">
            <text:p>vetacrm_v3.calls_users</text:p>
          </table:table-cell>
          <table:table-cell table:formula="of:=IF([.A13]=&quot;&quot;; &quot;&quot; ; &quot;DELETE FROM &quot; &amp; [.A13]&amp; &quot;;&quot;)" office:value-type="string" office:string-value="DELETE FROM vetacrm_v3.calls_users;" calcext:value-type="string">
            <text:p>DELETE FROM vetacrm_v3.calls_user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] = [$PARAMS.$B$2] &amp; &quot;.&quot; ; &quot;&quot;; [$PARAMS.$B$2] &amp; &quot;.&quot; &amp; [$'CATALOGO DE TABLAS'.A14])" office:value-type="string" office:string-value="vetacrm_v3.campaign_log" calcext:value-type="string">
            <text:p>vetacrm_v3.campaign_log</text:p>
          </table:table-cell>
          <table:table-cell table:formula="of:=IF([.A14]=&quot;&quot;; &quot;&quot; ; &quot;DELETE FROM &quot; &amp; [.A14]&amp; &quot;;&quot;)" office:value-type="string" office:string-value="DELETE FROM vetacrm_v3.campaign_log;" calcext:value-type="string">
            <text:p>DELETE FROM vetacrm_v3.campaign_log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5] = [$PARAMS.$B$2] &amp; &quot;.&quot; ; &quot;&quot;; [$PARAMS.$B$2] &amp; &quot;.&quot; &amp; [$'CATALOGO DE TABLAS'.A15])" office:value-type="string" office:string-value="vetacrm_v3.campaigns" calcext:value-type="string">
            <text:p>vetacrm_v3.campaigns</text:p>
          </table:table-cell>
          <table:table-cell table:formula="of:=IF([.A15]=&quot;&quot;; &quot;&quot; ; &quot;DELETE FROM &quot; &amp; [.A15]&amp; &quot;;&quot;)" office:value-type="string" office:string-value="DELETE FROM vetacrm_v3.campaigns;" calcext:value-type="string">
            <text:p>DELETE FROM vetacrm_v3.campaign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6] = [$PARAMS.$B$2] &amp; &quot;.&quot; ; &quot;&quot;; [$PARAMS.$B$2] &amp; &quot;.&quot; &amp; [$'CATALOGO DE TABLAS'.A16])" office:value-type="string" office:string-value="vetacrm_v3.campaigns_audit" calcext:value-type="string">
            <text:p>vetacrm_v3.campaigns_audit</text:p>
          </table:table-cell>
          <table:table-cell table:formula="of:=IF([.A16]=&quot;&quot;; &quot;&quot; ; &quot;DELETE FROM &quot; &amp; [.A16]&amp; &quot;;&quot;)" office:value-type="string" office:string-value="DELETE FROM vetacrm_v3.campaigns_audit;" calcext:value-type="string">
            <text:p>DELETE FROM vetacrm_v3.campaigns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7] = [$PARAMS.$B$2] &amp; &quot;.&quot; ; &quot;&quot;; [$PARAMS.$B$2] &amp; &quot;.&quot; &amp; [$'CATALOGO DE TABLAS'.A17])" office:value-type="string" office:string-value="vetacrm_v3.campaigns_cstm" calcext:value-type="string">
            <text:p>vetacrm_v3.campaigns_cstm</text:p>
          </table:table-cell>
          <table:table-cell table:formula="of:=IF([.A17]=&quot;&quot;; &quot;&quot; ; &quot;DELETE FROM &quot; &amp; [.A17]&amp; &quot;;&quot;)" office:value-type="string" office:string-value="DELETE FROM vetacrm_v3.campaigns_cstm;" calcext:value-type="string">
            <text:p>DELETE FROM vetacrm_v3.campaign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8] = [$PARAMS.$B$2] &amp; &quot;.&quot; ; &quot;&quot;; [$PARAMS.$B$2] &amp; &quot;.&quot; &amp; [$'CATALOGO DE TABLAS'.A18])" office:value-type="string" office:string-value="vetacrm_v3.cases" calcext:value-type="string">
            <text:p>vetacrm_v3.cases</text:p>
          </table:table-cell>
          <table:table-cell table:formula="of:=IF([.A18]=&quot;&quot;; &quot;&quot; ; &quot;DELETE FROM &quot; &amp; [.A18]&amp; &quot;;&quot;)" office:value-type="string" office:string-value="DELETE FROM vetacrm_v3.cases;" calcext:value-type="string">
            <text:p>DELETE FROM vetacrm_v3.cas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9] = [$PARAMS.$B$2] &amp; &quot;.&quot; ; &quot;&quot;; [$PARAMS.$B$2] &amp; &quot;.&quot; &amp; [$'CATALOGO DE TABLAS'.A19])" office:value-type="string" office:string-value="vetacrm_v3.cases_audit" calcext:value-type="string">
            <text:p>vetacrm_v3.cases_audit</text:p>
          </table:table-cell>
          <table:table-cell table:formula="of:=IF([.A19]=&quot;&quot;; &quot;&quot; ; &quot;DELETE FROM &quot; &amp; [.A19]&amp; &quot;;&quot;)" office:value-type="string" office:string-value="DELETE FROM vetacrm_v3.cases_audit;" calcext:value-type="string">
            <text:p>DELETE FROM vetacrm_v3.cases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0] = [$PARAMS.$B$2] &amp; &quot;.&quot; ; &quot;&quot;; [$PARAMS.$B$2] &amp; &quot;.&quot; &amp; [$'CATALOGO DE TABLAS'.A20])" office:value-type="string" office:string-value="vetacrm_v3.cases_cstm" calcext:value-type="string">
            <text:p>vetacrm_v3.cases_cstm</text:p>
          </table:table-cell>
          <table:table-cell table:formula="of:=IF([.A20]=&quot;&quot;; &quot;&quot; ; &quot;DELETE FROM &quot; &amp; [.A20]&amp; &quot;;&quot;)" office:value-type="string" office:string-value="DELETE FROM vetacrm_v3.cases_cstm;" calcext:value-type="string">
            <text:p>DELETE FROM vetacrm_v3.case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1] = [$PARAMS.$B$2] &amp; &quot;.&quot; ; &quot;&quot;; [$PARAMS.$B$2] &amp; &quot;.&quot; &amp; [$'CATALOGO DE TABLAS'.A21])" office:value-type="string" office:string-value="vetacrm_v3.config" calcext:value-type="string">
            <text:p>vetacrm_v3.config</text:p>
          </table:table-cell>
          <table:table-cell table:formula="of:=IF([.A21]=&quot;&quot;; &quot;&quot; ; &quot;DELETE FROM &quot; &amp; [.A21]&amp; &quot;;&quot;)" office:value-type="string" office:string-value="DELETE FROM vetacrm_v3.config;" calcext:value-type="string">
            <text:p>DELETE FROM vetacrm_v3.config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2] = [$PARAMS.$B$2] &amp; &quot;.&quot; ; &quot;&quot;; [$PARAMS.$B$2] &amp; &quot;.&quot; &amp; [$'CATALOGO DE TABLAS'.A22])" office:value-type="string" office:string-value="vetacrm_v3.contacts" calcext:value-type="string">
            <text:p>vetacrm_v3.contacts</text:p>
          </table:table-cell>
          <table:table-cell table:formula="of:=IF([.A22]=&quot;&quot;; &quot;&quot; ; &quot;DELETE FROM &quot; &amp; [.A22]&amp; &quot;;&quot;)" office:value-type="string" office:string-value="DELETE FROM vetacrm_v3.contacts;" calcext:value-type="string">
            <text:p>DELETE FROM vetacrm_v3.contact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3] = [$PARAMS.$B$2] &amp; &quot;.&quot; ; &quot;&quot;; [$PARAMS.$B$2] &amp; &quot;.&quot; &amp; [$'CATALOGO DE TABLAS'.A23])" office:value-type="string" office:string-value="vetacrm_v3.contacts_audit" calcext:value-type="string">
            <text:p>vetacrm_v3.contacts_audit</text:p>
          </table:table-cell>
          <table:table-cell table:formula="of:=IF([.A23]=&quot;&quot;; &quot;&quot; ; &quot;DELETE FROM &quot; &amp; [.A23]&amp; &quot;;&quot;)" office:value-type="string" office:string-value="DELETE FROM vetacrm_v3.contacts_audit;" calcext:value-type="string">
            <text:p>DELETE FROM vetacrm_v3.contacts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4] = [$PARAMS.$B$2] &amp; &quot;.&quot; ; &quot;&quot;; [$PARAMS.$B$2] &amp; &quot;.&quot; &amp; [$'CATALOGO DE TABLAS'.A24])" office:value-type="string" office:string-value="vetacrm_v3.contacts_cases" calcext:value-type="string">
            <text:p>vetacrm_v3.contacts_cases</text:p>
          </table:table-cell>
          <table:table-cell table:formula="of:=IF([.A24]=&quot;&quot;; &quot;&quot; ; &quot;DELETE FROM &quot; &amp; [.A24]&amp; &quot;;&quot;)" office:value-type="string" office:string-value="DELETE FROM vetacrm_v3.contacts_cases;" calcext:value-type="string">
            <text:p>DELETE FROM vetacrm_v3.contacts_cas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5] = [$PARAMS.$B$2] &amp; &quot;.&quot; ; &quot;&quot;; [$PARAMS.$B$2] &amp; &quot;.&quot; &amp; [$'CATALOGO DE TABLAS'.A25])" office:value-type="string" office:string-value="vetacrm_v3.contacts_cstm" calcext:value-type="string">
            <text:p>vetacrm_v3.contacts_cstm</text:p>
          </table:table-cell>
          <table:table-cell table:formula="of:=IF([.A25]=&quot;&quot;; &quot;&quot; ; &quot;DELETE FROM &quot; &amp; [.A25]&amp; &quot;;&quot;)" office:value-type="string" office:string-value="DELETE FROM vetacrm_v3.contacts_cstm;" calcext:value-type="string">
            <text:p>DELETE FROM vetacrm_v3.contact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6] = [$PARAMS.$B$2] &amp; &quot;.&quot; ; &quot;&quot;; [$PARAMS.$B$2] &amp; &quot;.&quot; &amp; [$'CATALOGO DE TABLAS'.A26])" office:value-type="string" office:string-value="vetacrm_v3.contacts_opportunities_1_c" calcext:value-type="string">
            <text:p>vetacrm_v3.contacts_opportunities_1_c</text:p>
          </table:table-cell>
          <table:table-cell table:formula="of:=IF([.A26]=&quot;&quot;; &quot;&quot; ; &quot;DELETE FROM &quot; &amp; [.A26]&amp; &quot;;&quot;)" office:value-type="string" office:string-value="DELETE FROM vetacrm_v3.contacts_opportunities_1_c;" calcext:value-type="string">
            <text:p>DELETE FROM vetacrm_v3.contacts_opportunities_1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7] = [$PARAMS.$B$2] &amp; &quot;.&quot; ; &quot;&quot;; [$PARAMS.$B$2] &amp; &quot;.&quot; &amp; [$'CATALOGO DE TABLAS'.A27])" office:value-type="string" office:string-value="vetacrm_v3.email_addr_bean_rel" calcext:value-type="string">
            <text:p>vetacrm_v3.email_addr_bean_rel</text:p>
          </table:table-cell>
          <table:table-cell table:formula="of:=IF([.A27]=&quot;&quot;; &quot;&quot; ; &quot;DELETE FROM &quot; &amp; [.A27]&amp; &quot;;&quot;)" office:value-type="string" office:string-value="DELETE FROM vetacrm_v3.email_addr_bean_rel;" calcext:value-type="string">
            <text:p>DELETE FROM vetacrm_v3.email_addr_bean_rel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8] = [$PARAMS.$B$2] &amp; &quot;.&quot; ; &quot;&quot;; [$PARAMS.$B$2] &amp; &quot;.&quot; &amp; [$'CATALOGO DE TABLAS'.A28])" office:value-type="string" office:string-value="vetacrm_v3.email_addresses" calcext:value-type="string">
            <text:p>vetacrm_v3.email_addresses</text:p>
          </table:table-cell>
          <table:table-cell table:formula="of:=IF([.A28]=&quot;&quot;; &quot;&quot; ; &quot;DELETE FROM &quot; &amp; [.A28]&amp; &quot;;&quot;)" office:value-type="string" office:string-value="DELETE FROM vetacrm_v3.email_addresses;" calcext:value-type="string">
            <text:p>DELETE FROM vetacrm_v3.email_address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29] = [$PARAMS.$B$2] &amp; &quot;.&quot; ; &quot;&quot;; [$PARAMS.$B$2] &amp; &quot;.&quot; &amp; [$'CATALOGO DE TABLAS'.A29])" office:value-type="string" office:string-value="vetacrm_v3.email_addresses_audit" calcext:value-type="string">
            <text:p>vetacrm_v3.email_addresses_audit</text:p>
          </table:table-cell>
          <table:table-cell table:formula="of:=IF([.A29]=&quot;&quot;; &quot;&quot; ; &quot;DELETE FROM &quot; &amp; [.A29]&amp; &quot;;&quot;)" office:value-type="string" office:string-value="DELETE FROM vetacrm_v3.email_addresses_audit;" calcext:value-type="string">
            <text:p>DELETE FROM vetacrm_v3.email_addresses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0] = [$PARAMS.$B$2] &amp; &quot;.&quot; ; &quot;&quot;; [$PARAMS.$B$2] &amp; &quot;.&quot; &amp; [$'CATALOGO DE TABLAS'.A30])" office:value-type="string" office:string-value="vetacrm_v3.email_cache" calcext:value-type="string">
            <text:p>vetacrm_v3.email_cache</text:p>
          </table:table-cell>
          <table:table-cell table:formula="of:=IF([.A30]=&quot;&quot;; &quot;&quot; ; &quot;DELETE FROM &quot; &amp; [.A30]&amp; &quot;;&quot;)" office:value-type="string" office:string-value="DELETE FROM vetacrm_v3.email_cache;" calcext:value-type="string">
            <text:p>DELETE FROM vetacrm_v3.email_cache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1] = [$PARAMS.$B$2] &amp; &quot;.&quot; ; &quot;&quot;; [$PARAMS.$B$2] &amp; &quot;.&quot; &amp; [$'CATALOGO DE TABLAS'.A31])" office:value-type="string" office:string-value="vetacrm_v3.emails" calcext:value-type="string">
            <text:p>vetacrm_v3.emails</text:p>
          </table:table-cell>
          <table:table-cell table:formula="of:=IF([.A31]=&quot;&quot;; &quot;&quot; ; &quot;DELETE FROM &quot; &amp; [.A31]&amp; &quot;;&quot;)" office:value-type="string" office:string-value="DELETE FROM vetacrm_v3.emails;" calcext:value-type="string">
            <text:p>DELETE FROM vetacrm_v3.email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2] = [$PARAMS.$B$2] &amp; &quot;.&quot; ; &quot;&quot;; [$PARAMS.$B$2] &amp; &quot;.&quot; &amp; [$'CATALOGO DE TABLAS'.A32])" office:value-type="string" office:string-value="vetacrm_v3.emails_beans" calcext:value-type="string">
            <text:p>vetacrm_v3.emails_beans</text:p>
          </table:table-cell>
          <table:table-cell table:formula="of:=IF([.A32]=&quot;&quot;; &quot;&quot; ; &quot;DELETE FROM &quot; &amp; [.A32]&amp; &quot;;&quot;)" office:value-type="string" office:string-value="DELETE FROM vetacrm_v3.emails_beans;" calcext:value-type="string">
            <text:p>DELETE FROM vetacrm_v3.emails_bean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3] = [$PARAMS.$B$2] &amp; &quot;.&quot; ; &quot;&quot;; [$PARAMS.$B$2] &amp; &quot;.&quot; &amp; [$'CATALOGO DE TABLAS'.A33])" office:value-type="string" office:string-value="vetacrm_v3.emails_email_addr_rel" calcext:value-type="string">
            <text:p>vetacrm_v3.emails_email_addr_rel</text:p>
          </table:table-cell>
          <table:table-cell table:formula="of:=IF([.A33]=&quot;&quot;; &quot;&quot; ; &quot;DELETE FROM &quot; &amp; [.A33]&amp; &quot;;&quot;)" office:value-type="string" office:string-value="DELETE FROM vetacrm_v3.emails_email_addr_rel;" calcext:value-type="string">
            <text:p>DELETE FROM vetacrm_v3.emails_email_addr_rel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4] = [$PARAMS.$B$2] &amp; &quot;.&quot; ; &quot;&quot;; [$PARAMS.$B$2] &amp; &quot;.&quot; &amp; [$'CATALOGO DE TABLAS'.A34])" office:value-type="string" office:string-value="vetacrm_v3.emails_text" calcext:value-type="string">
            <text:p>vetacrm_v3.emails_text</text:p>
          </table:table-cell>
          <table:table-cell table:formula="of:=IF([.A34]=&quot;&quot;; &quot;&quot; ; &quot;DELETE FROM &quot; &amp; [.A34]&amp; &quot;;&quot;)" office:value-type="string" office:string-value="DELETE FROM vetacrm_v3.emails_text;" calcext:value-type="string">
            <text:p>DELETE FROM vetacrm_v3.emails_tex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5] = [$PARAMS.$B$2] &amp; &quot;.&quot; ; &quot;&quot;; [$PARAMS.$B$2] &amp; &quot;.&quot; &amp; [$'CATALOGO DE TABLAS'.A35])">
            <text:p/>
          </table:table-cell>
          <table:table-cell table:formula="of:=IF([.A35]=&quot;&quot;; &quot;&quot; ; &quot;DELETE FROM &quot; &amp; [.A35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6] = [$PARAMS.$B$2] &amp; &quot;.&quot; ; &quot;&quot;; [$PARAMS.$B$2] &amp; &quot;.&quot; &amp; [$'CATALOGO DE TABLAS'.A36])" office:value-type="string" office:string-value="vetacrm_v3.favorites" calcext:value-type="string">
            <text:p>vetacrm_v3.favorites</text:p>
          </table:table-cell>
          <table:table-cell table:formula="of:=IF([.A36]=&quot;&quot;; &quot;&quot; ; &quot;DELETE FROM &quot; &amp; [.A36]&amp; &quot;;&quot;)" office:value-type="string" office:string-value="DELETE FROM vetacrm_v3.favorites;" calcext:value-type="string">
            <text:p>DELETE FROM vetacrm_v3.favorit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7] = [$PARAMS.$B$2] &amp; &quot;.&quot; ; &quot;&quot;; [$PARAMS.$B$2] &amp; &quot;.&quot; &amp; [$'CATALOGO DE TABLAS'.A37])">
            <text:p/>
          </table:table-cell>
          <table:table-cell table:formula="of:=IF([.A37]=&quot;&quot;; &quot;&quot; ; &quot;DELETE FROM &quot; &amp; [.A37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8] = [$PARAMS.$B$2] &amp; &quot;.&quot; ; &quot;&quot;; [$PARAMS.$B$2] &amp; &quot;.&quot; &amp; [$'CATALOGO DE TABLAS'.A38])" office:value-type="string" office:string-value="vetacrm_v3.folders" calcext:value-type="string">
            <text:p>vetacrm_v3.folders</text:p>
          </table:table-cell>
          <table:table-cell table:formula="of:=IF([.A38]=&quot;&quot;; &quot;&quot; ; &quot;DELETE FROM &quot; &amp; [.A38]&amp; &quot;;&quot;)" office:value-type="string" office:string-value="DELETE FROM vetacrm_v3.folders;" calcext:value-type="string">
            <text:p>DELETE FROM vetacrm_v3.folder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39] = [$PARAMS.$B$2] &amp; &quot;.&quot; ; &quot;&quot;; [$PARAMS.$B$2] &amp; &quot;.&quot; &amp; [$'CATALOGO DE TABLAS'.A39])" office:value-type="string" office:string-value="vetacrm_v3.folders_subscriptions" calcext:value-type="string">
            <text:p>vetacrm_v3.folders_subscriptions</text:p>
          </table:table-cell>
          <table:table-cell table:formula="of:=IF([.A39]=&quot;&quot;; &quot;&quot; ; &quot;DELETE FROM &quot; &amp; [.A39]&amp; &quot;;&quot;)" office:value-type="string" office:string-value="DELETE FROM vetacrm_v3.folders_subscriptions;" calcext:value-type="string">
            <text:p>DELETE FROM vetacrm_v3.folders_subscription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0] = [$PARAMS.$B$2] &amp; &quot;.&quot; ; &quot;&quot;; [$PARAMS.$B$2] &amp; &quot;.&quot; &amp; [$'CATALOGO DE TABLAS'.A40])" office:value-type="string" office:string-value="vetacrm_v3.inbound_email" calcext:value-type="string">
            <text:p>vetacrm_v3.inbound_email</text:p>
          </table:table-cell>
          <table:table-cell table:formula="of:=IF([.A40]=&quot;&quot;; &quot;&quot; ; &quot;DELETE FROM &quot; &amp; [.A40]&amp; &quot;;&quot;)" office:value-type="string" office:string-value="DELETE FROM vetacrm_v3.inbound_email;" calcext:value-type="string">
            <text:p>DELETE FROM vetacrm_v3.inbound_email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1] = [$PARAMS.$B$2] &amp; &quot;.&quot; ; &quot;&quot;; [$PARAMS.$B$2] &amp; &quot;.&quot; &amp; [$'CATALOGO DE TABLAS'.A41])" office:value-type="string" office:string-value="vetacrm_v3.leads" calcext:value-type="string">
            <text:p>vetacrm_v3.leads</text:p>
          </table:table-cell>
          <table:table-cell table:formula="of:=IF([.A41]=&quot;&quot;; &quot;&quot; ; &quot;DELETE FROM &quot; &amp; [.A41]&amp; &quot;;&quot;)" office:value-type="string" office:string-value="DELETE FROM vetacrm_v3.leads;" calcext:value-type="string">
            <text:p>DELETE FROM vetacrm_v3.lead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2] = [$PARAMS.$B$2] &amp; &quot;.&quot; ; &quot;&quot;; [$PARAMS.$B$2] &amp; &quot;.&quot; &amp; [$'CATALOGO DE TABLAS'.A42])" office:value-type="string" office:string-value="vetacrm_v3.leads_audit" calcext:value-type="string">
            <text:p>vetacrm_v3.leads_audit</text:p>
          </table:table-cell>
          <table:table-cell table:formula="of:=IF([.A42]=&quot;&quot;; &quot;&quot; ; &quot;DELETE FROM &quot; &amp; [.A42]&amp; &quot;;&quot;)" office:value-type="string" office:string-value="DELETE FROM vetacrm_v3.leads_audit;" calcext:value-type="string">
            <text:p>DELETE FROM vetacrm_v3.leads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3] = [$PARAMS.$B$2] &amp; &quot;.&quot; ; &quot;&quot;; [$PARAMS.$B$2] &amp; &quot;.&quot; &amp; [$'CATALOGO DE TABLAS'.A43])" office:value-type="string" office:string-value="vetacrm_v3.leads_cstm" calcext:value-type="string">
            <text:p>vetacrm_v3.leads_cstm</text:p>
          </table:table-cell>
          <table:table-cell table:formula="of:=IF([.A43]=&quot;&quot;; &quot;&quot; ; &quot;DELETE FROM &quot; &amp; [.A43]&amp; &quot;;&quot;)" office:value-type="string" office:string-value="DELETE FROM vetacrm_v3.leads_cstm;" calcext:value-type="string">
            <text:p>DELETE FROM vetacrm_v3.lead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4] = [$PARAMS.$B$2] &amp; &quot;.&quot; ; &quot;&quot;; [$PARAMS.$B$2] &amp; &quot;.&quot; &amp; [$'CATALOGO DE TABLAS'.A44])" office:value-type="string" office:string-value="vetacrm_v3.leads_opportunities_1_c" calcext:value-type="string">
            <text:p>vetacrm_v3.leads_opportunities_1_c</text:p>
          </table:table-cell>
          <table:table-cell table:formula="of:=IF([.A44]=&quot;&quot;; &quot;&quot; ; &quot;DELETE FROM &quot; &amp; [.A44]&amp; &quot;;&quot;)" office:value-type="string" office:string-value="DELETE FROM vetacrm_v3.leads_opportunities_1_c;" calcext:value-type="string">
            <text:p>DELETE FROM vetacrm_v3.leads_opportunities_1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5] = [$PARAMS.$B$2] &amp; &quot;.&quot; ; &quot;&quot;; [$PARAMS.$B$2] &amp; &quot;.&quot; &amp; [$'CATALOGO DE TABLAS'.A45])" office:value-type="string" office:string-value="vetacrm_v3.meetings" calcext:value-type="string">
            <text:p>vetacrm_v3.meetings</text:p>
          </table:table-cell>
          <table:table-cell table:formula="of:=IF([.A45]=&quot;&quot;; &quot;&quot; ; &quot;DELETE FROM &quot; &amp; [.A45]&amp; &quot;;&quot;)" office:value-type="string" office:string-value="DELETE FROM vetacrm_v3.meetings;" calcext:value-type="string">
            <text:p>DELETE FROM vetacrm_v3.meeting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6] = [$PARAMS.$B$2] &amp; &quot;.&quot; ; &quot;&quot;; [$PARAMS.$B$2] &amp; &quot;.&quot; &amp; [$'CATALOGO DE TABLAS'.A46])" office:value-type="string" office:string-value="vetacrm_v3.meetings_contacts" calcext:value-type="string">
            <text:p>vetacrm_v3.meetings_contacts</text:p>
          </table:table-cell>
          <table:table-cell table:formula="of:=IF([.A46]=&quot;&quot;; &quot;&quot; ; &quot;DELETE FROM &quot; &amp; [.A46]&amp; &quot;;&quot;)" office:value-type="string" office:string-value="DELETE FROM vetacrm_v3.meetings_contacts;" calcext:value-type="string">
            <text:p>DELETE FROM vetacrm_v3.meetings_contact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7] = [$PARAMS.$B$2] &amp; &quot;.&quot; ; &quot;&quot;; [$PARAMS.$B$2] &amp; &quot;.&quot; &amp; [$'CATALOGO DE TABLAS'.A47])" office:value-type="string" office:string-value="vetacrm_v3.meetings_cstm" calcext:value-type="string">
            <text:p>vetacrm_v3.meetings_cstm</text:p>
          </table:table-cell>
          <table:table-cell table:formula="of:=IF([.A47]=&quot;&quot;; &quot;&quot; ; &quot;DELETE FROM &quot; &amp; [.A47]&amp; &quot;;&quot;)" office:value-type="string" office:string-value="DELETE FROM vetacrm_v3.meetings_cstm;" calcext:value-type="string">
            <text:p>DELETE FROM vetacrm_v3.meeting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8] = [$PARAMS.$B$2] &amp; &quot;.&quot; ; &quot;&quot;; [$PARAMS.$B$2] &amp; &quot;.&quot; &amp; [$'CATALOGO DE TABLAS'.A48])" office:value-type="string" office:string-value="vetacrm_v3.meetings_leads" calcext:value-type="string">
            <text:p>vetacrm_v3.meetings_leads</text:p>
          </table:table-cell>
          <table:table-cell table:formula="of:=IF([.A48]=&quot;&quot;; &quot;&quot; ; &quot;DELETE FROM &quot; &amp; [.A48]&amp; &quot;;&quot;)" office:value-type="string" office:string-value="DELETE FROM vetacrm_v3.meetings_leads;" calcext:value-type="string">
            <text:p>DELETE FROM vetacrm_v3.meetings_lead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49] = [$PARAMS.$B$2] &amp; &quot;.&quot; ; &quot;&quot;; [$PARAMS.$B$2] &amp; &quot;.&quot; &amp; [$'CATALOGO DE TABLAS'.A49])" office:value-type="string" office:string-value="vetacrm_v3.meetings_users" calcext:value-type="string">
            <text:p>vetacrm_v3.meetings_users</text:p>
          </table:table-cell>
          <table:table-cell table:formula="of:=IF([.A49]=&quot;&quot;; &quot;&quot; ; &quot;DELETE FROM &quot; &amp; [.A49]&amp; &quot;;&quot;)" office:value-type="string" office:string-value="DELETE FROM vetacrm_v3.meetings_users;" calcext:value-type="string">
            <text:p>DELETE FROM vetacrm_v3.meetings_user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0] = [$PARAMS.$B$2] &amp; &quot;.&quot; ; &quot;&quot;; [$PARAMS.$B$2] &amp; &quot;.&quot; &amp; [$'CATALOGO DE TABLAS'.A50])" office:value-type="string" office:string-value="vetacrm_v3.notes" calcext:value-type="string">
            <text:p>vetacrm_v3.notes</text:p>
          </table:table-cell>
          <table:table-cell table:formula="of:=IF([.A50]=&quot;&quot;; &quot;&quot; ; &quot;DELETE FROM &quot; &amp; [.A50]&amp; &quot;;&quot;)" office:value-type="string" office:string-value="DELETE FROM vetacrm_v3.notes;" calcext:value-type="string">
            <text:p>DELETE FROM vetacrm_v3.not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1] = [$PARAMS.$B$2] &amp; &quot;.&quot; ; &quot;&quot;; [$PARAMS.$B$2] &amp; &quot;.&quot; &amp; [$'CATALOGO DE TABLAS'.A51])" office:value-type="string" office:string-value="vetacrm_v3.notes_cstm" calcext:value-type="string">
            <text:p>vetacrm_v3.notes_cstm</text:p>
          </table:table-cell>
          <table:table-cell table:formula="of:=IF([.A51]=&quot;&quot;; &quot;&quot; ; &quot;DELETE FROM &quot; &amp; [.A51]&amp; &quot;;&quot;)" office:value-type="string" office:string-value="DELETE FROM vetacrm_v3.notes_cstm;" calcext:value-type="string">
            <text:p>DELETE FROM vetacrm_v3.note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2] = [$PARAMS.$B$2] &amp; &quot;.&quot; ; &quot;&quot;; [$PARAMS.$B$2] &amp; &quot;.&quot; &amp; [$'CATALOGO DE TABLAS'.A52])" office:value-type="string" office:string-value="vetacrm_v3.opportunities" calcext:value-type="string">
            <text:p>vetacrm_v3.opportunities</text:p>
          </table:table-cell>
          <table:table-cell table:formula="of:=IF([.A52]=&quot;&quot;; &quot;&quot; ; &quot;DELETE FROM &quot; &amp; [.A52]&amp; &quot;;&quot;)" office:value-type="string" office:string-value="DELETE FROM vetacrm_v3.opportunities;" calcext:value-type="string">
            <text:p>DELETE FROM vetacrm_v3.opportuniti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3] = [$PARAMS.$B$2] &amp; &quot;.&quot; ; &quot;&quot;; [$PARAMS.$B$2] &amp; &quot;.&quot; &amp; [$'CATALOGO DE TABLAS'.A53])" office:value-type="string" office:string-value="vetacrm_v3.opportunities_audit" calcext:value-type="string">
            <text:p>vetacrm_v3.opportunities_audit</text:p>
          </table:table-cell>
          <table:table-cell table:formula="of:=IF([.A53]=&quot;&quot;; &quot;&quot; ; &quot;DELETE FROM &quot; &amp; [.A53]&amp; &quot;;&quot;)" office:value-type="string" office:string-value="DELETE FROM vetacrm_v3.opportunities_audit;" calcext:value-type="string">
            <text:p>DELETE FROM vetacrm_v3.opportunities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4] = [$PARAMS.$B$2] &amp; &quot;.&quot; ; &quot;&quot;; [$PARAMS.$B$2] &amp; &quot;.&quot; &amp; [$'CATALOGO DE TABLAS'.A54])" office:value-type="string" office:string-value="vetacrm_v3.opportunities_cases_1_c" calcext:value-type="string">
            <text:p>vetacrm_v3.opportunities_cases_1_c</text:p>
          </table:table-cell>
          <table:table-cell table:formula="of:=IF([.A54]=&quot;&quot;; &quot;&quot; ; &quot;DELETE FROM &quot; &amp; [.A54]&amp; &quot;;&quot;)" office:value-type="string" office:string-value="DELETE FROM vetacrm_v3.opportunities_cases_1_c;" calcext:value-type="string">
            <text:p>DELETE FROM vetacrm_v3.opportunities_cases_1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5] = [$PARAMS.$B$2] &amp; &quot;.&quot; ; &quot;&quot;; [$PARAMS.$B$2] &amp; &quot;.&quot; &amp; [$'CATALOGO DE TABLAS'.A55])" office:value-type="string" office:string-value="vetacrm_v3.opportunities_cstm" calcext:value-type="string">
            <text:p>vetacrm_v3.opportunities_cstm</text:p>
          </table:table-cell>
          <table:table-cell table:formula="of:=IF([.A55]=&quot;&quot;; &quot;&quot; ; &quot;DELETE FROM &quot; &amp; [.A55]&amp; &quot;;&quot;)" office:value-type="string" office:string-value="DELETE FROM vetacrm_v3.opportunities_cstm;" calcext:value-type="string">
            <text:p>DELETE FROM vetacrm_v3.opportunitie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6] = [$PARAMS.$B$2] &amp; &quot;.&quot; ; &quot;&quot;; [$PARAMS.$B$2] &amp; &quot;.&quot; &amp; [$'CATALOGO DE TABLAS'.A56])" office:value-type="string" office:string-value="vetacrm_v3.outbound_email" calcext:value-type="string">
            <text:p>vetacrm_v3.outbound_email</text:p>
          </table:table-cell>
          <table:table-cell table:formula="of:=IF([.A56]=&quot;&quot;; &quot;&quot; ; &quot;DELETE FROM &quot; &amp; [.A56]&amp; &quot;;&quot;)" office:value-type="string" office:string-value="DELETE FROM vetacrm_v3.outbound_email;" calcext:value-type="string">
            <text:p>DELETE FROM vetacrm_v3.outbound_email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7] = [$PARAMS.$B$2] &amp; &quot;.&quot; ; &quot;&quot;; [$PARAMS.$B$2] &amp; &quot;.&quot; &amp; [$'CATALOGO DE TABLAS'.A57])" office:value-type="string" office:string-value="vetacrm_v3.prospect_list_campaigns" calcext:value-type="string">
            <text:p>vetacrm_v3.prospect_list_campaigns</text:p>
          </table:table-cell>
          <table:table-cell table:formula="of:=IF([.A57]=&quot;&quot;; &quot;&quot; ; &quot;DELETE FROM &quot; &amp; [.A57]&amp; &quot;;&quot;)" office:value-type="string" office:string-value="DELETE FROM vetacrm_v3.prospect_list_campaigns;" calcext:value-type="string">
            <text:p>DELETE FROM vetacrm_v3.prospect_list_campaign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8] = [$PARAMS.$B$2] &amp; &quot;.&quot; ; &quot;&quot;; [$PARAMS.$B$2] &amp; &quot;.&quot; &amp; [$'CATALOGO DE TABLAS'.A58])" office:value-type="string" office:string-value="vetacrm_v3.prospect_lists" calcext:value-type="string">
            <text:p>vetacrm_v3.prospect_lists</text:p>
          </table:table-cell>
          <table:table-cell table:formula="of:=IF([.A58]=&quot;&quot;; &quot;&quot; ; &quot;DELETE FROM &quot; &amp; [.A58]&amp; &quot;;&quot;)" office:value-type="string" office:string-value="DELETE FROM vetacrm_v3.prospect_lists;" calcext:value-type="string">
            <text:p>DELETE FROM vetacrm_v3.prospect_list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59] = [$PARAMS.$B$2] &amp; &quot;.&quot; ; &quot;&quot;; [$PARAMS.$B$2] &amp; &quot;.&quot; &amp; [$'CATALOGO DE TABLAS'.A59])" office:value-type="string" office:string-value="vetacrm_v3.prospect_lists_prospects" calcext:value-type="string">
            <text:p>vetacrm_v3.prospect_lists_prospects</text:p>
          </table:table-cell>
          <table:table-cell table:formula="of:=IF([.A59]=&quot;&quot;; &quot;&quot; ; &quot;DELETE FROM &quot; &amp; [.A59]&amp; &quot;;&quot;)" office:value-type="string" office:string-value="DELETE FROM vetacrm_v3.prospect_lists_prospects;" calcext:value-type="string">
            <text:p>DELETE FROM vetacrm_v3.prospect_lists_prospect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0] = [$PARAMS.$B$2] &amp; &quot;.&quot; ; &quot;&quot;; [$PARAMS.$B$2] &amp; &quot;.&quot; &amp; [$'CATALOGO DE TABLAS'.A60])">
            <text:p/>
          </table:table-cell>
          <table:table-cell table:formula="of:=IF([.A60]=&quot;&quot;; &quot;&quot; ; &quot;DELETE FROM &quot; &amp; [.A60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1] = [$PARAMS.$B$2] &amp; &quot;.&quot; ; &quot;&quot;; [$PARAMS.$B$2] &amp; &quot;.&quot; &amp; [$'CATALOGO DE TABLAS'.A61])" office:value-type="string" office:string-value="vetacrm_v3.saved_search" calcext:value-type="string">
            <text:p>vetacrm_v3.saved_search</text:p>
          </table:table-cell>
          <table:table-cell table:formula="of:=IF([.A61]=&quot;&quot;; &quot;&quot; ; &quot;DELETE FROM &quot; &amp; [.A61]&amp; &quot;;&quot;)" office:value-type="string" office:string-value="DELETE FROM vetacrm_v3.saved_search;" calcext:value-type="string">
            <text:p>DELETE FROM vetacrm_v3.saved_search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2] = [$PARAMS.$B$2] &amp; &quot;.&quot; ; &quot;&quot;; [$PARAMS.$B$2] &amp; &quot;.&quot; &amp; [$'CATALOGO DE TABLAS'.A62])" office:value-type="string" office:string-value="vetacrm_v3.sugarfeed" calcext:value-type="string">
            <text:p>vetacrm_v3.sugarfeed</text:p>
          </table:table-cell>
          <table:table-cell table:formula="of:=IF([.A62]=&quot;&quot;; &quot;&quot; ; &quot;DELETE FROM &quot; &amp; [.A62]&amp; &quot;;&quot;)" office:value-type="string" office:string-value="DELETE FROM vetacrm_v3.sugarfeed;" calcext:value-type="string">
            <text:p>DELETE FROM vetacrm_v3.sugarfeed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3] = [$PARAMS.$B$2] &amp; &quot;.&quot; ; &quot;&quot;; [$PARAMS.$B$2] &amp; &quot;.&quot; &amp; [$'CATALOGO DE TABLAS'.A63])" office:value-type="string" office:string-value="vetacrm_v3.tasks" calcext:value-type="string">
            <text:p>vetacrm_v3.tasks</text:p>
          </table:table-cell>
          <table:table-cell table:formula="of:=IF([.A63]=&quot;&quot;; &quot;&quot; ; &quot;DELETE FROM &quot; &amp; [.A63]&amp; &quot;;&quot;)" office:value-type="string" office:string-value="DELETE FROM vetacrm_v3.tasks;" calcext:value-type="string">
            <text:p>DELETE FROM vetacrm_v3.task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4] = [$PARAMS.$B$2] &amp; &quot;.&quot; ; &quot;&quot;; [$PARAMS.$B$2] &amp; &quot;.&quot; &amp; [$'CATALOGO DE TABLAS'.A64])" office:value-type="string" office:string-value="vetacrm_v3.tasks_cstm" calcext:value-type="string">
            <text:p>vetacrm_v3.tasks_cstm</text:p>
          </table:table-cell>
          <table:table-cell table:formula="of:=IF([.A64]=&quot;&quot;; &quot;&quot; ; &quot;DELETE FROM &quot; &amp; [.A64]&amp; &quot;;&quot;)" office:value-type="string" office:string-value="DELETE FROM vetacrm_v3.tasks_cstm;" calcext:value-type="string">
            <text:p>DELETE FROM vetacrm_v3.tasks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5] = [$PARAMS.$B$2] &amp; &quot;.&quot; ; &quot;&quot;; [$PARAMS.$B$2] &amp; &quot;.&quot; &amp; [$'CATALOGO DE TABLAS'.A65])" office:value-type="string" office:string-value="vetacrm_v3.tracker" calcext:value-type="string">
            <text:p>vetacrm_v3.tracker</text:p>
          </table:table-cell>
          <table:table-cell table:formula="of:=IF([.A65]=&quot;&quot;; &quot;&quot; ; &quot;DELETE FROM &quot; &amp; [.A65]&amp; &quot;;&quot;)" office:value-type="string" office:string-value="DELETE FROM vetacrm_v3.tracker;" calcext:value-type="string">
            <text:p>DELETE FROM vetacrm_v3.tracker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6] = [$PARAMS.$B$2] &amp; &quot;.&quot; ; &quot;&quot;; [$PARAMS.$B$2] &amp; &quot;.&quot; &amp; [$'CATALOGO DE TABLAS'.A66])" office:value-type="string" office:string-value="vetacrm_v3.user_preferences" calcext:value-type="string">
            <text:p>vetacrm_v3.user_preferences</text:p>
          </table:table-cell>
          <table:table-cell table:formula="of:=IF([.A66]=&quot;&quot;; &quot;&quot; ; &quot;DELETE FROM &quot; &amp; [.A66]&amp; &quot;;&quot;)" office:value-type="string" office:string-value="DELETE FROM vetacrm_v3.user_preferences;" calcext:value-type="string">
            <text:p>DELETE FROM vetacrm_v3.user_preference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7] = [$PARAMS.$B$2] &amp; &quot;.&quot; ; &quot;&quot;; [$PARAMS.$B$2] &amp; &quot;.&quot; &amp; [$'CATALOGO DE TABLAS'.A67])" office:value-type="string" office:string-value="vetacrm_v3.users" calcext:value-type="string">
            <text:p>vetacrm_v3.users</text:p>
          </table:table-cell>
          <table:table-cell table:formula="of:=IF([.A67]=&quot;&quot;; &quot;&quot; ; &quot;DELETE FROM &quot; &amp; [.A67]&amp; &quot;;&quot;)" office:value-type="string" office:string-value="DELETE FROM vetacrm_v3.users;" calcext:value-type="string">
            <text:p>DELETE FROM vetacrm_v3.user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8] = [$PARAMS.$B$2] &amp; &quot;.&quot; ; &quot;&quot;; [$PARAMS.$B$2] &amp; &quot;.&quot; &amp; [$'CATALOGO DE TABLAS'.A68])" office:value-type="string" office:string-value="vetacrm_v3.users_password_link" calcext:value-type="string">
            <text:p>vetacrm_v3.users_password_link</text:p>
          </table:table-cell>
          <table:table-cell table:formula="of:=IF([.A68]=&quot;&quot;; &quot;&quot; ; &quot;DELETE FROM &quot; &amp; [.A68]&amp; &quot;;&quot;)" office:value-type="string" office:string-value="DELETE FROM vetacrm_v3.users_password_link;" calcext:value-type="string">
            <text:p>DELETE FROM vetacrm_v3.users_password_link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69] = [$PARAMS.$B$2] &amp; &quot;.&quot; ; &quot;&quot;; [$PARAMS.$B$2] &amp; &quot;.&quot; &amp; [$'CATALOGO DE TABLAS'.A69])" office:value-type="string" office:string-value="vetacrm_v3.vcals" calcext:value-type="string">
            <text:p>vetacrm_v3.vcals</text:p>
          </table:table-cell>
          <table:table-cell table:formula="of:=IF([.A69]=&quot;&quot;; &quot;&quot; ; &quot;DELETE FROM &quot; &amp; [.A69]&amp; &quot;;&quot;)" office:value-type="string" office:string-value="DELETE FROM vetacrm_v3.vcals;" calcext:value-type="string">
            <text:p>DELETE FROM vetacrm_v3.vcal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0] = [$PARAMS.$B$2] &amp; &quot;.&quot; ; &quot;&quot;; [$PARAMS.$B$2] &amp; &quot;.&quot; &amp; [$'CATALOGO DE TABLAS'.A70])" office:value-type="string" office:string-value="vetacrm_v3.veta_abono" calcext:value-type="string">
            <text:p>vetacrm_v3.veta_abono</text:p>
          </table:table-cell>
          <table:table-cell table:formula="of:=IF([.A70]=&quot;&quot;; &quot;&quot; ; &quot;DELETE FROM &quot; &amp; [.A70]&amp; &quot;;&quot;)" office:value-type="string" office:string-value="DELETE FROM vetacrm_v3.veta_abono;" calcext:value-type="string">
            <text:p>DELETE FROM vetacrm_v3.veta_abon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1] = [$PARAMS.$B$2] &amp; &quot;.&quot; ; &quot;&quot;; [$PARAMS.$B$2] &amp; &quot;.&quot; &amp; [$'CATALOGO DE TABLAS'.A71])" office:value-type="string" office:string-value="vetacrm_v3.veta_abono_audit" calcext:value-type="string">
            <text:p>vetacrm_v3.veta_abono_audit</text:p>
          </table:table-cell>
          <table:table-cell table:formula="of:=IF([.A71]=&quot;&quot;; &quot;&quot; ; &quot;DELETE FROM &quot; &amp; [.A71]&amp; &quot;;&quot;)" office:value-type="string" office:string-value="DELETE FROM vetacrm_v3.veta_abono_audit;" calcext:value-type="string">
            <text:p>DELETE FROM vetacrm_v3.veta_abon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2] = [$PARAMS.$B$2] &amp; &quot;.&quot; ; &quot;&quot;; [$PARAMS.$B$2] &amp; &quot;.&quot; &amp; [$'CATALOGO DE TABLAS'.A72])" office:value-type="string" office:string-value="vetacrm_v3.veta_abono_veta_recibo_c" calcext:value-type="string">
            <text:p>vetacrm_v3.veta_abono_veta_recibo_c</text:p>
          </table:table-cell>
          <table:table-cell table:formula="of:=IF([.A72]=&quot;&quot;; &quot;&quot; ; &quot;DELETE FROM &quot; &amp; [.A72]&amp; &quot;;&quot;)" office:value-type="string" office:string-value="DELETE FROM vetacrm_v3.veta_abono_veta_recibo_c;" calcext:value-type="string">
            <text:p>DELETE FROM vetacrm_v3.veta_abono_veta_recib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3] = [$PARAMS.$B$2] &amp; &quot;.&quot; ; &quot;&quot;; [$PARAMS.$B$2] &amp; &quot;.&quot; &amp; [$'CATALOGO DE TABLAS'.A73])" office:value-type="string" office:string-value="vetacrm_v3.veta_aplicacion" calcext:value-type="string">
            <text:p>vetacrm_v3.veta_aplicacion</text:p>
          </table:table-cell>
          <table:table-cell table:formula="of:=IF([.A73]=&quot;&quot;; &quot;&quot; ; &quot;DELETE FROM &quot; &amp; [.A73]&amp; &quot;;&quot;)" office:value-type="string" office:string-value="DELETE FROM vetacrm_v3.veta_aplicacion;" calcext:value-type="string">
            <text:p>DELETE FROM vetacrm_v3.veta_aplicacion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4] = [$PARAMS.$B$2] &amp; &quot;.&quot; ; &quot;&quot;; [$PARAMS.$B$2] &amp; &quot;.&quot; &amp; [$'CATALOGO DE TABLAS'.A74])" office:value-type="string" office:string-value="vetacrm_v3.veta_aplicacion_audit" calcext:value-type="string">
            <text:p>vetacrm_v3.veta_aplicacion_audit</text:p>
          </table:table-cell>
          <table:table-cell table:formula="of:=IF([.A74]=&quot;&quot;; &quot;&quot; ; &quot;DELETE FROM &quot; &amp; [.A74]&amp; &quot;;&quot;)" office:value-type="string" office:string-value="DELETE FROM vetacrm_v3.veta_aplicacion_audit;" calcext:value-type="string">
            <text:p>DELETE FROM vetacrm_v3.veta_aplicacion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5] = [$PARAMS.$B$2] &amp; &quot;.&quot; ; &quot;&quot;; [$PARAMS.$B$2] &amp; &quot;.&quot; &amp; [$'CATALOGO DE TABLAS'.A75])" office:value-type="string" office:string-value="vetacrm_v3.veta_aplicacion_cases_c" calcext:value-type="string">
            <text:p>vetacrm_v3.veta_aplicacion_cases_c</text:p>
          </table:table-cell>
          <table:table-cell table:formula="of:=IF([.A75]=&quot;&quot;; &quot;&quot; ; &quot;DELETE FROM &quot; &amp; [.A75]&amp; &quot;;&quot;)" office:value-type="string" office:string-value="DELETE FROM vetacrm_v3.veta_aplicacion_cases_c;" calcext:value-type="string">
            <text:p>DELETE FROM vetacrm_v3.veta_aplicacion_cas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6] = [$PARAMS.$B$2] &amp; &quot;.&quot; ; &quot;&quot;; [$PARAMS.$B$2] &amp; &quot;.&quot; &amp; [$'CATALOGO DE TABLAS'.A76])" office:value-type="string" office:string-value="vetacrm_v3.veta_aplicacion_cstm" calcext:value-type="string">
            <text:p>vetacrm_v3.veta_aplicacion_cstm</text:p>
          </table:table-cell>
          <table:table-cell table:formula="of:=IF([.A76]=&quot;&quot;; &quot;&quot; ; &quot;DELETE FROM &quot; &amp; [.A76]&amp; &quot;;&quot;)" office:value-type="string" office:string-value="DELETE FROM vetacrm_v3.veta_aplicacion_cstm;" calcext:value-type="string">
            <text:p>DELETE FROM vetacrm_v3.veta_aplicacion_cst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7] = [$PARAMS.$B$2] &amp; &quot;.&quot; ; &quot;&quot;; [$PARAMS.$B$2] &amp; &quot;.&quot; &amp; [$'CATALOGO DE TABLAS'.A77])" office:value-type="string" office:string-value="vetacrm_v3.veta_aplicacion_opportunities_c" calcext:value-type="string">
            <text:p>vetacrm_v3.veta_aplicacion_opportunities_c</text:p>
          </table:table-cell>
          <table:table-cell table:formula="of:=IF([.A77]=&quot;&quot;; &quot;&quot; ; &quot;DELETE FROM &quot; &amp; [.A77]&amp; &quot;;&quot;)" office:value-type="string" office:string-value="DELETE FROM vetacrm_v3.veta_aplicacion_opportunities_c;" calcext:value-type="string">
            <text:p>DELETE FROM vetacrm_v3.veta_aplicacion_opportuniti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8] = [$PARAMS.$B$2] &amp; &quot;.&quot; ; &quot;&quot;; [$PARAMS.$B$2] &amp; &quot;.&quot; &amp; [$'CATALOGO DE TABLAS'.A78])" office:value-type="string" office:string-value="vetacrm_v3.veta_coe" calcext:value-type="string">
            <text:p>vetacrm_v3.veta_coe</text:p>
          </table:table-cell>
          <table:table-cell table:formula="of:=IF([.A78]=&quot;&quot;; &quot;&quot; ; &quot;DELETE FROM &quot; &amp; [.A78]&amp; &quot;;&quot;)" office:value-type="string" office:string-value="DELETE FROM vetacrm_v3.veta_coe;" calcext:value-type="string">
            <text:p>DELETE FROM vetacrm_v3.veta_coe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79] = [$PARAMS.$B$2] &amp; &quot;.&quot; ; &quot;&quot;; [$PARAMS.$B$2] &amp; &quot;.&quot; &amp; [$'CATALOGO DE TABLAS'.A79])" office:value-type="string" office:string-value="vetacrm_v3.veta_coe_audit" calcext:value-type="string">
            <text:p>vetacrm_v3.veta_coe_audit</text:p>
          </table:table-cell>
          <table:table-cell table:formula="of:=IF([.A79]=&quot;&quot;; &quot;&quot; ; &quot;DELETE FROM &quot; &amp; [.A79]&amp; &quot;;&quot;)" office:value-type="string" office:string-value="DELETE FROM vetacrm_v3.veta_coe_audit;" calcext:value-type="string">
            <text:p>DELETE FROM vetacrm_v3.veta_coe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0] = [$PARAMS.$B$2] &amp; &quot;.&quot; ; &quot;&quot;; [$PARAMS.$B$2] &amp; &quot;.&quot; &amp; [$'CATALOGO DE TABLAS'.A80])" office:value-type="string" office:string-value="vetacrm_v3.veta_coe_cases_c" calcext:value-type="string">
            <text:p>vetacrm_v3.veta_coe_cases_c</text:p>
          </table:table-cell>
          <table:table-cell table:formula="of:=IF([.A80]=&quot;&quot;; &quot;&quot; ; &quot;DELETE FROM &quot; &amp; [.A80]&amp; &quot;;&quot;)" office:value-type="string" office:string-value="DELETE FROM vetacrm_v3.veta_coe_cases_c;" calcext:value-type="string">
            <text:p>DELETE FROM vetacrm_v3.veta_coe_cas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1] = [$PARAMS.$B$2] &amp; &quot;.&quot; ; &quot;&quot;; [$PARAMS.$B$2] &amp; &quot;.&quot; &amp; [$'CATALOGO DE TABLAS'.A81])" office:value-type="string" office:string-value="vetacrm_v3.veta_coe_opportunities_c" calcext:value-type="string">
            <text:p>vetacrm_v3.veta_coe_opportunities_c</text:p>
          </table:table-cell>
          <table:table-cell table:formula="of:=IF([.A81]=&quot;&quot;; &quot;&quot; ; &quot;DELETE FROM &quot; &amp; [.A81]&amp; &quot;;&quot;)" office:value-type="string" office:string-value="DELETE FROM vetacrm_v3.veta_coe_opportunities_c;" calcext:value-type="string">
            <text:p>DELETE FROM vetacrm_v3.veta_coe_opportuniti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2] = [$PARAMS.$B$2] &amp; &quot;.&quot; ; &quot;&quot;; [$PARAMS.$B$2] &amp; &quot;.&quot; &amp; [$'CATALOGO DE TABLAS'.A82])" office:value-type="string" office:string-value="vetacrm_v3.veta_coe_veta_aplicacion_c" calcext:value-type="string">
            <text:p>vetacrm_v3.veta_coe_veta_aplicacion_c</text:p>
          </table:table-cell>
          <table:table-cell table:formula="of:=IF([.A82]=&quot;&quot;; &quot;&quot; ; &quot;DELETE FROM &quot; &amp; [.A82]&amp; &quot;;&quot;)" office:value-type="string" office:string-value="DELETE FROM vetacrm_v3.veta_coe_veta_aplicacion_c;" calcext:value-type="string">
            <text:p>DELETE FROM vetacrm_v3.veta_coe_veta_aplicacion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3] = [$PARAMS.$B$2] &amp; &quot;.&quot; ; &quot;&quot;; [$PARAMS.$B$2] &amp; &quot;.&quot; &amp; [$'CATALOGO DE TABLAS'.A83])" office:value-type="string" office:string-value="vetacrm_v3.veta_coe_veta_liquidacion_c" calcext:value-type="string">
            <text:p>vetacrm_v3.veta_coe_veta_liquidacion_c</text:p>
          </table:table-cell>
          <table:table-cell table:formula="of:=IF([.A83]=&quot;&quot;; &quot;&quot; ; &quot;DELETE FROM &quot; &amp; [.A83]&amp; &quot;;&quot;)" office:value-type="string" office:string-value="DELETE FROM vetacrm_v3.veta_coe_veta_liquidacion_c;" calcext:value-type="string">
            <text:p>DELETE FROM vetacrm_v3.veta_coe_veta_liquidacion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4] = [$PARAMS.$B$2] &amp; &quot;.&quot; ; &quot;&quot;; [$PARAMS.$B$2] &amp; &quot;.&quot; &amp; [$'CATALOGO DE TABLAS'.A84])" office:value-type="string" office:string-value="vetacrm_v3.veta_college" calcext:value-type="string">
            <text:p>vetacrm_v3.veta_college</text:p>
          </table:table-cell>
          <table:table-cell table:formula="of:=IF([.A84]=&quot;&quot;; &quot;&quot; ; &quot;DELETE FROM &quot; &amp; [.A84]&amp; &quot;;&quot;)" office:value-type="string" office:string-value="DELETE FROM vetacrm_v3.veta_college;" calcext:value-type="string">
            <text:p>DELETE FROM vetacrm_v3.veta_college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5] = [$PARAMS.$B$2] &amp; &quot;.&quot; ; &quot;&quot;; [$PARAMS.$B$2] &amp; &quot;.&quot; &amp; [$'CATALOGO DE TABLAS'.A85])" office:value-type="string" office:string-value="vetacrm_v3.veta_college_audit" calcext:value-type="string">
            <text:p>vetacrm_v3.veta_college_audit</text:p>
          </table:table-cell>
          <table:table-cell table:formula="of:=IF([.A85]=&quot;&quot;; &quot;&quot; ; &quot;DELETE FROM &quot; &amp; [.A85]&amp; &quot;;&quot;)" office:value-type="string" office:string-value="DELETE FROM vetacrm_v3.veta_college_audit;" calcext:value-type="string">
            <text:p>DELETE FROM vetacrm_v3.veta_college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6] = [$PARAMS.$B$2] &amp; &quot;.&quot; ; &quot;&quot;; [$PARAMS.$B$2] &amp; &quot;.&quot; &amp; [$'CATALOGO DE TABLAS'.A86])" office:value-type="string" office:string-value="vetacrm_v3.veta_correccioncoe" calcext:value-type="string">
            <text:p>vetacrm_v3.veta_correccioncoe</text:p>
          </table:table-cell>
          <table:table-cell table:formula="of:=IF([.A86]=&quot;&quot;; &quot;&quot; ; &quot;DELETE FROM &quot; &amp; [.A86]&amp; &quot;;&quot;)" office:value-type="string" office:string-value="DELETE FROM vetacrm_v3.veta_correccioncoe;" calcext:value-type="string">
            <text:p>DELETE FROM vetacrm_v3.veta_correccioncoe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7] = [$PARAMS.$B$2] &amp; &quot;.&quot; ; &quot;&quot;; [$PARAMS.$B$2] &amp; &quot;.&quot; &amp; [$'CATALOGO DE TABLAS'.A87])" office:value-type="string" office:string-value="vetacrm_v3.veta_correccioncoe_audit" calcext:value-type="string">
            <text:p>vetacrm_v3.veta_correccioncoe_audit</text:p>
          </table:table-cell>
          <table:table-cell table:formula="of:=IF([.A87]=&quot;&quot;; &quot;&quot; ; &quot;DELETE FROM &quot; &amp; [.A87]&amp; &quot;;&quot;)" office:value-type="string" office:string-value="DELETE FROM vetacrm_v3.veta_correccioncoe_audit;" calcext:value-type="string">
            <text:p>DELETE FROM vetacrm_v3.veta_correccioncoe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8] = [$PARAMS.$B$2] &amp; &quot;.&quot; ; &quot;&quot;; [$PARAMS.$B$2] &amp; &quot;.&quot; &amp; [$'CATALOGO DE TABLAS'.A88])" office:value-type="string" office:string-value="vetacrm_v3.veta_correccioncoe_veta_coe_c" calcext:value-type="string">
            <text:p>vetacrm_v3.veta_correccioncoe_veta_coe_c</text:p>
          </table:table-cell>
          <table:table-cell table:formula="of:=IF([.A88]=&quot;&quot;; &quot;&quot; ; &quot;DELETE FROM &quot; &amp; [.A88]&amp; &quot;;&quot;)" office:value-type="string" office:string-value="DELETE FROM vetacrm_v3.veta_correccioncoe_veta_coe_c;" calcext:value-type="string">
            <text:p>DELETE FROM vetacrm_v3.veta_correccioncoe_veta_coe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89] = [$PARAMS.$B$2] &amp; &quot;.&quot; ; &quot;&quot;; [$PARAMS.$B$2] &amp; &quot;.&quot; &amp; [$'CATALOGO DE TABLAS'.A89])" office:value-type="string" office:string-value="vetacrm_v3.veta_curso" calcext:value-type="string">
            <text:p>vetacrm_v3.veta_curso</text:p>
          </table:table-cell>
          <table:table-cell table:formula="of:=IF([.A89]=&quot;&quot;; &quot;&quot; ; &quot;DELETE FROM &quot; &amp; [.A89]&amp; &quot;;&quot;)" office:value-type="string" office:string-value="DELETE FROM vetacrm_v3.veta_curso;" calcext:value-type="string">
            <text:p>DELETE FROM vetacrm_v3.veta_curs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0] = [$PARAMS.$B$2] &amp; &quot;.&quot; ; &quot;&quot;; [$PARAMS.$B$2] &amp; &quot;.&quot; &amp; [$'CATALOGO DE TABLAS'.A90])" office:value-type="string" office:string-value="vetacrm_v3.veta_curso_audit" calcext:value-type="string">
            <text:p>vetacrm_v3.veta_curso_audit</text:p>
          </table:table-cell>
          <table:table-cell table:formula="of:=IF([.A90]=&quot;&quot;; &quot;&quot; ; &quot;DELETE FROM &quot; &amp; [.A90]&amp; &quot;;&quot;)" office:value-type="string" office:string-value="DELETE FROM vetacrm_v3.veta_curso_audit;" calcext:value-type="string">
            <text:p>DELETE FROM vetacrm_v3.veta_curs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1] = [$PARAMS.$B$2] &amp; &quot;.&quot; ; &quot;&quot;; [$PARAMS.$B$2] &amp; &quot;.&quot; &amp; [$'CATALOGO DE TABLAS'.A91])" office:value-type="string" office:string-value="vetacrm_v3.veta_detallepresupuesto" calcext:value-type="string">
            <text:p>vetacrm_v3.veta_detallepresupuesto</text:p>
          </table:table-cell>
          <table:table-cell table:formula="of:=IF([.A91]=&quot;&quot;; &quot;&quot; ; &quot;DELETE FROM &quot; &amp; [.A91]&amp; &quot;;&quot;)" office:value-type="string" office:string-value="DELETE FROM vetacrm_v3.veta_detallepresupuesto;" calcext:value-type="string">
            <text:p>DELETE FROM vetacrm_v3.veta_detallepresupuest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2] = [$PARAMS.$B$2] &amp; &quot;.&quot; ; &quot;&quot;; [$PARAMS.$B$2] &amp; &quot;.&quot; &amp; [$'CATALOGO DE TABLAS'.A92])" office:value-type="string" office:string-value="vetacrm_v3.veta_detallepresupuesto_audit" calcext:value-type="string">
            <text:p>vetacrm_v3.veta_detallepresupuesto_audit</text:p>
          </table:table-cell>
          <table:table-cell table:formula="of:=IF([.A92]=&quot;&quot;; &quot;&quot; ; &quot;DELETE FROM &quot; &amp; [.A92]&amp; &quot;;&quot;)" office:value-type="string" office:string-value="DELETE FROM vetacrm_v3.veta_detallepresupuesto_audit;" calcext:value-type="string">
            <text:p>DELETE FROM vetacrm_v3.veta_detallepresupuest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3] = [$PARAMS.$B$2] &amp; &quot;.&quot; ; &quot;&quot;; [$PARAMS.$B$2] &amp; &quot;.&quot; &amp; [$'CATALOGO DE TABLAS'.A93])" office:value-type="string" office:string-value="vetacrm_v3.veta_detallepresupuesto_veta_presupuesto_c" calcext:value-type="string">
            <text:p>vetacrm_v3.veta_detallepresupuesto_veta_presupuesto_c</text:p>
          </table:table-cell>
          <table:table-cell table:formula="of:=IF([.A93]=&quot;&quot;; &quot;&quot; ; &quot;DELETE FROM &quot; &amp; [.A93]&amp; &quot;;&quot;)" office:value-type="string" office:string-value="DELETE FROM vetacrm_v3.veta_detallepresupuesto_veta_presupuesto_c;" calcext:value-type="string">
            <text:p>DELETE FROM vetacrm_v3.veta_detallepresupuesto_veta_presupuest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4] = [$PARAMS.$B$2] &amp; &quot;.&quot; ; &quot;&quot;; [$PARAMS.$B$2] &amp; &quot;.&quot; &amp; [$'CATALOGO DE TABLAS'.A94])" office:value-type="string" office:string-value="vetacrm_v3.veta_detallerecibo" calcext:value-type="string">
            <text:p>vetacrm_v3.veta_detallerecibo</text:p>
          </table:table-cell>
          <table:table-cell table:formula="of:=IF([.A94]=&quot;&quot;; &quot;&quot; ; &quot;DELETE FROM &quot; &amp; [.A94]&amp; &quot;;&quot;)" office:value-type="string" office:string-value="DELETE FROM vetacrm_v3.veta_detallerecibo;" calcext:value-type="string">
            <text:p>DELETE FROM vetacrm_v3.veta_detallerecib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5] = [$PARAMS.$B$2] &amp; &quot;.&quot; ; &quot;&quot;; [$PARAMS.$B$2] &amp; &quot;.&quot; &amp; [$'CATALOGO DE TABLAS'.A95])" office:value-type="string" office:string-value="vetacrm_v3.veta_detallerecibo_audit" calcext:value-type="string">
            <text:p>vetacrm_v3.veta_detallerecibo_audit</text:p>
          </table:table-cell>
          <table:table-cell table:formula="of:=IF([.A95]=&quot;&quot;; &quot;&quot; ; &quot;DELETE FROM &quot; &amp; [.A95]&amp; &quot;;&quot;)" office:value-type="string" office:string-value="DELETE FROM vetacrm_v3.veta_detallerecibo_audit;" calcext:value-type="string">
            <text:p>DELETE FROM vetacrm_v3.veta_detallerecib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6] = [$PARAMS.$B$2] &amp; &quot;.&quot; ; &quot;&quot;; [$PARAMS.$B$2] &amp; &quot;.&quot; &amp; [$'CATALOGO DE TABLAS'.A96])" office:value-type="string" office:string-value="vetacrm_v3.veta_detallereciboitem" calcext:value-type="string">
            <text:p>vetacrm_v3.veta_detallereciboitem</text:p>
          </table:table-cell>
          <table:table-cell table:formula="of:=IF([.A96]=&quot;&quot;; &quot;&quot; ; &quot;DELETE FROM &quot; &amp; [.A96]&amp; &quot;;&quot;)" office:value-type="string" office:string-value="DELETE FROM vetacrm_v3.veta_detallereciboitem;" calcext:value-type="string">
            <text:p>DELETE FROM vetacrm_v3.veta_detallereciboite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7] = [$PARAMS.$B$2] &amp; &quot;.&quot; ; &quot;&quot;; [$PARAMS.$B$2] &amp; &quot;.&quot; &amp; [$'CATALOGO DE TABLAS'.A97])" office:value-type="string" office:string-value="vetacrm_v3.veta_detallereciboitem_audit" calcext:value-type="string">
            <text:p>vetacrm_v3.veta_detallereciboitem_audit</text:p>
          </table:table-cell>
          <table:table-cell table:formula="of:=IF([.A97]=&quot;&quot;; &quot;&quot; ; &quot;DELETE FROM &quot; &amp; [.A97]&amp; &quot;;&quot;)" office:value-type="string" office:string-value="DELETE FROM vetacrm_v3.veta_detallereciboitem_audit;" calcext:value-type="string">
            <text:p>DELETE FROM vetacrm_v3.veta_detallereciboitem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8] = [$PARAMS.$B$2] &amp; &quot;.&quot; ; &quot;&quot;; [$PARAMS.$B$2] &amp; &quot;.&quot; &amp; [$'CATALOGO DE TABLAS'.A98])" office:value-type="string" office:string-value="vetacrm_v3.veta_detallereciboitem_veta_detallerecibo_c" calcext:value-type="string">
            <text:p>vetacrm_v3.veta_detallereciboitem_veta_detallerecibo_c</text:p>
          </table:table-cell>
          <table:table-cell table:formula="of:=IF([.A98]=&quot;&quot;; &quot;&quot; ; &quot;DELETE FROM &quot; &amp; [.A98]&amp; &quot;;&quot;)" office:value-type="string" office:string-value="DELETE FROM vetacrm_v3.veta_detallereciboitem_veta_detallerecibo_c;" calcext:value-type="string">
            <text:p>DELETE FROM vetacrm_v3.veta_detallereciboitem_veta_detallerecib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99] = [$PARAMS.$B$2] &amp; &quot;.&quot; ; &quot;&quot;; [$PARAMS.$B$2] &amp; &quot;.&quot; &amp; [$'CATALOGO DE TABLAS'.A99])" office:value-type="string" office:string-value="vetacrm_v3.veta_detallereciboitem_veta_recibo_c" calcext:value-type="string">
            <text:p>vetacrm_v3.veta_detallereciboitem_veta_recibo_c</text:p>
          </table:table-cell>
          <table:table-cell table:formula="of:=IF([.A99]=&quot;&quot;; &quot;&quot; ; &quot;DELETE FROM &quot; &amp; [.A99]&amp; &quot;;&quot;)" office:value-type="string" office:string-value="DELETE FROM vetacrm_v3.veta_detallereciboitem_veta_recibo_c;" calcext:value-type="string">
            <text:p>DELETE FROM vetacrm_v3.veta_detallereciboitem_veta_recib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0] = [$PARAMS.$B$2] &amp; &quot;.&quot; ; &quot;&quot;; [$PARAMS.$B$2] &amp; &quot;.&quot; &amp; [$'CATALOGO DE TABLAS'.A100])" office:value-type="string" office:string-value="vetacrm_v3.veta_detallerecibo_veta_recibo_c" calcext:value-type="string">
            <text:p>vetacrm_v3.veta_detallerecibo_veta_recibo_c</text:p>
          </table:table-cell>
          <table:table-cell table:formula="of:=IF([.A100]=&quot;&quot;; &quot;&quot; ; &quot;DELETE FROM &quot; &amp; [.A100]&amp; &quot;;&quot;)" office:value-type="string" office:string-value="DELETE FROM vetacrm_v3.veta_detallerecibo_veta_recibo_c;" calcext:value-type="string">
            <text:p>DELETE FROM vetacrm_v3.veta_detallerecibo_veta_recib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1] = [$PARAMS.$B$2] &amp; &quot;.&quot; ; &quot;&quot;; [$PARAMS.$B$2] &amp; &quot;.&quot; &amp; [$'CATALOGO DE TABLAS'.A101])" office:value-type="string" office:string-value="vetacrm_v3.veta_liquidacion" calcext:value-type="string">
            <text:p>vetacrm_v3.veta_liquidacion</text:p>
          </table:table-cell>
          <table:table-cell table:formula="of:=IF([.A101]=&quot;&quot;; &quot;&quot; ; &quot;DELETE FROM &quot; &amp; [.A101]&amp; &quot;;&quot;)" office:value-type="string" office:string-value="DELETE FROM vetacrm_v3.veta_liquidacion;" calcext:value-type="string">
            <text:p>DELETE FROM vetacrm_v3.veta_liquidacion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2] = [$PARAMS.$B$2] &amp; &quot;.&quot; ; &quot;&quot;; [$PARAMS.$B$2] &amp; &quot;.&quot; &amp; [$'CATALOGO DE TABLAS'.A102])" office:value-type="string" office:string-value="vetacrm_v3.veta_liquidacion_audit" calcext:value-type="string">
            <text:p>vetacrm_v3.veta_liquidacion_audit</text:p>
          </table:table-cell>
          <table:table-cell table:formula="of:=IF([.A102]=&quot;&quot;; &quot;&quot; ; &quot;DELETE FROM &quot; &amp; [.A102]&amp; &quot;;&quot;)" office:value-type="string" office:string-value="DELETE FROM vetacrm_v3.veta_liquidacion_audit;" calcext:value-type="string">
            <text:p>DELETE FROM vetacrm_v3.veta_liquidacion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3] = [$PARAMS.$B$2] &amp; &quot;.&quot; ; &quot;&quot;; [$PARAMS.$B$2] &amp; &quot;.&quot; &amp; [$'CATALOGO DE TABLAS'.A103])" office:value-type="string" office:string-value="vetacrm_v3.veta_liquidacion_veta_loo_c" calcext:value-type="string">
            <text:p>vetacrm_v3.veta_liquidacion_veta_loo_c</text:p>
          </table:table-cell>
          <table:table-cell table:formula="of:=IF([.A103]=&quot;&quot;; &quot;&quot; ; &quot;DELETE FROM &quot; &amp; [.A103]&amp; &quot;;&quot;)" office:value-type="string" office:string-value="DELETE FROM vetacrm_v3.veta_liquidacion_veta_loo_c;" calcext:value-type="string">
            <text:p>DELETE FROM vetacrm_v3.veta_liquidacion_veta_lo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4] = [$PARAMS.$B$2] &amp; &quot;.&quot; ; &quot;&quot;; [$PARAMS.$B$2] &amp; &quot;.&quot; &amp; [$'CATALOGO DE TABLAS'.A104])" office:value-type="string" office:string-value="vetacrm_v3.veta_loo" calcext:value-type="string">
            <text:p>vetacrm_v3.veta_loo</text:p>
          </table:table-cell>
          <table:table-cell table:formula="of:=IF([.A104]=&quot;&quot;; &quot;&quot; ; &quot;DELETE FROM &quot; &amp; [.A104]&amp; &quot;;&quot;)" office:value-type="string" office:string-value="DELETE FROM vetacrm_v3.veta_loo;" calcext:value-type="string">
            <text:p>DELETE FROM vetacrm_v3.veta_lo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5] = [$PARAMS.$B$2] &amp; &quot;.&quot; ; &quot;&quot;; [$PARAMS.$B$2] &amp; &quot;.&quot; &amp; [$'CATALOGO DE TABLAS'.A105])" office:value-type="string" office:string-value="vetacrm_v3.veta_loo_audit" calcext:value-type="string">
            <text:p>vetacrm_v3.veta_loo_audit</text:p>
          </table:table-cell>
          <table:table-cell table:formula="of:=IF([.A105]=&quot;&quot;; &quot;&quot; ; &quot;DELETE FROM &quot; &amp; [.A105]&amp; &quot;;&quot;)" office:value-type="string" office:string-value="DELETE FROM vetacrm_v3.veta_loo_audit;" calcext:value-type="string">
            <text:p>DELETE FROM vetacrm_v3.veta_lo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6] = [$PARAMS.$B$2] &amp; &quot;.&quot; ; &quot;&quot;; [$PARAMS.$B$2] &amp; &quot;.&quot; &amp; [$'CATALOGO DE TABLAS'.A106])" office:value-type="string" office:string-value="vetacrm_v3.veta_loo_cases_c" calcext:value-type="string">
            <text:p>vetacrm_v3.veta_loo_cases_c</text:p>
          </table:table-cell>
          <table:table-cell table:formula="of:=IF([.A106]=&quot;&quot;; &quot;&quot; ; &quot;DELETE FROM &quot; &amp; [.A106]&amp; &quot;;&quot;)" office:value-type="string" office:string-value="DELETE FROM vetacrm_v3.veta_loo_cases_c;" calcext:value-type="string">
            <text:p>DELETE FROM vetacrm_v3.veta_loo_cas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7] = [$PARAMS.$B$2] &amp; &quot;.&quot; ; &quot;&quot;; [$PARAMS.$B$2] &amp; &quot;.&quot; &amp; [$'CATALOGO DE TABLAS'.A107])" office:value-type="string" office:string-value="vetacrm_v3.veta_loocorreccion" calcext:value-type="string">
            <text:p>vetacrm_v3.veta_loocorreccion</text:p>
          </table:table-cell>
          <table:table-cell table:formula="of:=IF([.A107]=&quot;&quot;; &quot;&quot; ; &quot;DELETE FROM &quot; &amp; [.A107]&amp; &quot;;&quot;)" office:value-type="string" office:string-value="DELETE FROM vetacrm_v3.veta_loocorreccion;" calcext:value-type="string">
            <text:p>DELETE FROM vetacrm_v3.veta_loocorreccion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8] = [$PARAMS.$B$2] &amp; &quot;.&quot; ; &quot;&quot;; [$PARAMS.$B$2] &amp; &quot;.&quot; &amp; [$'CATALOGO DE TABLAS'.A108])" office:value-type="string" office:string-value="vetacrm_v3.veta_loocorreccion_audit" calcext:value-type="string">
            <text:p>vetacrm_v3.veta_loocorreccion_audit</text:p>
          </table:table-cell>
          <table:table-cell table:formula="of:=IF([.A108]=&quot;&quot;; &quot;&quot; ; &quot;DELETE FROM &quot; &amp; [.A108]&amp; &quot;;&quot;)" office:value-type="string" office:string-value="DELETE FROM vetacrm_v3.veta_loocorreccion_audit;" calcext:value-type="string">
            <text:p>DELETE FROM vetacrm_v3.veta_loocorreccion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09] = [$PARAMS.$B$2] &amp; &quot;.&quot; ; &quot;&quot;; [$PARAMS.$B$2] &amp; &quot;.&quot; &amp; [$'CATALOGO DE TABLAS'.A109])" office:value-type="string" office:string-value="vetacrm_v3.veta_loocorreccion_veta_loo_c" calcext:value-type="string">
            <text:p>vetacrm_v3.veta_loocorreccion_veta_loo_c</text:p>
          </table:table-cell>
          <table:table-cell table:formula="of:=IF([.A109]=&quot;&quot;; &quot;&quot; ; &quot;DELETE FROM &quot; &amp; [.A109]&amp; &quot;;&quot;)" office:value-type="string" office:string-value="DELETE FROM vetacrm_v3.veta_loocorreccion_veta_loo_c;" calcext:value-type="string">
            <text:p>DELETE FROM vetacrm_v3.veta_loocorreccion_veta_lo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0] = [$PARAMS.$B$2] &amp; &quot;.&quot; ; &quot;&quot;; [$PARAMS.$B$2] &amp; &quot;.&quot; &amp; [$'CATALOGO DE TABLAS'.A110])" office:value-type="string" office:string-value="vetacrm_v3.veta_loo_veta_aplicacion_c" calcext:value-type="string">
            <text:p>vetacrm_v3.veta_loo_veta_aplicacion_c</text:p>
          </table:table-cell>
          <table:table-cell table:formula="of:=IF([.A110]=&quot;&quot;; &quot;&quot; ; &quot;DELETE FROM &quot; &amp; [.A110]&amp; &quot;;&quot;)" office:value-type="string" office:string-value="DELETE FROM vetacrm_v3.veta_loo_veta_aplicacion_c;" calcext:value-type="string">
            <text:p>DELETE FROM vetacrm_v3.veta_loo_veta_aplicacion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1] = [$PARAMS.$B$2] &amp; &quot;.&quot; ; &quot;&quot;; [$PARAMS.$B$2] &amp; &quot;.&quot; &amp; [$'CATALOGO DE TABLAS'.A111])" office:value-type="string" office:string-value="vetacrm_v3.veta_notificacionpagocolegio" calcext:value-type="string">
            <text:p>vetacrm_v3.veta_notificacionpagocolegio</text:p>
          </table:table-cell>
          <table:table-cell table:formula="of:=IF([.A111]=&quot;&quot;; &quot;&quot; ; &quot;DELETE FROM &quot; &amp; [.A111]&amp; &quot;;&quot;)" office:value-type="string" office:string-value="DELETE FROM vetacrm_v3.veta_notificacionpagocolegio;" calcext:value-type="string">
            <text:p>DELETE FROM vetacrm_v3.veta_notificacionpagocolegi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2] = [$PARAMS.$B$2] &amp; &quot;.&quot; ; &quot;&quot;; [$PARAMS.$B$2] &amp; &quot;.&quot; &amp; [$'CATALOGO DE TABLAS'.A112])" office:value-type="string" office:string-value="vetacrm_v3.veta_notificacionpagocolegio_veta_pagocolegios_c" calcext:value-type="string">
            <text:p>vetacrm_v3.veta_notificacionpagocolegio_veta_pagocolegios_c</text:p>
          </table:table-cell>
          <table:table-cell table:formula="of:=IF([.A112]=&quot;&quot;; &quot;&quot; ; &quot;DELETE FROM &quot; &amp; [.A112]&amp; &quot;;&quot;)" office:value-type="string" office:string-value="DELETE FROM vetacrm_v3.veta_notificacionpagocolegio_veta_pagocolegios_c;" calcext:value-type="string">
            <text:p>DELETE FROM vetacrm_v3.veta_notificacionpagocolegio_veta_pagocolegio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3] = [$PARAMS.$B$2] &amp; &quot;.&quot; ; &quot;&quot;; [$PARAMS.$B$2] &amp; &quot;.&quot; &amp; [$'CATALOGO DE TABLAS'.A113])" office:value-type="string" office:string-value="vetacrm_v3.veta_pagocolegios" calcext:value-type="string">
            <text:p>vetacrm_v3.veta_pagocolegios</text:p>
          </table:table-cell>
          <table:table-cell table:formula="of:=IF([.A113]=&quot;&quot;; &quot;&quot; ; &quot;DELETE FROM &quot; &amp; [.A113]&amp; &quot;;&quot;)" office:value-type="string" office:string-value="DELETE FROM vetacrm_v3.veta_pagocolegios;" calcext:value-type="string">
            <text:p>DELETE FROM vetacrm_v3.veta_pagocolegio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4] = [$PARAMS.$B$2] &amp; &quot;.&quot; ; &quot;&quot;; [$PARAMS.$B$2] &amp; &quot;.&quot; &amp; [$'CATALOGO DE TABLAS'.A114])" office:value-type="string" office:string-value="vetacrm_v3.veta_pagocolegios_audit" calcext:value-type="string">
            <text:p>vetacrm_v3.veta_pagocolegios_audit</text:p>
          </table:table-cell>
          <table:table-cell table:formula="of:=IF([.A114]=&quot;&quot;; &quot;&quot; ; &quot;DELETE FROM &quot; &amp; [.A114]&amp; &quot;;&quot;)" office:value-type="string" office:string-value="DELETE FROM vetacrm_v3.veta_pagocolegios_audit;" calcext:value-type="string">
            <text:p>DELETE FROM vetacrm_v3.veta_pagocolegios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5] = [$PARAMS.$B$2] &amp; &quot;.&quot; ; &quot;&quot;; [$PARAMS.$B$2] &amp; &quot;.&quot; &amp; [$'CATALOGO DE TABLAS'.A115])" office:value-type="string" office:string-value="vetacrm_v3.veta_pagocolegios_opportunities_c" calcext:value-type="string">
            <text:p>vetacrm_v3.veta_pagocolegios_opportunities_c</text:p>
          </table:table-cell>
          <table:table-cell table:formula="of:=IF([.A115]=&quot;&quot;; &quot;&quot; ; &quot;DELETE FROM &quot; &amp; [.A115]&amp; &quot;;&quot;)" office:value-type="string" office:string-value="DELETE FROM vetacrm_v3.veta_pagocolegios_opportunities_c;" calcext:value-type="string">
            <text:p>DELETE FROM vetacrm_v3.veta_pagocolegios_opportuniti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6] = [$PARAMS.$B$2] &amp; &quot;.&quot; ; &quot;&quot;; [$PARAMS.$B$2] &amp; &quot;.&quot; &amp; [$'CATALOGO DE TABLAS'.A116])" office:value-type="string" office:string-value="vetacrm_v3.veta_pagos" calcext:value-type="string">
            <text:p>vetacrm_v3.veta_pagos</text:p>
          </table:table-cell>
          <table:table-cell table:formula="of:=IF([.A116]=&quot;&quot;; &quot;&quot; ; &quot;DELETE FROM &quot; &amp; [.A116]&amp; &quot;;&quot;)" office:value-type="string" office:string-value="DELETE FROM vetacrm_v3.veta_pagos;" calcext:value-type="string">
            <text:p>DELETE FROM vetacrm_v3.veta_pago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7] = [$PARAMS.$B$2] &amp; &quot;.&quot; ; &quot;&quot;; [$PARAMS.$B$2] &amp; &quot;.&quot; &amp; [$'CATALOGO DE TABLAS'.A117])" office:value-type="string" office:string-value="vetacrm_v3.veta_pagos_veta_liquidacion_c" calcext:value-type="string">
            <text:p>vetacrm_v3.veta_pagos_veta_liquidacion_c</text:p>
          </table:table-cell>
          <table:table-cell table:formula="of:=IF([.A117]=&quot;&quot;; &quot;&quot; ; &quot;DELETE FROM &quot; &amp; [.A117]&amp; &quot;;&quot;)" office:value-type="string" office:string-value="DELETE FROM vetacrm_v3.veta_pagos_veta_liquidacion_c;" calcext:value-type="string">
            <text:p>DELETE FROM vetacrm_v3.veta_pagos_veta_liquidacion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8] = [$PARAMS.$B$2] &amp; &quot;.&quot; ; &quot;&quot;; [$PARAMS.$B$2] &amp; &quot;.&quot; &amp; [$'CATALOGO DE TABLAS'.A118])" office:value-type="string" office:string-value="vetacrm_v3.veta_presupuesto" calcext:value-type="string">
            <text:p>vetacrm_v3.veta_presupuesto</text:p>
          </table:table-cell>
          <table:table-cell table:formula="of:=IF([.A118]=&quot;&quot;; &quot;&quot; ; &quot;DELETE FROM &quot; &amp; [.A118]&amp; &quot;;&quot;)" office:value-type="string" office:string-value="DELETE FROM vetacrm_v3.veta_presupuesto;" calcext:value-type="string">
            <text:p>DELETE FROM vetacrm_v3.veta_presupuest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19] = [$PARAMS.$B$2] &amp; &quot;.&quot; ; &quot;&quot;; [$PARAMS.$B$2] &amp; &quot;.&quot; &amp; [$'CATALOGO DE TABLAS'.A119])" office:value-type="string" office:string-value="vetacrm_v3.veta_presupuesto_audit" calcext:value-type="string">
            <text:p>vetacrm_v3.veta_presupuesto_audit</text:p>
          </table:table-cell>
          <table:table-cell table:formula="of:=IF([.A119]=&quot;&quot;; &quot;&quot; ; &quot;DELETE FROM &quot; &amp; [.A119]&amp; &quot;;&quot;)" office:value-type="string" office:string-value="DELETE FROM vetacrm_v3.veta_presupuesto_audit;" calcext:value-type="string">
            <text:p>DELETE FROM vetacrm_v3.veta_presupuest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0] = [$PARAMS.$B$2] &amp; &quot;.&quot; ; &quot;&quot;; [$PARAMS.$B$2] &amp; &quot;.&quot; &amp; [$'CATALOGO DE TABLAS'.A120])" office:value-type="string" office:string-value="vetacrm_v3.veta_presupuesto_contacts_c" calcext:value-type="string">
            <text:p>vetacrm_v3.veta_presupuesto_contacts_c</text:p>
          </table:table-cell>
          <table:table-cell table:formula="of:=IF([.A120]=&quot;&quot;; &quot;&quot; ; &quot;DELETE FROM &quot; &amp; [.A120]&amp; &quot;;&quot;)" office:value-type="string" office:string-value="DELETE FROM vetacrm_v3.veta_presupuesto_contacts_c;" calcext:value-type="string">
            <text:p>DELETE FROM vetacrm_v3.veta_presupuesto_contact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1] = [$PARAMS.$B$2] &amp; &quot;.&quot; ; &quot;&quot;; [$PARAMS.$B$2] &amp; &quot;.&quot; &amp; [$'CATALOGO DE TABLAS'.A121])" office:value-type="string" office:string-value="vetacrm_v3.veta_presupuesto_emails_c" calcext:value-type="string">
            <text:p>vetacrm_v3.veta_presupuesto_emails_c</text:p>
          </table:table-cell>
          <table:table-cell table:formula="of:=IF([.A121]=&quot;&quot;; &quot;&quot; ; &quot;DELETE FROM &quot; &amp; [.A121]&amp; &quot;;&quot;)" office:value-type="string" office:string-value="DELETE FROM vetacrm_v3.veta_presupuesto_emails_c;" calcext:value-type="string">
            <text:p>DELETE FROM vetacrm_v3.veta_presupuesto_email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2] = [$PARAMS.$B$2] &amp; &quot;.&quot; ; &quot;&quot;; [$PARAMS.$B$2] &amp; &quot;.&quot; &amp; [$'CATALOGO DE TABLAS'.A122])" office:value-type="string" office:string-value="vetacrm_v3.veta_presupuesto_leads_c" calcext:value-type="string">
            <text:p>vetacrm_v3.veta_presupuesto_leads_c</text:p>
          </table:table-cell>
          <table:table-cell table:formula="of:=IF([.A122]=&quot;&quot;; &quot;&quot; ; &quot;DELETE FROM &quot; &amp; [.A122]&amp; &quot;;&quot;)" office:value-type="string" office:string-value="DELETE FROM vetacrm_v3.veta_presupuesto_leads_c;" calcext:value-type="string">
            <text:p>DELETE FROM vetacrm_v3.veta_presupuesto_lead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3] = [$PARAMS.$B$2] &amp; &quot;.&quot; ; &quot;&quot;; [$PARAMS.$B$2] &amp; &quot;.&quot; &amp; [$'CATALOGO DE TABLAS'.A123])" office:value-type="string" office:string-value="vetacrm_v3.veta_recibo" calcext:value-type="string">
            <text:p>vetacrm_v3.veta_recibo</text:p>
          </table:table-cell>
          <table:table-cell table:formula="of:=IF([.A123]=&quot;&quot;; &quot;&quot; ; &quot;DELETE FROM &quot; &amp; [.A123]&amp; &quot;;&quot;)" office:value-type="string" office:string-value="DELETE FROM vetacrm_v3.veta_recibo;" calcext:value-type="string">
            <text:p>DELETE FROM vetacrm_v3.veta_recib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4] = [$PARAMS.$B$2] &amp; &quot;.&quot; ; &quot;&quot;; [$PARAMS.$B$2] &amp; &quot;.&quot; &amp; [$'CATALOGO DE TABLAS'.A124])" office:value-type="string" office:string-value="vetacrm_v3.veta_recibo_audit" calcext:value-type="string">
            <text:p>vetacrm_v3.veta_recibo_audit</text:p>
          </table:table-cell>
          <table:table-cell table:formula="of:=IF([.A124]=&quot;&quot;; &quot;&quot; ; &quot;DELETE FROM &quot; &amp; [.A124]&amp; &quot;;&quot;)" office:value-type="string" office:string-value="DELETE FROM vetacrm_v3.veta_recibo_audit;" calcext:value-type="string">
            <text:p>DELETE FROM vetacrm_v3.veta_recib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5] = [$PARAMS.$B$2] &amp; &quot;.&quot; ; &quot;&quot;; [$PARAMS.$B$2] &amp; &quot;.&quot; &amp; [$'CATALOGO DE TABLAS'.A125])" office:value-type="string" office:string-value="vetacrm_v3.veta_recibo_contacts_c" calcext:value-type="string">
            <text:p>vetacrm_v3.veta_recibo_contacts_c</text:p>
          </table:table-cell>
          <table:table-cell table:formula="of:=IF([.A125]=&quot;&quot;; &quot;&quot; ; &quot;DELETE FROM &quot; &amp; [.A125]&amp; &quot;;&quot;)" office:value-type="string" office:string-value="DELETE FROM vetacrm_v3.veta_recibo_contacts_c;" calcext:value-type="string">
            <text:p>DELETE FROM vetacrm_v3.veta_recibo_contact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6] = [$PARAMS.$B$2] &amp; &quot;.&quot; ; &quot;&quot;; [$PARAMS.$B$2] &amp; &quot;.&quot; &amp; [$'CATALOGO DE TABLAS'.A126])" office:value-type="string" office:string-value="vetacrm_v3.veta_recibo_emails_c" calcext:value-type="string">
            <text:p>vetacrm_v3.veta_recibo_emails_c</text:p>
          </table:table-cell>
          <table:table-cell table:formula="of:=IF([.A126]=&quot;&quot;; &quot;&quot; ; &quot;DELETE FROM &quot; &amp; [.A126]&amp; &quot;;&quot;)" office:value-type="string" office:string-value="DELETE FROM vetacrm_v3.veta_recibo_emails_c;" calcext:value-type="string">
            <text:p>DELETE FROM vetacrm_v3.veta_recibo_email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7] = [$PARAMS.$B$2] &amp; &quot;.&quot; ; &quot;&quot;; [$PARAMS.$B$2] &amp; &quot;.&quot; &amp; [$'CATALOGO DE TABLAS'.A127])" office:value-type="string" office:string-value="vetacrm_v3.veta_recibo_leads_c" calcext:value-type="string">
            <text:p>vetacrm_v3.veta_recibo_leads_c</text:p>
          </table:table-cell>
          <table:table-cell table:formula="of:=IF([.A127]=&quot;&quot;; &quot;&quot; ; &quot;DELETE FROM &quot; &amp; [.A127]&amp; &quot;;&quot;)" office:value-type="string" office:string-value="DELETE FROM vetacrm_v3.veta_recibo_leads_c;" calcext:value-type="string">
            <text:p>DELETE FROM vetacrm_v3.veta_recibo_lead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8] = [$PARAMS.$B$2] &amp; &quot;.&quot; ; &quot;&quot;; [$PARAMS.$B$2] &amp; &quot;.&quot; &amp; [$'CATALOGO DE TABLAS'.A128])" office:value-type="string" office:string-value="vetacrm_v3.veta_recibo_opportunities_c" calcext:value-type="string">
            <text:p>vetacrm_v3.veta_recibo_opportunities_c</text:p>
          </table:table-cell>
          <table:table-cell table:formula="of:=IF([.A128]=&quot;&quot;; &quot;&quot; ; &quot;DELETE FROM &quot; &amp; [.A128]&amp; &quot;;&quot;)" office:value-type="string" office:string-value="DELETE FROM vetacrm_v3.veta_recibo_opportunities_c;" calcext:value-type="string">
            <text:p>DELETE FROM vetacrm_v3.veta_recibo_opportuniti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29] = [$PARAMS.$B$2] &amp; &quot;.&quot; ; &quot;&quot;; [$PARAMS.$B$2] &amp; &quot;.&quot; &amp; [$'CATALOGO DE TABLAS'.A129])" office:value-type="string" office:string-value="vetacrm_v3.veta_recibo_veta_presupuesto_c" calcext:value-type="string">
            <text:p>vetacrm_v3.veta_recibo_veta_presupuesto_c</text:p>
          </table:table-cell>
          <table:table-cell table:formula="of:=IF([.A129]=&quot;&quot;; &quot;&quot; ; &quot;DELETE FROM &quot; &amp; [.A129]&amp; &quot;;&quot;)" office:value-type="string" office:string-value="DELETE FROM vetacrm_v3.veta_recibo_veta_presupuesto_c;" calcext:value-type="string">
            <text:p>DELETE FROM vetacrm_v3.veta_recibo_veta_presupuesto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0] = [$PARAMS.$B$2] &amp; &quot;.&quot; ; &quot;&quot;; [$PARAMS.$B$2] &amp; &quot;.&quot; &amp; [$'CATALOGO DE TABLAS'.A130])" office:value-type="string" office:string-value="vetacrm_v3.veta_seguro" calcext:value-type="string">
            <text:p>vetacrm_v3.veta_seguro</text:p>
          </table:table-cell>
          <table:table-cell table:formula="of:=IF([.A130]=&quot;&quot;; &quot;&quot; ; &quot;DELETE FROM &quot; &amp; [.A130]&amp; &quot;;&quot;)" office:value-type="string" office:string-value="DELETE FROM vetacrm_v3.veta_seguro;" calcext:value-type="string">
            <text:p>DELETE FROM vetacrm_v3.veta_seguro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1] = [$PARAMS.$B$2] &amp; &quot;.&quot; ; &quot;&quot;; [$PARAMS.$B$2] &amp; &quot;.&quot; &amp; [$'CATALOGO DE TABLAS'.A131])" office:value-type="string" office:string-value="vetacrm_v3.veta_seguro_audit" calcext:value-type="string">
            <text:p>vetacrm_v3.veta_seguro_audit</text:p>
          </table:table-cell>
          <table:table-cell table:formula="of:=IF([.A131]=&quot;&quot;; &quot;&quot; ; &quot;DELETE FROM &quot; &amp; [.A131]&amp; &quot;;&quot;)" office:value-type="string" office:string-value="DELETE FROM vetacrm_v3.veta_seguro_audit;" calcext:value-type="string">
            <text:p>DELETE FROM vetacrm_v3.veta_seguro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2] = [$PARAMS.$B$2] &amp; &quot;.&quot; ; &quot;&quot;; [$PARAMS.$B$2] &amp; &quot;.&quot; &amp; [$'CATALOGO DE TABLAS'.A132])" office:value-type="string" office:string-value="vetacrm_v3.veta_serviciocliente" calcext:value-type="string">
            <text:p>vetacrm_v3.veta_serviciocliente</text:p>
          </table:table-cell>
          <table:table-cell table:formula="of:=IF([.A132]=&quot;&quot;; &quot;&quot; ; &quot;DELETE FROM &quot; &amp; [.A132]&amp; &quot;;&quot;)" office:value-type="string" office:string-value="DELETE FROM vetacrm_v3.veta_serviciocliente;" calcext:value-type="string">
            <text:p>DELETE FROM vetacrm_v3.veta_serviciocliente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3] = [$PARAMS.$B$2] &amp; &quot;.&quot; ; &quot;&quot;; [$PARAMS.$B$2] &amp; &quot;.&quot; &amp; [$'CATALOGO DE TABLAS'.A133])" office:value-type="string" office:string-value="vetacrm_v3.veta_serviciocliente_audit" calcext:value-type="string">
            <text:p>vetacrm_v3.veta_serviciocliente_audit</text:p>
          </table:table-cell>
          <table:table-cell table:formula="of:=IF([.A133]=&quot;&quot;; &quot;&quot; ; &quot;DELETE FROM &quot; &amp; [.A133]&amp; &quot;;&quot;)" office:value-type="string" office:string-value="DELETE FROM vetacrm_v3.veta_serviciocliente_audit;" calcext:value-type="string">
            <text:p>DELETE FROM vetacrm_v3.veta_serviciocliente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4] = [$PARAMS.$B$2] &amp; &quot;.&quot; ; &quot;&quot;; [$PARAMS.$B$2] &amp; &quot;.&quot; &amp; [$'CATALOGO DE TABLAS'.A134])" office:value-type="string" office:string-value="vetacrm_v3.veta_serviciocliente_opportunities_c" calcext:value-type="string">
            <text:p>vetacrm_v3.veta_serviciocliente_opportunities_c</text:p>
          </table:table-cell>
          <table:table-cell table:formula="of:=IF([.A134]=&quot;&quot;; &quot;&quot; ; &quot;DELETE FROM &quot; &amp; [.A134]&amp; &quot;;&quot;)" office:value-type="string" office:string-value="DELETE FROM vetacrm_v3.veta_serviciocliente_opportunities_c;" calcext:value-type="string">
            <text:p>DELETE FROM vetacrm_v3.veta_serviciocliente_opportuniti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5] = [$PARAMS.$B$2] &amp; &quot;.&quot; ; &quot;&quot;; [$PARAMS.$B$2] &amp; &quot;.&quot; &amp; [$'CATALOGO DE TABLAS'.A135])" office:value-type="string" office:string-value="vetacrm_v3.veta_tiposvisa" calcext:value-type="string">
            <text:p>vetacrm_v3.veta_tiposvisa</text:p>
          </table:table-cell>
          <table:table-cell table:formula="of:=IF([.A135]=&quot;&quot;; &quot;&quot; ; &quot;DELETE FROM &quot; &amp; [.A135]&amp; &quot;;&quot;)" office:value-type="string" office:string-value="DELETE FROM vetacrm_v3.veta_tiposvisa;" calcext:value-type="string">
            <text:p>DELETE FROM vetacrm_v3.veta_tiposvisa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6] = [$PARAMS.$B$2] &amp; &quot;.&quot; ; &quot;&quot;; [$PARAMS.$B$2] &amp; &quot;.&quot; &amp; [$'CATALOGO DE TABLAS'.A136])" office:value-type="string" office:string-value="vetacrm_v3.veta_tiposvisa_audit" calcext:value-type="string">
            <text:p>vetacrm_v3.veta_tiposvisa_audit</text:p>
          </table:table-cell>
          <table:table-cell table:formula="of:=IF([.A136]=&quot;&quot;; &quot;&quot; ; &quot;DELETE FROM &quot; &amp; [.A136]&amp; &quot;;&quot;)" office:value-type="string" office:string-value="DELETE FROM vetacrm_v3.veta_tiposvisa_audit;" calcext:value-type="string">
            <text:p>DELETE FROM vetacrm_v3.veta_tiposvisa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7] = [$PARAMS.$B$2] &amp; &quot;.&quot; ; &quot;&quot;; [$PARAMS.$B$2] &amp; &quot;.&quot; &amp; [$'CATALOGO DE TABLAS'.A137])" office:value-type="string" office:string-value="vetacrm_v3.veta_trm" calcext:value-type="string">
            <text:p>vetacrm_v3.veta_trm</text:p>
          </table:table-cell>
          <table:table-cell table:formula="of:=IF([.A137]=&quot;&quot;; &quot;&quot; ; &quot;DELETE FROM &quot; &amp; [.A137]&amp; &quot;;&quot;)" office:value-type="string" office:string-value="DELETE FROM vetacrm_v3.veta_trm;" calcext:value-type="string">
            <text:p>DELETE FROM vetacrm_v3.veta_trm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8] = [$PARAMS.$B$2] &amp; &quot;.&quot; ; &quot;&quot;; [$PARAMS.$B$2] &amp; &quot;.&quot; &amp; [$'CATALOGO DE TABLAS'.A138])" office:value-type="string" office:string-value="vetacrm_v3.veta_visa" calcext:value-type="string">
            <text:p>vetacrm_v3.veta_visa</text:p>
          </table:table-cell>
          <table:table-cell table:formula="of:=IF([.A138]=&quot;&quot;; &quot;&quot; ; &quot;DELETE FROM &quot; &amp; [.A138]&amp; &quot;;&quot;)" office:value-type="string" office:string-value="DELETE FROM vetacrm_v3.veta_visa;" calcext:value-type="string">
            <text:p>DELETE FROM vetacrm_v3.veta_visa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39] = [$PARAMS.$B$2] &amp; &quot;.&quot; ; &quot;&quot;; [$PARAMS.$B$2] &amp; &quot;.&quot; &amp; [$'CATALOGO DE TABLAS'.A139])" office:value-type="string" office:string-value="vetacrm_v3.veta_visa_audit" calcext:value-type="string">
            <text:p>vetacrm_v3.veta_visa_audit</text:p>
          </table:table-cell>
          <table:table-cell table:formula="of:=IF([.A139]=&quot;&quot;; &quot;&quot; ; &quot;DELETE FROM &quot; &amp; [.A139]&amp; &quot;;&quot;)" office:value-type="string" office:string-value="DELETE FROM vetacrm_v3.veta_visa_audit;" calcext:value-type="string">
            <text:p>DELETE FROM vetacrm_v3.veta_visa_audit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0] = [$PARAMS.$B$2] &amp; &quot;.&quot; ; &quot;&quot;; [$PARAMS.$B$2] &amp; &quot;.&quot; &amp; [$'CATALOGO DE TABLAS'.A140])" office:value-type="string" office:string-value="vetacrm_v3.veta_visa_cases_c" calcext:value-type="string">
            <text:p>vetacrm_v3.veta_visa_cases_c</text:p>
          </table:table-cell>
          <table:table-cell table:formula="of:=IF([.A140]=&quot;&quot;; &quot;&quot; ; &quot;DELETE FROM &quot; &amp; [.A140]&amp; &quot;;&quot;)" office:value-type="string" office:string-value="DELETE FROM vetacrm_v3.veta_visa_cases_c;" calcext:value-type="string">
            <text:p>DELETE FROM vetacrm_v3.veta_visa_cas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1] = [$PARAMS.$B$2] &amp; &quot;.&quot; ; &quot;&quot;; [$PARAMS.$B$2] &amp; &quot;.&quot; &amp; [$'CATALOGO DE TABLAS'.A141])" office:value-type="string" office:string-value="vetacrm_v3.veta_visa_opportunities_c" calcext:value-type="string">
            <text:p>vetacrm_v3.veta_visa_opportunities_c</text:p>
          </table:table-cell>
          <table:table-cell table:formula="of:=IF([.A141]=&quot;&quot;; &quot;&quot; ; &quot;DELETE FROM &quot; &amp; [.A141]&amp; &quot;;&quot;)" office:value-type="string" office:string-value="DELETE FROM vetacrm_v3.veta_visa_opportunities_c;" calcext:value-type="string">
            <text:p>DELETE FROM vetacrm_v3.veta_visa_opportunitie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2] = [$PARAMS.$B$2] &amp; &quot;.&quot; ; &quot;&quot;; [$PARAMS.$B$2] &amp; &quot;.&quot; &amp; [$'CATALOGO DE TABLAS'.A142])" office:value-type="string" office:string-value="vetacrm_v3.veta_visas" calcext:value-type="string">
            <text:p>vetacrm_v3.veta_visas</text:p>
          </table:table-cell>
          <table:table-cell table:formula="of:=IF([.A142]=&quot;&quot;; &quot;&quot; ; &quot;DELETE FROM &quot; &amp; [.A142]&amp; &quot;;&quot;)" office:value-type="string" office:string-value="DELETE FROM vetacrm_v3.veta_visas;" calcext:value-type="string">
            <text:p>DELETE FROM vetacrm_v3.veta_visas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3] = [$PARAMS.$B$2] &amp; &quot;.&quot; ; &quot;&quot;; [$PARAMS.$B$2] &amp; &quot;.&quot; &amp; [$'CATALOGO DE TABLAS'.A143])" office:value-type="string" office:string-value="vetacrm_v3.veta_visas_contacts_c" calcext:value-type="string">
            <text:p>vetacrm_v3.veta_visas_contacts_c</text:p>
          </table:table-cell>
          <table:table-cell table:formula="of:=IF([.A143]=&quot;&quot;; &quot;&quot; ; &quot;DELETE FROM &quot; &amp; [.A143]&amp; &quot;;&quot;)" office:value-type="string" office:string-value="DELETE FROM vetacrm_v3.veta_visas_contacts_c;" calcext:value-type="string">
            <text:p>DELETE FROM vetacrm_v3.veta_visas_contact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4] = [$PARAMS.$B$2] &amp; &quot;.&quot; ; &quot;&quot;; [$PARAMS.$B$2] &amp; &quot;.&quot; &amp; [$'CATALOGO DE TABLAS'.A144])" office:value-type="string" office:string-value="vetacrm_v3.veta_visas_leads_c" calcext:value-type="string">
            <text:p>vetacrm_v3.veta_visas_leads_c</text:p>
          </table:table-cell>
          <table:table-cell table:formula="of:=IF([.A144]=&quot;&quot;; &quot;&quot; ; &quot;DELETE FROM &quot; &amp; [.A144]&amp; &quot;;&quot;)" office:value-type="string" office:string-value="DELETE FROM vetacrm_v3.veta_visas_leads_c;" calcext:value-type="string">
            <text:p>DELETE FROM vetacrm_v3.veta_visas_leads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5] = [$PARAMS.$B$2] &amp; &quot;.&quot; ; &quot;&quot;; [$PARAMS.$B$2] &amp; &quot;.&quot; &amp; [$'CATALOGO DE TABLAS'.A145])" office:value-type="string" office:string-value="vetacrm_v3.veta_visa_veta_coe_c" calcext:value-type="string">
            <text:p>vetacrm_v3.veta_visa_veta_coe_c</text:p>
          </table:table-cell>
          <table:table-cell table:formula="of:=IF([.A145]=&quot;&quot;; &quot;&quot; ; &quot;DELETE FROM &quot; &amp; [.A145]&amp; &quot;;&quot;)" office:value-type="string" office:string-value="DELETE FROM vetacrm_v3.veta_visa_veta_coe_c;" calcext:value-type="string">
            <text:p>DELETE FROM vetacrm_v3.veta_visa_veta_coe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6] = [$PARAMS.$B$2] &amp; &quot;.&quot; ; &quot;&quot;; [$PARAMS.$B$2] &amp; &quot;.&quot; &amp; [$'CATALOGO DE TABLAS'.A146])" office:value-type="string" office:string-value="vetacrm_v3.veta_visa_veta_serviciocliente_c" calcext:value-type="string">
            <text:p>vetacrm_v3.veta_visa_veta_serviciocliente_c</text:p>
          </table:table-cell>
          <table:table-cell table:formula="of:=IF([.A146]=&quot;&quot;; &quot;&quot; ; &quot;DELETE FROM &quot; &amp; [.A146]&amp; &quot;;&quot;)" office:value-type="string" office:string-value="DELETE FROM vetacrm_v3.veta_visa_veta_serviciocliente_c;" calcext:value-type="string">
            <text:p>DELETE FROM vetacrm_v3.veta_visa_veta_serviciocliente_c;</text:p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7] = [$PARAMS.$B$2] &amp; &quot;.&quot; ; &quot;&quot;; [$PARAMS.$B$2] &amp; &quot;.&quot; &amp; [$'CATALOGO DE TABLAS'.A147])">
            <text:p/>
          </table:table-cell>
          <table:table-cell table:formula="of:=IF([.A147]=&quot;&quot;; &quot;&quot; ; &quot;DELETE FROM &quot; &amp; [.A147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8] = [$PARAMS.$B$2] &amp; &quot;.&quot; ; &quot;&quot;; [$PARAMS.$B$2] &amp; &quot;.&quot; &amp; [$'CATALOGO DE TABLAS'.A148])">
            <text:p/>
          </table:table-cell>
          <table:table-cell table:formula="of:=IF([.A148]=&quot;&quot;; &quot;&quot; ; &quot;DELETE FROM &quot; &amp; [.A148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49] = [$PARAMS.$B$2] &amp; &quot;.&quot; ; &quot;&quot;; [$PARAMS.$B$2] &amp; &quot;.&quot; &amp; [$'CATALOGO DE TABLAS'.A149])">
            <text:p/>
          </table:table-cell>
          <table:table-cell table:formula="of:=IF([.A149]=&quot;&quot;; &quot;&quot; ; &quot;DELETE FROM &quot; &amp; [.A149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50] = [$PARAMS.$B$2] &amp; &quot;.&quot; ; &quot;&quot;; [$PARAMS.$B$2] &amp; &quot;.&quot; &amp; [$'CATALOGO DE TABLAS'.A150])">
            <text:p/>
          </table:table-cell>
          <table:table-cell table:formula="of:=IF([.A150]=&quot;&quot;; &quot;&quot; ; &quot;DELETE FROM &quot; &amp; [.A150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51] = [$PARAMS.$B$2] &amp; &quot;.&quot; ; &quot;&quot;; [$PARAMS.$B$2] &amp; &quot;.&quot; &amp; [$'CATALOGO DE TABLAS'.A151])">
            <text:p/>
          </table:table-cell>
          <table:table-cell table:formula="of:=IF([.A151]=&quot;&quot;; &quot;&quot; ; &quot;DELETE FROM &quot; &amp; [.A151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52] = [$PARAMS.$B$2] &amp; &quot;.&quot; ; &quot;&quot;; [$PARAMS.$B$2] &amp; &quot;.&quot; &amp; [$'CATALOGO DE TABLAS'.A152])">
            <text:p/>
          </table:table-cell>
          <table:table-cell table:formula="of:=IF([.A152]=&quot;&quot;; &quot;&quot; ; &quot;DELETE FROM &quot; &amp; [.A152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53] = [$PARAMS.$B$2] &amp; &quot;.&quot; ; &quot;&quot;; [$PARAMS.$B$2] &amp; &quot;.&quot; &amp; [$'CATALOGO DE TABLAS'.A153])">
            <text:p/>
          </table:table-cell>
          <table:table-cell table:formula="of:=IF([.A153]=&quot;&quot;; &quot;&quot; ; &quot;DELETE FROM &quot; &amp; [.A153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54] = [$PARAMS.$B$2] &amp; &quot;.&quot; ; &quot;&quot;; [$PARAMS.$B$2] &amp; &quot;.&quot; &amp; [$'CATALOGO DE TABLAS'.A154])">
            <text:p/>
          </table:table-cell>
          <table:table-cell table:formula="of:=IF([.A154]=&quot;&quot;; &quot;&quot; ; &quot;DELETE FROM &quot; &amp; [.A154]&amp; &quot;;&quot;)">
            <text:p/>
          </table:table-cell>
          <table:table-cell table:number-columns-repeated="1022"/>
        </table:table-row>
        <table:table-row table:style-name="ro2">
          <table:table-cell table:formula="of:=IF([$PARAMS.$B$2] &amp; &quot;.&quot; &amp; [$'CATALOGO DE TABLAS'.A155] = [$PARAMS.$B$2] &amp; &quot;.&quot; ; &quot;&quot;; [$PARAMS.$B$2] &amp; &quot;.&quot; &amp; [$'CATALOGO DE TABLAS'.A155])">
            <text:p/>
          </table:table-cell>
          <table:table-cell table:formula="of:=IF([.A155]=&quot;&quot;; &quot;&quot; ; &quot;DELETE FROM &quot; &amp; [.A155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56]=&quot;&quot;; &quot;&quot; ; &quot;DELETE FROM &quot; &amp; [.A156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57]=&quot;&quot;; &quot;&quot; ; &quot;DELETE FROM &quot; &amp; [.A157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58]=&quot;&quot;; &quot;&quot; ; &quot;DELETE FROM &quot; &amp; [.A158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59]=&quot;&quot;; &quot;&quot; ; &quot;DELETE FROM &quot; &amp; [.A159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0]=&quot;&quot;; &quot;&quot; ; &quot;DELETE FROM &quot; &amp; [.A160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1]=&quot;&quot;; &quot;&quot; ; &quot;DELETE FROM &quot; &amp; [.A161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2]=&quot;&quot;; &quot;&quot; ; &quot;DELETE FROM &quot; &amp; [.A162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3]=&quot;&quot;; &quot;&quot; ; &quot;DELETE FROM &quot; &amp; [.A163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4]=&quot;&quot;; &quot;&quot; ; &quot;DELETE FROM &quot; &amp; [.A164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5]=&quot;&quot;; &quot;&quot; ; &quot;DELETE FROM &quot; &amp; [.A165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6]=&quot;&quot;; &quot;&quot; ; &quot;DELETE FROM &quot; &amp; [.A166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7]=&quot;&quot;; &quot;&quot; ; &quot;DELETE FROM &quot; &amp; [.A167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8]=&quot;&quot;; &quot;&quot; ; &quot;DELETE FROM &quot; &amp; [.A168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69]=&quot;&quot;; &quot;&quot; ; &quot;DELETE FROM &quot; &amp; [.A169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0]=&quot;&quot;; &quot;&quot; ; &quot;DELETE FROM &quot; &amp; [.A170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1]=&quot;&quot;; &quot;&quot; ; &quot;DELETE FROM &quot; &amp; [.A171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2]=&quot;&quot;; &quot;&quot; ; &quot;DELETE FROM &quot; &amp; [.A172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3]=&quot;&quot;; &quot;&quot; ; &quot;DELETE FROM &quot; &amp; [.A173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4]=&quot;&quot;; &quot;&quot; ; &quot;DELETE FROM &quot; &amp; [.A174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5]=&quot;&quot;; &quot;&quot; ; &quot;DELETE FROM &quot; &amp; [.A175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6]=&quot;&quot;; &quot;&quot; ; &quot;DELETE FROM &quot; &amp; [.A176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7]=&quot;&quot;; &quot;&quot; ; &quot;DELETE FROM &quot; &amp; [.A177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8]=&quot;&quot;; &quot;&quot; ; &quot;DELETE FROM &quot; &amp; [.A178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79]=&quot;&quot;; &quot;&quot; ; &quot;DELETE FROM &quot; &amp; [.A179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0]=&quot;&quot;; &quot;&quot; ; &quot;DELETE FROM &quot; &amp; [.A180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1]=&quot;&quot;; &quot;&quot; ; &quot;DELETE FROM &quot; &amp; [.A181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2]=&quot;&quot;; &quot;&quot; ; &quot;DELETE FROM &quot; &amp; [.A182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3]=&quot;&quot;; &quot;&quot; ; &quot;DELETE FROM &quot; &amp; [.A183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4]=&quot;&quot;; &quot;&quot; ; &quot;DELETE FROM &quot; &amp; [.A184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5]=&quot;&quot;; &quot;&quot; ; &quot;DELETE FROM &quot; &amp; [.A185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6]=&quot;&quot;; &quot;&quot; ; &quot;DELETE FROM &quot; &amp; [.A186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7]=&quot;&quot;; &quot;&quot; ; &quot;DELETE FROM &quot; &amp; [.A187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8]=&quot;&quot;; &quot;&quot; ; &quot;DELETE FROM &quot; &amp; [.A188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89]=&quot;&quot;; &quot;&quot; ; &quot;DELETE FROM &quot; &amp; [.A189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0]=&quot;&quot;; &quot;&quot; ; &quot;DELETE FROM &quot; &amp; [.A190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1]=&quot;&quot;; &quot;&quot; ; &quot;DELETE FROM &quot; &amp; [.A191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2]=&quot;&quot;; &quot;&quot; ; &quot;DELETE FROM &quot; &amp; [.A192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3]=&quot;&quot;; &quot;&quot; ; &quot;DELETE FROM &quot; &amp; [.A193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4]=&quot;&quot;; &quot;&quot; ; &quot;DELETE FROM &quot; &amp; [.A194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5]=&quot;&quot;; &quot;&quot; ; &quot;DELETE FROM &quot; &amp; [.A195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6]=&quot;&quot;; &quot;&quot; ; &quot;DELETE FROM &quot; &amp; [.A196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7]=&quot;&quot;; &quot;&quot; ; &quot;DELETE FROM &quot; &amp; [.A197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8]=&quot;&quot;; &quot;&quot; ; &quot;DELETE FROM &quot; &amp; [.A198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199]=&quot;&quot;; &quot;&quot; ; &quot;DELETE FROM &quot; &amp; [.A199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0]=&quot;&quot;; &quot;&quot; ; &quot;DELETE FROM &quot; &amp; [.A200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1]=&quot;&quot;; &quot;&quot; ; &quot;DELETE FROM &quot; &amp; [.A201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2]=&quot;&quot;; &quot;&quot; ; &quot;DELETE FROM &quot; &amp; [.A202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3]=&quot;&quot;; &quot;&quot; ; &quot;DELETE FROM &quot; &amp; [.A203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4]=&quot;&quot;; &quot;&quot; ; &quot;DELETE FROM &quot; &amp; [.A204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5]=&quot;&quot;; &quot;&quot; ; &quot;DELETE FROM &quot; &amp; [.A205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6]=&quot;&quot;; &quot;&quot; ; &quot;DELETE FROM &quot; &amp; [.A206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7]=&quot;&quot;; &quot;&quot; ; &quot;DELETE FROM &quot; &amp; [.A207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8]=&quot;&quot;; &quot;&quot; ; &quot;DELETE FROM &quot; &amp; [.A208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09]=&quot;&quot;; &quot;&quot; ; &quot;DELETE FROM &quot; &amp; [.A209]&amp; &quot;;&quot;)">
            <text:p/>
          </table:table-cell>
          <table:table-cell table:number-columns-repeated="1022"/>
        </table:table-row>
        <table:table-row table:style-name="ro2">
          <table:table-cell/>
          <table:table-cell table:formula="of:=IF([.A210]=&quot;&quot;; &quot;&quot; ; &quot;DELETE FROM &quot; &amp; [.A210]&amp; &quot;;&quot;)">
            <text:p/>
          </table:table-cell>
          <table:table-cell table:number-columns-repeated="1022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ERTS" table:style-name="ta1">
        <table:table-column table:style-name="co15" table:number-columns-repeated="2" table:default-cell-style-name="ce25"/>
        <table:table-column table:style-name="co16" table:default-cell-style-name="ce25"/>
        <table:table-column table:style-name="co4" table:number-columns-repeated="1017" table:default-cell-style-name="ce25"/>
        <table:table-row table:style-name="ro2">
          <table:table-cell table:style-name="ce24" office:value-type="string" calcext:value-type="string">
            <text:p>TABLA ORIGEN</text:p>
          </table:table-cell>
          <table:table-cell table:style-name="ce24" office:value-type="string" calcext:value-type="string">
            <text:p>TABLA DESTINO</text:p>
          </table:table-cell>
          <table:table-cell table:style-name="ce24" office:value-type="string" calcext:value-type="string">
            <text:p>SQL</text:p>
          </table:table-cell>
          <table:table-cell table:style-name="ce24" table:number-columns-repeated="1017"/>
        </table:table-row>
        <table:table-row table:style-name="ro2">
          <table:table-cell table:formula="of:=IF([$PARAMS.$A$2] &amp; &quot;.&quot; &amp; [$'CATALOGO DE TABLAS'.A2] = [$PARAMS.$A$2] &amp; &quot;.&quot; ; &quot;&quot;; [$PARAMS.$A$2] &amp; &quot;.&quot; &amp; [$'CATALOGO DE TABLAS'.A2])" office:value-type="string" office:string-value="vetacrm_v2.acl_actions" calcext:value-type="string">
            <text:p>vetacrm_v2.acl_actions</text:p>
          </table:table-cell>
          <table:table-cell table:formula="of:=IF([$PARAMS.$B$2] &amp; &quot;.&quot; &amp; [$'CATALOGO DE TABLAS'.A2] = [$PARAMS.$B$2] &amp; &quot;.&quot; ; &quot;&quot;; [$PARAMS.$B$2] &amp; &quot;.&quot; &amp; [$'CATALOGO DE TABLAS'.A2])" office:value-type="string" office:string-value="vetacrm_v3.acl_actions" calcext:value-type="string">
            <text:p>vetacrm_v3.acl_actions</text:p>
          </table:table-cell>
          <table:table-cell table:formula="of:=IF([.B2]=&quot;&quot;;&quot;&quot;; &quot;INSERT INTO &quot; &amp; [.B2] &amp; &quot; SELECT * FROM &quot; &amp; [.A2] &amp; &quot;;&quot;)" office:value-type="string" office:string-value="INSERT INTO vetacrm_v3.acl_actions SELECT * FROM vetacrm_v2.acl_actions;" calcext:value-type="string">
            <text:p>INSERT INTO vetacrm_v3.acl_actions SELECT * FROM vetacrm_v2.acl_action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] = [$PARAMS.$A$2] &amp; &quot;.&quot; ; &quot;&quot;; [$PARAMS.$A$2] &amp; &quot;.&quot; &amp; [$'CATALOGO DE TABLAS'.A3])" office:value-type="string" office:string-value="vetacrm_v2.acl_roles" calcext:value-type="string">
            <text:p>vetacrm_v2.acl_roles</text:p>
          </table:table-cell>
          <table:table-cell table:formula="of:=IF([$PARAMS.$B$2] &amp; &quot;.&quot; &amp; [$'CATALOGO DE TABLAS'.A3] = [$PARAMS.$B$2] &amp; &quot;.&quot; ; &quot;&quot;; [$PARAMS.$B$2] &amp; &quot;.&quot; &amp; [$'CATALOGO DE TABLAS'.A3])" office:value-type="string" office:string-value="vetacrm_v3.acl_roles" calcext:value-type="string">
            <text:p>vetacrm_v3.acl_roles</text:p>
          </table:table-cell>
          <table:table-cell table:formula="of:=IF([.B3]=&quot;&quot;;&quot;&quot;; &quot;INSERT INTO &quot; &amp; [.B3] &amp; &quot; SELECT * FROM &quot; &amp; [.A3] &amp; &quot;;&quot;)" office:value-type="string" office:string-value="INSERT INTO vetacrm_v3.acl_roles SELECT * FROM vetacrm_v2.acl_roles;" calcext:value-type="string">
            <text:p>INSERT INTO vetacrm_v3.acl_roles SELECT * FROM vetacrm_v2.acl_rol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] = [$PARAMS.$A$2] &amp; &quot;.&quot; ; &quot;&quot;; [$PARAMS.$A$2] &amp; &quot;.&quot; &amp; [$'CATALOGO DE TABLAS'.A4])" office:value-type="string" office:string-value="vetacrm_v2.acl_roles_actions" calcext:value-type="string">
            <text:p>vetacrm_v2.acl_roles_actions</text:p>
          </table:table-cell>
          <table:table-cell table:formula="of:=IF([$PARAMS.$B$2] &amp; &quot;.&quot; &amp; [$'CATALOGO DE TABLAS'.A4] = [$PARAMS.$B$2] &amp; &quot;.&quot; ; &quot;&quot;; [$PARAMS.$B$2] &amp; &quot;.&quot; &amp; [$'CATALOGO DE TABLAS'.A4])" office:value-type="string" office:string-value="vetacrm_v3.acl_roles_actions" calcext:value-type="string">
            <text:p>vetacrm_v3.acl_roles_actions</text:p>
          </table:table-cell>
          <table:table-cell table:formula="of:=IF([.B4]=&quot;&quot;;&quot;&quot;; &quot;INSERT INTO &quot; &amp; [.B4] &amp; &quot; SELECT * FROM &quot; &amp; [.A4] &amp; &quot;;&quot;)" office:value-type="string" office:string-value="INSERT INTO vetacrm_v3.acl_roles_actions SELECT * FROM vetacrm_v2.acl_roles_actions;" calcext:value-type="string">
            <text:p>INSERT INTO vetacrm_v3.acl_roles_actions SELECT * FROM vetacrm_v2.acl_roles_action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] = [$PARAMS.$A$2] &amp; &quot;.&quot; ; &quot;&quot;; [$PARAMS.$A$2] &amp; &quot;.&quot; &amp; [$'CATALOGO DE TABLAS'.A5])" office:value-type="string" office:string-value="vetacrm_v2.acl_roles_users" calcext:value-type="string">
            <text:p>vetacrm_v2.acl_roles_users</text:p>
          </table:table-cell>
          <table:table-cell table:formula="of:=IF([$PARAMS.$B$2] &amp; &quot;.&quot; &amp; [$'CATALOGO DE TABLAS'.A5] = [$PARAMS.$B$2] &amp; &quot;.&quot; ; &quot;&quot;; [$PARAMS.$B$2] &amp; &quot;.&quot; &amp; [$'CATALOGO DE TABLAS'.A5])" office:value-type="string" office:string-value="vetacrm_v3.acl_roles_users" calcext:value-type="string">
            <text:p>vetacrm_v3.acl_roles_users</text:p>
          </table:table-cell>
          <table:table-cell table:formula="of:=IF([.B5]=&quot;&quot;;&quot;&quot;; &quot;INSERT INTO &quot; &amp; [.B5] &amp; &quot; SELECT * FROM &quot; &amp; [.A5] &amp; &quot;;&quot;)" office:value-type="string" office:string-value="INSERT INTO vetacrm_v3.acl_roles_users SELECT * FROM vetacrm_v2.acl_roles_users;" calcext:value-type="string">
            <text:p>INSERT INTO vetacrm_v3.acl_roles_users SELECT * FROM vetacrm_v2.acl_roles_user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] = [$PARAMS.$A$2] &amp; &quot;.&quot; ; &quot;&quot;; [$PARAMS.$A$2] &amp; &quot;.&quot; &amp; [$'CATALOGO DE TABLAS'.A6])">
            <text:p/>
          </table:table-cell>
          <table:table-cell table:formula="of:=IF([$PARAMS.$B$2] &amp; &quot;.&quot; &amp; [$'CATALOGO DE TABLAS'.A6] = [$PARAMS.$B$2] &amp; &quot;.&quot; ; &quot;&quot;; [$PARAMS.$B$2] &amp; &quot;.&quot; &amp; [$'CATALOGO DE TABLAS'.A6])">
            <text:p/>
          </table:table-cell>
          <table:table-cell table:formula="of:=IF([.B6]=&quot;&quot;;&quot;&quot;; &quot;INSERT INTO &quot; &amp; [.B6] &amp; &quot; SELECT * FROM &quot; &amp; [.A6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] = [$PARAMS.$A$2] &amp; &quot;.&quot; ; &quot;&quot;; [$PARAMS.$A$2] &amp; &quot;.&quot; &amp; [$'CATALOGO DE TABLAS'.A7])">
            <text:p/>
          </table:table-cell>
          <table:table-cell table:formula="of:=IF([$PARAMS.$B$2] &amp; &quot;.&quot; &amp; [$'CATALOGO DE TABLAS'.A7] = [$PARAMS.$B$2] &amp; &quot;.&quot; ; &quot;&quot;; [$PARAMS.$B$2] &amp; &quot;.&quot; &amp; [$'CATALOGO DE TABLAS'.A7])">
            <text:p/>
          </table:table-cell>
          <table:table-cell table:formula="of:=IF([.B7]=&quot;&quot;;&quot;&quot;; &quot;INSERT INTO &quot; &amp; [.B7] &amp; &quot; SELECT * FROM &quot; &amp; [.A7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] = [$PARAMS.$A$2] &amp; &quot;.&quot; ; &quot;&quot;; [$PARAMS.$A$2] &amp; &quot;.&quot; &amp; [$'CATALOGO DE TABLAS'.A8])">
            <text:p/>
          </table:table-cell>
          <table:table-cell table:formula="of:=IF([$PARAMS.$B$2] &amp; &quot;.&quot; &amp; [$'CATALOGO DE TABLAS'.A8] = [$PARAMS.$B$2] &amp; &quot;.&quot; ; &quot;&quot;; [$PARAMS.$B$2] &amp; &quot;.&quot; &amp; [$'CATALOGO DE TABLAS'.A8])">
            <text:p/>
          </table:table-cell>
          <table:table-cell table:formula="of:=IF([.B8]=&quot;&quot;;&quot;&quot;; &quot;INSERT INTO &quot; &amp; [.B8] &amp; &quot; SELECT * FROM &quot; &amp; [.A8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] = [$PARAMS.$A$2] &amp; &quot;.&quot; ; &quot;&quot;; [$PARAMS.$A$2] &amp; &quot;.&quot; &amp; [$'CATALOGO DE TABLAS'.A9])" office:value-type="string" office:string-value="vetacrm_v2.calls" calcext:value-type="string">
            <text:p>vetacrm_v2.calls</text:p>
          </table:table-cell>
          <table:table-cell table:formula="of:=IF([$PARAMS.$B$2] &amp; &quot;.&quot; &amp; [$'CATALOGO DE TABLAS'.A9] = [$PARAMS.$B$2] &amp; &quot;.&quot; ; &quot;&quot;; [$PARAMS.$B$2] &amp; &quot;.&quot; &amp; [$'CATALOGO DE TABLAS'.A9])" office:value-type="string" office:string-value="vetacrm_v3.calls" calcext:value-type="string">
            <text:p>vetacrm_v3.calls</text:p>
          </table:table-cell>
          <table:table-cell table:formula="of:=IF([.B9]=&quot;&quot;;&quot;&quot;; &quot;INSERT INTO &quot; &amp; [.B9] &amp; &quot; SELECT * FROM &quot; &amp; [.A9] &amp; &quot;;&quot;)" office:value-type="string" office:string-value="INSERT INTO vetacrm_v3.calls SELECT * FROM vetacrm_v2.calls;" calcext:value-type="string">
            <text:p>INSERT INTO vetacrm_v3.calls SELECT * FROM vetacrm_v2.call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] = [$PARAMS.$A$2] &amp; &quot;.&quot; ; &quot;&quot;; [$PARAMS.$A$2] &amp; &quot;.&quot; &amp; [$'CATALOGO DE TABLAS'.A10])" office:value-type="string" office:string-value="vetacrm_v2.calls_contacts" calcext:value-type="string">
            <text:p>vetacrm_v2.calls_contacts</text:p>
          </table:table-cell>
          <table:table-cell table:formula="of:=IF([$PARAMS.$B$2] &amp; &quot;.&quot; &amp; [$'CATALOGO DE TABLAS'.A10] = [$PARAMS.$B$2] &amp; &quot;.&quot; ; &quot;&quot;; [$PARAMS.$B$2] &amp; &quot;.&quot; &amp; [$'CATALOGO DE TABLAS'.A10])" office:value-type="string" office:string-value="vetacrm_v3.calls_contacts" calcext:value-type="string">
            <text:p>vetacrm_v3.calls_contacts</text:p>
          </table:table-cell>
          <table:table-cell table:formula="of:=IF([.B10]=&quot;&quot;;&quot;&quot;; &quot;INSERT INTO &quot; &amp; [.B10] &amp; &quot; SELECT * FROM &quot; &amp; [.A10] &amp; &quot;;&quot;)" office:value-type="string" office:string-value="INSERT INTO vetacrm_v3.calls_contacts SELECT * FROM vetacrm_v2.calls_contacts;" calcext:value-type="string">
            <text:p>INSERT INTO vetacrm_v3.calls_contacts SELECT * FROM vetacrm_v2.calls_contact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] = [$PARAMS.$A$2] &amp; &quot;.&quot; ; &quot;&quot;; [$PARAMS.$A$2] &amp; &quot;.&quot; &amp; [$'CATALOGO DE TABLAS'.A11])" office:value-type="string" office:string-value="vetacrm_v2.calls_cstm" calcext:value-type="string">
            <text:p>vetacrm_v2.calls_cstm</text:p>
          </table:table-cell>
          <table:table-cell table:formula="of:=IF([$PARAMS.$B$2] &amp; &quot;.&quot; &amp; [$'CATALOGO DE TABLAS'.A11] = [$PARAMS.$B$2] &amp; &quot;.&quot; ; &quot;&quot;; [$PARAMS.$B$2] &amp; &quot;.&quot; &amp; [$'CATALOGO DE TABLAS'.A11])" office:value-type="string" office:string-value="vetacrm_v3.calls_cstm" calcext:value-type="string">
            <text:p>vetacrm_v3.calls_cstm</text:p>
          </table:table-cell>
          <table:table-cell table:formula="of:=IF([.B11]=&quot;&quot;;&quot;&quot;; &quot;INSERT INTO &quot; &amp; [.B11] &amp; &quot; SELECT * FROM &quot; &amp; [.A11] &amp; &quot;;&quot;)" office:value-type="string" office:string-value="INSERT INTO vetacrm_v3.calls_cstm SELECT * FROM vetacrm_v2.calls_cstm;" calcext:value-type="string">
            <text:p>INSERT INTO vetacrm_v3.calls_cstm SELECT * FROM vetacrm_v2.call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] = [$PARAMS.$A$2] &amp; &quot;.&quot; ; &quot;&quot;; [$PARAMS.$A$2] &amp; &quot;.&quot; &amp; [$'CATALOGO DE TABLAS'.A12])" office:value-type="string" office:string-value="vetacrm_v2.calls_leads" calcext:value-type="string">
            <text:p>vetacrm_v2.calls_leads</text:p>
          </table:table-cell>
          <table:table-cell table:formula="of:=IF([$PARAMS.$B$2] &amp; &quot;.&quot; &amp; [$'CATALOGO DE TABLAS'.A12] = [$PARAMS.$B$2] &amp; &quot;.&quot; ; &quot;&quot;; [$PARAMS.$B$2] &amp; &quot;.&quot; &amp; [$'CATALOGO DE TABLAS'.A12])" office:value-type="string" office:string-value="vetacrm_v3.calls_leads" calcext:value-type="string">
            <text:p>vetacrm_v3.calls_leads</text:p>
          </table:table-cell>
          <table:table-cell table:formula="of:=IF([.B12]=&quot;&quot;;&quot;&quot;; &quot;INSERT INTO &quot; &amp; [.B12] &amp; &quot; SELECT * FROM &quot; &amp; [.A12] &amp; &quot;;&quot;)" office:value-type="string" office:string-value="INSERT INTO vetacrm_v3.calls_leads SELECT * FROM vetacrm_v2.calls_leads;" calcext:value-type="string">
            <text:p>INSERT INTO vetacrm_v3.calls_leads SELECT * FROM vetacrm_v2.calls_lead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] = [$PARAMS.$A$2] &amp; &quot;.&quot; ; &quot;&quot;; [$PARAMS.$A$2] &amp; &quot;.&quot; &amp; [$'CATALOGO DE TABLAS'.A13])" office:value-type="string" office:string-value="vetacrm_v2.calls_users" calcext:value-type="string">
            <text:p>vetacrm_v2.calls_users</text:p>
          </table:table-cell>
          <table:table-cell table:formula="of:=IF([$PARAMS.$B$2] &amp; &quot;.&quot; &amp; [$'CATALOGO DE TABLAS'.A13] = [$PARAMS.$B$2] &amp; &quot;.&quot; ; &quot;&quot;; [$PARAMS.$B$2] &amp; &quot;.&quot; &amp; [$'CATALOGO DE TABLAS'.A13])" office:value-type="string" office:string-value="vetacrm_v3.calls_users" calcext:value-type="string">
            <text:p>vetacrm_v3.calls_users</text:p>
          </table:table-cell>
          <table:table-cell table:formula="of:=IF([.B13]=&quot;&quot;;&quot;&quot;; &quot;INSERT INTO &quot; &amp; [.B13] &amp; &quot; SELECT * FROM &quot; &amp; [.A13] &amp; &quot;;&quot;)" office:value-type="string" office:string-value="INSERT INTO vetacrm_v3.calls_users SELECT * FROM vetacrm_v2.calls_users;" calcext:value-type="string">
            <text:p>INSERT INTO vetacrm_v3.calls_users SELECT * FROM vetacrm_v2.calls_user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] = [$PARAMS.$A$2] &amp; &quot;.&quot; ; &quot;&quot;; [$PARAMS.$A$2] &amp; &quot;.&quot; &amp; [$'CATALOGO DE TABLAS'.A14])" office:value-type="string" office:string-value="vetacrm_v2.campaign_log" calcext:value-type="string">
            <text:p>vetacrm_v2.campaign_log</text:p>
          </table:table-cell>
          <table:table-cell table:formula="of:=IF([$PARAMS.$B$2] &amp; &quot;.&quot; &amp; [$'CATALOGO DE TABLAS'.A14] = [$PARAMS.$B$2] &amp; &quot;.&quot; ; &quot;&quot;; [$PARAMS.$B$2] &amp; &quot;.&quot; &amp; [$'CATALOGO DE TABLAS'.A14])" office:value-type="string" office:string-value="vetacrm_v3.campaign_log" calcext:value-type="string">
            <text:p>vetacrm_v3.campaign_log</text:p>
          </table:table-cell>
          <table:table-cell table:formula="of:=IF([.B14]=&quot;&quot;;&quot;&quot;; &quot;INSERT INTO &quot; &amp; [.B14] &amp; &quot; SELECT * FROM &quot; &amp; [.A14] &amp; &quot;;&quot;)" office:value-type="string" office:string-value="INSERT INTO vetacrm_v3.campaign_log SELECT * FROM vetacrm_v2.campaign_log;" calcext:value-type="string">
            <text:p>INSERT INTO vetacrm_v3.campaign_log SELECT * FROM vetacrm_v2.campaign_log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5] = [$PARAMS.$A$2] &amp; &quot;.&quot; ; &quot;&quot;; [$PARAMS.$A$2] &amp; &quot;.&quot; &amp; [$'CATALOGO DE TABLAS'.A15])" office:value-type="string" office:string-value="vetacrm_v2.campaigns" calcext:value-type="string">
            <text:p>vetacrm_v2.campaigns</text:p>
          </table:table-cell>
          <table:table-cell table:formula="of:=IF([$PARAMS.$B$2] &amp; &quot;.&quot; &amp; [$'CATALOGO DE TABLAS'.A15] = [$PARAMS.$B$2] &amp; &quot;.&quot; ; &quot;&quot;; [$PARAMS.$B$2] &amp; &quot;.&quot; &amp; [$'CATALOGO DE TABLAS'.A15])" office:value-type="string" office:string-value="vetacrm_v3.campaigns" calcext:value-type="string">
            <text:p>vetacrm_v3.campaigns</text:p>
          </table:table-cell>
          <table:table-cell table:formula="of:=IF([.B15]=&quot;&quot;;&quot;&quot;; &quot;INSERT INTO &quot; &amp; [.B15] &amp; &quot; SELECT * FROM &quot; &amp; [.A15] &amp; &quot;;&quot;)" office:value-type="string" office:string-value="INSERT INTO vetacrm_v3.campaigns SELECT * FROM vetacrm_v2.campaigns;" calcext:value-type="string">
            <text:p>INSERT INTO vetacrm_v3.campaigns SELECT * FROM vetacrm_v2.campaign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] = [$PARAMS.$A$2] &amp; &quot;.&quot; ; &quot;&quot;; [$PARAMS.$A$2] &amp; &quot;.&quot; &amp; [$'CATALOGO DE TABLAS'.A16])" office:value-type="string" office:string-value="vetacrm_v2.campaigns_audit" calcext:value-type="string">
            <text:p>vetacrm_v2.campaigns_audit</text:p>
          </table:table-cell>
          <table:table-cell table:formula="of:=IF([$PARAMS.$B$2] &amp; &quot;.&quot; &amp; [$'CATALOGO DE TABLAS'.A16] = [$PARAMS.$B$2] &amp; &quot;.&quot; ; &quot;&quot;; [$PARAMS.$B$2] &amp; &quot;.&quot; &amp; [$'CATALOGO DE TABLAS'.A16])" office:value-type="string" office:string-value="vetacrm_v3.campaigns_audit" calcext:value-type="string">
            <text:p>vetacrm_v3.campaigns_audit</text:p>
          </table:table-cell>
          <table:table-cell table:formula="of:=IF([.B16]=&quot;&quot;;&quot;&quot;; &quot;INSERT INTO &quot; &amp; [.B16] &amp; &quot; SELECT * FROM &quot; &amp; [.A16] &amp; &quot;;&quot;)" office:value-type="string" office:string-value="INSERT INTO vetacrm_v3.campaigns_audit SELECT * FROM vetacrm_v2.campaigns_audit;" calcext:value-type="string">
            <text:p>INSERT INTO vetacrm_v3.campaigns_audit SELECT * FROM vetacrm_v2.campaigns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] = [$PARAMS.$A$2] &amp; &quot;.&quot; ; &quot;&quot;; [$PARAMS.$A$2] &amp; &quot;.&quot; &amp; [$'CATALOGO DE TABLAS'.A17])" office:value-type="string" office:string-value="vetacrm_v2.campaigns_cstm" calcext:value-type="string">
            <text:p>vetacrm_v2.campaigns_cstm</text:p>
          </table:table-cell>
          <table:table-cell table:formula="of:=IF([$PARAMS.$B$2] &amp; &quot;.&quot; &amp; [$'CATALOGO DE TABLAS'.A17] = [$PARAMS.$B$2] &amp; &quot;.&quot; ; &quot;&quot;; [$PARAMS.$B$2] &amp; &quot;.&quot; &amp; [$'CATALOGO DE TABLAS'.A17])" office:value-type="string" office:string-value="vetacrm_v3.campaigns_cstm" calcext:value-type="string">
            <text:p>vetacrm_v3.campaigns_cstm</text:p>
          </table:table-cell>
          <table:table-cell table:formula="of:=IF([.B17]=&quot;&quot;;&quot;&quot;; &quot;INSERT INTO &quot; &amp; [.B17] &amp; &quot; SELECT * FROM &quot; &amp; [.A17] &amp; &quot;;&quot;)" office:value-type="string" office:string-value="INSERT INTO vetacrm_v3.campaigns_cstm SELECT * FROM vetacrm_v2.campaigns_cstm;" calcext:value-type="string">
            <text:p>INSERT INTO vetacrm_v3.campaigns_cstm SELECT * FROM vetacrm_v2.campaign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8] = [$PARAMS.$A$2] &amp; &quot;.&quot; ; &quot;&quot;; [$PARAMS.$A$2] &amp; &quot;.&quot; &amp; [$'CATALOGO DE TABLAS'.A18])" office:value-type="string" office:string-value="vetacrm_v2.cases" calcext:value-type="string">
            <text:p>vetacrm_v2.cases</text:p>
          </table:table-cell>
          <table:table-cell table:formula="of:=IF([$PARAMS.$B$2] &amp; &quot;.&quot; &amp; [$'CATALOGO DE TABLAS'.A18] = [$PARAMS.$B$2] &amp; &quot;.&quot; ; &quot;&quot;; [$PARAMS.$B$2] &amp; &quot;.&quot; &amp; [$'CATALOGO DE TABLAS'.A18])" office:value-type="string" office:string-value="vetacrm_v3.cases" calcext:value-type="string">
            <text:p>vetacrm_v3.cases</text:p>
          </table:table-cell>
          <table:table-cell table:formula="of:=IF([.B18]=&quot;&quot;;&quot;&quot;; &quot;INSERT INTO &quot; &amp; [.B18] &amp; &quot; SELECT * FROM &quot; &amp; [.A18] &amp; &quot;;&quot;)" office:value-type="string" office:string-value="INSERT INTO vetacrm_v3.cases SELECT * FROM vetacrm_v2.cases;" calcext:value-type="string">
            <text:p>INSERT INTO vetacrm_v3.cases SELECT * FROM vetacrm_v2.cas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9] = [$PARAMS.$A$2] &amp; &quot;.&quot; ; &quot;&quot;; [$PARAMS.$A$2] &amp; &quot;.&quot; &amp; [$'CATALOGO DE TABLAS'.A19])" office:value-type="string" office:string-value="vetacrm_v2.cases_audit" calcext:value-type="string">
            <text:p>vetacrm_v2.cases_audit</text:p>
          </table:table-cell>
          <table:table-cell table:formula="of:=IF([$PARAMS.$B$2] &amp; &quot;.&quot; &amp; [$'CATALOGO DE TABLAS'.A19] = [$PARAMS.$B$2] &amp; &quot;.&quot; ; &quot;&quot;; [$PARAMS.$B$2] &amp; &quot;.&quot; &amp; [$'CATALOGO DE TABLAS'.A19])" office:value-type="string" office:string-value="vetacrm_v3.cases_audit" calcext:value-type="string">
            <text:p>vetacrm_v3.cases_audit</text:p>
          </table:table-cell>
          <table:table-cell table:formula="of:=IF([.B19]=&quot;&quot;;&quot;&quot;; &quot;INSERT INTO &quot; &amp; [.B19] &amp; &quot; SELECT * FROM &quot; &amp; [.A19] &amp; &quot;;&quot;)" office:value-type="string" office:string-value="INSERT INTO vetacrm_v3.cases_audit SELECT * FROM vetacrm_v2.cases_audit;" calcext:value-type="string">
            <text:p>INSERT INTO vetacrm_v3.cases_audit SELECT * FROM vetacrm_v2.cases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0] = [$PARAMS.$A$2] &amp; &quot;.&quot; ; &quot;&quot;; [$PARAMS.$A$2] &amp; &quot;.&quot; &amp; [$'CATALOGO DE TABLAS'.A20])" office:value-type="string" office:string-value="vetacrm_v2.cases_cstm" calcext:value-type="string">
            <text:p>vetacrm_v2.cases_cstm</text:p>
          </table:table-cell>
          <table:table-cell table:formula="of:=IF([$PARAMS.$B$2] &amp; &quot;.&quot; &amp; [$'CATALOGO DE TABLAS'.A20] = [$PARAMS.$B$2] &amp; &quot;.&quot; ; &quot;&quot;; [$PARAMS.$B$2] &amp; &quot;.&quot; &amp; [$'CATALOGO DE TABLAS'.A20])" office:value-type="string" office:string-value="vetacrm_v3.cases_cstm" calcext:value-type="string">
            <text:p>vetacrm_v3.cases_cstm</text:p>
          </table:table-cell>
          <table:table-cell table:formula="of:=IF([.B20]=&quot;&quot;;&quot;&quot;; &quot;INSERT INTO &quot; &amp; [.B20] &amp; &quot; SELECT * FROM &quot; &amp; [.A20] &amp; &quot;;&quot;)" office:value-type="string" office:string-value="INSERT INTO vetacrm_v3.cases_cstm SELECT * FROM vetacrm_v2.cases_cstm;" calcext:value-type="string">
            <text:p>INSERT INTO vetacrm_v3.cases_cstm SELECT * FROM vetacrm_v2.case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1] = [$PARAMS.$A$2] &amp; &quot;.&quot; ; &quot;&quot;; [$PARAMS.$A$2] &amp; &quot;.&quot; &amp; [$'CATALOGO DE TABLAS'.A21])" office:value-type="string" office:string-value="vetacrm_v2.config" calcext:value-type="string">
            <text:p>vetacrm_v2.config</text:p>
          </table:table-cell>
          <table:table-cell table:formula="of:=IF([$PARAMS.$B$2] &amp; &quot;.&quot; &amp; [$'CATALOGO DE TABLAS'.A21] = [$PARAMS.$B$2] &amp; &quot;.&quot; ; &quot;&quot;; [$PARAMS.$B$2] &amp; &quot;.&quot; &amp; [$'CATALOGO DE TABLAS'.A21])" office:value-type="string" office:string-value="vetacrm_v3.config" calcext:value-type="string">
            <text:p>vetacrm_v3.config</text:p>
          </table:table-cell>
          <table:table-cell table:formula="of:=IF([.B21]=&quot;&quot;;&quot;&quot;; &quot;INSERT INTO &quot; &amp; [.B21] &amp; &quot; SELECT * FROM &quot; &amp; [.A21] &amp; &quot;;&quot;)" office:value-type="string" office:string-value="INSERT INTO vetacrm_v3.config SELECT * FROM vetacrm_v2.config;" calcext:value-type="string">
            <text:p>INSERT INTO vetacrm_v3.config SELECT * FROM vetacrm_v2.config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2] = [$PARAMS.$A$2] &amp; &quot;.&quot; ; &quot;&quot;; [$PARAMS.$A$2] &amp; &quot;.&quot; &amp; [$'CATALOGO DE TABLAS'.A22])" office:value-type="string" office:string-value="vetacrm_v2.contacts" calcext:value-type="string">
            <text:p>vetacrm_v2.contacts</text:p>
          </table:table-cell>
          <table:table-cell table:formula="of:=IF([$PARAMS.$B$2] &amp; &quot;.&quot; &amp; [$'CATALOGO DE TABLAS'.A22] = [$PARAMS.$B$2] &amp; &quot;.&quot; ; &quot;&quot;; [$PARAMS.$B$2] &amp; &quot;.&quot; &amp; [$'CATALOGO DE TABLAS'.A22])" office:value-type="string" office:string-value="vetacrm_v3.contacts" calcext:value-type="string">
            <text:p>vetacrm_v3.contacts</text:p>
          </table:table-cell>
          <table:table-cell table:formula="of:=IF([.B22]=&quot;&quot;;&quot;&quot;; &quot;INSERT INTO &quot; &amp; [.B22] &amp; &quot; SELECT * FROM &quot; &amp; [.A22] &amp; &quot;;&quot;)" office:value-type="string" office:string-value="INSERT INTO vetacrm_v3.contacts SELECT * FROM vetacrm_v2.contacts;" calcext:value-type="string">
            <text:p>INSERT INTO vetacrm_v3.contacts SELECT * FROM vetacrm_v2.contact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3] = [$PARAMS.$A$2] &amp; &quot;.&quot; ; &quot;&quot;; [$PARAMS.$A$2] &amp; &quot;.&quot; &amp; [$'CATALOGO DE TABLAS'.A23])" office:value-type="string" office:string-value="vetacrm_v2.contacts_audit" calcext:value-type="string">
            <text:p>vetacrm_v2.contacts_audit</text:p>
          </table:table-cell>
          <table:table-cell table:formula="of:=IF([$PARAMS.$B$2] &amp; &quot;.&quot; &amp; [$'CATALOGO DE TABLAS'.A23] = [$PARAMS.$B$2] &amp; &quot;.&quot; ; &quot;&quot;; [$PARAMS.$B$2] &amp; &quot;.&quot; &amp; [$'CATALOGO DE TABLAS'.A23])" office:value-type="string" office:string-value="vetacrm_v3.contacts_audit" calcext:value-type="string">
            <text:p>vetacrm_v3.contacts_audit</text:p>
          </table:table-cell>
          <table:table-cell table:formula="of:=IF([.B23]=&quot;&quot;;&quot;&quot;; &quot;INSERT INTO &quot; &amp; [.B23] &amp; &quot; SELECT * FROM &quot; &amp; [.A23] &amp; &quot;;&quot;)" office:value-type="string" office:string-value="INSERT INTO vetacrm_v3.contacts_audit SELECT * FROM vetacrm_v2.contacts_audit;" calcext:value-type="string">
            <text:p>INSERT INTO vetacrm_v3.contacts_audit SELECT * FROM vetacrm_v2.contacts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4] = [$PARAMS.$A$2] &amp; &quot;.&quot; ; &quot;&quot;; [$PARAMS.$A$2] &amp; &quot;.&quot; &amp; [$'CATALOGO DE TABLAS'.A24])" office:value-type="string" office:string-value="vetacrm_v2.contacts_cases" calcext:value-type="string">
            <text:p>vetacrm_v2.contacts_cases</text:p>
          </table:table-cell>
          <table:table-cell table:formula="of:=IF([$PARAMS.$B$2] &amp; &quot;.&quot; &amp; [$'CATALOGO DE TABLAS'.A24] = [$PARAMS.$B$2] &amp; &quot;.&quot; ; &quot;&quot;; [$PARAMS.$B$2] &amp; &quot;.&quot; &amp; [$'CATALOGO DE TABLAS'.A24])" office:value-type="string" office:string-value="vetacrm_v3.contacts_cases" calcext:value-type="string">
            <text:p>vetacrm_v3.contacts_cases</text:p>
          </table:table-cell>
          <table:table-cell table:formula="of:=IF([.B24]=&quot;&quot;;&quot;&quot;; &quot;INSERT INTO &quot; &amp; [.B24] &amp; &quot; SELECT * FROM &quot; &amp; [.A24] &amp; &quot;;&quot;)" office:value-type="string" office:string-value="INSERT INTO vetacrm_v3.contacts_cases SELECT * FROM vetacrm_v2.contacts_cases;" calcext:value-type="string">
            <text:p>INSERT INTO vetacrm_v3.contacts_cases SELECT * FROM vetacrm_v2.contacts_cas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5] = [$PARAMS.$A$2] &amp; &quot;.&quot; ; &quot;&quot;; [$PARAMS.$A$2] &amp; &quot;.&quot; &amp; [$'CATALOGO DE TABLAS'.A25])" office:value-type="string" office:string-value="vetacrm_v2.contacts_cstm" calcext:value-type="string">
            <text:p>vetacrm_v2.contacts_cstm</text:p>
          </table:table-cell>
          <table:table-cell table:formula="of:=IF([$PARAMS.$B$2] &amp; &quot;.&quot; &amp; [$'CATALOGO DE TABLAS'.A25] = [$PARAMS.$B$2] &amp; &quot;.&quot; ; &quot;&quot;; [$PARAMS.$B$2] &amp; &quot;.&quot; &amp; [$'CATALOGO DE TABLAS'.A25])" office:value-type="string" office:string-value="vetacrm_v3.contacts_cstm" calcext:value-type="string">
            <text:p>vetacrm_v3.contacts_cstm</text:p>
          </table:table-cell>
          <table:table-cell table:formula="of:=IF([.B25]=&quot;&quot;;&quot;&quot;; &quot;INSERT INTO &quot; &amp; [.B25] &amp; &quot; SELECT * FROM &quot; &amp; [.A25] &amp; &quot;;&quot;)" office:value-type="string" office:string-value="INSERT INTO vetacrm_v3.contacts_cstm SELECT * FROM vetacrm_v2.contacts_cstm;" calcext:value-type="string">
            <text:p>INSERT INTO vetacrm_v3.contacts_cstm SELECT * FROM vetacrm_v2.contact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6] = [$PARAMS.$A$2] &amp; &quot;.&quot; ; &quot;&quot;; [$PARAMS.$A$2] &amp; &quot;.&quot; &amp; [$'CATALOGO DE TABLAS'.A26])" office:value-type="string" office:string-value="vetacrm_v2.contacts_opportunities_1_c" calcext:value-type="string">
            <text:p>vetacrm_v2.contacts_opportunities_1_c</text:p>
          </table:table-cell>
          <table:table-cell table:formula="of:=IF([$PARAMS.$B$2] &amp; &quot;.&quot; &amp; [$'CATALOGO DE TABLAS'.A26] = [$PARAMS.$B$2] &amp; &quot;.&quot; ; &quot;&quot;; [$PARAMS.$B$2] &amp; &quot;.&quot; &amp; [$'CATALOGO DE TABLAS'.A26])" office:value-type="string" office:string-value="vetacrm_v3.contacts_opportunities_1_c" calcext:value-type="string">
            <text:p>vetacrm_v3.contacts_opportunities_1_c</text:p>
          </table:table-cell>
          <table:table-cell table:formula="of:=IF([.B26]=&quot;&quot;;&quot;&quot;; &quot;INSERT INTO &quot; &amp; [.B26] &amp; &quot; SELECT * FROM &quot; &amp; [.A26] &amp; &quot;;&quot;)" office:value-type="string" office:string-value="INSERT INTO vetacrm_v3.contacts_opportunities_1_c SELECT * FROM vetacrm_v2.contacts_opportunities_1_c;" calcext:value-type="string">
            <text:p>INSERT INTO vetacrm_v3.contacts_opportunities_1_c SELECT * FROM vetacrm_v2.contacts_opportunities_1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7] = [$PARAMS.$A$2] &amp; &quot;.&quot; ; &quot;&quot;; [$PARAMS.$A$2] &amp; &quot;.&quot; &amp; [$'CATALOGO DE TABLAS'.A27])" office:value-type="string" office:string-value="vetacrm_v2.email_addr_bean_rel" calcext:value-type="string">
            <text:p>vetacrm_v2.email_addr_bean_rel</text:p>
          </table:table-cell>
          <table:table-cell table:formula="of:=IF([$PARAMS.$B$2] &amp; &quot;.&quot; &amp; [$'CATALOGO DE TABLAS'.A27] = [$PARAMS.$B$2] &amp; &quot;.&quot; ; &quot;&quot;; [$PARAMS.$B$2] &amp; &quot;.&quot; &amp; [$'CATALOGO DE TABLAS'.A27])" office:value-type="string" office:string-value="vetacrm_v3.email_addr_bean_rel" calcext:value-type="string">
            <text:p>vetacrm_v3.email_addr_bean_rel</text:p>
          </table:table-cell>
          <table:table-cell table:formula="of:=IF([.B27]=&quot;&quot;;&quot;&quot;; &quot;INSERT INTO &quot; &amp; [.B27] &amp; &quot; SELECT * FROM &quot; &amp; [.A27] &amp; &quot;;&quot;)" office:value-type="string" office:string-value="INSERT INTO vetacrm_v3.email_addr_bean_rel SELECT * FROM vetacrm_v2.email_addr_bean_rel;" calcext:value-type="string">
            <text:p>INSERT INTO vetacrm_v3.email_addr_bean_rel SELECT * FROM vetacrm_v2.email_addr_bean_rel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8] = [$PARAMS.$A$2] &amp; &quot;.&quot; ; &quot;&quot;; [$PARAMS.$A$2] &amp; &quot;.&quot; &amp; [$'CATALOGO DE TABLAS'.A28])" office:value-type="string" office:string-value="vetacrm_v2.email_addresses" calcext:value-type="string">
            <text:p>vetacrm_v2.email_addresses</text:p>
          </table:table-cell>
          <table:table-cell table:formula="of:=IF([$PARAMS.$B$2] &amp; &quot;.&quot; &amp; [$'CATALOGO DE TABLAS'.A28] = [$PARAMS.$B$2] &amp; &quot;.&quot; ; &quot;&quot;; [$PARAMS.$B$2] &amp; &quot;.&quot; &amp; [$'CATALOGO DE TABLAS'.A28])" office:value-type="string" office:string-value="vetacrm_v3.email_addresses" calcext:value-type="string">
            <text:p>vetacrm_v3.email_addresses</text:p>
          </table:table-cell>
          <table:table-cell table:formula="of:=IF([.B28]=&quot;&quot;;&quot;&quot;; &quot;INSERT INTO &quot; &amp; [.B28] &amp; &quot; SELECT * FROM &quot; &amp; [.A28] &amp; &quot;;&quot;)" office:value-type="string" office:string-value="INSERT INTO vetacrm_v3.email_addresses SELECT * FROM vetacrm_v2.email_addresses;" calcext:value-type="string">
            <text:p>INSERT INTO vetacrm_v3.email_addresses SELECT * FROM vetacrm_v2.email_address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29] = [$PARAMS.$A$2] &amp; &quot;.&quot; ; &quot;&quot;; [$PARAMS.$A$2] &amp; &quot;.&quot; &amp; [$'CATALOGO DE TABLAS'.A29])" office:value-type="string" office:string-value="vetacrm_v2.email_addresses_audit" calcext:value-type="string">
            <text:p>vetacrm_v2.email_addresses_audit</text:p>
          </table:table-cell>
          <table:table-cell table:formula="of:=IF([$PARAMS.$B$2] &amp; &quot;.&quot; &amp; [$'CATALOGO DE TABLAS'.A29] = [$PARAMS.$B$2] &amp; &quot;.&quot; ; &quot;&quot;; [$PARAMS.$B$2] &amp; &quot;.&quot; &amp; [$'CATALOGO DE TABLAS'.A29])" office:value-type="string" office:string-value="vetacrm_v3.email_addresses_audit" calcext:value-type="string">
            <text:p>vetacrm_v3.email_addresses_audit</text:p>
          </table:table-cell>
          <table:table-cell table:formula="of:=IF([.B29]=&quot;&quot;;&quot;&quot;; &quot;INSERT INTO &quot; &amp; [.B29] &amp; &quot; SELECT * FROM &quot; &amp; [.A29] &amp; &quot;;&quot;)" office:value-type="string" office:string-value="INSERT INTO vetacrm_v3.email_addresses_audit SELECT * FROM vetacrm_v2.email_addresses_audit;" calcext:value-type="string">
            <text:p>INSERT INTO vetacrm_v3.email_addresses_audit SELECT * FROM vetacrm_v2.email_addresses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0] = [$PARAMS.$A$2] &amp; &quot;.&quot; ; &quot;&quot;; [$PARAMS.$A$2] &amp; &quot;.&quot; &amp; [$'CATALOGO DE TABLAS'.A30])" office:value-type="string" office:string-value="vetacrm_v2.email_cache" calcext:value-type="string">
            <text:p>vetacrm_v2.email_cache</text:p>
          </table:table-cell>
          <table:table-cell table:formula="of:=IF([$PARAMS.$B$2] &amp; &quot;.&quot; &amp; [$'CATALOGO DE TABLAS'.A30] = [$PARAMS.$B$2] &amp; &quot;.&quot; ; &quot;&quot;; [$PARAMS.$B$2] &amp; &quot;.&quot; &amp; [$'CATALOGO DE TABLAS'.A30])" office:value-type="string" office:string-value="vetacrm_v3.email_cache" calcext:value-type="string">
            <text:p>vetacrm_v3.email_cache</text:p>
          </table:table-cell>
          <table:table-cell table:formula="of:=IF([.B30]=&quot;&quot;;&quot;&quot;; &quot;INSERT INTO &quot; &amp; [.B30] &amp; &quot; SELECT * FROM &quot; &amp; [.A30] &amp; &quot;;&quot;)" office:value-type="string" office:string-value="INSERT INTO vetacrm_v3.email_cache SELECT * FROM vetacrm_v2.email_cache;" calcext:value-type="string">
            <text:p>INSERT INTO vetacrm_v3.email_cache SELECT * FROM vetacrm_v2.email_cache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1] = [$PARAMS.$A$2] &amp; &quot;.&quot; ; &quot;&quot;; [$PARAMS.$A$2] &amp; &quot;.&quot; &amp; [$'CATALOGO DE TABLAS'.A31])" office:value-type="string" office:string-value="vetacrm_v2.emails" calcext:value-type="string">
            <text:p>vetacrm_v2.emails</text:p>
          </table:table-cell>
          <table:table-cell table:formula="of:=IF([$PARAMS.$B$2] &amp; &quot;.&quot; &amp; [$'CATALOGO DE TABLAS'.A31] = [$PARAMS.$B$2] &amp; &quot;.&quot; ; &quot;&quot;; [$PARAMS.$B$2] &amp; &quot;.&quot; &amp; [$'CATALOGO DE TABLAS'.A31])" office:value-type="string" office:string-value="vetacrm_v3.emails" calcext:value-type="string">
            <text:p>vetacrm_v3.emails</text:p>
          </table:table-cell>
          <table:table-cell table:formula="of:=IF([.B31]=&quot;&quot;;&quot;&quot;; &quot;INSERT INTO &quot; &amp; [.B31] &amp; &quot; SELECT * FROM &quot; &amp; [.A31] &amp; &quot;;&quot;)" office:value-type="string" office:string-value="INSERT INTO vetacrm_v3.emails SELECT * FROM vetacrm_v2.emails;" calcext:value-type="string">
            <text:p>INSERT INTO vetacrm_v3.emails SELECT * FROM vetacrm_v2.email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2] = [$PARAMS.$A$2] &amp; &quot;.&quot; ; &quot;&quot;; [$PARAMS.$A$2] &amp; &quot;.&quot; &amp; [$'CATALOGO DE TABLAS'.A32])" office:value-type="string" office:string-value="vetacrm_v2.emails_beans" calcext:value-type="string">
            <text:p>vetacrm_v2.emails_beans</text:p>
          </table:table-cell>
          <table:table-cell table:formula="of:=IF([$PARAMS.$B$2] &amp; &quot;.&quot; &amp; [$'CATALOGO DE TABLAS'.A32] = [$PARAMS.$B$2] &amp; &quot;.&quot; ; &quot;&quot;; [$PARAMS.$B$2] &amp; &quot;.&quot; &amp; [$'CATALOGO DE TABLAS'.A32])" office:value-type="string" office:string-value="vetacrm_v3.emails_beans" calcext:value-type="string">
            <text:p>vetacrm_v3.emails_beans</text:p>
          </table:table-cell>
          <table:table-cell table:formula="of:=IF([.B32]=&quot;&quot;;&quot;&quot;; &quot;INSERT INTO &quot; &amp; [.B32] &amp; &quot; SELECT * FROM &quot; &amp; [.A32] &amp; &quot;;&quot;)" office:value-type="string" office:string-value="INSERT INTO vetacrm_v3.emails_beans SELECT * FROM vetacrm_v2.emails_beans;" calcext:value-type="string">
            <text:p>INSERT INTO vetacrm_v3.emails_beans SELECT * FROM vetacrm_v2.emails_bean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3] = [$PARAMS.$A$2] &amp; &quot;.&quot; ; &quot;&quot;; [$PARAMS.$A$2] &amp; &quot;.&quot; &amp; [$'CATALOGO DE TABLAS'.A33])" office:value-type="string" office:string-value="vetacrm_v2.emails_email_addr_rel" calcext:value-type="string">
            <text:p>vetacrm_v2.emails_email_addr_rel</text:p>
          </table:table-cell>
          <table:table-cell table:formula="of:=IF([$PARAMS.$B$2] &amp; &quot;.&quot; &amp; [$'CATALOGO DE TABLAS'.A33] = [$PARAMS.$B$2] &amp; &quot;.&quot; ; &quot;&quot;; [$PARAMS.$B$2] &amp; &quot;.&quot; &amp; [$'CATALOGO DE TABLAS'.A33])" office:value-type="string" office:string-value="vetacrm_v3.emails_email_addr_rel" calcext:value-type="string">
            <text:p>vetacrm_v3.emails_email_addr_rel</text:p>
          </table:table-cell>
          <table:table-cell table:formula="of:=IF([.B33]=&quot;&quot;;&quot;&quot;; &quot;INSERT INTO &quot; &amp; [.B33] &amp; &quot; SELECT * FROM &quot; &amp; [.A33] &amp; &quot;;&quot;)" office:value-type="string" office:string-value="INSERT INTO vetacrm_v3.emails_email_addr_rel SELECT * FROM vetacrm_v2.emails_email_addr_rel;" calcext:value-type="string">
            <text:p>INSERT INTO vetacrm_v3.emails_email_addr_rel SELECT * FROM vetacrm_v2.emails_email_addr_rel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4] = [$PARAMS.$A$2] &amp; &quot;.&quot; ; &quot;&quot;; [$PARAMS.$A$2] &amp; &quot;.&quot; &amp; [$'CATALOGO DE TABLAS'.A34])" office:value-type="string" office:string-value="vetacrm_v2.emails_text" calcext:value-type="string">
            <text:p>vetacrm_v2.emails_text</text:p>
          </table:table-cell>
          <table:table-cell table:formula="of:=IF([$PARAMS.$B$2] &amp; &quot;.&quot; &amp; [$'CATALOGO DE TABLAS'.A34] = [$PARAMS.$B$2] &amp; &quot;.&quot; ; &quot;&quot;; [$PARAMS.$B$2] &amp; &quot;.&quot; &amp; [$'CATALOGO DE TABLAS'.A34])" office:value-type="string" office:string-value="vetacrm_v3.emails_text" calcext:value-type="string">
            <text:p>vetacrm_v3.emails_text</text:p>
          </table:table-cell>
          <table:table-cell table:formula="of:=IF([.B34]=&quot;&quot;;&quot;&quot;; &quot;INSERT INTO &quot; &amp; [.B34] &amp; &quot; SELECT * FROM &quot; &amp; [.A34] &amp; &quot;;&quot;)" office:value-type="string" office:string-value="INSERT INTO vetacrm_v3.emails_text SELECT * FROM vetacrm_v2.emails_text;" calcext:value-type="string">
            <text:p>INSERT INTO vetacrm_v3.emails_text SELECT * FROM vetacrm_v2.emails_tex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5] = [$PARAMS.$A$2] &amp; &quot;.&quot; ; &quot;&quot;; [$PARAMS.$A$2] &amp; &quot;.&quot; &amp; [$'CATALOGO DE TABLAS'.A35])">
            <text:p/>
          </table:table-cell>
          <table:table-cell table:formula="of:=IF([$PARAMS.$B$2] &amp; &quot;.&quot; &amp; [$'CATALOGO DE TABLAS'.A35] = [$PARAMS.$B$2] &amp; &quot;.&quot; ; &quot;&quot;; [$PARAMS.$B$2] &amp; &quot;.&quot; &amp; [$'CATALOGO DE TABLAS'.A35])">
            <text:p/>
          </table:table-cell>
          <table:table-cell table:formula="of:=IF([.B35]=&quot;&quot;;&quot;&quot;; &quot;INSERT INTO &quot; &amp; [.B35] &amp; &quot; SELECT * FROM &quot; &amp; [.A35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6] = [$PARAMS.$A$2] &amp; &quot;.&quot; ; &quot;&quot;; [$PARAMS.$A$2] &amp; &quot;.&quot; &amp; [$'CATALOGO DE TABLAS'.A36])" office:value-type="string" office:string-value="vetacrm_v2.favorites" calcext:value-type="string">
            <text:p>vetacrm_v2.favorites</text:p>
          </table:table-cell>
          <table:table-cell table:formula="of:=IF([$PARAMS.$B$2] &amp; &quot;.&quot; &amp; [$'CATALOGO DE TABLAS'.A36] = [$PARAMS.$B$2] &amp; &quot;.&quot; ; &quot;&quot;; [$PARAMS.$B$2] &amp; &quot;.&quot; &amp; [$'CATALOGO DE TABLAS'.A36])" office:value-type="string" office:string-value="vetacrm_v3.favorites" calcext:value-type="string">
            <text:p>vetacrm_v3.favorites</text:p>
          </table:table-cell>
          <table:table-cell table:formula="of:=IF([.B36]=&quot;&quot;;&quot;&quot;; &quot;INSERT INTO &quot; &amp; [.B36] &amp; &quot; SELECT * FROM &quot; &amp; [.A36] &amp; &quot;;&quot;)" office:value-type="string" office:string-value="INSERT INTO vetacrm_v3.favorites SELECT * FROM vetacrm_v2.favorites;" calcext:value-type="string">
            <text:p>INSERT INTO vetacrm_v3.favorites SELECT * FROM vetacrm_v2.favorit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7] = [$PARAMS.$A$2] &amp; &quot;.&quot; ; &quot;&quot;; [$PARAMS.$A$2] &amp; &quot;.&quot; &amp; [$'CATALOGO DE TABLAS'.A37])">
            <text:p/>
          </table:table-cell>
          <table:table-cell table:formula="of:=IF([$PARAMS.$B$2] &amp; &quot;.&quot; &amp; [$'CATALOGO DE TABLAS'.A37] = [$PARAMS.$B$2] &amp; &quot;.&quot; ; &quot;&quot;; [$PARAMS.$B$2] &amp; &quot;.&quot; &amp; [$'CATALOGO DE TABLAS'.A37])">
            <text:p/>
          </table:table-cell>
          <table:table-cell table:formula="of:=IF([.B37]=&quot;&quot;;&quot;&quot;; &quot;INSERT INTO &quot; &amp; [.B37] &amp; &quot; SELECT * FROM &quot; &amp; [.A37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8] = [$PARAMS.$A$2] &amp; &quot;.&quot; ; &quot;&quot;; [$PARAMS.$A$2] &amp; &quot;.&quot; &amp; [$'CATALOGO DE TABLAS'.A38])" office:value-type="string" office:string-value="vetacrm_v2.folders" calcext:value-type="string">
            <text:p>vetacrm_v2.folders</text:p>
          </table:table-cell>
          <table:table-cell table:formula="of:=IF([$PARAMS.$B$2] &amp; &quot;.&quot; &amp; [$'CATALOGO DE TABLAS'.A38] = [$PARAMS.$B$2] &amp; &quot;.&quot; ; &quot;&quot;; [$PARAMS.$B$2] &amp; &quot;.&quot; &amp; [$'CATALOGO DE TABLAS'.A38])" office:value-type="string" office:string-value="vetacrm_v3.folders" calcext:value-type="string">
            <text:p>vetacrm_v3.folders</text:p>
          </table:table-cell>
          <table:table-cell table:formula="of:=IF([.B38]=&quot;&quot;;&quot;&quot;; &quot;INSERT INTO &quot; &amp; [.B38] &amp; &quot; SELECT * FROM &quot; &amp; [.A38] &amp; &quot;;&quot;)" office:value-type="string" office:string-value="INSERT INTO vetacrm_v3.folders SELECT * FROM vetacrm_v2.folders;" calcext:value-type="string">
            <text:p>INSERT INTO vetacrm_v3.folders SELECT * FROM vetacrm_v2.folder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39] = [$PARAMS.$A$2] &amp; &quot;.&quot; ; &quot;&quot;; [$PARAMS.$A$2] &amp; &quot;.&quot; &amp; [$'CATALOGO DE TABLAS'.A39])" office:value-type="string" office:string-value="vetacrm_v2.folders_subscriptions" calcext:value-type="string">
            <text:p>vetacrm_v2.folders_subscriptions</text:p>
          </table:table-cell>
          <table:table-cell table:formula="of:=IF([$PARAMS.$B$2] &amp; &quot;.&quot; &amp; [$'CATALOGO DE TABLAS'.A39] = [$PARAMS.$B$2] &amp; &quot;.&quot; ; &quot;&quot;; [$PARAMS.$B$2] &amp; &quot;.&quot; &amp; [$'CATALOGO DE TABLAS'.A39])" office:value-type="string" office:string-value="vetacrm_v3.folders_subscriptions" calcext:value-type="string">
            <text:p>vetacrm_v3.folders_subscriptions</text:p>
          </table:table-cell>
          <table:table-cell table:formula="of:=IF([.B39]=&quot;&quot;;&quot;&quot;; &quot;INSERT INTO &quot; &amp; [.B39] &amp; &quot; SELECT * FROM &quot; &amp; [.A39] &amp; &quot;;&quot;)" office:value-type="string" office:string-value="INSERT INTO vetacrm_v3.folders_subscriptions SELECT * FROM vetacrm_v2.folders_subscriptions;" calcext:value-type="string">
            <text:p>INSERT INTO vetacrm_v3.folders_subscriptions SELECT * FROM vetacrm_v2.folders_subscription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0] = [$PARAMS.$A$2] &amp; &quot;.&quot; ; &quot;&quot;; [$PARAMS.$A$2] &amp; &quot;.&quot; &amp; [$'CATALOGO DE TABLAS'.A40])" office:value-type="string" office:string-value="vetacrm_v2.inbound_email" calcext:value-type="string">
            <text:p>vetacrm_v2.inbound_email</text:p>
          </table:table-cell>
          <table:table-cell table:formula="of:=IF([$PARAMS.$B$2] &amp; &quot;.&quot; &amp; [$'CATALOGO DE TABLAS'.A40] = [$PARAMS.$B$2] &amp; &quot;.&quot; ; &quot;&quot;; [$PARAMS.$B$2] &amp; &quot;.&quot; &amp; [$'CATALOGO DE TABLAS'.A40])" office:value-type="string" office:string-value="vetacrm_v3.inbound_email" calcext:value-type="string">
            <text:p>vetacrm_v3.inbound_email</text:p>
          </table:table-cell>
          <table:table-cell table:formula="of:=IF([.B40]=&quot;&quot;;&quot;&quot;; &quot;INSERT INTO &quot; &amp; [.B40] &amp; &quot; SELECT * FROM &quot; &amp; [.A40] &amp; &quot;;&quot;)" office:value-type="string" office:string-value="INSERT INTO vetacrm_v3.inbound_email SELECT * FROM vetacrm_v2.inbound_email;" calcext:value-type="string">
            <text:p>INSERT INTO vetacrm_v3.inbound_email SELECT * FROM vetacrm_v2.inbound_email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1] = [$PARAMS.$A$2] &amp; &quot;.&quot; ; &quot;&quot;; [$PARAMS.$A$2] &amp; &quot;.&quot; &amp; [$'CATALOGO DE TABLAS'.A41])" office:value-type="string" office:string-value="vetacrm_v2.leads" calcext:value-type="string">
            <text:p>vetacrm_v2.leads</text:p>
          </table:table-cell>
          <table:table-cell table:formula="of:=IF([$PARAMS.$B$2] &amp; &quot;.&quot; &amp; [$'CATALOGO DE TABLAS'.A41] = [$PARAMS.$B$2] &amp; &quot;.&quot; ; &quot;&quot;; [$PARAMS.$B$2] &amp; &quot;.&quot; &amp; [$'CATALOGO DE TABLAS'.A41])" office:value-type="string" office:string-value="vetacrm_v3.leads" calcext:value-type="string">
            <text:p>vetacrm_v3.leads</text:p>
          </table:table-cell>
          <table:table-cell table:formula="of:=IF([.B41]=&quot;&quot;;&quot;&quot;; &quot;INSERT INTO &quot; &amp; [.B41] &amp; &quot; SELECT * FROM &quot; &amp; [.A41] &amp; &quot;;&quot;)" office:value-type="string" office:string-value="INSERT INTO vetacrm_v3.leads SELECT * FROM vetacrm_v2.leads;" calcext:value-type="string">
            <text:p>INSERT INTO vetacrm_v3.leads SELECT * FROM vetacrm_v2.lead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2] = [$PARAMS.$A$2] &amp; &quot;.&quot; ; &quot;&quot;; [$PARAMS.$A$2] &amp; &quot;.&quot; &amp; [$'CATALOGO DE TABLAS'.A42])" office:value-type="string" office:string-value="vetacrm_v2.leads_audit" calcext:value-type="string">
            <text:p>vetacrm_v2.leads_audit</text:p>
          </table:table-cell>
          <table:table-cell table:formula="of:=IF([$PARAMS.$B$2] &amp; &quot;.&quot; &amp; [$'CATALOGO DE TABLAS'.A42] = [$PARAMS.$B$2] &amp; &quot;.&quot; ; &quot;&quot;; [$PARAMS.$B$2] &amp; &quot;.&quot; &amp; [$'CATALOGO DE TABLAS'.A42])" office:value-type="string" office:string-value="vetacrm_v3.leads_audit" calcext:value-type="string">
            <text:p>vetacrm_v3.leads_audit</text:p>
          </table:table-cell>
          <table:table-cell table:formula="of:=IF([.B42]=&quot;&quot;;&quot;&quot;; &quot;INSERT INTO &quot; &amp; [.B42] &amp; &quot; SELECT * FROM &quot; &amp; [.A42] &amp; &quot;;&quot;)" office:value-type="string" office:string-value="INSERT INTO vetacrm_v3.leads_audit SELECT * FROM vetacrm_v2.leads_audit;" calcext:value-type="string">
            <text:p>INSERT INTO vetacrm_v3.leads_audit SELECT * FROM vetacrm_v2.leads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3] = [$PARAMS.$A$2] &amp; &quot;.&quot; ; &quot;&quot;; [$PARAMS.$A$2] &amp; &quot;.&quot; &amp; [$'CATALOGO DE TABLAS'.A43])" office:value-type="string" office:string-value="vetacrm_v2.leads_cstm" calcext:value-type="string">
            <text:p>vetacrm_v2.leads_cstm</text:p>
          </table:table-cell>
          <table:table-cell table:formula="of:=IF([$PARAMS.$B$2] &amp; &quot;.&quot; &amp; [$'CATALOGO DE TABLAS'.A43] = [$PARAMS.$B$2] &amp; &quot;.&quot; ; &quot;&quot;; [$PARAMS.$B$2] &amp; &quot;.&quot; &amp; [$'CATALOGO DE TABLAS'.A43])" office:value-type="string" office:string-value="vetacrm_v3.leads_cstm" calcext:value-type="string">
            <text:p>vetacrm_v3.leads_cstm</text:p>
          </table:table-cell>
          <table:table-cell table:formula="of:=IF([.B43]=&quot;&quot;;&quot;&quot;; &quot;INSERT INTO &quot; &amp; [.B43] &amp; &quot; SELECT * FROM &quot; &amp; [.A43] &amp; &quot;;&quot;)" office:value-type="string" office:string-value="INSERT INTO vetacrm_v3.leads_cstm SELECT * FROM vetacrm_v2.leads_cstm;" calcext:value-type="string">
            <text:p>INSERT INTO vetacrm_v3.leads_cstm SELECT * FROM vetacrm_v2.lead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4] = [$PARAMS.$A$2] &amp; &quot;.&quot; ; &quot;&quot;; [$PARAMS.$A$2] &amp; &quot;.&quot; &amp; [$'CATALOGO DE TABLAS'.A44])" office:value-type="string" office:string-value="vetacrm_v2.leads_opportunities_1_c" calcext:value-type="string">
            <text:p>vetacrm_v2.leads_opportunities_1_c</text:p>
          </table:table-cell>
          <table:table-cell table:formula="of:=IF([$PARAMS.$B$2] &amp; &quot;.&quot; &amp; [$'CATALOGO DE TABLAS'.A44] = [$PARAMS.$B$2] &amp; &quot;.&quot; ; &quot;&quot;; [$PARAMS.$B$2] &amp; &quot;.&quot; &amp; [$'CATALOGO DE TABLAS'.A44])" office:value-type="string" office:string-value="vetacrm_v3.leads_opportunities_1_c" calcext:value-type="string">
            <text:p>vetacrm_v3.leads_opportunities_1_c</text:p>
          </table:table-cell>
          <table:table-cell table:formula="of:=IF([.B44]=&quot;&quot;;&quot;&quot;; &quot;INSERT INTO &quot; &amp; [.B44] &amp; &quot; SELECT * FROM &quot; &amp; [.A44] &amp; &quot;;&quot;)" office:value-type="string" office:string-value="INSERT INTO vetacrm_v3.leads_opportunities_1_c SELECT * FROM vetacrm_v2.leads_opportunities_1_c;" calcext:value-type="string">
            <text:p>INSERT INTO vetacrm_v3.leads_opportunities_1_c SELECT * FROM vetacrm_v2.leads_opportunities_1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5] = [$PARAMS.$A$2] &amp; &quot;.&quot; ; &quot;&quot;; [$PARAMS.$A$2] &amp; &quot;.&quot; &amp; [$'CATALOGO DE TABLAS'.A45])" office:value-type="string" office:string-value="vetacrm_v2.meetings" calcext:value-type="string">
            <text:p>vetacrm_v2.meetings</text:p>
          </table:table-cell>
          <table:table-cell table:formula="of:=IF([$PARAMS.$B$2] &amp; &quot;.&quot; &amp; [$'CATALOGO DE TABLAS'.A45] = [$PARAMS.$B$2] &amp; &quot;.&quot; ; &quot;&quot;; [$PARAMS.$B$2] &amp; &quot;.&quot; &amp; [$'CATALOGO DE TABLAS'.A45])" office:value-type="string" office:string-value="vetacrm_v3.meetings" calcext:value-type="string">
            <text:p>vetacrm_v3.meetings</text:p>
          </table:table-cell>
          <table:table-cell table:formula="of:=IF([.B45]=&quot;&quot;;&quot;&quot;; &quot;INSERT INTO &quot; &amp; [.B45] &amp; &quot; SELECT * FROM &quot; &amp; [.A45] &amp; &quot;;&quot;)" office:value-type="string" office:string-value="INSERT INTO vetacrm_v3.meetings SELECT * FROM vetacrm_v2.meetings;" calcext:value-type="string">
            <text:p>INSERT INTO vetacrm_v3.meetings SELECT * FROM vetacrm_v2.meeting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6] = [$PARAMS.$A$2] &amp; &quot;.&quot; ; &quot;&quot;; [$PARAMS.$A$2] &amp; &quot;.&quot; &amp; [$'CATALOGO DE TABLAS'.A46])" office:value-type="string" office:string-value="vetacrm_v2.meetings_contacts" calcext:value-type="string">
            <text:p>vetacrm_v2.meetings_contacts</text:p>
          </table:table-cell>
          <table:table-cell table:formula="of:=IF([$PARAMS.$B$2] &amp; &quot;.&quot; &amp; [$'CATALOGO DE TABLAS'.A46] = [$PARAMS.$B$2] &amp; &quot;.&quot; ; &quot;&quot;; [$PARAMS.$B$2] &amp; &quot;.&quot; &amp; [$'CATALOGO DE TABLAS'.A46])" office:value-type="string" office:string-value="vetacrm_v3.meetings_contacts" calcext:value-type="string">
            <text:p>vetacrm_v3.meetings_contacts</text:p>
          </table:table-cell>
          <table:table-cell table:formula="of:=IF([.B46]=&quot;&quot;;&quot;&quot;; &quot;INSERT INTO &quot; &amp; [.B46] &amp; &quot; SELECT * FROM &quot; &amp; [.A46] &amp; &quot;;&quot;)" office:value-type="string" office:string-value="INSERT INTO vetacrm_v3.meetings_contacts SELECT * FROM vetacrm_v2.meetings_contacts;" calcext:value-type="string">
            <text:p>INSERT INTO vetacrm_v3.meetings_contacts SELECT * FROM vetacrm_v2.meetings_contact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7] = [$PARAMS.$A$2] &amp; &quot;.&quot; ; &quot;&quot;; [$PARAMS.$A$2] &amp; &quot;.&quot; &amp; [$'CATALOGO DE TABLAS'.A47])" office:value-type="string" office:string-value="vetacrm_v2.meetings_cstm" calcext:value-type="string">
            <text:p>vetacrm_v2.meetings_cstm</text:p>
          </table:table-cell>
          <table:table-cell table:formula="of:=IF([$PARAMS.$B$2] &amp; &quot;.&quot; &amp; [$'CATALOGO DE TABLAS'.A47] = [$PARAMS.$B$2] &amp; &quot;.&quot; ; &quot;&quot;; [$PARAMS.$B$2] &amp; &quot;.&quot; &amp; [$'CATALOGO DE TABLAS'.A47])" office:value-type="string" office:string-value="vetacrm_v3.meetings_cstm" calcext:value-type="string">
            <text:p>vetacrm_v3.meetings_cstm</text:p>
          </table:table-cell>
          <table:table-cell table:formula="of:=IF([.B47]=&quot;&quot;;&quot;&quot;; &quot;INSERT INTO &quot; &amp; [.B47] &amp; &quot; SELECT * FROM &quot; &amp; [.A47] &amp; &quot;;&quot;)" office:value-type="string" office:string-value="INSERT INTO vetacrm_v3.meetings_cstm SELECT * FROM vetacrm_v2.meetings_cstm;" calcext:value-type="string">
            <text:p>INSERT INTO vetacrm_v3.meetings_cstm SELECT * FROM vetacrm_v2.meeting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8] = [$PARAMS.$A$2] &amp; &quot;.&quot; ; &quot;&quot;; [$PARAMS.$A$2] &amp; &quot;.&quot; &amp; [$'CATALOGO DE TABLAS'.A48])" office:value-type="string" office:string-value="vetacrm_v2.meetings_leads" calcext:value-type="string">
            <text:p>vetacrm_v2.meetings_leads</text:p>
          </table:table-cell>
          <table:table-cell table:formula="of:=IF([$PARAMS.$B$2] &amp; &quot;.&quot; &amp; [$'CATALOGO DE TABLAS'.A48] = [$PARAMS.$B$2] &amp; &quot;.&quot; ; &quot;&quot;; [$PARAMS.$B$2] &amp; &quot;.&quot; &amp; [$'CATALOGO DE TABLAS'.A48])" office:value-type="string" office:string-value="vetacrm_v3.meetings_leads" calcext:value-type="string">
            <text:p>vetacrm_v3.meetings_leads</text:p>
          </table:table-cell>
          <table:table-cell table:formula="of:=IF([.B48]=&quot;&quot;;&quot;&quot;; &quot;INSERT INTO &quot; &amp; [.B48] &amp; &quot; SELECT * FROM &quot; &amp; [.A48] &amp; &quot;;&quot;)" office:value-type="string" office:string-value="INSERT INTO vetacrm_v3.meetings_leads SELECT * FROM vetacrm_v2.meetings_leads;" calcext:value-type="string">
            <text:p>INSERT INTO vetacrm_v3.meetings_leads SELECT * FROM vetacrm_v2.meetings_lead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49] = [$PARAMS.$A$2] &amp; &quot;.&quot; ; &quot;&quot;; [$PARAMS.$A$2] &amp; &quot;.&quot; &amp; [$'CATALOGO DE TABLAS'.A49])" office:value-type="string" office:string-value="vetacrm_v2.meetings_users" calcext:value-type="string">
            <text:p>vetacrm_v2.meetings_users</text:p>
          </table:table-cell>
          <table:table-cell table:formula="of:=IF([$PARAMS.$B$2] &amp; &quot;.&quot; &amp; [$'CATALOGO DE TABLAS'.A49] = [$PARAMS.$B$2] &amp; &quot;.&quot; ; &quot;&quot;; [$PARAMS.$B$2] &amp; &quot;.&quot; &amp; [$'CATALOGO DE TABLAS'.A49])" office:value-type="string" office:string-value="vetacrm_v3.meetings_users" calcext:value-type="string">
            <text:p>vetacrm_v3.meetings_users</text:p>
          </table:table-cell>
          <table:table-cell table:formula="of:=IF([.B49]=&quot;&quot;;&quot;&quot;; &quot;INSERT INTO &quot; &amp; [.B49] &amp; &quot; SELECT * FROM &quot; &amp; [.A49] &amp; &quot;;&quot;)" office:value-type="string" office:string-value="INSERT INTO vetacrm_v3.meetings_users SELECT * FROM vetacrm_v2.meetings_users;" calcext:value-type="string">
            <text:p>INSERT INTO vetacrm_v3.meetings_users SELECT * FROM vetacrm_v2.meetings_user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0] = [$PARAMS.$A$2] &amp; &quot;.&quot; ; &quot;&quot;; [$PARAMS.$A$2] &amp; &quot;.&quot; &amp; [$'CATALOGO DE TABLAS'.A50])" office:value-type="string" office:string-value="vetacrm_v2.notes" calcext:value-type="string">
            <text:p>vetacrm_v2.notes</text:p>
          </table:table-cell>
          <table:table-cell table:formula="of:=IF([$PARAMS.$B$2] &amp; &quot;.&quot; &amp; [$'CATALOGO DE TABLAS'.A50] = [$PARAMS.$B$2] &amp; &quot;.&quot; ; &quot;&quot;; [$PARAMS.$B$2] &amp; &quot;.&quot; &amp; [$'CATALOGO DE TABLAS'.A50])" office:value-type="string" office:string-value="vetacrm_v3.notes" calcext:value-type="string">
            <text:p>vetacrm_v3.notes</text:p>
          </table:table-cell>
          <table:table-cell table:formula="of:=IF([.B50]=&quot;&quot;;&quot;&quot;; &quot;INSERT INTO &quot; &amp; [.B50] &amp; &quot; SELECT * FROM &quot; &amp; [.A50] &amp; &quot;;&quot;)" office:value-type="string" office:string-value="INSERT INTO vetacrm_v3.notes SELECT * FROM vetacrm_v2.notes;" calcext:value-type="string">
            <text:p>INSERT INTO vetacrm_v3.notes SELECT * FROM vetacrm_v2.not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1] = [$PARAMS.$A$2] &amp; &quot;.&quot; ; &quot;&quot;; [$PARAMS.$A$2] &amp; &quot;.&quot; &amp; [$'CATALOGO DE TABLAS'.A51])" office:value-type="string" office:string-value="vetacrm_v2.notes_cstm" calcext:value-type="string">
            <text:p>vetacrm_v2.notes_cstm</text:p>
          </table:table-cell>
          <table:table-cell table:formula="of:=IF([$PARAMS.$B$2] &amp; &quot;.&quot; &amp; [$'CATALOGO DE TABLAS'.A51] = [$PARAMS.$B$2] &amp; &quot;.&quot; ; &quot;&quot;; [$PARAMS.$B$2] &amp; &quot;.&quot; &amp; [$'CATALOGO DE TABLAS'.A51])" office:value-type="string" office:string-value="vetacrm_v3.notes_cstm" calcext:value-type="string">
            <text:p>vetacrm_v3.notes_cstm</text:p>
          </table:table-cell>
          <table:table-cell table:formula="of:=IF([.B51]=&quot;&quot;;&quot;&quot;; &quot;INSERT INTO &quot; &amp; [.B51] &amp; &quot; SELECT * FROM &quot; &amp; [.A51] &amp; &quot;;&quot;)" office:value-type="string" office:string-value="INSERT INTO vetacrm_v3.notes_cstm SELECT * FROM vetacrm_v2.notes_cstm;" calcext:value-type="string">
            <text:p>INSERT INTO vetacrm_v3.notes_cstm SELECT * FROM vetacrm_v2.note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2] = [$PARAMS.$A$2] &amp; &quot;.&quot; ; &quot;&quot;; [$PARAMS.$A$2] &amp; &quot;.&quot; &amp; [$'CATALOGO DE TABLAS'.A52])" office:value-type="string" office:string-value="vetacrm_v2.opportunities" calcext:value-type="string">
            <text:p>vetacrm_v2.opportunities</text:p>
          </table:table-cell>
          <table:table-cell table:formula="of:=IF([$PARAMS.$B$2] &amp; &quot;.&quot; &amp; [$'CATALOGO DE TABLAS'.A52] = [$PARAMS.$B$2] &amp; &quot;.&quot; ; &quot;&quot;; [$PARAMS.$B$2] &amp; &quot;.&quot; &amp; [$'CATALOGO DE TABLAS'.A52])" office:value-type="string" office:string-value="vetacrm_v3.opportunities" calcext:value-type="string">
            <text:p>vetacrm_v3.opportunities</text:p>
          </table:table-cell>
          <table:table-cell table:formula="of:=IF([.B52]=&quot;&quot;;&quot;&quot;; &quot;INSERT INTO &quot; &amp; [.B52] &amp; &quot; SELECT * FROM &quot; &amp; [.A52] &amp; &quot;;&quot;)" office:value-type="string" office:string-value="INSERT INTO vetacrm_v3.opportunities SELECT * FROM vetacrm_v2.opportunities;" calcext:value-type="string">
            <text:p>INSERT INTO vetacrm_v3.opportunities SELECT * FROM vetacrm_v2.opportuniti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3] = [$PARAMS.$A$2] &amp; &quot;.&quot; ; &quot;&quot;; [$PARAMS.$A$2] &amp; &quot;.&quot; &amp; [$'CATALOGO DE TABLAS'.A53])" office:value-type="string" office:string-value="vetacrm_v2.opportunities_audit" calcext:value-type="string">
            <text:p>vetacrm_v2.opportunities_audit</text:p>
          </table:table-cell>
          <table:table-cell table:formula="of:=IF([$PARAMS.$B$2] &amp; &quot;.&quot; &amp; [$'CATALOGO DE TABLAS'.A53] = [$PARAMS.$B$2] &amp; &quot;.&quot; ; &quot;&quot;; [$PARAMS.$B$2] &amp; &quot;.&quot; &amp; [$'CATALOGO DE TABLAS'.A53])" office:value-type="string" office:string-value="vetacrm_v3.opportunities_audit" calcext:value-type="string">
            <text:p>vetacrm_v3.opportunities_audit</text:p>
          </table:table-cell>
          <table:table-cell table:formula="of:=IF([.B53]=&quot;&quot;;&quot;&quot;; &quot;INSERT INTO &quot; &amp; [.B53] &amp; &quot; SELECT * FROM &quot; &amp; [.A53] &amp; &quot;;&quot;)" office:value-type="string" office:string-value="INSERT INTO vetacrm_v3.opportunities_audit SELECT * FROM vetacrm_v2.opportunities_audit;" calcext:value-type="string">
            <text:p>INSERT INTO vetacrm_v3.opportunities_audit SELECT * FROM vetacrm_v2.opportunities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4] = [$PARAMS.$A$2] &amp; &quot;.&quot; ; &quot;&quot;; [$PARAMS.$A$2] &amp; &quot;.&quot; &amp; [$'CATALOGO DE TABLAS'.A54])" office:value-type="string" office:string-value="vetacrm_v2.opportunities_cases_1_c" calcext:value-type="string">
            <text:p>vetacrm_v2.opportunities_cases_1_c</text:p>
          </table:table-cell>
          <table:table-cell table:formula="of:=IF([$PARAMS.$B$2] &amp; &quot;.&quot; &amp; [$'CATALOGO DE TABLAS'.A54] = [$PARAMS.$B$2] &amp; &quot;.&quot; ; &quot;&quot;; [$PARAMS.$B$2] &amp; &quot;.&quot; &amp; [$'CATALOGO DE TABLAS'.A54])" office:value-type="string" office:string-value="vetacrm_v3.opportunities_cases_1_c" calcext:value-type="string">
            <text:p>vetacrm_v3.opportunities_cases_1_c</text:p>
          </table:table-cell>
          <table:table-cell table:formula="of:=IF([.B54]=&quot;&quot;;&quot;&quot;; &quot;INSERT INTO &quot; &amp; [.B54] &amp; &quot; SELECT * FROM &quot; &amp; [.A54] &amp; &quot;;&quot;)" office:value-type="string" office:string-value="INSERT INTO vetacrm_v3.opportunities_cases_1_c SELECT * FROM vetacrm_v2.opportunities_cases_1_c;" calcext:value-type="string">
            <text:p>INSERT INTO vetacrm_v3.opportunities_cases_1_c SELECT * FROM vetacrm_v2.opportunities_cases_1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5] = [$PARAMS.$A$2] &amp; &quot;.&quot; ; &quot;&quot;; [$PARAMS.$A$2] &amp; &quot;.&quot; &amp; [$'CATALOGO DE TABLAS'.A55])" office:value-type="string" office:string-value="vetacrm_v2.opportunities_cstm" calcext:value-type="string">
            <text:p>vetacrm_v2.opportunities_cstm</text:p>
          </table:table-cell>
          <table:table-cell table:formula="of:=IF([$PARAMS.$B$2] &amp; &quot;.&quot; &amp; [$'CATALOGO DE TABLAS'.A55] = [$PARAMS.$B$2] &amp; &quot;.&quot; ; &quot;&quot;; [$PARAMS.$B$2] &amp; &quot;.&quot; &amp; [$'CATALOGO DE TABLAS'.A55])" office:value-type="string" office:string-value="vetacrm_v3.opportunities_cstm" calcext:value-type="string">
            <text:p>vetacrm_v3.opportunities_cstm</text:p>
          </table:table-cell>
          <table:table-cell table:formula="of:=IF([.B55]=&quot;&quot;;&quot;&quot;; &quot;INSERT INTO &quot; &amp; [.B55] &amp; &quot; SELECT * FROM &quot; &amp; [.A55] &amp; &quot;;&quot;)" office:value-type="string" office:string-value="INSERT INTO vetacrm_v3.opportunities_cstm SELECT * FROM vetacrm_v2.opportunities_cstm;" calcext:value-type="string">
            <text:p>INSERT INTO vetacrm_v3.opportunities_cstm SELECT * FROM vetacrm_v2.opportunitie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6] = [$PARAMS.$A$2] &amp; &quot;.&quot; ; &quot;&quot;; [$PARAMS.$A$2] &amp; &quot;.&quot; &amp; [$'CATALOGO DE TABLAS'.A56])" office:value-type="string" office:string-value="vetacrm_v2.outbound_email" calcext:value-type="string">
            <text:p>vetacrm_v2.outbound_email</text:p>
          </table:table-cell>
          <table:table-cell table:formula="of:=IF([$PARAMS.$B$2] &amp; &quot;.&quot; &amp; [$'CATALOGO DE TABLAS'.A56] = [$PARAMS.$B$2] &amp; &quot;.&quot; ; &quot;&quot;; [$PARAMS.$B$2] &amp; &quot;.&quot; &amp; [$'CATALOGO DE TABLAS'.A56])" office:value-type="string" office:string-value="vetacrm_v3.outbound_email" calcext:value-type="string">
            <text:p>vetacrm_v3.outbound_email</text:p>
          </table:table-cell>
          <table:table-cell table:formula="of:=IF([.B56]=&quot;&quot;;&quot;&quot;; &quot;INSERT INTO &quot; &amp; [.B56] &amp; &quot; SELECT * FROM &quot; &amp; [.A56] &amp; &quot;;&quot;)" office:value-type="string" office:string-value="INSERT INTO vetacrm_v3.outbound_email SELECT * FROM vetacrm_v2.outbound_email;" calcext:value-type="string">
            <text:p>INSERT INTO vetacrm_v3.outbound_email SELECT * FROM vetacrm_v2.outbound_email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7] = [$PARAMS.$A$2] &amp; &quot;.&quot; ; &quot;&quot;; [$PARAMS.$A$2] &amp; &quot;.&quot; &amp; [$'CATALOGO DE TABLAS'.A57])" office:value-type="string" office:string-value="vetacrm_v2.prospect_list_campaigns" calcext:value-type="string">
            <text:p>vetacrm_v2.prospect_list_campaigns</text:p>
          </table:table-cell>
          <table:table-cell table:formula="of:=IF([$PARAMS.$B$2] &amp; &quot;.&quot; &amp; [$'CATALOGO DE TABLAS'.A57] = [$PARAMS.$B$2] &amp; &quot;.&quot; ; &quot;&quot;; [$PARAMS.$B$2] &amp; &quot;.&quot; &amp; [$'CATALOGO DE TABLAS'.A57])" office:value-type="string" office:string-value="vetacrm_v3.prospect_list_campaigns" calcext:value-type="string">
            <text:p>vetacrm_v3.prospect_list_campaigns</text:p>
          </table:table-cell>
          <table:table-cell table:formula="of:=IF([.B57]=&quot;&quot;;&quot;&quot;; &quot;INSERT INTO &quot; &amp; [.B57] &amp; &quot; SELECT * FROM &quot; &amp; [.A57] &amp; &quot;;&quot;)" office:value-type="string" office:string-value="INSERT INTO vetacrm_v3.prospect_list_campaigns SELECT * FROM vetacrm_v2.prospect_list_campaigns;" calcext:value-type="string">
            <text:p>INSERT INTO vetacrm_v3.prospect_list_campaigns SELECT * FROM vetacrm_v2.prospect_list_campaign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8] = [$PARAMS.$A$2] &amp; &quot;.&quot; ; &quot;&quot;; [$PARAMS.$A$2] &amp; &quot;.&quot; &amp; [$'CATALOGO DE TABLAS'.A58])" office:value-type="string" office:string-value="vetacrm_v2.prospect_lists" calcext:value-type="string">
            <text:p>vetacrm_v2.prospect_lists</text:p>
          </table:table-cell>
          <table:table-cell table:formula="of:=IF([$PARAMS.$B$2] &amp; &quot;.&quot; &amp; [$'CATALOGO DE TABLAS'.A58] = [$PARAMS.$B$2] &amp; &quot;.&quot; ; &quot;&quot;; [$PARAMS.$B$2] &amp; &quot;.&quot; &amp; [$'CATALOGO DE TABLAS'.A58])" office:value-type="string" office:string-value="vetacrm_v3.prospect_lists" calcext:value-type="string">
            <text:p>vetacrm_v3.prospect_lists</text:p>
          </table:table-cell>
          <table:table-cell table:formula="of:=IF([.B58]=&quot;&quot;;&quot;&quot;; &quot;INSERT INTO &quot; &amp; [.B58] &amp; &quot; SELECT * FROM &quot; &amp; [.A58] &amp; &quot;;&quot;)" office:value-type="string" office:string-value="INSERT INTO vetacrm_v3.prospect_lists SELECT * FROM vetacrm_v2.prospect_lists;" calcext:value-type="string">
            <text:p>INSERT INTO vetacrm_v3.prospect_lists SELECT * FROM vetacrm_v2.prospect_list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59] = [$PARAMS.$A$2] &amp; &quot;.&quot; ; &quot;&quot;; [$PARAMS.$A$2] &amp; &quot;.&quot; &amp; [$'CATALOGO DE TABLAS'.A59])" office:value-type="string" office:string-value="vetacrm_v2.prospect_lists_prospects" calcext:value-type="string">
            <text:p>vetacrm_v2.prospect_lists_prospects</text:p>
          </table:table-cell>
          <table:table-cell table:formula="of:=IF([$PARAMS.$B$2] &amp; &quot;.&quot; &amp; [$'CATALOGO DE TABLAS'.A59] = [$PARAMS.$B$2] &amp; &quot;.&quot; ; &quot;&quot;; [$PARAMS.$B$2] &amp; &quot;.&quot; &amp; [$'CATALOGO DE TABLAS'.A59])" office:value-type="string" office:string-value="vetacrm_v3.prospect_lists_prospects" calcext:value-type="string">
            <text:p>vetacrm_v3.prospect_lists_prospects</text:p>
          </table:table-cell>
          <table:table-cell table:formula="of:=IF([.B59]=&quot;&quot;;&quot;&quot;; &quot;INSERT INTO &quot; &amp; [.B59] &amp; &quot; SELECT * FROM &quot; &amp; [.A59] &amp; &quot;;&quot;)" office:value-type="string" office:string-value="INSERT INTO vetacrm_v3.prospect_lists_prospects SELECT * FROM vetacrm_v2.prospect_lists_prospects;" calcext:value-type="string">
            <text:p>INSERT INTO vetacrm_v3.prospect_lists_prospects SELECT * FROM vetacrm_v2.prospect_lists_prospect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0] = [$PARAMS.$A$2] &amp; &quot;.&quot; ; &quot;&quot;; [$PARAMS.$A$2] &amp; &quot;.&quot; &amp; [$'CATALOGO DE TABLAS'.A60])">
            <text:p/>
          </table:table-cell>
          <table:table-cell table:formula="of:=IF([$PARAMS.$B$2] &amp; &quot;.&quot; &amp; [$'CATALOGO DE TABLAS'.A60] = [$PARAMS.$B$2] &amp; &quot;.&quot; ; &quot;&quot;; [$PARAMS.$B$2] &amp; &quot;.&quot; &amp; [$'CATALOGO DE TABLAS'.A60])">
            <text:p/>
          </table:table-cell>
          <table:table-cell table:formula="of:=IF([.B60]=&quot;&quot;;&quot;&quot;; &quot;INSERT INTO &quot; &amp; [.B60] &amp; &quot; SELECT * FROM &quot; &amp; [.A60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1] = [$PARAMS.$A$2] &amp; &quot;.&quot; ; &quot;&quot;; [$PARAMS.$A$2] &amp; &quot;.&quot; &amp; [$'CATALOGO DE TABLAS'.A61])" office:value-type="string" office:string-value="vetacrm_v2.saved_search" calcext:value-type="string">
            <text:p>vetacrm_v2.saved_search</text:p>
          </table:table-cell>
          <table:table-cell table:formula="of:=IF([$PARAMS.$B$2] &amp; &quot;.&quot; &amp; [$'CATALOGO DE TABLAS'.A61] = [$PARAMS.$B$2] &amp; &quot;.&quot; ; &quot;&quot;; [$PARAMS.$B$2] &amp; &quot;.&quot; &amp; [$'CATALOGO DE TABLAS'.A61])" office:value-type="string" office:string-value="vetacrm_v3.saved_search" calcext:value-type="string">
            <text:p>vetacrm_v3.saved_search</text:p>
          </table:table-cell>
          <table:table-cell table:formula="of:=IF([.B61]=&quot;&quot;;&quot;&quot;; &quot;INSERT INTO &quot; &amp; [.B61] &amp; &quot; SELECT * FROM &quot; &amp; [.A61] &amp; &quot;;&quot;)" office:value-type="string" office:string-value="INSERT INTO vetacrm_v3.saved_search SELECT * FROM vetacrm_v2.saved_search;" calcext:value-type="string">
            <text:p>INSERT INTO vetacrm_v3.saved_search SELECT * FROM vetacrm_v2.saved_search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2] = [$PARAMS.$A$2] &amp; &quot;.&quot; ; &quot;&quot;; [$PARAMS.$A$2] &amp; &quot;.&quot; &amp; [$'CATALOGO DE TABLAS'.A62])" office:value-type="string" office:string-value="vetacrm_v2.sugarfeed" calcext:value-type="string">
            <text:p>vetacrm_v2.sugarfeed</text:p>
          </table:table-cell>
          <table:table-cell table:formula="of:=IF([$PARAMS.$B$2] &amp; &quot;.&quot; &amp; [$'CATALOGO DE TABLAS'.A62] = [$PARAMS.$B$2] &amp; &quot;.&quot; ; &quot;&quot;; [$PARAMS.$B$2] &amp; &quot;.&quot; &amp; [$'CATALOGO DE TABLAS'.A62])" office:value-type="string" office:string-value="vetacrm_v3.sugarfeed" calcext:value-type="string">
            <text:p>vetacrm_v3.sugarfeed</text:p>
          </table:table-cell>
          <table:table-cell table:formula="of:=IF([.B62]=&quot;&quot;;&quot;&quot;; &quot;INSERT INTO &quot; &amp; [.B62] &amp; &quot; SELECT * FROM &quot; &amp; [.A62] &amp; &quot;;&quot;)" office:value-type="string" office:string-value="INSERT INTO vetacrm_v3.sugarfeed SELECT * FROM vetacrm_v2.sugarfeed;" calcext:value-type="string">
            <text:p>INSERT INTO vetacrm_v3.sugarfeed SELECT * FROM vetacrm_v2.sugarfeed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3] = [$PARAMS.$A$2] &amp; &quot;.&quot; ; &quot;&quot;; [$PARAMS.$A$2] &amp; &quot;.&quot; &amp; [$'CATALOGO DE TABLAS'.A63])" office:value-type="string" office:string-value="vetacrm_v2.tasks" calcext:value-type="string">
            <text:p>vetacrm_v2.tasks</text:p>
          </table:table-cell>
          <table:table-cell table:formula="of:=IF([$PARAMS.$B$2] &amp; &quot;.&quot; &amp; [$'CATALOGO DE TABLAS'.A63] = [$PARAMS.$B$2] &amp; &quot;.&quot; ; &quot;&quot;; [$PARAMS.$B$2] &amp; &quot;.&quot; &amp; [$'CATALOGO DE TABLAS'.A63])" office:value-type="string" office:string-value="vetacrm_v3.tasks" calcext:value-type="string">
            <text:p>vetacrm_v3.tasks</text:p>
          </table:table-cell>
          <table:table-cell table:formula="of:=IF([.B63]=&quot;&quot;;&quot;&quot;; &quot;INSERT INTO &quot; &amp; [.B63] &amp; &quot; SELECT * FROM &quot; &amp; [.A63] &amp; &quot;;&quot;)" office:value-type="string" office:string-value="INSERT INTO vetacrm_v3.tasks SELECT * FROM vetacrm_v2.tasks;" calcext:value-type="string">
            <text:p>INSERT INTO vetacrm_v3.tasks SELECT * FROM vetacrm_v2.task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4] = [$PARAMS.$A$2] &amp; &quot;.&quot; ; &quot;&quot;; [$PARAMS.$A$2] &amp; &quot;.&quot; &amp; [$'CATALOGO DE TABLAS'.A64])" office:value-type="string" office:string-value="vetacrm_v2.tasks_cstm" calcext:value-type="string">
            <text:p>vetacrm_v2.tasks_cstm</text:p>
          </table:table-cell>
          <table:table-cell table:formula="of:=IF([$PARAMS.$B$2] &amp; &quot;.&quot; &amp; [$'CATALOGO DE TABLAS'.A64] = [$PARAMS.$B$2] &amp; &quot;.&quot; ; &quot;&quot;; [$PARAMS.$B$2] &amp; &quot;.&quot; &amp; [$'CATALOGO DE TABLAS'.A64])" office:value-type="string" office:string-value="vetacrm_v3.tasks_cstm" calcext:value-type="string">
            <text:p>vetacrm_v3.tasks_cstm</text:p>
          </table:table-cell>
          <table:table-cell table:formula="of:=IF([.B64]=&quot;&quot;;&quot;&quot;; &quot;INSERT INTO &quot; &amp; [.B64] &amp; &quot; SELECT * FROM &quot; &amp; [.A64] &amp; &quot;;&quot;)" office:value-type="string" office:string-value="INSERT INTO vetacrm_v3.tasks_cstm SELECT * FROM vetacrm_v2.tasks_cstm;" calcext:value-type="string">
            <text:p>INSERT INTO vetacrm_v3.tasks_cstm SELECT * FROM vetacrm_v2.tasks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5] = [$PARAMS.$A$2] &amp; &quot;.&quot; ; &quot;&quot;; [$PARAMS.$A$2] &amp; &quot;.&quot; &amp; [$'CATALOGO DE TABLAS'.A65])" office:value-type="string" office:string-value="vetacrm_v2.tracker" calcext:value-type="string">
            <text:p>vetacrm_v2.tracker</text:p>
          </table:table-cell>
          <table:table-cell table:formula="of:=IF([$PARAMS.$B$2] &amp; &quot;.&quot; &amp; [$'CATALOGO DE TABLAS'.A65] = [$PARAMS.$B$2] &amp; &quot;.&quot; ; &quot;&quot;; [$PARAMS.$B$2] &amp; &quot;.&quot; &amp; [$'CATALOGO DE TABLAS'.A65])" office:value-type="string" office:string-value="vetacrm_v3.tracker" calcext:value-type="string">
            <text:p>vetacrm_v3.tracker</text:p>
          </table:table-cell>
          <table:table-cell table:formula="of:=IF([.B65]=&quot;&quot;;&quot;&quot;; &quot;INSERT INTO &quot; &amp; [.B65] &amp; &quot; SELECT * FROM &quot; &amp; [.A65] &amp; &quot;;&quot;)" office:value-type="string" office:string-value="INSERT INTO vetacrm_v3.tracker SELECT * FROM vetacrm_v2.tracker;" calcext:value-type="string">
            <text:p>INSERT INTO vetacrm_v3.tracker SELECT * FROM vetacrm_v2.tracker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6] = [$PARAMS.$A$2] &amp; &quot;.&quot; ; &quot;&quot;; [$PARAMS.$A$2] &amp; &quot;.&quot; &amp; [$'CATALOGO DE TABLAS'.A66])" office:value-type="string" office:string-value="vetacrm_v2.user_preferences" calcext:value-type="string">
            <text:p>vetacrm_v2.user_preferences</text:p>
          </table:table-cell>
          <table:table-cell table:formula="of:=IF([$PARAMS.$B$2] &amp; &quot;.&quot; &amp; [$'CATALOGO DE TABLAS'.A66] = [$PARAMS.$B$2] &amp; &quot;.&quot; ; &quot;&quot;; [$PARAMS.$B$2] &amp; &quot;.&quot; &amp; [$'CATALOGO DE TABLAS'.A66])" office:value-type="string" office:string-value="vetacrm_v3.user_preferences" calcext:value-type="string">
            <text:p>vetacrm_v3.user_preferences</text:p>
          </table:table-cell>
          <table:table-cell table:formula="of:=IF([.B66]=&quot;&quot;;&quot;&quot;; &quot;INSERT INTO &quot; &amp; [.B66] &amp; &quot; SELECT * FROM &quot; &amp; [.A66] &amp; &quot;;&quot;)" office:value-type="string" office:string-value="INSERT INTO vetacrm_v3.user_preferences SELECT * FROM vetacrm_v2.user_preferences;" calcext:value-type="string">
            <text:p>INSERT INTO vetacrm_v3.user_preferences SELECT * FROM vetacrm_v2.user_preference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7] = [$PARAMS.$A$2] &amp; &quot;.&quot; ; &quot;&quot;; [$PARAMS.$A$2] &amp; &quot;.&quot; &amp; [$'CATALOGO DE TABLAS'.A67])" office:value-type="string" office:string-value="vetacrm_v2.users" calcext:value-type="string">
            <text:p>vetacrm_v2.users</text:p>
          </table:table-cell>
          <table:table-cell table:formula="of:=IF([$PARAMS.$B$2] &amp; &quot;.&quot; &amp; [$'CATALOGO DE TABLAS'.A67] = [$PARAMS.$B$2] &amp; &quot;.&quot; ; &quot;&quot;; [$PARAMS.$B$2] &amp; &quot;.&quot; &amp; [$'CATALOGO DE TABLAS'.A67])" office:value-type="string" office:string-value="vetacrm_v3.users" calcext:value-type="string">
            <text:p>vetacrm_v3.users</text:p>
          </table:table-cell>
          <table:table-cell table:formula="of:=IF([.B67]=&quot;&quot;;&quot;&quot;; &quot;INSERT INTO &quot; &amp; [.B67] &amp; &quot; SELECT * FROM &quot; &amp; [.A67] &amp; &quot;;&quot;)" office:value-type="string" office:string-value="INSERT INTO vetacrm_v3.users SELECT * FROM vetacrm_v2.users;" calcext:value-type="string">
            <text:p>INSERT INTO vetacrm_v3.users SELECT * FROM vetacrm_v2.user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8] = [$PARAMS.$A$2] &amp; &quot;.&quot; ; &quot;&quot;; [$PARAMS.$A$2] &amp; &quot;.&quot; &amp; [$'CATALOGO DE TABLAS'.A68])" office:value-type="string" office:string-value="vetacrm_v2.users_password_link" calcext:value-type="string">
            <text:p>vetacrm_v2.users_password_link</text:p>
          </table:table-cell>
          <table:table-cell table:formula="of:=IF([$PARAMS.$B$2] &amp; &quot;.&quot; &amp; [$'CATALOGO DE TABLAS'.A68] = [$PARAMS.$B$2] &amp; &quot;.&quot; ; &quot;&quot;; [$PARAMS.$B$2] &amp; &quot;.&quot; &amp; [$'CATALOGO DE TABLAS'.A68])" office:value-type="string" office:string-value="vetacrm_v3.users_password_link" calcext:value-type="string">
            <text:p>vetacrm_v3.users_password_link</text:p>
          </table:table-cell>
          <table:table-cell table:formula="of:=IF([.B68]=&quot;&quot;;&quot;&quot;; &quot;INSERT INTO &quot; &amp; [.B68] &amp; &quot; SELECT * FROM &quot; &amp; [.A68] &amp; &quot;;&quot;)" office:value-type="string" office:string-value="INSERT INTO vetacrm_v3.users_password_link SELECT * FROM vetacrm_v2.users_password_link;" calcext:value-type="string">
            <text:p>INSERT INTO vetacrm_v3.users_password_link SELECT * FROM vetacrm_v2.users_password_link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69] = [$PARAMS.$A$2] &amp; &quot;.&quot; ; &quot;&quot;; [$PARAMS.$A$2] &amp; &quot;.&quot; &amp; [$'CATALOGO DE TABLAS'.A69])" office:value-type="string" office:string-value="vetacrm_v2.vcals" calcext:value-type="string">
            <text:p>vetacrm_v2.vcals</text:p>
          </table:table-cell>
          <table:table-cell table:formula="of:=IF([$PARAMS.$B$2] &amp; &quot;.&quot; &amp; [$'CATALOGO DE TABLAS'.A69] = [$PARAMS.$B$2] &amp; &quot;.&quot; ; &quot;&quot;; [$PARAMS.$B$2] &amp; &quot;.&quot; &amp; [$'CATALOGO DE TABLAS'.A69])" office:value-type="string" office:string-value="vetacrm_v3.vcals" calcext:value-type="string">
            <text:p>vetacrm_v3.vcals</text:p>
          </table:table-cell>
          <table:table-cell table:formula="of:=IF([.B69]=&quot;&quot;;&quot;&quot;; &quot;INSERT INTO &quot; &amp; [.B69] &amp; &quot; SELECT * FROM &quot; &amp; [.A69] &amp; &quot;;&quot;)" office:value-type="string" office:string-value="INSERT INTO vetacrm_v3.vcals SELECT * FROM vetacrm_v2.vcals;" calcext:value-type="string">
            <text:p>INSERT INTO vetacrm_v3.vcals SELECT * FROM vetacrm_v2.vcal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0] = [$PARAMS.$A$2] &amp; &quot;.&quot; ; &quot;&quot;; [$PARAMS.$A$2] &amp; &quot;.&quot; &amp; [$'CATALOGO DE TABLAS'.A70])" office:value-type="string" office:string-value="vetacrm_v2.veta_abono" calcext:value-type="string">
            <text:p>vetacrm_v2.veta_abono</text:p>
          </table:table-cell>
          <table:table-cell table:formula="of:=IF([$PARAMS.$B$2] &amp; &quot;.&quot; &amp; [$'CATALOGO DE TABLAS'.A70] = [$PARAMS.$B$2] &amp; &quot;.&quot; ; &quot;&quot;; [$PARAMS.$B$2] &amp; &quot;.&quot; &amp; [$'CATALOGO DE TABLAS'.A70])" office:value-type="string" office:string-value="vetacrm_v3.veta_abono" calcext:value-type="string">
            <text:p>vetacrm_v3.veta_abono</text:p>
          </table:table-cell>
          <table:table-cell table:formula="of:=IF([.B70]=&quot;&quot;;&quot;&quot;; &quot;INSERT INTO &quot; &amp; [.B70] &amp; &quot; SELECT * FROM &quot; &amp; [.A70] &amp; &quot;;&quot;)" office:value-type="string" office:string-value="INSERT INTO vetacrm_v3.veta_abono SELECT * FROM vetacrm_v2.veta_abono;" calcext:value-type="string">
            <text:p>INSERT INTO vetacrm_v3.veta_abono SELECT * FROM vetacrm_v2.veta_abon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1] = [$PARAMS.$A$2] &amp; &quot;.&quot; ; &quot;&quot;; [$PARAMS.$A$2] &amp; &quot;.&quot; &amp; [$'CATALOGO DE TABLAS'.A71])" office:value-type="string" office:string-value="vetacrm_v2.veta_abono_audit" calcext:value-type="string">
            <text:p>vetacrm_v2.veta_abono_audit</text:p>
          </table:table-cell>
          <table:table-cell table:formula="of:=IF([$PARAMS.$B$2] &amp; &quot;.&quot; &amp; [$'CATALOGO DE TABLAS'.A71] = [$PARAMS.$B$2] &amp; &quot;.&quot; ; &quot;&quot;; [$PARAMS.$B$2] &amp; &quot;.&quot; &amp; [$'CATALOGO DE TABLAS'.A71])" office:value-type="string" office:string-value="vetacrm_v3.veta_abono_audit" calcext:value-type="string">
            <text:p>vetacrm_v3.veta_abono_audit</text:p>
          </table:table-cell>
          <table:table-cell table:formula="of:=IF([.B71]=&quot;&quot;;&quot;&quot;; &quot;INSERT INTO &quot; &amp; [.B71] &amp; &quot; SELECT * FROM &quot; &amp; [.A71] &amp; &quot;;&quot;)" office:value-type="string" office:string-value="INSERT INTO vetacrm_v3.veta_abono_audit SELECT * FROM vetacrm_v2.veta_abono_audit;" calcext:value-type="string">
            <text:p>INSERT INTO vetacrm_v3.veta_abono_audit SELECT * FROM vetacrm_v2.veta_abon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2] = [$PARAMS.$A$2] &amp; &quot;.&quot; ; &quot;&quot;; [$PARAMS.$A$2] &amp; &quot;.&quot; &amp; [$'CATALOGO DE TABLAS'.A72])" office:value-type="string" office:string-value="vetacrm_v2.veta_abono_veta_recibo_c" calcext:value-type="string">
            <text:p>vetacrm_v2.veta_abono_veta_recibo_c</text:p>
          </table:table-cell>
          <table:table-cell table:formula="of:=IF([$PARAMS.$B$2] &amp; &quot;.&quot; &amp; [$'CATALOGO DE TABLAS'.A72] = [$PARAMS.$B$2] &amp; &quot;.&quot; ; &quot;&quot;; [$PARAMS.$B$2] &amp; &quot;.&quot; &amp; [$'CATALOGO DE TABLAS'.A72])" office:value-type="string" office:string-value="vetacrm_v3.veta_abono_veta_recibo_c" calcext:value-type="string">
            <text:p>vetacrm_v3.veta_abono_veta_recibo_c</text:p>
          </table:table-cell>
          <table:table-cell table:formula="of:=IF([.B72]=&quot;&quot;;&quot;&quot;; &quot;INSERT INTO &quot; &amp; [.B72] &amp; &quot; SELECT * FROM &quot; &amp; [.A72] &amp; &quot;;&quot;)" office:value-type="string" office:string-value="INSERT INTO vetacrm_v3.veta_abono_veta_recibo_c SELECT * FROM vetacrm_v2.veta_abono_veta_recibo_c;" calcext:value-type="string">
            <text:p>INSERT INTO vetacrm_v3.veta_abono_veta_recibo_c SELECT * FROM vetacrm_v2.veta_abono_veta_recib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3] = [$PARAMS.$A$2] &amp; &quot;.&quot; ; &quot;&quot;; [$PARAMS.$A$2] &amp; &quot;.&quot; &amp; [$'CATALOGO DE TABLAS'.A73])" office:value-type="string" office:string-value="vetacrm_v2.veta_aplicacion" calcext:value-type="string">
            <text:p>vetacrm_v2.veta_aplicacion</text:p>
          </table:table-cell>
          <table:table-cell table:formula="of:=IF([$PARAMS.$B$2] &amp; &quot;.&quot; &amp; [$'CATALOGO DE TABLAS'.A73] = [$PARAMS.$B$2] &amp; &quot;.&quot; ; &quot;&quot;; [$PARAMS.$B$2] &amp; &quot;.&quot; &amp; [$'CATALOGO DE TABLAS'.A73])" office:value-type="string" office:string-value="vetacrm_v3.veta_aplicacion" calcext:value-type="string">
            <text:p>vetacrm_v3.veta_aplicacion</text:p>
          </table:table-cell>
          <table:table-cell table:formula="of:=IF([.B73]=&quot;&quot;;&quot;&quot;; &quot;INSERT INTO &quot; &amp; [.B73] &amp; &quot; SELECT * FROM &quot; &amp; [.A73] &amp; &quot;;&quot;)" office:value-type="string" office:string-value="INSERT INTO vetacrm_v3.veta_aplicacion SELECT * FROM vetacrm_v2.veta_aplicacion;" calcext:value-type="string">
            <text:p>INSERT INTO vetacrm_v3.veta_aplicacion SELECT * FROM vetacrm_v2.veta_aplicacion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4] = [$PARAMS.$A$2] &amp; &quot;.&quot; ; &quot;&quot;; [$PARAMS.$A$2] &amp; &quot;.&quot; &amp; [$'CATALOGO DE TABLAS'.A74])" office:value-type="string" office:string-value="vetacrm_v2.veta_aplicacion_audit" calcext:value-type="string">
            <text:p>vetacrm_v2.veta_aplicacion_audit</text:p>
          </table:table-cell>
          <table:table-cell table:formula="of:=IF([$PARAMS.$B$2] &amp; &quot;.&quot; &amp; [$'CATALOGO DE TABLAS'.A74] = [$PARAMS.$B$2] &amp; &quot;.&quot; ; &quot;&quot;; [$PARAMS.$B$2] &amp; &quot;.&quot; &amp; [$'CATALOGO DE TABLAS'.A74])" office:value-type="string" office:string-value="vetacrm_v3.veta_aplicacion_audit" calcext:value-type="string">
            <text:p>vetacrm_v3.veta_aplicacion_audit</text:p>
          </table:table-cell>
          <table:table-cell table:formula="of:=IF([.B74]=&quot;&quot;;&quot;&quot;; &quot;INSERT INTO &quot; &amp; [.B74] &amp; &quot; SELECT * FROM &quot; &amp; [.A74] &amp; &quot;;&quot;)" office:value-type="string" office:string-value="INSERT INTO vetacrm_v3.veta_aplicacion_audit SELECT * FROM vetacrm_v2.veta_aplicacion_audit;" calcext:value-type="string">
            <text:p>INSERT INTO vetacrm_v3.veta_aplicacion_audit SELECT * FROM vetacrm_v2.veta_aplicacion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5] = [$PARAMS.$A$2] &amp; &quot;.&quot; ; &quot;&quot;; [$PARAMS.$A$2] &amp; &quot;.&quot; &amp; [$'CATALOGO DE TABLAS'.A75])" office:value-type="string" office:string-value="vetacrm_v2.veta_aplicacion_cases_c" calcext:value-type="string">
            <text:p>vetacrm_v2.veta_aplicacion_cases_c</text:p>
          </table:table-cell>
          <table:table-cell table:formula="of:=IF([$PARAMS.$B$2] &amp; &quot;.&quot; &amp; [$'CATALOGO DE TABLAS'.A75] = [$PARAMS.$B$2] &amp; &quot;.&quot; ; &quot;&quot;; [$PARAMS.$B$2] &amp; &quot;.&quot; &amp; [$'CATALOGO DE TABLAS'.A75])" office:value-type="string" office:string-value="vetacrm_v3.veta_aplicacion_cases_c" calcext:value-type="string">
            <text:p>vetacrm_v3.veta_aplicacion_cases_c</text:p>
          </table:table-cell>
          <table:table-cell table:formula="of:=IF([.B75]=&quot;&quot;;&quot;&quot;; &quot;INSERT INTO &quot; &amp; [.B75] &amp; &quot; SELECT * FROM &quot; &amp; [.A75] &amp; &quot;;&quot;)" office:value-type="string" office:string-value="INSERT INTO vetacrm_v3.veta_aplicacion_cases_c SELECT * FROM vetacrm_v2.veta_aplicacion_cases_c;" calcext:value-type="string">
            <text:p>INSERT INTO vetacrm_v3.veta_aplicacion_cases_c SELECT * FROM vetacrm_v2.veta_aplicacion_cas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6] = [$PARAMS.$A$2] &amp; &quot;.&quot; ; &quot;&quot;; [$PARAMS.$A$2] &amp; &quot;.&quot; &amp; [$'CATALOGO DE TABLAS'.A76])" office:value-type="string" office:string-value="vetacrm_v2.veta_aplicacion_cstm" calcext:value-type="string">
            <text:p>vetacrm_v2.veta_aplicacion_cstm</text:p>
          </table:table-cell>
          <table:table-cell table:formula="of:=IF([$PARAMS.$B$2] &amp; &quot;.&quot; &amp; [$'CATALOGO DE TABLAS'.A76] = [$PARAMS.$B$2] &amp; &quot;.&quot; ; &quot;&quot;; [$PARAMS.$B$2] &amp; &quot;.&quot; &amp; [$'CATALOGO DE TABLAS'.A76])" office:value-type="string" office:string-value="vetacrm_v3.veta_aplicacion_cstm" calcext:value-type="string">
            <text:p>vetacrm_v3.veta_aplicacion_cstm</text:p>
          </table:table-cell>
          <table:table-cell table:formula="of:=IF([.B76]=&quot;&quot;;&quot;&quot;; &quot;INSERT INTO &quot; &amp; [.B76] &amp; &quot; SELECT * FROM &quot; &amp; [.A76] &amp; &quot;;&quot;)" office:value-type="string" office:string-value="INSERT INTO vetacrm_v3.veta_aplicacion_cstm SELECT * FROM vetacrm_v2.veta_aplicacion_cstm;" calcext:value-type="string">
            <text:p>INSERT INTO vetacrm_v3.veta_aplicacion_cstm SELECT * FROM vetacrm_v2.veta_aplicacion_cst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7] = [$PARAMS.$A$2] &amp; &quot;.&quot; ; &quot;&quot;; [$PARAMS.$A$2] &amp; &quot;.&quot; &amp; [$'CATALOGO DE TABLAS'.A77])" office:value-type="string" office:string-value="vetacrm_v2.veta_aplicacion_opportunities_c" calcext:value-type="string">
            <text:p>vetacrm_v2.veta_aplicacion_opportunities_c</text:p>
          </table:table-cell>
          <table:table-cell table:formula="of:=IF([$PARAMS.$B$2] &amp; &quot;.&quot; &amp; [$'CATALOGO DE TABLAS'.A77] = [$PARAMS.$B$2] &amp; &quot;.&quot; ; &quot;&quot;; [$PARAMS.$B$2] &amp; &quot;.&quot; &amp; [$'CATALOGO DE TABLAS'.A77])" office:value-type="string" office:string-value="vetacrm_v3.veta_aplicacion_opportunities_c" calcext:value-type="string">
            <text:p>vetacrm_v3.veta_aplicacion_opportunities_c</text:p>
          </table:table-cell>
          <table:table-cell table:formula="of:=IF([.B77]=&quot;&quot;;&quot;&quot;; &quot;INSERT INTO &quot; &amp; [.B77] &amp; &quot; SELECT * FROM &quot; &amp; [.A77] &amp; &quot;;&quot;)" office:value-type="string" office:string-value="INSERT INTO vetacrm_v3.veta_aplicacion_opportunities_c SELECT * FROM vetacrm_v2.veta_aplicacion_opportunities_c;" calcext:value-type="string">
            <text:p>INSERT INTO vetacrm_v3.veta_aplicacion_opportunities_c SELECT * FROM vetacrm_v2.veta_aplicacion_opportuniti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8] = [$PARAMS.$A$2] &amp; &quot;.&quot; ; &quot;&quot;; [$PARAMS.$A$2] &amp; &quot;.&quot; &amp; [$'CATALOGO DE TABLAS'.A78])" office:value-type="string" office:string-value="vetacrm_v2.veta_coe" calcext:value-type="string">
            <text:p>vetacrm_v2.veta_coe</text:p>
          </table:table-cell>
          <table:table-cell table:formula="of:=IF([$PARAMS.$B$2] &amp; &quot;.&quot; &amp; [$'CATALOGO DE TABLAS'.A78] = [$PARAMS.$B$2] &amp; &quot;.&quot; ; &quot;&quot;; [$PARAMS.$B$2] &amp; &quot;.&quot; &amp; [$'CATALOGO DE TABLAS'.A78])" office:value-type="string" office:string-value="vetacrm_v3.veta_coe" calcext:value-type="string">
            <text:p>vetacrm_v3.veta_coe</text:p>
          </table:table-cell>
          <table:table-cell table:formula="of:=IF([.B78]=&quot;&quot;;&quot;&quot;; &quot;INSERT INTO &quot; &amp; [.B78] &amp; &quot; SELECT * FROM &quot; &amp; [.A78] &amp; &quot;;&quot;)" office:value-type="string" office:string-value="INSERT INTO vetacrm_v3.veta_coe SELECT * FROM vetacrm_v2.veta_coe;" calcext:value-type="string">
            <text:p>INSERT INTO vetacrm_v3.veta_coe SELECT * FROM vetacrm_v2.veta_coe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79] = [$PARAMS.$A$2] &amp; &quot;.&quot; ; &quot;&quot;; [$PARAMS.$A$2] &amp; &quot;.&quot; &amp; [$'CATALOGO DE TABLAS'.A79])" office:value-type="string" office:string-value="vetacrm_v2.veta_coe_audit" calcext:value-type="string">
            <text:p>vetacrm_v2.veta_coe_audit</text:p>
          </table:table-cell>
          <table:table-cell table:formula="of:=IF([$PARAMS.$B$2] &amp; &quot;.&quot; &amp; [$'CATALOGO DE TABLAS'.A79] = [$PARAMS.$B$2] &amp; &quot;.&quot; ; &quot;&quot;; [$PARAMS.$B$2] &amp; &quot;.&quot; &amp; [$'CATALOGO DE TABLAS'.A79])" office:value-type="string" office:string-value="vetacrm_v3.veta_coe_audit" calcext:value-type="string">
            <text:p>vetacrm_v3.veta_coe_audit</text:p>
          </table:table-cell>
          <table:table-cell table:formula="of:=IF([.B79]=&quot;&quot;;&quot;&quot;; &quot;INSERT INTO &quot; &amp; [.B79] &amp; &quot; SELECT * FROM &quot; &amp; [.A79] &amp; &quot;;&quot;)" office:value-type="string" office:string-value="INSERT INTO vetacrm_v3.veta_coe_audit SELECT * FROM vetacrm_v2.veta_coe_audit;" calcext:value-type="string">
            <text:p>INSERT INTO vetacrm_v3.veta_coe_audit SELECT * FROM vetacrm_v2.veta_coe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0] = [$PARAMS.$A$2] &amp; &quot;.&quot; ; &quot;&quot;; [$PARAMS.$A$2] &amp; &quot;.&quot; &amp; [$'CATALOGO DE TABLAS'.A80])" office:value-type="string" office:string-value="vetacrm_v2.veta_coe_cases_c" calcext:value-type="string">
            <text:p>vetacrm_v2.veta_coe_cases_c</text:p>
          </table:table-cell>
          <table:table-cell table:formula="of:=IF([$PARAMS.$B$2] &amp; &quot;.&quot; &amp; [$'CATALOGO DE TABLAS'.A80] = [$PARAMS.$B$2] &amp; &quot;.&quot; ; &quot;&quot;; [$PARAMS.$B$2] &amp; &quot;.&quot; &amp; [$'CATALOGO DE TABLAS'.A80])" office:value-type="string" office:string-value="vetacrm_v3.veta_coe_cases_c" calcext:value-type="string">
            <text:p>vetacrm_v3.veta_coe_cases_c</text:p>
          </table:table-cell>
          <table:table-cell table:formula="of:=IF([.B80]=&quot;&quot;;&quot;&quot;; &quot;INSERT INTO &quot; &amp; [.B80] &amp; &quot; SELECT * FROM &quot; &amp; [.A80] &amp; &quot;;&quot;)" office:value-type="string" office:string-value="INSERT INTO vetacrm_v3.veta_coe_cases_c SELECT * FROM vetacrm_v2.veta_coe_cases_c;" calcext:value-type="string">
            <text:p>INSERT INTO vetacrm_v3.veta_coe_cases_c SELECT * FROM vetacrm_v2.veta_coe_cas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1] = [$PARAMS.$A$2] &amp; &quot;.&quot; ; &quot;&quot;; [$PARAMS.$A$2] &amp; &quot;.&quot; &amp; [$'CATALOGO DE TABLAS'.A81])" office:value-type="string" office:string-value="vetacrm_v2.veta_coe_opportunities_c" calcext:value-type="string">
            <text:p>vetacrm_v2.veta_coe_opportunities_c</text:p>
          </table:table-cell>
          <table:table-cell table:formula="of:=IF([$PARAMS.$B$2] &amp; &quot;.&quot; &amp; [$'CATALOGO DE TABLAS'.A81] = [$PARAMS.$B$2] &amp; &quot;.&quot; ; &quot;&quot;; [$PARAMS.$B$2] &amp; &quot;.&quot; &amp; [$'CATALOGO DE TABLAS'.A81])" office:value-type="string" office:string-value="vetacrm_v3.veta_coe_opportunities_c" calcext:value-type="string">
            <text:p>vetacrm_v3.veta_coe_opportunities_c</text:p>
          </table:table-cell>
          <table:table-cell table:formula="of:=IF([.B81]=&quot;&quot;;&quot;&quot;; &quot;INSERT INTO &quot; &amp; [.B81] &amp; &quot; SELECT * FROM &quot; &amp; [.A81] &amp; &quot;;&quot;)" office:value-type="string" office:string-value="INSERT INTO vetacrm_v3.veta_coe_opportunities_c SELECT * FROM vetacrm_v2.veta_coe_opportunities_c;" calcext:value-type="string">
            <text:p>INSERT INTO vetacrm_v3.veta_coe_opportunities_c SELECT * FROM vetacrm_v2.veta_coe_opportuniti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2] = [$PARAMS.$A$2] &amp; &quot;.&quot; ; &quot;&quot;; [$PARAMS.$A$2] &amp; &quot;.&quot; &amp; [$'CATALOGO DE TABLAS'.A82])" office:value-type="string" office:string-value="vetacrm_v2.veta_coe_veta_aplicacion_c" calcext:value-type="string">
            <text:p>vetacrm_v2.veta_coe_veta_aplicacion_c</text:p>
          </table:table-cell>
          <table:table-cell table:formula="of:=IF([$PARAMS.$B$2] &amp; &quot;.&quot; &amp; [$'CATALOGO DE TABLAS'.A82] = [$PARAMS.$B$2] &amp; &quot;.&quot; ; &quot;&quot;; [$PARAMS.$B$2] &amp; &quot;.&quot; &amp; [$'CATALOGO DE TABLAS'.A82])" office:value-type="string" office:string-value="vetacrm_v3.veta_coe_veta_aplicacion_c" calcext:value-type="string">
            <text:p>vetacrm_v3.veta_coe_veta_aplicacion_c</text:p>
          </table:table-cell>
          <table:table-cell table:formula="of:=IF([.B82]=&quot;&quot;;&quot;&quot;; &quot;INSERT INTO &quot; &amp; [.B82] &amp; &quot; SELECT * FROM &quot; &amp; [.A82] &amp; &quot;;&quot;)" office:value-type="string" office:string-value="INSERT INTO vetacrm_v3.veta_coe_veta_aplicacion_c SELECT * FROM vetacrm_v2.veta_coe_veta_aplicacion_c;" calcext:value-type="string">
            <text:p>INSERT INTO vetacrm_v3.veta_coe_veta_aplicacion_c SELECT * FROM vetacrm_v2.veta_coe_veta_aplicacion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3] = [$PARAMS.$A$2] &amp; &quot;.&quot; ; &quot;&quot;; [$PARAMS.$A$2] &amp; &quot;.&quot; &amp; [$'CATALOGO DE TABLAS'.A83])" office:value-type="string" office:string-value="vetacrm_v2.veta_coe_veta_liquidacion_c" calcext:value-type="string">
            <text:p>vetacrm_v2.veta_coe_veta_liquidacion_c</text:p>
          </table:table-cell>
          <table:table-cell table:formula="of:=IF([$PARAMS.$B$2] &amp; &quot;.&quot; &amp; [$'CATALOGO DE TABLAS'.A83] = [$PARAMS.$B$2] &amp; &quot;.&quot; ; &quot;&quot;; [$PARAMS.$B$2] &amp; &quot;.&quot; &amp; [$'CATALOGO DE TABLAS'.A83])" office:value-type="string" office:string-value="vetacrm_v3.veta_coe_veta_liquidacion_c" calcext:value-type="string">
            <text:p>vetacrm_v3.veta_coe_veta_liquidacion_c</text:p>
          </table:table-cell>
          <table:table-cell table:formula="of:=IF([.B83]=&quot;&quot;;&quot;&quot;; &quot;INSERT INTO &quot; &amp; [.B83] &amp; &quot; SELECT * FROM &quot; &amp; [.A83] &amp; &quot;;&quot;)" office:value-type="string" office:string-value="INSERT INTO vetacrm_v3.veta_coe_veta_liquidacion_c SELECT * FROM vetacrm_v2.veta_coe_veta_liquidacion_c;" calcext:value-type="string">
            <text:p>INSERT INTO vetacrm_v3.veta_coe_veta_liquidacion_c SELECT * FROM vetacrm_v2.veta_coe_veta_liquidacion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4] = [$PARAMS.$A$2] &amp; &quot;.&quot; ; &quot;&quot;; [$PARAMS.$A$2] &amp; &quot;.&quot; &amp; [$'CATALOGO DE TABLAS'.A84])" office:value-type="string" office:string-value="vetacrm_v2.veta_college" calcext:value-type="string">
            <text:p>vetacrm_v2.veta_college</text:p>
          </table:table-cell>
          <table:table-cell table:formula="of:=IF([$PARAMS.$B$2] &amp; &quot;.&quot; &amp; [$'CATALOGO DE TABLAS'.A84] = [$PARAMS.$B$2] &amp; &quot;.&quot; ; &quot;&quot;; [$PARAMS.$B$2] &amp; &quot;.&quot; &amp; [$'CATALOGO DE TABLAS'.A84])" office:value-type="string" office:string-value="vetacrm_v3.veta_college" calcext:value-type="string">
            <text:p>vetacrm_v3.veta_college</text:p>
          </table:table-cell>
          <table:table-cell table:formula="of:=IF([.B84]=&quot;&quot;;&quot;&quot;; &quot;INSERT INTO &quot; &amp; [.B84] &amp; &quot; SELECT * FROM &quot; &amp; [.A84] &amp; &quot;;&quot;)" office:value-type="string" office:string-value="INSERT INTO vetacrm_v3.veta_college SELECT * FROM vetacrm_v2.veta_college;" calcext:value-type="string">
            <text:p>INSERT INTO vetacrm_v3.veta_college SELECT * FROM vetacrm_v2.veta_college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5] = [$PARAMS.$A$2] &amp; &quot;.&quot; ; &quot;&quot;; [$PARAMS.$A$2] &amp; &quot;.&quot; &amp; [$'CATALOGO DE TABLAS'.A85])" office:value-type="string" office:string-value="vetacrm_v2.veta_college_audit" calcext:value-type="string">
            <text:p>vetacrm_v2.veta_college_audit</text:p>
          </table:table-cell>
          <table:table-cell table:formula="of:=IF([$PARAMS.$B$2] &amp; &quot;.&quot; &amp; [$'CATALOGO DE TABLAS'.A85] = [$PARAMS.$B$2] &amp; &quot;.&quot; ; &quot;&quot;; [$PARAMS.$B$2] &amp; &quot;.&quot; &amp; [$'CATALOGO DE TABLAS'.A85])" office:value-type="string" office:string-value="vetacrm_v3.veta_college_audit" calcext:value-type="string">
            <text:p>vetacrm_v3.veta_college_audit</text:p>
          </table:table-cell>
          <table:table-cell table:formula="of:=IF([.B85]=&quot;&quot;;&quot;&quot;; &quot;INSERT INTO &quot; &amp; [.B85] &amp; &quot; SELECT * FROM &quot; &amp; [.A85] &amp; &quot;;&quot;)" office:value-type="string" office:string-value="INSERT INTO vetacrm_v3.veta_college_audit SELECT * FROM vetacrm_v2.veta_college_audit;" calcext:value-type="string">
            <text:p>INSERT INTO vetacrm_v3.veta_college_audit SELECT * FROM vetacrm_v2.veta_college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6] = [$PARAMS.$A$2] &amp; &quot;.&quot; ; &quot;&quot;; [$PARAMS.$A$2] &amp; &quot;.&quot; &amp; [$'CATALOGO DE TABLAS'.A86])" office:value-type="string" office:string-value="vetacrm_v2.veta_correccioncoe" calcext:value-type="string">
            <text:p>vetacrm_v2.veta_correccioncoe</text:p>
          </table:table-cell>
          <table:table-cell table:formula="of:=IF([$PARAMS.$B$2] &amp; &quot;.&quot; &amp; [$'CATALOGO DE TABLAS'.A86] = [$PARAMS.$B$2] &amp; &quot;.&quot; ; &quot;&quot;; [$PARAMS.$B$2] &amp; &quot;.&quot; &amp; [$'CATALOGO DE TABLAS'.A86])" office:value-type="string" office:string-value="vetacrm_v3.veta_correccioncoe" calcext:value-type="string">
            <text:p>vetacrm_v3.veta_correccioncoe</text:p>
          </table:table-cell>
          <table:table-cell table:formula="of:=IF([.B86]=&quot;&quot;;&quot;&quot;; &quot;INSERT INTO &quot; &amp; [.B86] &amp; &quot; SELECT * FROM &quot; &amp; [.A86] &amp; &quot;;&quot;)" office:value-type="string" office:string-value="INSERT INTO vetacrm_v3.veta_correccioncoe SELECT * FROM vetacrm_v2.veta_correccioncoe;" calcext:value-type="string">
            <text:p>INSERT INTO vetacrm_v3.veta_correccioncoe SELECT * FROM vetacrm_v2.veta_correccioncoe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7] = [$PARAMS.$A$2] &amp; &quot;.&quot; ; &quot;&quot;; [$PARAMS.$A$2] &amp; &quot;.&quot; &amp; [$'CATALOGO DE TABLAS'.A87])" office:value-type="string" office:string-value="vetacrm_v2.veta_correccioncoe_audit" calcext:value-type="string">
            <text:p>vetacrm_v2.veta_correccioncoe_audit</text:p>
          </table:table-cell>
          <table:table-cell table:formula="of:=IF([$PARAMS.$B$2] &amp; &quot;.&quot; &amp; [$'CATALOGO DE TABLAS'.A87] = [$PARAMS.$B$2] &amp; &quot;.&quot; ; &quot;&quot;; [$PARAMS.$B$2] &amp; &quot;.&quot; &amp; [$'CATALOGO DE TABLAS'.A87])" office:value-type="string" office:string-value="vetacrm_v3.veta_correccioncoe_audit" calcext:value-type="string">
            <text:p>vetacrm_v3.veta_correccioncoe_audit</text:p>
          </table:table-cell>
          <table:table-cell table:formula="of:=IF([.B87]=&quot;&quot;;&quot;&quot;; &quot;INSERT INTO &quot; &amp; [.B87] &amp; &quot; SELECT * FROM &quot; &amp; [.A87] &amp; &quot;;&quot;)" office:value-type="string" office:string-value="INSERT INTO vetacrm_v3.veta_correccioncoe_audit SELECT * FROM vetacrm_v2.veta_correccioncoe_audit;" calcext:value-type="string">
            <text:p>INSERT INTO vetacrm_v3.veta_correccioncoe_audit SELECT * FROM vetacrm_v2.veta_correccioncoe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8] = [$PARAMS.$A$2] &amp; &quot;.&quot; ; &quot;&quot;; [$PARAMS.$A$2] &amp; &quot;.&quot; &amp; [$'CATALOGO DE TABLAS'.A88])" office:value-type="string" office:string-value="vetacrm_v2.veta_correccioncoe_veta_coe_c" calcext:value-type="string">
            <text:p>vetacrm_v2.veta_correccioncoe_veta_coe_c</text:p>
          </table:table-cell>
          <table:table-cell table:formula="of:=IF([$PARAMS.$B$2] &amp; &quot;.&quot; &amp; [$'CATALOGO DE TABLAS'.A88] = [$PARAMS.$B$2] &amp; &quot;.&quot; ; &quot;&quot;; [$PARAMS.$B$2] &amp; &quot;.&quot; &amp; [$'CATALOGO DE TABLAS'.A88])" office:value-type="string" office:string-value="vetacrm_v3.veta_correccioncoe_veta_coe_c" calcext:value-type="string">
            <text:p>vetacrm_v3.veta_correccioncoe_veta_coe_c</text:p>
          </table:table-cell>
          <table:table-cell table:formula="of:=IF([.B88]=&quot;&quot;;&quot;&quot;; &quot;INSERT INTO &quot; &amp; [.B88] &amp; &quot; SELECT * FROM &quot; &amp; [.A88] &amp; &quot;;&quot;)" office:value-type="string" office:string-value="INSERT INTO vetacrm_v3.veta_correccioncoe_veta_coe_c SELECT * FROM vetacrm_v2.veta_correccioncoe_veta_coe_c;" calcext:value-type="string">
            <text:p>INSERT INTO vetacrm_v3.veta_correccioncoe_veta_coe_c SELECT * FROM vetacrm_v2.veta_correccioncoe_veta_coe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89] = [$PARAMS.$A$2] &amp; &quot;.&quot; ; &quot;&quot;; [$PARAMS.$A$2] &amp; &quot;.&quot; &amp; [$'CATALOGO DE TABLAS'.A89])" office:value-type="string" office:string-value="vetacrm_v2.veta_curso" calcext:value-type="string">
            <text:p>vetacrm_v2.veta_curso</text:p>
          </table:table-cell>
          <table:table-cell table:formula="of:=IF([$PARAMS.$B$2] &amp; &quot;.&quot; &amp; [$'CATALOGO DE TABLAS'.A89] = [$PARAMS.$B$2] &amp; &quot;.&quot; ; &quot;&quot;; [$PARAMS.$B$2] &amp; &quot;.&quot; &amp; [$'CATALOGO DE TABLAS'.A89])" office:value-type="string" office:string-value="vetacrm_v3.veta_curso" calcext:value-type="string">
            <text:p>vetacrm_v3.veta_curso</text:p>
          </table:table-cell>
          <table:table-cell table:formula="of:=IF([.B89]=&quot;&quot;;&quot;&quot;; &quot;INSERT INTO &quot; &amp; [.B89] &amp; &quot; SELECT * FROM &quot; &amp; [.A89] &amp; &quot;;&quot;)" office:value-type="string" office:string-value="INSERT INTO vetacrm_v3.veta_curso SELECT * FROM vetacrm_v2.veta_curso;" calcext:value-type="string">
            <text:p>INSERT INTO vetacrm_v3.veta_curso SELECT * FROM vetacrm_v2.veta_curs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0] = [$PARAMS.$A$2] &amp; &quot;.&quot; ; &quot;&quot;; [$PARAMS.$A$2] &amp; &quot;.&quot; &amp; [$'CATALOGO DE TABLAS'.A90])" office:value-type="string" office:string-value="vetacrm_v2.veta_curso_audit" calcext:value-type="string">
            <text:p>vetacrm_v2.veta_curso_audit</text:p>
          </table:table-cell>
          <table:table-cell table:formula="of:=IF([$PARAMS.$B$2] &amp; &quot;.&quot; &amp; [$'CATALOGO DE TABLAS'.A90] = [$PARAMS.$B$2] &amp; &quot;.&quot; ; &quot;&quot;; [$PARAMS.$B$2] &amp; &quot;.&quot; &amp; [$'CATALOGO DE TABLAS'.A90])" office:value-type="string" office:string-value="vetacrm_v3.veta_curso_audit" calcext:value-type="string">
            <text:p>vetacrm_v3.veta_curso_audit</text:p>
          </table:table-cell>
          <table:table-cell table:formula="of:=IF([.B90]=&quot;&quot;;&quot;&quot;; &quot;INSERT INTO &quot; &amp; [.B90] &amp; &quot; SELECT * FROM &quot; &amp; [.A90] &amp; &quot;;&quot;)" office:value-type="string" office:string-value="INSERT INTO vetacrm_v3.veta_curso_audit SELECT * FROM vetacrm_v2.veta_curso_audit;" calcext:value-type="string">
            <text:p>INSERT INTO vetacrm_v3.veta_curso_audit SELECT * FROM vetacrm_v2.veta_curs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1] = [$PARAMS.$A$2] &amp; &quot;.&quot; ; &quot;&quot;; [$PARAMS.$A$2] &amp; &quot;.&quot; &amp; [$'CATALOGO DE TABLAS'.A91])" office:value-type="string" office:string-value="vetacrm_v2.veta_detallepresupuesto" calcext:value-type="string">
            <text:p>vetacrm_v2.veta_detallepresupuesto</text:p>
          </table:table-cell>
          <table:table-cell table:formula="of:=IF([$PARAMS.$B$2] &amp; &quot;.&quot; &amp; [$'CATALOGO DE TABLAS'.A91] = [$PARAMS.$B$2] &amp; &quot;.&quot; ; &quot;&quot;; [$PARAMS.$B$2] &amp; &quot;.&quot; &amp; [$'CATALOGO DE TABLAS'.A91])" office:value-type="string" office:string-value="vetacrm_v3.veta_detallepresupuesto" calcext:value-type="string">
            <text:p>vetacrm_v3.veta_detallepresupuesto</text:p>
          </table:table-cell>
          <table:table-cell table:formula="of:=IF([.B91]=&quot;&quot;;&quot;&quot;; &quot;INSERT INTO &quot; &amp; [.B91] &amp; &quot; SELECT * FROM &quot; &amp; [.A91] &amp; &quot;;&quot;)" office:value-type="string" office:string-value="INSERT INTO vetacrm_v3.veta_detallepresupuesto SELECT * FROM vetacrm_v2.veta_detallepresupuesto;" calcext:value-type="string">
            <text:p>INSERT INTO vetacrm_v3.veta_detallepresupuesto SELECT * FROM vetacrm_v2.veta_detallepresupuest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2] = [$PARAMS.$A$2] &amp; &quot;.&quot; ; &quot;&quot;; [$PARAMS.$A$2] &amp; &quot;.&quot; &amp; [$'CATALOGO DE TABLAS'.A92])" office:value-type="string" office:string-value="vetacrm_v2.veta_detallepresupuesto_audit" calcext:value-type="string">
            <text:p>vetacrm_v2.veta_detallepresupuesto_audit</text:p>
          </table:table-cell>
          <table:table-cell table:formula="of:=IF([$PARAMS.$B$2] &amp; &quot;.&quot; &amp; [$'CATALOGO DE TABLAS'.A92] = [$PARAMS.$B$2] &amp; &quot;.&quot; ; &quot;&quot;; [$PARAMS.$B$2] &amp; &quot;.&quot; &amp; [$'CATALOGO DE TABLAS'.A92])" office:value-type="string" office:string-value="vetacrm_v3.veta_detallepresupuesto_audit" calcext:value-type="string">
            <text:p>vetacrm_v3.veta_detallepresupuesto_audit</text:p>
          </table:table-cell>
          <table:table-cell table:formula="of:=IF([.B92]=&quot;&quot;;&quot;&quot;; &quot;INSERT INTO &quot; &amp; [.B92] &amp; &quot; SELECT * FROM &quot; &amp; [.A92] &amp; &quot;;&quot;)" office:value-type="string" office:string-value="INSERT INTO vetacrm_v3.veta_detallepresupuesto_audit SELECT * FROM vetacrm_v2.veta_detallepresupuesto_audit;" calcext:value-type="string">
            <text:p>INSERT INTO vetacrm_v3.veta_detallepresupuesto_audit SELECT * FROM vetacrm_v2.veta_detallepresupuest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3] = [$PARAMS.$A$2] &amp; &quot;.&quot; ; &quot;&quot;; [$PARAMS.$A$2] &amp; &quot;.&quot; &amp; [$'CATALOGO DE TABLAS'.A93])" office:value-type="string" office:string-value="vetacrm_v2.veta_detallepresupuesto_veta_presupuesto_c" calcext:value-type="string">
            <text:p>vetacrm_v2.veta_detallepresupuesto_veta_presupuesto_c</text:p>
          </table:table-cell>
          <table:table-cell table:formula="of:=IF([$PARAMS.$B$2] &amp; &quot;.&quot; &amp; [$'CATALOGO DE TABLAS'.A93] = [$PARAMS.$B$2] &amp; &quot;.&quot; ; &quot;&quot;; [$PARAMS.$B$2] &amp; &quot;.&quot; &amp; [$'CATALOGO DE TABLAS'.A93])" office:value-type="string" office:string-value="vetacrm_v3.veta_detallepresupuesto_veta_presupuesto_c" calcext:value-type="string">
            <text:p>vetacrm_v3.veta_detallepresupuesto_veta_presupuesto_c</text:p>
          </table:table-cell>
          <table:table-cell table:formula="of:=IF([.B93]=&quot;&quot;;&quot;&quot;; &quot;INSERT INTO &quot; &amp; [.B93] &amp; &quot; SELECT * FROM &quot; &amp; [.A93] &amp; &quot;;&quot;)" office:value-type="string" office:string-value="INSERT INTO vetacrm_v3.veta_detallepresupuesto_veta_presupuesto_c SELECT * FROM vetacrm_v2.veta_detallepresupuesto_veta_presupuesto_c;" calcext:value-type="string">
            <text:p>INSERT INTO vetacrm_v3.veta_detallepresupuesto_veta_presupuesto_c SELECT * FROM vetacrm_v2.veta_detallepresupuesto_veta_presupuest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4] = [$PARAMS.$A$2] &amp; &quot;.&quot; ; &quot;&quot;; [$PARAMS.$A$2] &amp; &quot;.&quot; &amp; [$'CATALOGO DE TABLAS'.A94])" office:value-type="string" office:string-value="vetacrm_v2.veta_detallerecibo" calcext:value-type="string">
            <text:p>vetacrm_v2.veta_detallerecibo</text:p>
          </table:table-cell>
          <table:table-cell table:formula="of:=IF([$PARAMS.$B$2] &amp; &quot;.&quot; &amp; [$'CATALOGO DE TABLAS'.A94] = [$PARAMS.$B$2] &amp; &quot;.&quot; ; &quot;&quot;; [$PARAMS.$B$2] &amp; &quot;.&quot; &amp; [$'CATALOGO DE TABLAS'.A94])" office:value-type="string" office:string-value="vetacrm_v3.veta_detallerecibo" calcext:value-type="string">
            <text:p>vetacrm_v3.veta_detallerecibo</text:p>
          </table:table-cell>
          <table:table-cell table:formula="of:=IF([.B94]=&quot;&quot;;&quot;&quot;; &quot;INSERT INTO &quot; &amp; [.B94] &amp; &quot; SELECT * FROM &quot; &amp; [.A94] &amp; &quot;;&quot;)" office:value-type="string" office:string-value="INSERT INTO vetacrm_v3.veta_detallerecibo SELECT * FROM vetacrm_v2.veta_detallerecibo;" calcext:value-type="string">
            <text:p>INSERT INTO vetacrm_v3.veta_detallerecibo SELECT * FROM vetacrm_v2.veta_detallerecib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5] = [$PARAMS.$A$2] &amp; &quot;.&quot; ; &quot;&quot;; [$PARAMS.$A$2] &amp; &quot;.&quot; &amp; [$'CATALOGO DE TABLAS'.A95])" office:value-type="string" office:string-value="vetacrm_v2.veta_detallerecibo_audit" calcext:value-type="string">
            <text:p>vetacrm_v2.veta_detallerecibo_audit</text:p>
          </table:table-cell>
          <table:table-cell table:formula="of:=IF([$PARAMS.$B$2] &amp; &quot;.&quot; &amp; [$'CATALOGO DE TABLAS'.A95] = [$PARAMS.$B$2] &amp; &quot;.&quot; ; &quot;&quot;; [$PARAMS.$B$2] &amp; &quot;.&quot; &amp; [$'CATALOGO DE TABLAS'.A95])" office:value-type="string" office:string-value="vetacrm_v3.veta_detallerecibo_audit" calcext:value-type="string">
            <text:p>vetacrm_v3.veta_detallerecibo_audit</text:p>
          </table:table-cell>
          <table:table-cell table:formula="of:=IF([.B95]=&quot;&quot;;&quot;&quot;; &quot;INSERT INTO &quot; &amp; [.B95] &amp; &quot; SELECT * FROM &quot; &amp; [.A95] &amp; &quot;;&quot;)" office:value-type="string" office:string-value="INSERT INTO vetacrm_v3.veta_detallerecibo_audit SELECT * FROM vetacrm_v2.veta_detallerecibo_audit;" calcext:value-type="string">
            <text:p>INSERT INTO vetacrm_v3.veta_detallerecibo_audit SELECT * FROM vetacrm_v2.veta_detallerecib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6] = [$PARAMS.$A$2] &amp; &quot;.&quot; ; &quot;&quot;; [$PARAMS.$A$2] &amp; &quot;.&quot; &amp; [$'CATALOGO DE TABLAS'.A96])" office:value-type="string" office:string-value="vetacrm_v2.veta_detallereciboitem" calcext:value-type="string">
            <text:p>vetacrm_v2.veta_detallereciboitem</text:p>
          </table:table-cell>
          <table:table-cell table:formula="of:=IF([$PARAMS.$B$2] &amp; &quot;.&quot; &amp; [$'CATALOGO DE TABLAS'.A96] = [$PARAMS.$B$2] &amp; &quot;.&quot; ; &quot;&quot;; [$PARAMS.$B$2] &amp; &quot;.&quot; &amp; [$'CATALOGO DE TABLAS'.A96])" office:value-type="string" office:string-value="vetacrm_v3.veta_detallereciboitem" calcext:value-type="string">
            <text:p>vetacrm_v3.veta_detallereciboitem</text:p>
          </table:table-cell>
          <table:table-cell table:formula="of:=IF([.B96]=&quot;&quot;;&quot;&quot;; &quot;INSERT INTO &quot; &amp; [.B96] &amp; &quot; SELECT * FROM &quot; &amp; [.A96] &amp; &quot;;&quot;)" office:value-type="string" office:string-value="INSERT INTO vetacrm_v3.veta_detallereciboitem SELECT * FROM vetacrm_v2.veta_detallereciboitem;" calcext:value-type="string">
            <text:p>INSERT INTO vetacrm_v3.veta_detallereciboitem SELECT * FROM vetacrm_v2.veta_detallereciboite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7] = [$PARAMS.$A$2] &amp; &quot;.&quot; ; &quot;&quot;; [$PARAMS.$A$2] &amp; &quot;.&quot; &amp; [$'CATALOGO DE TABLAS'.A97])" office:value-type="string" office:string-value="vetacrm_v2.veta_detallereciboitem_audit" calcext:value-type="string">
            <text:p>vetacrm_v2.veta_detallereciboitem_audit</text:p>
          </table:table-cell>
          <table:table-cell table:formula="of:=IF([$PARAMS.$B$2] &amp; &quot;.&quot; &amp; [$'CATALOGO DE TABLAS'.A97] = [$PARAMS.$B$2] &amp; &quot;.&quot; ; &quot;&quot;; [$PARAMS.$B$2] &amp; &quot;.&quot; &amp; [$'CATALOGO DE TABLAS'.A97])" office:value-type="string" office:string-value="vetacrm_v3.veta_detallereciboitem_audit" calcext:value-type="string">
            <text:p>vetacrm_v3.veta_detallereciboitem_audit</text:p>
          </table:table-cell>
          <table:table-cell table:formula="of:=IF([.B97]=&quot;&quot;;&quot;&quot;; &quot;INSERT INTO &quot; &amp; [.B97] &amp; &quot; SELECT * FROM &quot; &amp; [.A97] &amp; &quot;;&quot;)" office:value-type="string" office:string-value="INSERT INTO vetacrm_v3.veta_detallereciboitem_audit SELECT * FROM vetacrm_v2.veta_detallereciboitem_audit;" calcext:value-type="string">
            <text:p>INSERT INTO vetacrm_v3.veta_detallereciboitem_audit SELECT * FROM vetacrm_v2.veta_detallereciboitem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8] = [$PARAMS.$A$2] &amp; &quot;.&quot; ; &quot;&quot;; [$PARAMS.$A$2] &amp; &quot;.&quot; &amp; [$'CATALOGO DE TABLAS'.A98])" office:value-type="string" office:string-value="vetacrm_v2.veta_detallereciboitem_veta_detallerecibo_c" calcext:value-type="string">
            <text:p>vetacrm_v2.veta_detallereciboitem_veta_detallerecibo_c</text:p>
          </table:table-cell>
          <table:table-cell table:formula="of:=IF([$PARAMS.$B$2] &amp; &quot;.&quot; &amp; [$'CATALOGO DE TABLAS'.A98] = [$PARAMS.$B$2] &amp; &quot;.&quot; ; &quot;&quot;; [$PARAMS.$B$2] &amp; &quot;.&quot; &amp; [$'CATALOGO DE TABLAS'.A98])" office:value-type="string" office:string-value="vetacrm_v3.veta_detallereciboitem_veta_detallerecibo_c" calcext:value-type="string">
            <text:p>vetacrm_v3.veta_detallereciboitem_veta_detallerecibo_c</text:p>
          </table:table-cell>
          <table:table-cell table:formula="of:=IF([.B98]=&quot;&quot;;&quot;&quot;; &quot;INSERT INTO &quot; &amp; [.B98] &amp; &quot; SELECT * FROM &quot; &amp; [.A98] &amp; &quot;;&quot;)" office:value-type="string" office:string-value="INSERT INTO vetacrm_v3.veta_detallereciboitem_veta_detallerecibo_c SELECT * FROM vetacrm_v2.veta_detallereciboitem_veta_detallerecibo_c;" calcext:value-type="string">
            <text:p>INSERT INTO vetacrm_v3.veta_detallereciboitem_veta_detallerecibo_c SELECT * FROM vetacrm_v2.veta_detallereciboitem_veta_detallerecib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99] = [$PARAMS.$A$2] &amp; &quot;.&quot; ; &quot;&quot;; [$PARAMS.$A$2] &amp; &quot;.&quot; &amp; [$'CATALOGO DE TABLAS'.A99])" office:value-type="string" office:string-value="vetacrm_v2.veta_detallereciboitem_veta_recibo_c" calcext:value-type="string">
            <text:p>vetacrm_v2.veta_detallereciboitem_veta_recibo_c</text:p>
          </table:table-cell>
          <table:table-cell table:formula="of:=IF([$PARAMS.$B$2] &amp; &quot;.&quot; &amp; [$'CATALOGO DE TABLAS'.A99] = [$PARAMS.$B$2] &amp; &quot;.&quot; ; &quot;&quot;; [$PARAMS.$B$2] &amp; &quot;.&quot; &amp; [$'CATALOGO DE TABLAS'.A99])" office:value-type="string" office:string-value="vetacrm_v3.veta_detallereciboitem_veta_recibo_c" calcext:value-type="string">
            <text:p>vetacrm_v3.veta_detallereciboitem_veta_recibo_c</text:p>
          </table:table-cell>
          <table:table-cell table:formula="of:=IF([.B99]=&quot;&quot;;&quot;&quot;; &quot;INSERT INTO &quot; &amp; [.B99] &amp; &quot; SELECT * FROM &quot; &amp; [.A99] &amp; &quot;;&quot;)" office:value-type="string" office:string-value="INSERT INTO vetacrm_v3.veta_detallereciboitem_veta_recibo_c SELECT * FROM vetacrm_v2.veta_detallereciboitem_veta_recibo_c;" calcext:value-type="string">
            <text:p>INSERT INTO vetacrm_v3.veta_detallereciboitem_veta_recibo_c SELECT * FROM vetacrm_v2.veta_detallereciboitem_veta_recib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0] = [$PARAMS.$A$2] &amp; &quot;.&quot; ; &quot;&quot;; [$PARAMS.$A$2] &amp; &quot;.&quot; &amp; [$'CATALOGO DE TABLAS'.A100])" office:value-type="string" office:string-value="vetacrm_v2.veta_detallerecibo_veta_recibo_c" calcext:value-type="string">
            <text:p>vetacrm_v2.veta_detallerecibo_veta_recibo_c</text:p>
          </table:table-cell>
          <table:table-cell table:formula="of:=IF([$PARAMS.$B$2] &amp; &quot;.&quot; &amp; [$'CATALOGO DE TABLAS'.A100] = [$PARAMS.$B$2] &amp; &quot;.&quot; ; &quot;&quot;; [$PARAMS.$B$2] &amp; &quot;.&quot; &amp; [$'CATALOGO DE TABLAS'.A100])" office:value-type="string" office:string-value="vetacrm_v3.veta_detallerecibo_veta_recibo_c" calcext:value-type="string">
            <text:p>vetacrm_v3.veta_detallerecibo_veta_recibo_c</text:p>
          </table:table-cell>
          <table:table-cell table:formula="of:=IF([.B100]=&quot;&quot;;&quot;&quot;; &quot;INSERT INTO &quot; &amp; [.B100] &amp; &quot; SELECT * FROM &quot; &amp; [.A100] &amp; &quot;;&quot;)" office:value-type="string" office:string-value="INSERT INTO vetacrm_v3.veta_detallerecibo_veta_recibo_c SELECT * FROM vetacrm_v2.veta_detallerecibo_veta_recibo_c;" calcext:value-type="string">
            <text:p>INSERT INTO vetacrm_v3.veta_detallerecibo_veta_recibo_c SELECT * FROM vetacrm_v2.veta_detallerecibo_veta_recib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1] = [$PARAMS.$A$2] &amp; &quot;.&quot; ; &quot;&quot;; [$PARAMS.$A$2] &amp; &quot;.&quot; &amp; [$'CATALOGO DE TABLAS'.A101])" office:value-type="string" office:string-value="vetacrm_v2.veta_liquidacion" calcext:value-type="string">
            <text:p>vetacrm_v2.veta_liquidacion</text:p>
          </table:table-cell>
          <table:table-cell table:formula="of:=IF([$PARAMS.$B$2] &amp; &quot;.&quot; &amp; [$'CATALOGO DE TABLAS'.A101] = [$PARAMS.$B$2] &amp; &quot;.&quot; ; &quot;&quot;; [$PARAMS.$B$2] &amp; &quot;.&quot; &amp; [$'CATALOGO DE TABLAS'.A101])" office:value-type="string" office:string-value="vetacrm_v3.veta_liquidacion" calcext:value-type="string">
            <text:p>vetacrm_v3.veta_liquidacion</text:p>
          </table:table-cell>
          <table:table-cell table:formula="of:=IF([.B101]=&quot;&quot;;&quot;&quot;; &quot;INSERT INTO &quot; &amp; [.B101] &amp; &quot; SELECT * FROM &quot; &amp; [.A101] &amp; &quot;;&quot;)" office:value-type="string" office:string-value="INSERT INTO vetacrm_v3.veta_liquidacion SELECT * FROM vetacrm_v2.veta_liquidacion;" calcext:value-type="string">
            <text:p>INSERT INTO vetacrm_v3.veta_liquidacion SELECT * FROM vetacrm_v2.veta_liquidacion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2] = [$PARAMS.$A$2] &amp; &quot;.&quot; ; &quot;&quot;; [$PARAMS.$A$2] &amp; &quot;.&quot; &amp; [$'CATALOGO DE TABLAS'.A102])" office:value-type="string" office:string-value="vetacrm_v2.veta_liquidacion_audit" calcext:value-type="string">
            <text:p>vetacrm_v2.veta_liquidacion_audit</text:p>
          </table:table-cell>
          <table:table-cell table:formula="of:=IF([$PARAMS.$B$2] &amp; &quot;.&quot; &amp; [$'CATALOGO DE TABLAS'.A102] = [$PARAMS.$B$2] &amp; &quot;.&quot; ; &quot;&quot;; [$PARAMS.$B$2] &amp; &quot;.&quot; &amp; [$'CATALOGO DE TABLAS'.A102])" office:value-type="string" office:string-value="vetacrm_v3.veta_liquidacion_audit" calcext:value-type="string">
            <text:p>vetacrm_v3.veta_liquidacion_audit</text:p>
          </table:table-cell>
          <table:table-cell table:formula="of:=IF([.B102]=&quot;&quot;;&quot;&quot;; &quot;INSERT INTO &quot; &amp; [.B102] &amp; &quot; SELECT * FROM &quot; &amp; [.A102] &amp; &quot;;&quot;)" office:value-type="string" office:string-value="INSERT INTO vetacrm_v3.veta_liquidacion_audit SELECT * FROM vetacrm_v2.veta_liquidacion_audit;" calcext:value-type="string">
            <text:p>INSERT INTO vetacrm_v3.veta_liquidacion_audit SELECT * FROM vetacrm_v2.veta_liquidacion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3] = [$PARAMS.$A$2] &amp; &quot;.&quot; ; &quot;&quot;; [$PARAMS.$A$2] &amp; &quot;.&quot; &amp; [$'CATALOGO DE TABLAS'.A103])" office:value-type="string" office:string-value="vetacrm_v2.veta_liquidacion_veta_loo_c" calcext:value-type="string">
            <text:p>vetacrm_v2.veta_liquidacion_veta_loo_c</text:p>
          </table:table-cell>
          <table:table-cell table:formula="of:=IF([$PARAMS.$B$2] &amp; &quot;.&quot; &amp; [$'CATALOGO DE TABLAS'.A103] = [$PARAMS.$B$2] &amp; &quot;.&quot; ; &quot;&quot;; [$PARAMS.$B$2] &amp; &quot;.&quot; &amp; [$'CATALOGO DE TABLAS'.A103])" office:value-type="string" office:string-value="vetacrm_v3.veta_liquidacion_veta_loo_c" calcext:value-type="string">
            <text:p>vetacrm_v3.veta_liquidacion_veta_loo_c</text:p>
          </table:table-cell>
          <table:table-cell table:formula="of:=IF([.B103]=&quot;&quot;;&quot;&quot;; &quot;INSERT INTO &quot; &amp; [.B103] &amp; &quot; SELECT * FROM &quot; &amp; [.A103] &amp; &quot;;&quot;)" office:value-type="string" office:string-value="INSERT INTO vetacrm_v3.veta_liquidacion_veta_loo_c SELECT * FROM vetacrm_v2.veta_liquidacion_veta_loo_c;" calcext:value-type="string">
            <text:p>INSERT INTO vetacrm_v3.veta_liquidacion_veta_loo_c SELECT * FROM vetacrm_v2.veta_liquidacion_veta_lo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4] = [$PARAMS.$A$2] &amp; &quot;.&quot; ; &quot;&quot;; [$PARAMS.$A$2] &amp; &quot;.&quot; &amp; [$'CATALOGO DE TABLAS'.A104])" office:value-type="string" office:string-value="vetacrm_v2.veta_loo" calcext:value-type="string">
            <text:p>vetacrm_v2.veta_loo</text:p>
          </table:table-cell>
          <table:table-cell table:formula="of:=IF([$PARAMS.$B$2] &amp; &quot;.&quot; &amp; [$'CATALOGO DE TABLAS'.A104] = [$PARAMS.$B$2] &amp; &quot;.&quot; ; &quot;&quot;; [$PARAMS.$B$2] &amp; &quot;.&quot; &amp; [$'CATALOGO DE TABLAS'.A104])" office:value-type="string" office:string-value="vetacrm_v3.veta_loo" calcext:value-type="string">
            <text:p>vetacrm_v3.veta_loo</text:p>
          </table:table-cell>
          <table:table-cell table:formula="of:=IF([.B104]=&quot;&quot;;&quot;&quot;; &quot;INSERT INTO &quot; &amp; [.B104] &amp; &quot; SELECT * FROM &quot; &amp; [.A104] &amp; &quot;;&quot;)" office:value-type="string" office:string-value="INSERT INTO vetacrm_v3.veta_loo SELECT * FROM vetacrm_v2.veta_loo;" calcext:value-type="string">
            <text:p>INSERT INTO vetacrm_v3.veta_loo SELECT * FROM vetacrm_v2.veta_lo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5] = [$PARAMS.$A$2] &amp; &quot;.&quot; ; &quot;&quot;; [$PARAMS.$A$2] &amp; &quot;.&quot; &amp; [$'CATALOGO DE TABLAS'.A105])" office:value-type="string" office:string-value="vetacrm_v2.veta_loo_audit" calcext:value-type="string">
            <text:p>vetacrm_v2.veta_loo_audit</text:p>
          </table:table-cell>
          <table:table-cell table:formula="of:=IF([$PARAMS.$B$2] &amp; &quot;.&quot; &amp; [$'CATALOGO DE TABLAS'.A105] = [$PARAMS.$B$2] &amp; &quot;.&quot; ; &quot;&quot;; [$PARAMS.$B$2] &amp; &quot;.&quot; &amp; [$'CATALOGO DE TABLAS'.A105])" office:value-type="string" office:string-value="vetacrm_v3.veta_loo_audit" calcext:value-type="string">
            <text:p>vetacrm_v3.veta_loo_audit</text:p>
          </table:table-cell>
          <table:table-cell table:formula="of:=IF([.B105]=&quot;&quot;;&quot;&quot;; &quot;INSERT INTO &quot; &amp; [.B105] &amp; &quot; SELECT * FROM &quot; &amp; [.A105] &amp; &quot;;&quot;)" office:value-type="string" office:string-value="INSERT INTO vetacrm_v3.veta_loo_audit SELECT * FROM vetacrm_v2.veta_loo_audit;" calcext:value-type="string">
            <text:p>INSERT INTO vetacrm_v3.veta_loo_audit SELECT * FROM vetacrm_v2.veta_lo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6] = [$PARAMS.$A$2] &amp; &quot;.&quot; ; &quot;&quot;; [$PARAMS.$A$2] &amp; &quot;.&quot; &amp; [$'CATALOGO DE TABLAS'.A106])" office:value-type="string" office:string-value="vetacrm_v2.veta_loo_cases_c" calcext:value-type="string">
            <text:p>vetacrm_v2.veta_loo_cases_c</text:p>
          </table:table-cell>
          <table:table-cell table:formula="of:=IF([$PARAMS.$B$2] &amp; &quot;.&quot; &amp; [$'CATALOGO DE TABLAS'.A106] = [$PARAMS.$B$2] &amp; &quot;.&quot; ; &quot;&quot;; [$PARAMS.$B$2] &amp; &quot;.&quot; &amp; [$'CATALOGO DE TABLAS'.A106])" office:value-type="string" office:string-value="vetacrm_v3.veta_loo_cases_c" calcext:value-type="string">
            <text:p>vetacrm_v3.veta_loo_cases_c</text:p>
          </table:table-cell>
          <table:table-cell table:formula="of:=IF([.B106]=&quot;&quot;;&quot;&quot;; &quot;INSERT INTO &quot; &amp; [.B106] &amp; &quot; SELECT * FROM &quot; &amp; [.A106] &amp; &quot;;&quot;)" office:value-type="string" office:string-value="INSERT INTO vetacrm_v3.veta_loo_cases_c SELECT * FROM vetacrm_v2.veta_loo_cases_c;" calcext:value-type="string">
            <text:p>INSERT INTO vetacrm_v3.veta_loo_cases_c SELECT * FROM vetacrm_v2.veta_loo_cas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7] = [$PARAMS.$A$2] &amp; &quot;.&quot; ; &quot;&quot;; [$PARAMS.$A$2] &amp; &quot;.&quot; &amp; [$'CATALOGO DE TABLAS'.A107])" office:value-type="string" office:string-value="vetacrm_v2.veta_loocorreccion" calcext:value-type="string">
            <text:p>vetacrm_v2.veta_loocorreccion</text:p>
          </table:table-cell>
          <table:table-cell table:formula="of:=IF([$PARAMS.$B$2] &amp; &quot;.&quot; &amp; [$'CATALOGO DE TABLAS'.A107] = [$PARAMS.$B$2] &amp; &quot;.&quot; ; &quot;&quot;; [$PARAMS.$B$2] &amp; &quot;.&quot; &amp; [$'CATALOGO DE TABLAS'.A107])" office:value-type="string" office:string-value="vetacrm_v3.veta_loocorreccion" calcext:value-type="string">
            <text:p>vetacrm_v3.veta_loocorreccion</text:p>
          </table:table-cell>
          <table:table-cell table:formula="of:=IF([.B107]=&quot;&quot;;&quot;&quot;; &quot;INSERT INTO &quot; &amp; [.B107] &amp; &quot; SELECT * FROM &quot; &amp; [.A107] &amp; &quot;;&quot;)" office:value-type="string" office:string-value="INSERT INTO vetacrm_v3.veta_loocorreccion SELECT * FROM vetacrm_v2.veta_loocorreccion;" calcext:value-type="string">
            <text:p>INSERT INTO vetacrm_v3.veta_loocorreccion SELECT * FROM vetacrm_v2.veta_loocorreccion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8] = [$PARAMS.$A$2] &amp; &quot;.&quot; ; &quot;&quot;; [$PARAMS.$A$2] &amp; &quot;.&quot; &amp; [$'CATALOGO DE TABLAS'.A108])" office:value-type="string" office:string-value="vetacrm_v2.veta_loocorreccion_audit" calcext:value-type="string">
            <text:p>vetacrm_v2.veta_loocorreccion_audit</text:p>
          </table:table-cell>
          <table:table-cell table:formula="of:=IF([$PARAMS.$B$2] &amp; &quot;.&quot; &amp; [$'CATALOGO DE TABLAS'.A108] = [$PARAMS.$B$2] &amp; &quot;.&quot; ; &quot;&quot;; [$PARAMS.$B$2] &amp; &quot;.&quot; &amp; [$'CATALOGO DE TABLAS'.A108])" office:value-type="string" office:string-value="vetacrm_v3.veta_loocorreccion_audit" calcext:value-type="string">
            <text:p>vetacrm_v3.veta_loocorreccion_audit</text:p>
          </table:table-cell>
          <table:table-cell table:formula="of:=IF([.B108]=&quot;&quot;;&quot;&quot;; &quot;INSERT INTO &quot; &amp; [.B108] &amp; &quot; SELECT * FROM &quot; &amp; [.A108] &amp; &quot;;&quot;)" office:value-type="string" office:string-value="INSERT INTO vetacrm_v3.veta_loocorreccion_audit SELECT * FROM vetacrm_v2.veta_loocorreccion_audit;" calcext:value-type="string">
            <text:p>INSERT INTO vetacrm_v3.veta_loocorreccion_audit SELECT * FROM vetacrm_v2.veta_loocorreccion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09] = [$PARAMS.$A$2] &amp; &quot;.&quot; ; &quot;&quot;; [$PARAMS.$A$2] &amp; &quot;.&quot; &amp; [$'CATALOGO DE TABLAS'.A109])" office:value-type="string" office:string-value="vetacrm_v2.veta_loocorreccion_veta_loo_c" calcext:value-type="string">
            <text:p>vetacrm_v2.veta_loocorreccion_veta_loo_c</text:p>
          </table:table-cell>
          <table:table-cell table:formula="of:=IF([$PARAMS.$B$2] &amp; &quot;.&quot; &amp; [$'CATALOGO DE TABLAS'.A109] = [$PARAMS.$B$2] &amp; &quot;.&quot; ; &quot;&quot;; [$PARAMS.$B$2] &amp; &quot;.&quot; &amp; [$'CATALOGO DE TABLAS'.A109])" office:value-type="string" office:string-value="vetacrm_v3.veta_loocorreccion_veta_loo_c" calcext:value-type="string">
            <text:p>vetacrm_v3.veta_loocorreccion_veta_loo_c</text:p>
          </table:table-cell>
          <table:table-cell table:formula="of:=IF([.B109]=&quot;&quot;;&quot;&quot;; &quot;INSERT INTO &quot; &amp; [.B109] &amp; &quot; SELECT * FROM &quot; &amp; [.A109] &amp; &quot;;&quot;)" office:value-type="string" office:string-value="INSERT INTO vetacrm_v3.veta_loocorreccion_veta_loo_c SELECT * FROM vetacrm_v2.veta_loocorreccion_veta_loo_c;" calcext:value-type="string">
            <text:p>INSERT INTO vetacrm_v3.veta_loocorreccion_veta_loo_c SELECT * FROM vetacrm_v2.veta_loocorreccion_veta_lo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0] = [$PARAMS.$A$2] &amp; &quot;.&quot; ; &quot;&quot;; [$PARAMS.$A$2] &amp; &quot;.&quot; &amp; [$'CATALOGO DE TABLAS'.A110])" office:value-type="string" office:string-value="vetacrm_v2.veta_loo_veta_aplicacion_c" calcext:value-type="string">
            <text:p>vetacrm_v2.veta_loo_veta_aplicacion_c</text:p>
          </table:table-cell>
          <table:table-cell table:formula="of:=IF([$PARAMS.$B$2] &amp; &quot;.&quot; &amp; [$'CATALOGO DE TABLAS'.A110] = [$PARAMS.$B$2] &amp; &quot;.&quot; ; &quot;&quot;; [$PARAMS.$B$2] &amp; &quot;.&quot; &amp; [$'CATALOGO DE TABLAS'.A110])" office:value-type="string" office:string-value="vetacrm_v3.veta_loo_veta_aplicacion_c" calcext:value-type="string">
            <text:p>vetacrm_v3.veta_loo_veta_aplicacion_c</text:p>
          </table:table-cell>
          <table:table-cell table:formula="of:=IF([.B110]=&quot;&quot;;&quot;&quot;; &quot;INSERT INTO &quot; &amp; [.B110] &amp; &quot; SELECT * FROM &quot; &amp; [.A110] &amp; &quot;;&quot;)" office:value-type="string" office:string-value="INSERT INTO vetacrm_v3.veta_loo_veta_aplicacion_c SELECT * FROM vetacrm_v2.veta_loo_veta_aplicacion_c;" calcext:value-type="string">
            <text:p>INSERT INTO vetacrm_v3.veta_loo_veta_aplicacion_c SELECT * FROM vetacrm_v2.veta_loo_veta_aplicacion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1] = [$PARAMS.$A$2] &amp; &quot;.&quot; ; &quot;&quot;; [$PARAMS.$A$2] &amp; &quot;.&quot; &amp; [$'CATALOGO DE TABLAS'.A111])" office:value-type="string" office:string-value="vetacrm_v2.veta_notificacionpagocolegio" calcext:value-type="string">
            <text:p>vetacrm_v2.veta_notificacionpagocolegio</text:p>
          </table:table-cell>
          <table:table-cell table:formula="of:=IF([$PARAMS.$B$2] &amp; &quot;.&quot; &amp; [$'CATALOGO DE TABLAS'.A111] = [$PARAMS.$B$2] &amp; &quot;.&quot; ; &quot;&quot;; [$PARAMS.$B$2] &amp; &quot;.&quot; &amp; [$'CATALOGO DE TABLAS'.A111])" office:value-type="string" office:string-value="vetacrm_v3.veta_notificacionpagocolegio" calcext:value-type="string">
            <text:p>vetacrm_v3.veta_notificacionpagocolegio</text:p>
          </table:table-cell>
          <table:table-cell table:formula="of:=IF([.B111]=&quot;&quot;;&quot;&quot;; &quot;INSERT INTO &quot; &amp; [.B111] &amp; &quot; SELECT * FROM &quot; &amp; [.A111] &amp; &quot;;&quot;)" office:value-type="string" office:string-value="INSERT INTO vetacrm_v3.veta_notificacionpagocolegio SELECT * FROM vetacrm_v2.veta_notificacionpagocolegio;" calcext:value-type="string">
            <text:p>INSERT INTO vetacrm_v3.veta_notificacionpagocolegio SELECT * FROM vetacrm_v2.veta_notificacionpagocolegi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2] = [$PARAMS.$A$2] &amp; &quot;.&quot; ; &quot;&quot;; [$PARAMS.$A$2] &amp; &quot;.&quot; &amp; [$'CATALOGO DE TABLAS'.A112])" office:value-type="string" office:string-value="vetacrm_v2.veta_notificacionpagocolegio_veta_pagocolegios_c" calcext:value-type="string">
            <text:p>vetacrm_v2.veta_notificacionpagocolegio_veta_pagocolegios_c</text:p>
          </table:table-cell>
          <table:table-cell table:formula="of:=IF([$PARAMS.$B$2] &amp; &quot;.&quot; &amp; [$'CATALOGO DE TABLAS'.A112] = [$PARAMS.$B$2] &amp; &quot;.&quot; ; &quot;&quot;; [$PARAMS.$B$2] &amp; &quot;.&quot; &amp; [$'CATALOGO DE TABLAS'.A112])" office:value-type="string" office:string-value="vetacrm_v3.veta_notificacionpagocolegio_veta_pagocolegios_c" calcext:value-type="string">
            <text:p>vetacrm_v3.veta_notificacionpagocolegio_veta_pagocolegios_c</text:p>
          </table:table-cell>
          <table:table-cell table:formula="of:=IF([.B112]=&quot;&quot;;&quot;&quot;; &quot;INSERT INTO &quot; &amp; [.B112] &amp; &quot; SELECT * FROM &quot; &amp; [.A112] &amp; &quot;;&quot;)" office:value-type="string" office:string-value="INSERT INTO vetacrm_v3.veta_notificacionpagocolegio_veta_pagocolegios_c SELECT * FROM vetacrm_v2.veta_notificacionpagocolegio_veta_pagocolegios_c;" calcext:value-type="string">
            <text:p>INSERT INTO vetacrm_v3.veta_notificacionpagocolegio_veta_pagocolegios_c SELECT * FROM vetacrm_v2.veta_notificacionpagocolegio_veta_pagocolegio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3] = [$PARAMS.$A$2] &amp; &quot;.&quot; ; &quot;&quot;; [$PARAMS.$A$2] &amp; &quot;.&quot; &amp; [$'CATALOGO DE TABLAS'.A113])" office:value-type="string" office:string-value="vetacrm_v2.veta_pagocolegios" calcext:value-type="string">
            <text:p>vetacrm_v2.veta_pagocolegios</text:p>
          </table:table-cell>
          <table:table-cell table:formula="of:=IF([$PARAMS.$B$2] &amp; &quot;.&quot; &amp; [$'CATALOGO DE TABLAS'.A113] = [$PARAMS.$B$2] &amp; &quot;.&quot; ; &quot;&quot;; [$PARAMS.$B$2] &amp; &quot;.&quot; &amp; [$'CATALOGO DE TABLAS'.A113])" office:value-type="string" office:string-value="vetacrm_v3.veta_pagocolegios" calcext:value-type="string">
            <text:p>vetacrm_v3.veta_pagocolegios</text:p>
          </table:table-cell>
          <table:table-cell table:formula="of:=IF([.B113]=&quot;&quot;;&quot;&quot;; &quot;INSERT INTO &quot; &amp; [.B113] &amp; &quot; SELECT * FROM &quot; &amp; [.A113] &amp; &quot;;&quot;)" office:value-type="string" office:string-value="INSERT INTO vetacrm_v3.veta_pagocolegios SELECT * FROM vetacrm_v2.veta_pagocolegios;" calcext:value-type="string">
            <text:p>INSERT INTO vetacrm_v3.veta_pagocolegios SELECT * FROM vetacrm_v2.veta_pagocolegio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4] = [$PARAMS.$A$2] &amp; &quot;.&quot; ; &quot;&quot;; [$PARAMS.$A$2] &amp; &quot;.&quot; &amp; [$'CATALOGO DE TABLAS'.A114])" office:value-type="string" office:string-value="vetacrm_v2.veta_pagocolegios_audit" calcext:value-type="string">
            <text:p>vetacrm_v2.veta_pagocolegios_audit</text:p>
          </table:table-cell>
          <table:table-cell table:formula="of:=IF([$PARAMS.$B$2] &amp; &quot;.&quot; &amp; [$'CATALOGO DE TABLAS'.A114] = [$PARAMS.$B$2] &amp; &quot;.&quot; ; &quot;&quot;; [$PARAMS.$B$2] &amp; &quot;.&quot; &amp; [$'CATALOGO DE TABLAS'.A114])" office:value-type="string" office:string-value="vetacrm_v3.veta_pagocolegios_audit" calcext:value-type="string">
            <text:p>vetacrm_v3.veta_pagocolegios_audit</text:p>
          </table:table-cell>
          <table:table-cell table:formula="of:=IF([.B114]=&quot;&quot;;&quot;&quot;; &quot;INSERT INTO &quot; &amp; [.B114] &amp; &quot; SELECT * FROM &quot; &amp; [.A114] &amp; &quot;;&quot;)" office:value-type="string" office:string-value="INSERT INTO vetacrm_v3.veta_pagocolegios_audit SELECT * FROM vetacrm_v2.veta_pagocolegios_audit;" calcext:value-type="string">
            <text:p>INSERT INTO vetacrm_v3.veta_pagocolegios_audit SELECT * FROM vetacrm_v2.veta_pagocolegios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5] = [$PARAMS.$A$2] &amp; &quot;.&quot; ; &quot;&quot;; [$PARAMS.$A$2] &amp; &quot;.&quot; &amp; [$'CATALOGO DE TABLAS'.A115])" office:value-type="string" office:string-value="vetacrm_v2.veta_pagocolegios_opportunities_c" calcext:value-type="string">
            <text:p>vetacrm_v2.veta_pagocolegios_opportunities_c</text:p>
          </table:table-cell>
          <table:table-cell table:formula="of:=IF([$PARAMS.$B$2] &amp; &quot;.&quot; &amp; [$'CATALOGO DE TABLAS'.A115] = [$PARAMS.$B$2] &amp; &quot;.&quot; ; &quot;&quot;; [$PARAMS.$B$2] &amp; &quot;.&quot; &amp; [$'CATALOGO DE TABLAS'.A115])" office:value-type="string" office:string-value="vetacrm_v3.veta_pagocolegios_opportunities_c" calcext:value-type="string">
            <text:p>vetacrm_v3.veta_pagocolegios_opportunities_c</text:p>
          </table:table-cell>
          <table:table-cell table:formula="of:=IF([.B115]=&quot;&quot;;&quot;&quot;; &quot;INSERT INTO &quot; &amp; [.B115] &amp; &quot; SELECT * FROM &quot; &amp; [.A115] &amp; &quot;;&quot;)" office:value-type="string" office:string-value="INSERT INTO vetacrm_v3.veta_pagocolegios_opportunities_c SELECT * FROM vetacrm_v2.veta_pagocolegios_opportunities_c;" calcext:value-type="string">
            <text:p>INSERT INTO vetacrm_v3.veta_pagocolegios_opportunities_c SELECT * FROM vetacrm_v2.veta_pagocolegios_opportuniti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6] = [$PARAMS.$A$2] &amp; &quot;.&quot; ; &quot;&quot;; [$PARAMS.$A$2] &amp; &quot;.&quot; &amp; [$'CATALOGO DE TABLAS'.A116])" office:value-type="string" office:string-value="vetacrm_v2.veta_pagos" calcext:value-type="string">
            <text:p>vetacrm_v2.veta_pagos</text:p>
          </table:table-cell>
          <table:table-cell table:formula="of:=IF([$PARAMS.$B$2] &amp; &quot;.&quot; &amp; [$'CATALOGO DE TABLAS'.A116] = [$PARAMS.$B$2] &amp; &quot;.&quot; ; &quot;&quot;; [$PARAMS.$B$2] &amp; &quot;.&quot; &amp; [$'CATALOGO DE TABLAS'.A116])" office:value-type="string" office:string-value="vetacrm_v3.veta_pagos" calcext:value-type="string">
            <text:p>vetacrm_v3.veta_pagos</text:p>
          </table:table-cell>
          <table:table-cell table:formula="of:=IF([.B116]=&quot;&quot;;&quot;&quot;; &quot;INSERT INTO &quot; &amp; [.B116] &amp; &quot; SELECT * FROM &quot; &amp; [.A116] &amp; &quot;;&quot;)" office:value-type="string" office:string-value="INSERT INTO vetacrm_v3.veta_pagos SELECT * FROM vetacrm_v2.veta_pagos;" calcext:value-type="string">
            <text:p>INSERT INTO vetacrm_v3.veta_pagos SELECT * FROM vetacrm_v2.veta_pago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7] = [$PARAMS.$A$2] &amp; &quot;.&quot; ; &quot;&quot;; [$PARAMS.$A$2] &amp; &quot;.&quot; &amp; [$'CATALOGO DE TABLAS'.A117])" office:value-type="string" office:string-value="vetacrm_v2.veta_pagos_veta_liquidacion_c" calcext:value-type="string">
            <text:p>vetacrm_v2.veta_pagos_veta_liquidacion_c</text:p>
          </table:table-cell>
          <table:table-cell table:formula="of:=IF([$PARAMS.$B$2] &amp; &quot;.&quot; &amp; [$'CATALOGO DE TABLAS'.A117] = [$PARAMS.$B$2] &amp; &quot;.&quot; ; &quot;&quot;; [$PARAMS.$B$2] &amp; &quot;.&quot; &amp; [$'CATALOGO DE TABLAS'.A117])" office:value-type="string" office:string-value="vetacrm_v3.veta_pagos_veta_liquidacion_c" calcext:value-type="string">
            <text:p>vetacrm_v3.veta_pagos_veta_liquidacion_c</text:p>
          </table:table-cell>
          <table:table-cell table:formula="of:=IF([.B117]=&quot;&quot;;&quot;&quot;; &quot;INSERT INTO &quot; &amp; [.B117] &amp; &quot; SELECT * FROM &quot; &amp; [.A117] &amp; &quot;;&quot;)" office:value-type="string" office:string-value="INSERT INTO vetacrm_v3.veta_pagos_veta_liquidacion_c SELECT * FROM vetacrm_v2.veta_pagos_veta_liquidacion_c;" calcext:value-type="string">
            <text:p>INSERT INTO vetacrm_v3.veta_pagos_veta_liquidacion_c SELECT * FROM vetacrm_v2.veta_pagos_veta_liquidacion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8] = [$PARAMS.$A$2] &amp; &quot;.&quot; ; &quot;&quot;; [$PARAMS.$A$2] &amp; &quot;.&quot; &amp; [$'CATALOGO DE TABLAS'.A118])" office:value-type="string" office:string-value="vetacrm_v2.veta_presupuesto" calcext:value-type="string">
            <text:p>vetacrm_v2.veta_presupuesto</text:p>
          </table:table-cell>
          <table:table-cell table:formula="of:=IF([$PARAMS.$B$2] &amp; &quot;.&quot; &amp; [$'CATALOGO DE TABLAS'.A118] = [$PARAMS.$B$2] &amp; &quot;.&quot; ; &quot;&quot;; [$PARAMS.$B$2] &amp; &quot;.&quot; &amp; [$'CATALOGO DE TABLAS'.A118])" office:value-type="string" office:string-value="vetacrm_v3.veta_presupuesto" calcext:value-type="string">
            <text:p>vetacrm_v3.veta_presupuesto</text:p>
          </table:table-cell>
          <table:table-cell table:formula="of:=IF([.B118]=&quot;&quot;;&quot;&quot;; &quot;INSERT INTO &quot; &amp; [.B118] &amp; &quot; SELECT * FROM &quot; &amp; [.A118] &amp; &quot;;&quot;)" office:value-type="string" office:string-value="INSERT INTO vetacrm_v3.veta_presupuesto SELECT * FROM vetacrm_v2.veta_presupuesto;" calcext:value-type="string">
            <text:p>INSERT INTO vetacrm_v3.veta_presupuesto SELECT * FROM vetacrm_v2.veta_presupuest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19] = [$PARAMS.$A$2] &amp; &quot;.&quot; ; &quot;&quot;; [$PARAMS.$A$2] &amp; &quot;.&quot; &amp; [$'CATALOGO DE TABLAS'.A119])" office:value-type="string" office:string-value="vetacrm_v2.veta_presupuesto_audit" calcext:value-type="string">
            <text:p>vetacrm_v2.veta_presupuesto_audit</text:p>
          </table:table-cell>
          <table:table-cell table:formula="of:=IF([$PARAMS.$B$2] &amp; &quot;.&quot; &amp; [$'CATALOGO DE TABLAS'.A119] = [$PARAMS.$B$2] &amp; &quot;.&quot; ; &quot;&quot;; [$PARAMS.$B$2] &amp; &quot;.&quot; &amp; [$'CATALOGO DE TABLAS'.A119])" office:value-type="string" office:string-value="vetacrm_v3.veta_presupuesto_audit" calcext:value-type="string">
            <text:p>vetacrm_v3.veta_presupuesto_audit</text:p>
          </table:table-cell>
          <table:table-cell table:formula="of:=IF([.B119]=&quot;&quot;;&quot;&quot;; &quot;INSERT INTO &quot; &amp; [.B119] &amp; &quot; SELECT * FROM &quot; &amp; [.A119] &amp; &quot;;&quot;)" office:value-type="string" office:string-value="INSERT INTO vetacrm_v3.veta_presupuesto_audit SELECT * FROM vetacrm_v2.veta_presupuesto_audit;" calcext:value-type="string">
            <text:p>INSERT INTO vetacrm_v3.veta_presupuesto_audit SELECT * FROM vetacrm_v2.veta_presupuest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0] = [$PARAMS.$A$2] &amp; &quot;.&quot; ; &quot;&quot;; [$PARAMS.$A$2] &amp; &quot;.&quot; &amp; [$'CATALOGO DE TABLAS'.A120])" office:value-type="string" office:string-value="vetacrm_v2.veta_presupuesto_contacts_c" calcext:value-type="string">
            <text:p>vetacrm_v2.veta_presupuesto_contacts_c</text:p>
          </table:table-cell>
          <table:table-cell table:formula="of:=IF([$PARAMS.$B$2] &amp; &quot;.&quot; &amp; [$'CATALOGO DE TABLAS'.A120] = [$PARAMS.$B$2] &amp; &quot;.&quot; ; &quot;&quot;; [$PARAMS.$B$2] &amp; &quot;.&quot; &amp; [$'CATALOGO DE TABLAS'.A120])" office:value-type="string" office:string-value="vetacrm_v3.veta_presupuesto_contacts_c" calcext:value-type="string">
            <text:p>vetacrm_v3.veta_presupuesto_contacts_c</text:p>
          </table:table-cell>
          <table:table-cell table:formula="of:=IF([.B120]=&quot;&quot;;&quot;&quot;; &quot;INSERT INTO &quot; &amp; [.B120] &amp; &quot; SELECT * FROM &quot; &amp; [.A120] &amp; &quot;;&quot;)" office:value-type="string" office:string-value="INSERT INTO vetacrm_v3.veta_presupuesto_contacts_c SELECT * FROM vetacrm_v2.veta_presupuesto_contacts_c;" calcext:value-type="string">
            <text:p>INSERT INTO vetacrm_v3.veta_presupuesto_contacts_c SELECT * FROM vetacrm_v2.veta_presupuesto_contact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1] = [$PARAMS.$A$2] &amp; &quot;.&quot; ; &quot;&quot;; [$PARAMS.$A$2] &amp; &quot;.&quot; &amp; [$'CATALOGO DE TABLAS'.A121])" office:value-type="string" office:string-value="vetacrm_v2.veta_presupuesto_emails_c" calcext:value-type="string">
            <text:p>vetacrm_v2.veta_presupuesto_emails_c</text:p>
          </table:table-cell>
          <table:table-cell table:formula="of:=IF([$PARAMS.$B$2] &amp; &quot;.&quot; &amp; [$'CATALOGO DE TABLAS'.A121] = [$PARAMS.$B$2] &amp; &quot;.&quot; ; &quot;&quot;; [$PARAMS.$B$2] &amp; &quot;.&quot; &amp; [$'CATALOGO DE TABLAS'.A121])" office:value-type="string" office:string-value="vetacrm_v3.veta_presupuesto_emails_c" calcext:value-type="string">
            <text:p>vetacrm_v3.veta_presupuesto_emails_c</text:p>
          </table:table-cell>
          <table:table-cell table:formula="of:=IF([.B121]=&quot;&quot;;&quot;&quot;; &quot;INSERT INTO &quot; &amp; [.B121] &amp; &quot; SELECT * FROM &quot; &amp; [.A121] &amp; &quot;;&quot;)" office:value-type="string" office:string-value="INSERT INTO vetacrm_v3.veta_presupuesto_emails_c SELECT * FROM vetacrm_v2.veta_presupuesto_emails_c;" calcext:value-type="string">
            <text:p>INSERT INTO vetacrm_v3.veta_presupuesto_emails_c SELECT * FROM vetacrm_v2.veta_presupuesto_email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2] = [$PARAMS.$A$2] &amp; &quot;.&quot; ; &quot;&quot;; [$PARAMS.$A$2] &amp; &quot;.&quot; &amp; [$'CATALOGO DE TABLAS'.A122])" office:value-type="string" office:string-value="vetacrm_v2.veta_presupuesto_leads_c" calcext:value-type="string">
            <text:p>vetacrm_v2.veta_presupuesto_leads_c</text:p>
          </table:table-cell>
          <table:table-cell table:formula="of:=IF([$PARAMS.$B$2] &amp; &quot;.&quot; &amp; [$'CATALOGO DE TABLAS'.A122] = [$PARAMS.$B$2] &amp; &quot;.&quot; ; &quot;&quot;; [$PARAMS.$B$2] &amp; &quot;.&quot; &amp; [$'CATALOGO DE TABLAS'.A122])" office:value-type="string" office:string-value="vetacrm_v3.veta_presupuesto_leads_c" calcext:value-type="string">
            <text:p>vetacrm_v3.veta_presupuesto_leads_c</text:p>
          </table:table-cell>
          <table:table-cell table:formula="of:=IF([.B122]=&quot;&quot;;&quot;&quot;; &quot;INSERT INTO &quot; &amp; [.B122] &amp; &quot; SELECT * FROM &quot; &amp; [.A122] &amp; &quot;;&quot;)" office:value-type="string" office:string-value="INSERT INTO vetacrm_v3.veta_presupuesto_leads_c SELECT * FROM vetacrm_v2.veta_presupuesto_leads_c;" calcext:value-type="string">
            <text:p>INSERT INTO vetacrm_v3.veta_presupuesto_leads_c SELECT * FROM vetacrm_v2.veta_presupuesto_lead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3] = [$PARAMS.$A$2] &amp; &quot;.&quot; ; &quot;&quot;; [$PARAMS.$A$2] &amp; &quot;.&quot; &amp; [$'CATALOGO DE TABLAS'.A123])" office:value-type="string" office:string-value="vetacrm_v2.veta_recibo" calcext:value-type="string">
            <text:p>vetacrm_v2.veta_recibo</text:p>
          </table:table-cell>
          <table:table-cell table:formula="of:=IF([$PARAMS.$B$2] &amp; &quot;.&quot; &amp; [$'CATALOGO DE TABLAS'.A123] = [$PARAMS.$B$2] &amp; &quot;.&quot; ; &quot;&quot;; [$PARAMS.$B$2] &amp; &quot;.&quot; &amp; [$'CATALOGO DE TABLAS'.A123])" office:value-type="string" office:string-value="vetacrm_v3.veta_recibo" calcext:value-type="string">
            <text:p>vetacrm_v3.veta_recibo</text:p>
          </table:table-cell>
          <table:table-cell table:formula="of:=IF([.B123]=&quot;&quot;;&quot;&quot;; &quot;INSERT INTO &quot; &amp; [.B123] &amp; &quot; SELECT * FROM &quot; &amp; [.A123] &amp; &quot;;&quot;)" office:value-type="string" office:string-value="INSERT INTO vetacrm_v3.veta_recibo SELECT * FROM vetacrm_v2.veta_recibo;" calcext:value-type="string">
            <text:p>INSERT INTO vetacrm_v3.veta_recibo SELECT * FROM vetacrm_v2.veta_recib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4] = [$PARAMS.$A$2] &amp; &quot;.&quot; ; &quot;&quot;; [$PARAMS.$A$2] &amp; &quot;.&quot; &amp; [$'CATALOGO DE TABLAS'.A124])" office:value-type="string" office:string-value="vetacrm_v2.veta_recibo_audit" calcext:value-type="string">
            <text:p>vetacrm_v2.veta_recibo_audit</text:p>
          </table:table-cell>
          <table:table-cell table:formula="of:=IF([$PARAMS.$B$2] &amp; &quot;.&quot; &amp; [$'CATALOGO DE TABLAS'.A124] = [$PARAMS.$B$2] &amp; &quot;.&quot; ; &quot;&quot;; [$PARAMS.$B$2] &amp; &quot;.&quot; &amp; [$'CATALOGO DE TABLAS'.A124])" office:value-type="string" office:string-value="vetacrm_v3.veta_recibo_audit" calcext:value-type="string">
            <text:p>vetacrm_v3.veta_recibo_audit</text:p>
          </table:table-cell>
          <table:table-cell table:formula="of:=IF([.B124]=&quot;&quot;;&quot;&quot;; &quot;INSERT INTO &quot; &amp; [.B124] &amp; &quot; SELECT * FROM &quot; &amp; [.A124] &amp; &quot;;&quot;)" office:value-type="string" office:string-value="INSERT INTO vetacrm_v3.veta_recibo_audit SELECT * FROM vetacrm_v2.veta_recibo_audit;" calcext:value-type="string">
            <text:p>INSERT INTO vetacrm_v3.veta_recibo_audit SELECT * FROM vetacrm_v2.veta_recib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5] = [$PARAMS.$A$2] &amp; &quot;.&quot; ; &quot;&quot;; [$PARAMS.$A$2] &amp; &quot;.&quot; &amp; [$'CATALOGO DE TABLAS'.A125])" office:value-type="string" office:string-value="vetacrm_v2.veta_recibo_contacts_c" calcext:value-type="string">
            <text:p>vetacrm_v2.veta_recibo_contacts_c</text:p>
          </table:table-cell>
          <table:table-cell table:formula="of:=IF([$PARAMS.$B$2] &amp; &quot;.&quot; &amp; [$'CATALOGO DE TABLAS'.A125] = [$PARAMS.$B$2] &amp; &quot;.&quot; ; &quot;&quot;; [$PARAMS.$B$2] &amp; &quot;.&quot; &amp; [$'CATALOGO DE TABLAS'.A125])" office:value-type="string" office:string-value="vetacrm_v3.veta_recibo_contacts_c" calcext:value-type="string">
            <text:p>vetacrm_v3.veta_recibo_contacts_c</text:p>
          </table:table-cell>
          <table:table-cell table:formula="of:=IF([.B125]=&quot;&quot;;&quot;&quot;; &quot;INSERT INTO &quot; &amp; [.B125] &amp; &quot; SELECT * FROM &quot; &amp; [.A125] &amp; &quot;;&quot;)" office:value-type="string" office:string-value="INSERT INTO vetacrm_v3.veta_recibo_contacts_c SELECT * FROM vetacrm_v2.veta_recibo_contacts_c;" calcext:value-type="string">
            <text:p>INSERT INTO vetacrm_v3.veta_recibo_contacts_c SELECT * FROM vetacrm_v2.veta_recibo_contact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6] = [$PARAMS.$A$2] &amp; &quot;.&quot; ; &quot;&quot;; [$PARAMS.$A$2] &amp; &quot;.&quot; &amp; [$'CATALOGO DE TABLAS'.A126])" office:value-type="string" office:string-value="vetacrm_v2.veta_recibo_emails_c" calcext:value-type="string">
            <text:p>vetacrm_v2.veta_recibo_emails_c</text:p>
          </table:table-cell>
          <table:table-cell table:formula="of:=IF([$PARAMS.$B$2] &amp; &quot;.&quot; &amp; [$'CATALOGO DE TABLAS'.A126] = [$PARAMS.$B$2] &amp; &quot;.&quot; ; &quot;&quot;; [$PARAMS.$B$2] &amp; &quot;.&quot; &amp; [$'CATALOGO DE TABLAS'.A126])" office:value-type="string" office:string-value="vetacrm_v3.veta_recibo_emails_c" calcext:value-type="string">
            <text:p>vetacrm_v3.veta_recibo_emails_c</text:p>
          </table:table-cell>
          <table:table-cell table:formula="of:=IF([.B126]=&quot;&quot;;&quot;&quot;; &quot;INSERT INTO &quot; &amp; [.B126] &amp; &quot; SELECT * FROM &quot; &amp; [.A126] &amp; &quot;;&quot;)" office:value-type="string" office:string-value="INSERT INTO vetacrm_v3.veta_recibo_emails_c SELECT * FROM vetacrm_v2.veta_recibo_emails_c;" calcext:value-type="string">
            <text:p>INSERT INTO vetacrm_v3.veta_recibo_emails_c SELECT * FROM vetacrm_v2.veta_recibo_email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7] = [$PARAMS.$A$2] &amp; &quot;.&quot; ; &quot;&quot;; [$PARAMS.$A$2] &amp; &quot;.&quot; &amp; [$'CATALOGO DE TABLAS'.A127])" office:value-type="string" office:string-value="vetacrm_v2.veta_recibo_leads_c" calcext:value-type="string">
            <text:p>vetacrm_v2.veta_recibo_leads_c</text:p>
          </table:table-cell>
          <table:table-cell table:formula="of:=IF([$PARAMS.$B$2] &amp; &quot;.&quot; &amp; [$'CATALOGO DE TABLAS'.A127] = [$PARAMS.$B$2] &amp; &quot;.&quot; ; &quot;&quot;; [$PARAMS.$B$2] &amp; &quot;.&quot; &amp; [$'CATALOGO DE TABLAS'.A127])" office:value-type="string" office:string-value="vetacrm_v3.veta_recibo_leads_c" calcext:value-type="string">
            <text:p>vetacrm_v3.veta_recibo_leads_c</text:p>
          </table:table-cell>
          <table:table-cell table:formula="of:=IF([.B127]=&quot;&quot;;&quot;&quot;; &quot;INSERT INTO &quot; &amp; [.B127] &amp; &quot; SELECT * FROM &quot; &amp; [.A127] &amp; &quot;;&quot;)" office:value-type="string" office:string-value="INSERT INTO vetacrm_v3.veta_recibo_leads_c SELECT * FROM vetacrm_v2.veta_recibo_leads_c;" calcext:value-type="string">
            <text:p>INSERT INTO vetacrm_v3.veta_recibo_leads_c SELECT * FROM vetacrm_v2.veta_recibo_lead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8] = [$PARAMS.$A$2] &amp; &quot;.&quot; ; &quot;&quot;; [$PARAMS.$A$2] &amp; &quot;.&quot; &amp; [$'CATALOGO DE TABLAS'.A128])" office:value-type="string" office:string-value="vetacrm_v2.veta_recibo_opportunities_c" calcext:value-type="string">
            <text:p>vetacrm_v2.veta_recibo_opportunities_c</text:p>
          </table:table-cell>
          <table:table-cell table:formula="of:=IF([$PARAMS.$B$2] &amp; &quot;.&quot; &amp; [$'CATALOGO DE TABLAS'.A128] = [$PARAMS.$B$2] &amp; &quot;.&quot; ; &quot;&quot;; [$PARAMS.$B$2] &amp; &quot;.&quot; &amp; [$'CATALOGO DE TABLAS'.A128])" office:value-type="string" office:string-value="vetacrm_v3.veta_recibo_opportunities_c" calcext:value-type="string">
            <text:p>vetacrm_v3.veta_recibo_opportunities_c</text:p>
          </table:table-cell>
          <table:table-cell table:formula="of:=IF([.B128]=&quot;&quot;;&quot;&quot;; &quot;INSERT INTO &quot; &amp; [.B128] &amp; &quot; SELECT * FROM &quot; &amp; [.A128] &amp; &quot;;&quot;)" office:value-type="string" office:string-value="INSERT INTO vetacrm_v3.veta_recibo_opportunities_c SELECT * FROM vetacrm_v2.veta_recibo_opportunities_c;" calcext:value-type="string">
            <text:p>INSERT INTO vetacrm_v3.veta_recibo_opportunities_c SELECT * FROM vetacrm_v2.veta_recibo_opportuniti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29] = [$PARAMS.$A$2] &amp; &quot;.&quot; ; &quot;&quot;; [$PARAMS.$A$2] &amp; &quot;.&quot; &amp; [$'CATALOGO DE TABLAS'.A129])" office:value-type="string" office:string-value="vetacrm_v2.veta_recibo_veta_presupuesto_c" calcext:value-type="string">
            <text:p>vetacrm_v2.veta_recibo_veta_presupuesto_c</text:p>
          </table:table-cell>
          <table:table-cell table:formula="of:=IF([$PARAMS.$B$2] &amp; &quot;.&quot; &amp; [$'CATALOGO DE TABLAS'.A129] = [$PARAMS.$B$2] &amp; &quot;.&quot; ; &quot;&quot;; [$PARAMS.$B$2] &amp; &quot;.&quot; &amp; [$'CATALOGO DE TABLAS'.A129])" office:value-type="string" office:string-value="vetacrm_v3.veta_recibo_veta_presupuesto_c" calcext:value-type="string">
            <text:p>vetacrm_v3.veta_recibo_veta_presupuesto_c</text:p>
          </table:table-cell>
          <table:table-cell table:formula="of:=IF([.B129]=&quot;&quot;;&quot;&quot;; &quot;INSERT INTO &quot; &amp; [.B129] &amp; &quot; SELECT * FROM &quot; &amp; [.A129] &amp; &quot;;&quot;)" office:value-type="string" office:string-value="INSERT INTO vetacrm_v3.veta_recibo_veta_presupuesto_c SELECT * FROM vetacrm_v2.veta_recibo_veta_presupuesto_c;" calcext:value-type="string">
            <text:p>INSERT INTO vetacrm_v3.veta_recibo_veta_presupuesto_c SELECT * FROM vetacrm_v2.veta_recibo_veta_presupuesto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0] = [$PARAMS.$A$2] &amp; &quot;.&quot; ; &quot;&quot;; [$PARAMS.$A$2] &amp; &quot;.&quot; &amp; [$'CATALOGO DE TABLAS'.A130])" office:value-type="string" office:string-value="vetacrm_v2.veta_seguro" calcext:value-type="string">
            <text:p>vetacrm_v2.veta_seguro</text:p>
          </table:table-cell>
          <table:table-cell table:formula="of:=IF([$PARAMS.$B$2] &amp; &quot;.&quot; &amp; [$'CATALOGO DE TABLAS'.A130] = [$PARAMS.$B$2] &amp; &quot;.&quot; ; &quot;&quot;; [$PARAMS.$B$2] &amp; &quot;.&quot; &amp; [$'CATALOGO DE TABLAS'.A130])" office:value-type="string" office:string-value="vetacrm_v3.veta_seguro" calcext:value-type="string">
            <text:p>vetacrm_v3.veta_seguro</text:p>
          </table:table-cell>
          <table:table-cell table:formula="of:=IF([.B130]=&quot;&quot;;&quot;&quot;; &quot;INSERT INTO &quot; &amp; [.B130] &amp; &quot; SELECT * FROM &quot; &amp; [.A130] &amp; &quot;;&quot;)" office:value-type="string" office:string-value="INSERT INTO vetacrm_v3.veta_seguro SELECT * FROM vetacrm_v2.veta_seguro;" calcext:value-type="string">
            <text:p>INSERT INTO vetacrm_v3.veta_seguro SELECT * FROM vetacrm_v2.veta_seguro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1] = [$PARAMS.$A$2] &amp; &quot;.&quot; ; &quot;&quot;; [$PARAMS.$A$2] &amp; &quot;.&quot; &amp; [$'CATALOGO DE TABLAS'.A131])" office:value-type="string" office:string-value="vetacrm_v2.veta_seguro_audit" calcext:value-type="string">
            <text:p>vetacrm_v2.veta_seguro_audit</text:p>
          </table:table-cell>
          <table:table-cell table:formula="of:=IF([$PARAMS.$B$2] &amp; &quot;.&quot; &amp; [$'CATALOGO DE TABLAS'.A131] = [$PARAMS.$B$2] &amp; &quot;.&quot; ; &quot;&quot;; [$PARAMS.$B$2] &amp; &quot;.&quot; &amp; [$'CATALOGO DE TABLAS'.A131])" office:value-type="string" office:string-value="vetacrm_v3.veta_seguro_audit" calcext:value-type="string">
            <text:p>vetacrm_v3.veta_seguro_audit</text:p>
          </table:table-cell>
          <table:table-cell table:formula="of:=IF([.B131]=&quot;&quot;;&quot;&quot;; &quot;INSERT INTO &quot; &amp; [.B131] &amp; &quot; SELECT * FROM &quot; &amp; [.A131] &amp; &quot;;&quot;)" office:value-type="string" office:string-value="INSERT INTO vetacrm_v3.veta_seguro_audit SELECT * FROM vetacrm_v2.veta_seguro_audit;" calcext:value-type="string">
            <text:p>INSERT INTO vetacrm_v3.veta_seguro_audit SELECT * FROM vetacrm_v2.veta_seguro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2] = [$PARAMS.$A$2] &amp; &quot;.&quot; ; &quot;&quot;; [$PARAMS.$A$2] &amp; &quot;.&quot; &amp; [$'CATALOGO DE TABLAS'.A132])" office:value-type="string" office:string-value="vetacrm_v2.veta_serviciocliente" calcext:value-type="string">
            <text:p>vetacrm_v2.veta_serviciocliente</text:p>
          </table:table-cell>
          <table:table-cell table:formula="of:=IF([$PARAMS.$B$2] &amp; &quot;.&quot; &amp; [$'CATALOGO DE TABLAS'.A132] = [$PARAMS.$B$2] &amp; &quot;.&quot; ; &quot;&quot;; [$PARAMS.$B$2] &amp; &quot;.&quot; &amp; [$'CATALOGO DE TABLAS'.A132])" office:value-type="string" office:string-value="vetacrm_v3.veta_serviciocliente" calcext:value-type="string">
            <text:p>vetacrm_v3.veta_serviciocliente</text:p>
          </table:table-cell>
          <table:table-cell table:formula="of:=IF([.B132]=&quot;&quot;;&quot;&quot;; &quot;INSERT INTO &quot; &amp; [.B132] &amp; &quot; SELECT * FROM &quot; &amp; [.A132] &amp; &quot;;&quot;)" office:value-type="string" office:string-value="INSERT INTO vetacrm_v3.veta_serviciocliente SELECT * FROM vetacrm_v2.veta_serviciocliente;" calcext:value-type="string">
            <text:p>INSERT INTO vetacrm_v3.veta_serviciocliente SELECT * FROM vetacrm_v2.veta_serviciocliente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3] = [$PARAMS.$A$2] &amp; &quot;.&quot; ; &quot;&quot;; [$PARAMS.$A$2] &amp; &quot;.&quot; &amp; [$'CATALOGO DE TABLAS'.A133])" office:value-type="string" office:string-value="vetacrm_v2.veta_serviciocliente_audit" calcext:value-type="string">
            <text:p>vetacrm_v2.veta_serviciocliente_audit</text:p>
          </table:table-cell>
          <table:table-cell table:formula="of:=IF([$PARAMS.$B$2] &amp; &quot;.&quot; &amp; [$'CATALOGO DE TABLAS'.A133] = [$PARAMS.$B$2] &amp; &quot;.&quot; ; &quot;&quot;; [$PARAMS.$B$2] &amp; &quot;.&quot; &amp; [$'CATALOGO DE TABLAS'.A133])" office:value-type="string" office:string-value="vetacrm_v3.veta_serviciocliente_audit" calcext:value-type="string">
            <text:p>vetacrm_v3.veta_serviciocliente_audit</text:p>
          </table:table-cell>
          <table:table-cell table:formula="of:=IF([.B133]=&quot;&quot;;&quot;&quot;; &quot;INSERT INTO &quot; &amp; [.B133] &amp; &quot; SELECT * FROM &quot; &amp; [.A133] &amp; &quot;;&quot;)" office:value-type="string" office:string-value="INSERT INTO vetacrm_v3.veta_serviciocliente_audit SELECT * FROM vetacrm_v2.veta_serviciocliente_audit;" calcext:value-type="string">
            <text:p>INSERT INTO vetacrm_v3.veta_serviciocliente_audit SELECT * FROM vetacrm_v2.veta_serviciocliente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4] = [$PARAMS.$A$2] &amp; &quot;.&quot; ; &quot;&quot;; [$PARAMS.$A$2] &amp; &quot;.&quot; &amp; [$'CATALOGO DE TABLAS'.A134])" office:value-type="string" office:string-value="vetacrm_v2.veta_serviciocliente_opportunities_c" calcext:value-type="string">
            <text:p>vetacrm_v2.veta_serviciocliente_opportunities_c</text:p>
          </table:table-cell>
          <table:table-cell table:formula="of:=IF([$PARAMS.$B$2] &amp; &quot;.&quot; &amp; [$'CATALOGO DE TABLAS'.A134] = [$PARAMS.$B$2] &amp; &quot;.&quot; ; &quot;&quot;; [$PARAMS.$B$2] &amp; &quot;.&quot; &amp; [$'CATALOGO DE TABLAS'.A134])" office:value-type="string" office:string-value="vetacrm_v3.veta_serviciocliente_opportunities_c" calcext:value-type="string">
            <text:p>vetacrm_v3.veta_serviciocliente_opportunities_c</text:p>
          </table:table-cell>
          <table:table-cell table:formula="of:=IF([.B134]=&quot;&quot;;&quot;&quot;; &quot;INSERT INTO &quot; &amp; [.B134] &amp; &quot; SELECT * FROM &quot; &amp; [.A134] &amp; &quot;;&quot;)" office:value-type="string" office:string-value="INSERT INTO vetacrm_v3.veta_serviciocliente_opportunities_c SELECT * FROM vetacrm_v2.veta_serviciocliente_opportunities_c;" calcext:value-type="string">
            <text:p>INSERT INTO vetacrm_v3.veta_serviciocliente_opportunities_c SELECT * FROM vetacrm_v2.veta_serviciocliente_opportuniti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5] = [$PARAMS.$A$2] &amp; &quot;.&quot; ; &quot;&quot;; [$PARAMS.$A$2] &amp; &quot;.&quot; &amp; [$'CATALOGO DE TABLAS'.A135])" office:value-type="string" office:string-value="vetacrm_v2.veta_tiposvisa" calcext:value-type="string">
            <text:p>vetacrm_v2.veta_tiposvisa</text:p>
          </table:table-cell>
          <table:table-cell table:formula="of:=IF([$PARAMS.$B$2] &amp; &quot;.&quot; &amp; [$'CATALOGO DE TABLAS'.A135] = [$PARAMS.$B$2] &amp; &quot;.&quot; ; &quot;&quot;; [$PARAMS.$B$2] &amp; &quot;.&quot; &amp; [$'CATALOGO DE TABLAS'.A135])" office:value-type="string" office:string-value="vetacrm_v3.veta_tiposvisa" calcext:value-type="string">
            <text:p>vetacrm_v3.veta_tiposvisa</text:p>
          </table:table-cell>
          <table:table-cell table:formula="of:=IF([.B135]=&quot;&quot;;&quot;&quot;; &quot;INSERT INTO &quot; &amp; [.B135] &amp; &quot; SELECT * FROM &quot; &amp; [.A135] &amp; &quot;;&quot;)" office:value-type="string" office:string-value="INSERT INTO vetacrm_v3.veta_tiposvisa SELECT * FROM vetacrm_v2.veta_tiposvisa;" calcext:value-type="string">
            <text:p>INSERT INTO vetacrm_v3.veta_tiposvisa SELECT * FROM vetacrm_v2.veta_tiposvisa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6] = [$PARAMS.$A$2] &amp; &quot;.&quot; ; &quot;&quot;; [$PARAMS.$A$2] &amp; &quot;.&quot; &amp; [$'CATALOGO DE TABLAS'.A136])" office:value-type="string" office:string-value="vetacrm_v2.veta_tiposvisa_audit" calcext:value-type="string">
            <text:p>vetacrm_v2.veta_tiposvisa_audit</text:p>
          </table:table-cell>
          <table:table-cell table:formula="of:=IF([$PARAMS.$B$2] &amp; &quot;.&quot; &amp; [$'CATALOGO DE TABLAS'.A136] = [$PARAMS.$B$2] &amp; &quot;.&quot; ; &quot;&quot;; [$PARAMS.$B$2] &amp; &quot;.&quot; &amp; [$'CATALOGO DE TABLAS'.A136])" office:value-type="string" office:string-value="vetacrm_v3.veta_tiposvisa_audit" calcext:value-type="string">
            <text:p>vetacrm_v3.veta_tiposvisa_audit</text:p>
          </table:table-cell>
          <table:table-cell table:formula="of:=IF([.B136]=&quot;&quot;;&quot;&quot;; &quot;INSERT INTO &quot; &amp; [.B136] &amp; &quot; SELECT * FROM &quot; &amp; [.A136] &amp; &quot;;&quot;)" office:value-type="string" office:string-value="INSERT INTO vetacrm_v3.veta_tiposvisa_audit SELECT * FROM vetacrm_v2.veta_tiposvisa_audit;" calcext:value-type="string">
            <text:p>INSERT INTO vetacrm_v3.veta_tiposvisa_audit SELECT * FROM vetacrm_v2.veta_tiposvisa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7] = [$PARAMS.$A$2] &amp; &quot;.&quot; ; &quot;&quot;; [$PARAMS.$A$2] &amp; &quot;.&quot; &amp; [$'CATALOGO DE TABLAS'.A137])" office:value-type="string" office:string-value="vetacrm_v2.veta_trm" calcext:value-type="string">
            <text:p>vetacrm_v2.veta_trm</text:p>
          </table:table-cell>
          <table:table-cell table:formula="of:=IF([$PARAMS.$B$2] &amp; &quot;.&quot; &amp; [$'CATALOGO DE TABLAS'.A137] = [$PARAMS.$B$2] &amp; &quot;.&quot; ; &quot;&quot;; [$PARAMS.$B$2] &amp; &quot;.&quot; &amp; [$'CATALOGO DE TABLAS'.A137])" office:value-type="string" office:string-value="vetacrm_v3.veta_trm" calcext:value-type="string">
            <text:p>vetacrm_v3.veta_trm</text:p>
          </table:table-cell>
          <table:table-cell table:formula="of:=IF([.B137]=&quot;&quot;;&quot;&quot;; &quot;INSERT INTO &quot; &amp; [.B137] &amp; &quot; SELECT * FROM &quot; &amp; [.A137] &amp; &quot;;&quot;)" office:value-type="string" office:string-value="INSERT INTO vetacrm_v3.veta_trm SELECT * FROM vetacrm_v2.veta_trm;" calcext:value-type="string">
            <text:p>INSERT INTO vetacrm_v3.veta_trm SELECT * FROM vetacrm_v2.veta_trm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8] = [$PARAMS.$A$2] &amp; &quot;.&quot; ; &quot;&quot;; [$PARAMS.$A$2] &amp; &quot;.&quot; &amp; [$'CATALOGO DE TABLAS'.A138])" office:value-type="string" office:string-value="vetacrm_v2.veta_visa" calcext:value-type="string">
            <text:p>vetacrm_v2.veta_visa</text:p>
          </table:table-cell>
          <table:table-cell table:formula="of:=IF([$PARAMS.$B$2] &amp; &quot;.&quot; &amp; [$'CATALOGO DE TABLAS'.A138] = [$PARAMS.$B$2] &amp; &quot;.&quot; ; &quot;&quot;; [$PARAMS.$B$2] &amp; &quot;.&quot; &amp; [$'CATALOGO DE TABLAS'.A138])" office:value-type="string" office:string-value="vetacrm_v3.veta_visa" calcext:value-type="string">
            <text:p>vetacrm_v3.veta_visa</text:p>
          </table:table-cell>
          <table:table-cell table:formula="of:=IF([.B138]=&quot;&quot;;&quot;&quot;; &quot;INSERT INTO &quot; &amp; [.B138] &amp; &quot; SELECT * FROM &quot; &amp; [.A138] &amp; &quot;;&quot;)" office:value-type="string" office:string-value="INSERT INTO vetacrm_v3.veta_visa SELECT * FROM vetacrm_v2.veta_visa;" calcext:value-type="string">
            <text:p>INSERT INTO vetacrm_v3.veta_visa SELECT * FROM vetacrm_v2.veta_visa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39] = [$PARAMS.$A$2] &amp; &quot;.&quot; ; &quot;&quot;; [$PARAMS.$A$2] &amp; &quot;.&quot; &amp; [$'CATALOGO DE TABLAS'.A139])" office:value-type="string" office:string-value="vetacrm_v2.veta_visa_audit" calcext:value-type="string">
            <text:p>vetacrm_v2.veta_visa_audit</text:p>
          </table:table-cell>
          <table:table-cell table:formula="of:=IF([$PARAMS.$B$2] &amp; &quot;.&quot; &amp; [$'CATALOGO DE TABLAS'.A139] = [$PARAMS.$B$2] &amp; &quot;.&quot; ; &quot;&quot;; [$PARAMS.$B$2] &amp; &quot;.&quot; &amp; [$'CATALOGO DE TABLAS'.A139])" office:value-type="string" office:string-value="vetacrm_v3.veta_visa_audit" calcext:value-type="string">
            <text:p>vetacrm_v3.veta_visa_audit</text:p>
          </table:table-cell>
          <table:table-cell table:formula="of:=IF([.B139]=&quot;&quot;;&quot;&quot;; &quot;INSERT INTO &quot; &amp; [.B139] &amp; &quot; SELECT * FROM &quot; &amp; [.A139] &amp; &quot;;&quot;)" office:value-type="string" office:string-value="INSERT INTO vetacrm_v3.veta_visa_audit SELECT * FROM vetacrm_v2.veta_visa_audit;" calcext:value-type="string">
            <text:p>INSERT INTO vetacrm_v3.veta_visa_audit SELECT * FROM vetacrm_v2.veta_visa_audit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0] = [$PARAMS.$A$2] &amp; &quot;.&quot; ; &quot;&quot;; [$PARAMS.$A$2] &amp; &quot;.&quot; &amp; [$'CATALOGO DE TABLAS'.A140])" office:value-type="string" office:string-value="vetacrm_v2.veta_visa_cases_c" calcext:value-type="string">
            <text:p>vetacrm_v2.veta_visa_cases_c</text:p>
          </table:table-cell>
          <table:table-cell table:formula="of:=IF([$PARAMS.$B$2] &amp; &quot;.&quot; &amp; [$'CATALOGO DE TABLAS'.A140] = [$PARAMS.$B$2] &amp; &quot;.&quot; ; &quot;&quot;; [$PARAMS.$B$2] &amp; &quot;.&quot; &amp; [$'CATALOGO DE TABLAS'.A140])" office:value-type="string" office:string-value="vetacrm_v3.veta_visa_cases_c" calcext:value-type="string">
            <text:p>vetacrm_v3.veta_visa_cases_c</text:p>
          </table:table-cell>
          <table:table-cell table:formula="of:=IF([.B140]=&quot;&quot;;&quot;&quot;; &quot;INSERT INTO &quot; &amp; [.B140] &amp; &quot; SELECT * FROM &quot; &amp; [.A140] &amp; &quot;;&quot;)" office:value-type="string" office:string-value="INSERT INTO vetacrm_v3.veta_visa_cases_c SELECT * FROM vetacrm_v2.veta_visa_cases_c;" calcext:value-type="string">
            <text:p>INSERT INTO vetacrm_v3.veta_visa_cases_c SELECT * FROM vetacrm_v2.veta_visa_cas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1] = [$PARAMS.$A$2] &amp; &quot;.&quot; ; &quot;&quot;; [$PARAMS.$A$2] &amp; &quot;.&quot; &amp; [$'CATALOGO DE TABLAS'.A141])" office:value-type="string" office:string-value="vetacrm_v2.veta_visa_opportunities_c" calcext:value-type="string">
            <text:p>vetacrm_v2.veta_visa_opportunities_c</text:p>
          </table:table-cell>
          <table:table-cell table:formula="of:=IF([$PARAMS.$B$2] &amp; &quot;.&quot; &amp; [$'CATALOGO DE TABLAS'.A141] = [$PARAMS.$B$2] &amp; &quot;.&quot; ; &quot;&quot;; [$PARAMS.$B$2] &amp; &quot;.&quot; &amp; [$'CATALOGO DE TABLAS'.A141])" office:value-type="string" office:string-value="vetacrm_v3.veta_visa_opportunities_c" calcext:value-type="string">
            <text:p>vetacrm_v3.veta_visa_opportunities_c</text:p>
          </table:table-cell>
          <table:table-cell table:formula="of:=IF([.B141]=&quot;&quot;;&quot;&quot;; &quot;INSERT INTO &quot; &amp; [.B141] &amp; &quot; SELECT * FROM &quot; &amp; [.A141] &amp; &quot;;&quot;)" office:value-type="string" office:string-value="INSERT INTO vetacrm_v3.veta_visa_opportunities_c SELECT * FROM vetacrm_v2.veta_visa_opportunities_c;" calcext:value-type="string">
            <text:p>INSERT INTO vetacrm_v3.veta_visa_opportunities_c SELECT * FROM vetacrm_v2.veta_visa_opportunitie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2] = [$PARAMS.$A$2] &amp; &quot;.&quot; ; &quot;&quot;; [$PARAMS.$A$2] &amp; &quot;.&quot; &amp; [$'CATALOGO DE TABLAS'.A142])" office:value-type="string" office:string-value="vetacrm_v2.veta_visas" calcext:value-type="string">
            <text:p>vetacrm_v2.veta_visas</text:p>
          </table:table-cell>
          <table:table-cell table:formula="of:=IF([$PARAMS.$B$2] &amp; &quot;.&quot; &amp; [$'CATALOGO DE TABLAS'.A142] = [$PARAMS.$B$2] &amp; &quot;.&quot; ; &quot;&quot;; [$PARAMS.$B$2] &amp; &quot;.&quot; &amp; [$'CATALOGO DE TABLAS'.A142])" office:value-type="string" office:string-value="vetacrm_v3.veta_visas" calcext:value-type="string">
            <text:p>vetacrm_v3.veta_visas</text:p>
          </table:table-cell>
          <table:table-cell table:formula="of:=IF([.B142]=&quot;&quot;;&quot;&quot;; &quot;INSERT INTO &quot; &amp; [.B142] &amp; &quot; SELECT * FROM &quot; &amp; [.A142] &amp; &quot;;&quot;)" office:value-type="string" office:string-value="INSERT INTO vetacrm_v3.veta_visas SELECT * FROM vetacrm_v2.veta_visas;" calcext:value-type="string">
            <text:p>INSERT INTO vetacrm_v3.veta_visas SELECT * FROM vetacrm_v2.veta_visas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3] = [$PARAMS.$A$2] &amp; &quot;.&quot; ; &quot;&quot;; [$PARAMS.$A$2] &amp; &quot;.&quot; &amp; [$'CATALOGO DE TABLAS'.A143])" office:value-type="string" office:string-value="vetacrm_v2.veta_visas_contacts_c" calcext:value-type="string">
            <text:p>vetacrm_v2.veta_visas_contacts_c</text:p>
          </table:table-cell>
          <table:table-cell table:formula="of:=IF([$PARAMS.$B$2] &amp; &quot;.&quot; &amp; [$'CATALOGO DE TABLAS'.A143] = [$PARAMS.$B$2] &amp; &quot;.&quot; ; &quot;&quot;; [$PARAMS.$B$2] &amp; &quot;.&quot; &amp; [$'CATALOGO DE TABLAS'.A143])" office:value-type="string" office:string-value="vetacrm_v3.veta_visas_contacts_c" calcext:value-type="string">
            <text:p>vetacrm_v3.veta_visas_contacts_c</text:p>
          </table:table-cell>
          <table:table-cell table:formula="of:=IF([.B143]=&quot;&quot;;&quot;&quot;; &quot;INSERT INTO &quot; &amp; [.B143] &amp; &quot; SELECT * FROM &quot; &amp; [.A143] &amp; &quot;;&quot;)" office:value-type="string" office:string-value="INSERT INTO vetacrm_v3.veta_visas_contacts_c SELECT * FROM vetacrm_v2.veta_visas_contacts_c;" calcext:value-type="string">
            <text:p>INSERT INTO vetacrm_v3.veta_visas_contacts_c SELECT * FROM vetacrm_v2.veta_visas_contact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4] = [$PARAMS.$A$2] &amp; &quot;.&quot; ; &quot;&quot;; [$PARAMS.$A$2] &amp; &quot;.&quot; &amp; [$'CATALOGO DE TABLAS'.A144])" office:value-type="string" office:string-value="vetacrm_v2.veta_visas_leads_c" calcext:value-type="string">
            <text:p>vetacrm_v2.veta_visas_leads_c</text:p>
          </table:table-cell>
          <table:table-cell table:formula="of:=IF([$PARAMS.$B$2] &amp; &quot;.&quot; &amp; [$'CATALOGO DE TABLAS'.A144] = [$PARAMS.$B$2] &amp; &quot;.&quot; ; &quot;&quot;; [$PARAMS.$B$2] &amp; &quot;.&quot; &amp; [$'CATALOGO DE TABLAS'.A144])" office:value-type="string" office:string-value="vetacrm_v3.veta_visas_leads_c" calcext:value-type="string">
            <text:p>vetacrm_v3.veta_visas_leads_c</text:p>
          </table:table-cell>
          <table:table-cell table:formula="of:=IF([.B144]=&quot;&quot;;&quot;&quot;; &quot;INSERT INTO &quot; &amp; [.B144] &amp; &quot; SELECT * FROM &quot; &amp; [.A144] &amp; &quot;;&quot;)" office:value-type="string" office:string-value="INSERT INTO vetacrm_v3.veta_visas_leads_c SELECT * FROM vetacrm_v2.veta_visas_leads_c;" calcext:value-type="string">
            <text:p>INSERT INTO vetacrm_v3.veta_visas_leads_c SELECT * FROM vetacrm_v2.veta_visas_leads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5] = [$PARAMS.$A$2] &amp; &quot;.&quot; ; &quot;&quot;; [$PARAMS.$A$2] &amp; &quot;.&quot; &amp; [$'CATALOGO DE TABLAS'.A145])" office:value-type="string" office:string-value="vetacrm_v2.veta_visa_veta_coe_c" calcext:value-type="string">
            <text:p>vetacrm_v2.veta_visa_veta_coe_c</text:p>
          </table:table-cell>
          <table:table-cell table:formula="of:=IF([$PARAMS.$B$2] &amp; &quot;.&quot; &amp; [$'CATALOGO DE TABLAS'.A145] = [$PARAMS.$B$2] &amp; &quot;.&quot; ; &quot;&quot;; [$PARAMS.$B$2] &amp; &quot;.&quot; &amp; [$'CATALOGO DE TABLAS'.A145])" office:value-type="string" office:string-value="vetacrm_v3.veta_visa_veta_coe_c" calcext:value-type="string">
            <text:p>vetacrm_v3.veta_visa_veta_coe_c</text:p>
          </table:table-cell>
          <table:table-cell table:formula="of:=IF([.B145]=&quot;&quot;;&quot;&quot;; &quot;INSERT INTO &quot; &amp; [.B145] &amp; &quot; SELECT * FROM &quot; &amp; [.A145] &amp; &quot;;&quot;)" office:value-type="string" office:string-value="INSERT INTO vetacrm_v3.veta_visa_veta_coe_c SELECT * FROM vetacrm_v2.veta_visa_veta_coe_c;" calcext:value-type="string">
            <text:p>INSERT INTO vetacrm_v3.veta_visa_veta_coe_c SELECT * FROM vetacrm_v2.veta_visa_veta_coe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6] = [$PARAMS.$A$2] &amp; &quot;.&quot; ; &quot;&quot;; [$PARAMS.$A$2] &amp; &quot;.&quot; &amp; [$'CATALOGO DE TABLAS'.A146])" office:value-type="string" office:string-value="vetacrm_v2.veta_visa_veta_serviciocliente_c" calcext:value-type="string">
            <text:p>vetacrm_v2.veta_visa_veta_serviciocliente_c</text:p>
          </table:table-cell>
          <table:table-cell table:formula="of:=IF([$PARAMS.$B$2] &amp; &quot;.&quot; &amp; [$'CATALOGO DE TABLAS'.A146] = [$PARAMS.$B$2] &amp; &quot;.&quot; ; &quot;&quot;; [$PARAMS.$B$2] &amp; &quot;.&quot; &amp; [$'CATALOGO DE TABLAS'.A146])" office:value-type="string" office:string-value="vetacrm_v3.veta_visa_veta_serviciocliente_c" calcext:value-type="string">
            <text:p>vetacrm_v3.veta_visa_veta_serviciocliente_c</text:p>
          </table:table-cell>
          <table:table-cell table:formula="of:=IF([.B146]=&quot;&quot;;&quot;&quot;; &quot;INSERT INTO &quot; &amp; [.B146] &amp; &quot; SELECT * FROM &quot; &amp; [.A146] &amp; &quot;;&quot;)" office:value-type="string" office:string-value="INSERT INTO vetacrm_v3.veta_visa_veta_serviciocliente_c SELECT * FROM vetacrm_v2.veta_visa_veta_serviciocliente_c;" calcext:value-type="string">
            <text:p>INSERT INTO vetacrm_v3.veta_visa_veta_serviciocliente_c SELECT * FROM vetacrm_v2.veta_visa_veta_serviciocliente_c;</text:p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7] = [$PARAMS.$A$2] &amp; &quot;.&quot; ; &quot;&quot;; [$PARAMS.$A$2] &amp; &quot;.&quot; &amp; [$'CATALOGO DE TABLAS'.A147])">
            <text:p/>
          </table:table-cell>
          <table:table-cell table:formula="of:=IF([$PARAMS.$B$2] &amp; &quot;.&quot; &amp; [$'CATALOGO DE TABLAS'.A147] = [$PARAMS.$B$2] &amp; &quot;.&quot; ; &quot;&quot;; [$PARAMS.$B$2] &amp; &quot;.&quot; &amp; [$'CATALOGO DE TABLAS'.A147])">
            <text:p/>
          </table:table-cell>
          <table:table-cell table:formula="of:=IF([.B147]=&quot;&quot;;&quot;&quot;; &quot;INSERT INTO &quot; &amp; [.B147] &amp; &quot; SELECT * FROM &quot; &amp; [.A147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8] = [$PARAMS.$A$2] &amp; &quot;.&quot; ; &quot;&quot;; [$PARAMS.$A$2] &amp; &quot;.&quot; &amp; [$'CATALOGO DE TABLAS'.A148])">
            <text:p/>
          </table:table-cell>
          <table:table-cell table:formula="of:=IF([$PARAMS.$B$2] &amp; &quot;.&quot; &amp; [$'CATALOGO DE TABLAS'.A148] = [$PARAMS.$B$2] &amp; &quot;.&quot; ; &quot;&quot;; [$PARAMS.$B$2] &amp; &quot;.&quot; &amp; [$'CATALOGO DE TABLAS'.A148])">
            <text:p/>
          </table:table-cell>
          <table:table-cell table:formula="of:=IF([.B148]=&quot;&quot;;&quot;&quot;; &quot;INSERT INTO &quot; &amp; [.B148] &amp; &quot; SELECT * FROM &quot; &amp; [.A148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49] = [$PARAMS.$A$2] &amp; &quot;.&quot; ; &quot;&quot;; [$PARAMS.$A$2] &amp; &quot;.&quot; &amp; [$'CATALOGO DE TABLAS'.A149])">
            <text:p/>
          </table:table-cell>
          <table:table-cell table:formula="of:=IF([$PARAMS.$B$2] &amp; &quot;.&quot; &amp; [$'CATALOGO DE TABLAS'.A149] = [$PARAMS.$B$2] &amp; &quot;.&quot; ; &quot;&quot;; [$PARAMS.$B$2] &amp; &quot;.&quot; &amp; [$'CATALOGO DE TABLAS'.A149])">
            <text:p/>
          </table:table-cell>
          <table:table-cell table:formula="of:=IF([.B149]=&quot;&quot;;&quot;&quot;; &quot;INSERT INTO &quot; &amp; [.B149] &amp; &quot; SELECT * FROM &quot; &amp; [.A149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50] = [$PARAMS.$A$2] &amp; &quot;.&quot; ; &quot;&quot;; [$PARAMS.$A$2] &amp; &quot;.&quot; &amp; [$'CATALOGO DE TABLAS'.A150])">
            <text:p/>
          </table:table-cell>
          <table:table-cell table:formula="of:=IF([$PARAMS.$B$2] &amp; &quot;.&quot; &amp; [$'CATALOGO DE TABLAS'.A150] = [$PARAMS.$B$2] &amp; &quot;.&quot; ; &quot;&quot;; [$PARAMS.$B$2] &amp; &quot;.&quot; &amp; [$'CATALOGO DE TABLAS'.A150])">
            <text:p/>
          </table:table-cell>
          <table:table-cell table:formula="of:=IF([.B150]=&quot;&quot;;&quot;&quot;; &quot;INSERT INTO &quot; &amp; [.B150] &amp; &quot; SELECT * FROM &quot; &amp; [.A150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55] = [$PARAMS.$A$2] &amp; &quot;.&quot; ; &quot;&quot;; [$PARAMS.$A$2] &amp; &quot;.&quot; &amp; [$'CATALOGO DE TABLAS'.A155])">
            <text:p/>
          </table:table-cell>
          <table:table-cell table:formula="of:=IF([$PARAMS.$B$2] &amp; &quot;.&quot; &amp; [$'CATALOGO DE TABLAS'.A151] = [$PARAMS.$B$2] &amp; &quot;.&quot; ; &quot;&quot;; [$PARAMS.$B$2] &amp; &quot;.&quot; &amp; [$'CATALOGO DE TABLAS'.A151])">
            <text:p/>
          </table:table-cell>
          <table:table-cell table:formula="of:=IF([.B151]=&quot;&quot;;&quot;&quot;; &quot;INSERT INTO &quot; &amp; [.B151] &amp; &quot; SELECT * FROM &quot; &amp; [.A151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56] = [$PARAMS.$A$2] &amp; &quot;.&quot; ; &quot;&quot;; [$PARAMS.$A$2] &amp; &quot;.&quot; &amp; [$'CATALOGO DE TABLAS'.A156])">
            <text:p/>
          </table:table-cell>
          <table:table-cell table:formula="of:=IF([$PARAMS.$B$2] &amp; &quot;.&quot; &amp; [$'CATALOGO DE TABLAS'.A152] = [$PARAMS.$B$2] &amp; &quot;.&quot; ; &quot;&quot;; [$PARAMS.$B$2] &amp; &quot;.&quot; &amp; [$'CATALOGO DE TABLAS'.A152])">
            <text:p/>
          </table:table-cell>
          <table:table-cell table:formula="of:=IF([.B152]=&quot;&quot;;&quot;&quot;; &quot;INSERT INTO &quot; &amp; [.B152] &amp; &quot; SELECT * FROM &quot; &amp; [.A152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57] = [$PARAMS.$A$2] &amp; &quot;.&quot; ; &quot;&quot;; [$PARAMS.$A$2] &amp; &quot;.&quot; &amp; [$'CATALOGO DE TABLAS'.A157])">
            <text:p/>
          </table:table-cell>
          <table:table-cell table:formula="of:=IF([$PARAMS.$B$2] &amp; &quot;.&quot; &amp; [$'CATALOGO DE TABLAS'.A153] = [$PARAMS.$B$2] &amp; &quot;.&quot; ; &quot;&quot;; [$PARAMS.$B$2] &amp; &quot;.&quot; &amp; [$'CATALOGO DE TABLAS'.A153])">
            <text:p/>
          </table:table-cell>
          <table:table-cell table:formula="of:=IF([.B153]=&quot;&quot;;&quot;&quot;; &quot;INSERT INTO &quot; &amp; [.B153] &amp; &quot; SELECT * FROM &quot; &amp; [.A153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58] = [$PARAMS.$A$2] &amp; &quot;.&quot; ; &quot;&quot;; [$PARAMS.$A$2] &amp; &quot;.&quot; &amp; [$'CATALOGO DE TABLAS'.A158])">
            <text:p/>
          </table:table-cell>
          <table:table-cell table:formula="of:=IF([$PARAMS.$B$2] &amp; &quot;.&quot; &amp; [$'CATALOGO DE TABLAS'.A154] = [$PARAMS.$B$2] &amp; &quot;.&quot; ; &quot;&quot;; [$PARAMS.$B$2] &amp; &quot;.&quot; &amp; [$'CATALOGO DE TABLAS'.A154])">
            <text:p/>
          </table:table-cell>
          <table:table-cell table:formula="of:=IF([.B154]=&quot;&quot;;&quot;&quot;; &quot;INSERT INTO &quot; &amp; [.B154] &amp; &quot; SELECT * FROM &quot; &amp; [.A154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59] = [$PARAMS.$A$2] &amp; &quot;.&quot; ; &quot;&quot;; [$PARAMS.$A$2] &amp; &quot;.&quot; &amp; [$'CATALOGO DE TABLAS'.A159])">
            <text:p/>
          </table:table-cell>
          <table:table-cell table:formula="of:=IF([$PARAMS.$B$2] &amp; &quot;.&quot; &amp; [$'CATALOGO DE TABLAS'.A155] = [$PARAMS.$B$2] &amp; &quot;.&quot; ; &quot;&quot;; [$PARAMS.$B$2] &amp; &quot;.&quot; &amp; [$'CATALOGO DE TABLAS'.A155])">
            <text:p/>
          </table:table-cell>
          <table:table-cell table:formula="of:=IF([.B155]=&quot;&quot;;&quot;&quot;; &quot;INSERT INTO &quot; &amp; [.B155] &amp; &quot; SELECT * FROM &quot; &amp; [.A155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0] = [$PARAMS.$A$2] &amp; &quot;.&quot; ; &quot;&quot;; [$PARAMS.$A$2] &amp; &quot;.&quot; &amp; [$'CATALOGO DE TABLAS'.A160])">
            <text:p/>
          </table:table-cell>
          <table:table-cell table:formula="of:=IF([$PARAMS.$B$2] &amp; &quot;.&quot; &amp; [$'CATALOGO DE TABLAS'.A156] = [$PARAMS.$B$2] &amp; &quot;.&quot; ; &quot;&quot;; [$PARAMS.$B$2] &amp; &quot;.&quot; &amp; [$'CATALOGO DE TABLAS'.A156])">
            <text:p/>
          </table:table-cell>
          <table:table-cell table:formula="of:=IF([.B156]=&quot;&quot;;&quot;&quot;; &quot;INSERT INTO &quot; &amp; [.B156] &amp; &quot; SELECT * FROM &quot; &amp; [.A156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1] = [$PARAMS.$A$2] &amp; &quot;.&quot; ; &quot;&quot;; [$PARAMS.$A$2] &amp; &quot;.&quot; &amp; [$'CATALOGO DE TABLAS'.A161])">
            <text:p/>
          </table:table-cell>
          <table:table-cell table:formula="of:=IF([$PARAMS.$B$2] &amp; &quot;.&quot; &amp; [$'CATALOGO DE TABLAS'.A157] = [$PARAMS.$B$2] &amp; &quot;.&quot; ; &quot;&quot;; [$PARAMS.$B$2] &amp; &quot;.&quot; &amp; [$'CATALOGO DE TABLAS'.A157])">
            <text:p/>
          </table:table-cell>
          <table:table-cell table:formula="of:=IF([.B157]=&quot;&quot;;&quot;&quot;; &quot;INSERT INTO &quot; &amp; [.B157] &amp; &quot; SELECT * FROM &quot; &amp; [.A157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2] = [$PARAMS.$A$2] &amp; &quot;.&quot; ; &quot;&quot;; [$PARAMS.$A$2] &amp; &quot;.&quot; &amp; [$'CATALOGO DE TABLAS'.A162])">
            <text:p/>
          </table:table-cell>
          <table:table-cell table:formula="of:=IF([$PARAMS.$B$2] &amp; &quot;.&quot; &amp; [$'CATALOGO DE TABLAS'.A158] = [$PARAMS.$B$2] &amp; &quot;.&quot; ; &quot;&quot;; [$PARAMS.$B$2] &amp; &quot;.&quot; &amp; [$'CATALOGO DE TABLAS'.A158])">
            <text:p/>
          </table:table-cell>
          <table:table-cell table:formula="of:=IF([.B158]=&quot;&quot;;&quot;&quot;; &quot;INSERT INTO &quot; &amp; [.B158] &amp; &quot; SELECT * FROM &quot; &amp; [.A158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3] = [$PARAMS.$A$2] &amp; &quot;.&quot; ; &quot;&quot;; [$PARAMS.$A$2] &amp; &quot;.&quot; &amp; [$'CATALOGO DE TABLAS'.A163])">
            <text:p/>
          </table:table-cell>
          <table:table-cell table:formula="of:=IF([$PARAMS.$B$2] &amp; &quot;.&quot; &amp; [$'CATALOGO DE TABLAS'.A159] = [$PARAMS.$B$2] &amp; &quot;.&quot; ; &quot;&quot;; [$PARAMS.$B$2] &amp; &quot;.&quot; &amp; [$'CATALOGO DE TABLAS'.A159])">
            <text:p/>
          </table:table-cell>
          <table:table-cell table:formula="of:=IF([.B159]=&quot;&quot;;&quot;&quot;; &quot;INSERT INTO &quot; &amp; [.B159] &amp; &quot; SELECT * FROM &quot; &amp; [.A159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4] = [$PARAMS.$A$2] &amp; &quot;.&quot; ; &quot;&quot;; [$PARAMS.$A$2] &amp; &quot;.&quot; &amp; [$'CATALOGO DE TABLAS'.A164])">
            <text:p/>
          </table:table-cell>
          <table:table-cell table:formula="of:=IF([$PARAMS.$B$2] &amp; &quot;.&quot; &amp; [$'CATALOGO DE TABLAS'.A160] = [$PARAMS.$B$2] &amp; &quot;.&quot; ; &quot;&quot;; [$PARAMS.$B$2] &amp; &quot;.&quot; &amp; [$'CATALOGO DE TABLAS'.A160])">
            <text:p/>
          </table:table-cell>
          <table:table-cell table:formula="of:=IF([.B160]=&quot;&quot;;&quot;&quot;; &quot;INSERT INTO &quot; &amp; [.B160] &amp; &quot; SELECT * FROM &quot; &amp; [.A160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5] = [$PARAMS.$A$2] &amp; &quot;.&quot; ; &quot;&quot;; [$PARAMS.$A$2] &amp; &quot;.&quot; &amp; [$'CATALOGO DE TABLAS'.A165])">
            <text:p/>
          </table:table-cell>
          <table:table-cell table:formula="of:=IF([$PARAMS.$B$2] &amp; &quot;.&quot; &amp; [$'CATALOGO DE TABLAS'.A161] = [$PARAMS.$B$2] &amp; &quot;.&quot; ; &quot;&quot;; [$PARAMS.$B$2] &amp; &quot;.&quot; &amp; [$'CATALOGO DE TABLAS'.A161])">
            <text:p/>
          </table:table-cell>
          <table:table-cell table:formula="of:=IF([.B161]=&quot;&quot;;&quot;&quot;; &quot;INSERT INTO &quot; &amp; [.B161] &amp; &quot; SELECT * FROM &quot; &amp; [.A161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6] = [$PARAMS.$A$2] &amp; &quot;.&quot; ; &quot;&quot;; [$PARAMS.$A$2] &amp; &quot;.&quot; &amp; [$'CATALOGO DE TABLAS'.A166])">
            <text:p/>
          </table:table-cell>
          <table:table-cell table:formula="of:=IF([$PARAMS.$B$2] &amp; &quot;.&quot; &amp; [$'CATALOGO DE TABLAS'.A162] = [$PARAMS.$B$2] &amp; &quot;.&quot; ; &quot;&quot;; [$PARAMS.$B$2] &amp; &quot;.&quot; &amp; [$'CATALOGO DE TABLAS'.A162])">
            <text:p/>
          </table:table-cell>
          <table:table-cell table:formula="of:=IF([.B162]=&quot;&quot;;&quot;&quot;; &quot;INSERT INTO &quot; &amp; [.B162] &amp; &quot; SELECT * FROM &quot; &amp; [.A162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7] = [$PARAMS.$A$2] &amp; &quot;.&quot; ; &quot;&quot;; [$PARAMS.$A$2] &amp; &quot;.&quot; &amp; [$'CATALOGO DE TABLAS'.A167])">
            <text:p/>
          </table:table-cell>
          <table:table-cell table:formula="of:=IF([$PARAMS.$B$2] &amp; &quot;.&quot; &amp; [$'CATALOGO DE TABLAS'.A163] = [$PARAMS.$B$2] &amp; &quot;.&quot; ; &quot;&quot;; [$PARAMS.$B$2] &amp; &quot;.&quot; &amp; [$'CATALOGO DE TABLAS'.A163])">
            <text:p/>
          </table:table-cell>
          <table:table-cell table:formula="of:=IF([.B163]=&quot;&quot;;&quot;&quot;; &quot;INSERT INTO &quot; &amp; [.B163] &amp; &quot; SELECT * FROM &quot; &amp; [.A163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8] = [$PARAMS.$A$2] &amp; &quot;.&quot; ; &quot;&quot;; [$PARAMS.$A$2] &amp; &quot;.&quot; &amp; [$'CATALOGO DE TABLAS'.A168])">
            <text:p/>
          </table:table-cell>
          <table:table-cell table:formula="of:=IF([$PARAMS.$B$2] &amp; &quot;.&quot; &amp; [$'CATALOGO DE TABLAS'.A164] = [$PARAMS.$B$2] &amp; &quot;.&quot; ; &quot;&quot;; [$PARAMS.$B$2] &amp; &quot;.&quot; &amp; [$'CATALOGO DE TABLAS'.A164])">
            <text:p/>
          </table:table-cell>
          <table:table-cell table:formula="of:=IF([.B164]=&quot;&quot;;&quot;&quot;; &quot;INSERT INTO &quot; &amp; [.B164] &amp; &quot; SELECT * FROM &quot; &amp; [.A164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69] = [$PARAMS.$A$2] &amp; &quot;.&quot; ; &quot;&quot;; [$PARAMS.$A$2] &amp; &quot;.&quot; &amp; [$'CATALOGO DE TABLAS'.A169])">
            <text:p/>
          </table:table-cell>
          <table:table-cell table:formula="of:=IF([$PARAMS.$B$2] &amp; &quot;.&quot; &amp; [$'CATALOGO DE TABLAS'.A165] = [$PARAMS.$B$2] &amp; &quot;.&quot; ; &quot;&quot;; [$PARAMS.$B$2] &amp; &quot;.&quot; &amp; [$'CATALOGO DE TABLAS'.A165])">
            <text:p/>
          </table:table-cell>
          <table:table-cell table:formula="of:=IF([.B165]=&quot;&quot;;&quot;&quot;; &quot;INSERT INTO &quot; &amp; [.B165] &amp; &quot; SELECT * FROM &quot; &amp; [.A165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0] = [$PARAMS.$A$2] &amp; &quot;.&quot; ; &quot;&quot;; [$PARAMS.$A$2] &amp; &quot;.&quot; &amp; [$'CATALOGO DE TABLAS'.A170])">
            <text:p/>
          </table:table-cell>
          <table:table-cell table:formula="of:=IF([$PARAMS.$B$2] &amp; &quot;.&quot; &amp; [$'CATALOGO DE TABLAS'.A166] = [$PARAMS.$B$2] &amp; &quot;.&quot; ; &quot;&quot;; [$PARAMS.$B$2] &amp; &quot;.&quot; &amp; [$'CATALOGO DE TABLAS'.A166])">
            <text:p/>
          </table:table-cell>
          <table:table-cell table:formula="of:=IF([.B166]=&quot;&quot;;&quot;&quot;; &quot;INSERT INTO &quot; &amp; [.B166] &amp; &quot; SELECT * FROM &quot; &amp; [.A166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1] = [$PARAMS.$A$2] &amp; &quot;.&quot; ; &quot;&quot;; [$PARAMS.$A$2] &amp; &quot;.&quot; &amp; [$'CATALOGO DE TABLAS'.A171])">
            <text:p/>
          </table:table-cell>
          <table:table-cell table:formula="of:=IF([$PARAMS.$B$2] &amp; &quot;.&quot; &amp; [$'CATALOGO DE TABLAS'.A167] = [$PARAMS.$B$2] &amp; &quot;.&quot; ; &quot;&quot;; [$PARAMS.$B$2] &amp; &quot;.&quot; &amp; [$'CATALOGO DE TABLAS'.A167])">
            <text:p/>
          </table:table-cell>
          <table:table-cell table:formula="of:=IF([.B167]=&quot;&quot;;&quot;&quot;; &quot;INSERT INTO &quot; &amp; [.B167] &amp; &quot; SELECT * FROM &quot; &amp; [.A167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2] = [$PARAMS.$A$2] &amp; &quot;.&quot; ; &quot;&quot;; [$PARAMS.$A$2] &amp; &quot;.&quot; &amp; [$'CATALOGO DE TABLAS'.A172])">
            <text:p/>
          </table:table-cell>
          <table:table-cell table:formula="of:=IF([$PARAMS.$B$2] &amp; &quot;.&quot; &amp; [$'CATALOGO DE TABLAS'.A168] = [$PARAMS.$B$2] &amp; &quot;.&quot; ; &quot;&quot;; [$PARAMS.$B$2] &amp; &quot;.&quot; &amp; [$'CATALOGO DE TABLAS'.A168])">
            <text:p/>
          </table:table-cell>
          <table:table-cell table:formula="of:=IF([.B168]=&quot;&quot;;&quot;&quot;; &quot;INSERT INTO &quot; &amp; [.B168] &amp; &quot; SELECT * FROM &quot; &amp; [.A168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3] = [$PARAMS.$A$2] &amp; &quot;.&quot; ; &quot;&quot;; [$PARAMS.$A$2] &amp; &quot;.&quot; &amp; [$'CATALOGO DE TABLAS'.A173])">
            <text:p/>
          </table:table-cell>
          <table:table-cell table:formula="of:=IF([$PARAMS.$B$2] &amp; &quot;.&quot; &amp; [$'CATALOGO DE TABLAS'.A169] = [$PARAMS.$B$2] &amp; &quot;.&quot; ; &quot;&quot;; [$PARAMS.$B$2] &amp; &quot;.&quot; &amp; [$'CATALOGO DE TABLAS'.A169])">
            <text:p/>
          </table:table-cell>
          <table:table-cell table:formula="of:=IF([.B169]=&quot;&quot;;&quot;&quot;; &quot;INSERT INTO &quot; &amp; [.B169] &amp; &quot; SELECT * FROM &quot; &amp; [.A169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4] = [$PARAMS.$A$2] &amp; &quot;.&quot; ; &quot;&quot;; [$PARAMS.$A$2] &amp; &quot;.&quot; &amp; [$'CATALOGO DE TABLAS'.A174])">
            <text:p/>
          </table:table-cell>
          <table:table-cell table:formula="of:=IF([$PARAMS.$B$2] &amp; &quot;.&quot; &amp; [$'CATALOGO DE TABLAS'.A170] = [$PARAMS.$B$2] &amp; &quot;.&quot; ; &quot;&quot;; [$PARAMS.$B$2] &amp; &quot;.&quot; &amp; [$'CATALOGO DE TABLAS'.A170])">
            <text:p/>
          </table:table-cell>
          <table:table-cell table:formula="of:=IF([.B170]=&quot;&quot;;&quot;&quot;; &quot;INSERT INTO &quot; &amp; [.B170] &amp; &quot; SELECT * FROM &quot; &amp; [.A170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5] = [$PARAMS.$A$2] &amp; &quot;.&quot; ; &quot;&quot;; [$PARAMS.$A$2] &amp; &quot;.&quot; &amp; [$'CATALOGO DE TABLAS'.A175])">
            <text:p/>
          </table:table-cell>
          <table:table-cell table:formula="of:=IF([$PARAMS.$B$2] &amp; &quot;.&quot; &amp; [$'CATALOGO DE TABLAS'.A171] = [$PARAMS.$B$2] &amp; &quot;.&quot; ; &quot;&quot;; [$PARAMS.$B$2] &amp; &quot;.&quot; &amp; [$'CATALOGO DE TABLAS'.A171])">
            <text:p/>
          </table:table-cell>
          <table:table-cell table:formula="of:=IF([.B171]=&quot;&quot;;&quot;&quot;; &quot;INSERT INTO &quot; &amp; [.B171] &amp; &quot; SELECT * FROM &quot; &amp; [.A171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6] = [$PARAMS.$A$2] &amp; &quot;.&quot; ; &quot;&quot;; [$PARAMS.$A$2] &amp; &quot;.&quot; &amp; [$'CATALOGO DE TABLAS'.A176])">
            <text:p/>
          </table:table-cell>
          <table:table-cell table:formula="of:=IF([$PARAMS.$B$2] &amp; &quot;.&quot; &amp; [$'CATALOGO DE TABLAS'.A172] = [$PARAMS.$B$2] &amp; &quot;.&quot; ; &quot;&quot;; [$PARAMS.$B$2] &amp; &quot;.&quot; &amp; [$'CATALOGO DE TABLAS'.A172])">
            <text:p/>
          </table:table-cell>
          <table:table-cell table:formula="of:=IF([.B172]=&quot;&quot;;&quot;&quot;; &quot;INSERT INTO &quot; &amp; [.B172] &amp; &quot; SELECT * FROM &quot; &amp; [.A172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7] = [$PARAMS.$A$2] &amp; &quot;.&quot; ; &quot;&quot;; [$PARAMS.$A$2] &amp; &quot;.&quot; &amp; [$'CATALOGO DE TABLAS'.A177])">
            <text:p/>
          </table:table-cell>
          <table:table-cell table:formula="of:=IF([$PARAMS.$B$2] &amp; &quot;.&quot; &amp; [$'CATALOGO DE TABLAS'.A173] = [$PARAMS.$B$2] &amp; &quot;.&quot; ; &quot;&quot;; [$PARAMS.$B$2] &amp; &quot;.&quot; &amp; [$'CATALOGO DE TABLAS'.A173])">
            <text:p/>
          </table:table-cell>
          <table:table-cell table:formula="of:=IF([.B173]=&quot;&quot;;&quot;&quot;; &quot;INSERT INTO &quot; &amp; [.B173] &amp; &quot; SELECT * FROM &quot; &amp; [.A173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8] = [$PARAMS.$A$2] &amp; &quot;.&quot; ; &quot;&quot;; [$PARAMS.$A$2] &amp; &quot;.&quot; &amp; [$'CATALOGO DE TABLAS'.A178])">
            <text:p/>
          </table:table-cell>
          <table:table-cell table:formula="of:=IF([$PARAMS.$B$2] &amp; &quot;.&quot; &amp; [$'CATALOGO DE TABLAS'.A174] = [$PARAMS.$B$2] &amp; &quot;.&quot; ; &quot;&quot;; [$PARAMS.$B$2] &amp; &quot;.&quot; &amp; [$'CATALOGO DE TABLAS'.A174])">
            <text:p/>
          </table:table-cell>
          <table:table-cell table:formula="of:=IF([.B174]=&quot;&quot;;&quot;&quot;; &quot;INSERT INTO &quot; &amp; [.B174] &amp; &quot; SELECT * FROM &quot; &amp; [.A174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79] = [$PARAMS.$A$2] &amp; &quot;.&quot; ; &quot;&quot;; [$PARAMS.$A$2] &amp; &quot;.&quot; &amp; [$'CATALOGO DE TABLAS'.A179])">
            <text:p/>
          </table:table-cell>
          <table:table-cell table:formula="of:=IF([$PARAMS.$B$2] &amp; &quot;.&quot; &amp; [$'CATALOGO DE TABLAS'.A175] = [$PARAMS.$B$2] &amp; &quot;.&quot; ; &quot;&quot;; [$PARAMS.$B$2] &amp; &quot;.&quot; &amp; [$'CATALOGO DE TABLAS'.A175])">
            <text:p/>
          </table:table-cell>
          <table:table-cell table:formula="of:=IF([.B175]=&quot;&quot;;&quot;&quot;; &quot;INSERT INTO &quot; &amp; [.B175] &amp; &quot; SELECT * FROM &quot; &amp; [.A175] &amp; &quot;;&quot;)">
            <text:p/>
          </table:table-cell>
          <table:table-cell table:number-columns-repeated="1017"/>
        </table:table-row>
        <table:table-row table:style-name="ro2">
          <table:table-cell table:formula="of:=IF([$PARAMS.$A$2] &amp; &quot;.&quot; &amp; [$'CATALOGO DE TABLAS'.A180] = [$PARAMS.$A$2] &amp; &quot;.&quot; ; &quot;&quot;; [$PARAMS.$A$2] &amp; &quot;.&quot; &amp; [$'CATALOGO DE TABLAS'.A180])">
            <text:p/>
          </table:table-cell>
          <table:table-cell table:formula="of:=IF([$PARAMS.$B$2] &amp; &quot;.&quot; &amp; [$'CATALOGO DE TABLAS'.A176] = [$PARAMS.$B$2] &amp; &quot;.&quot; ; &quot;&quot;; [$PARAMS.$B$2] &amp; &quot;.&quot; &amp; [$'CATALOGO DE TABLAS'.A176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1] = [$PARAMS.$A$2] &amp; &quot;.&quot; ; &quot;&quot;; [$PARAMS.$A$2] &amp; &quot;.&quot; &amp; [$'CATALOGO DE TABLAS'.A181])">
            <text:p/>
          </table:table-cell>
          <table:table-cell table:formula="of:=IF([$PARAMS.$B$2] &amp; &quot;.&quot; &amp; [$'CATALOGO DE TABLAS'.A177] = [$PARAMS.$B$2] &amp; &quot;.&quot; ; &quot;&quot;; [$PARAMS.$B$2] &amp; &quot;.&quot; &amp; [$'CATALOGO DE TABLAS'.A177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2] = [$PARAMS.$A$2] &amp; &quot;.&quot; ; &quot;&quot;; [$PARAMS.$A$2] &amp; &quot;.&quot; &amp; [$'CATALOGO DE TABLAS'.A182])">
            <text:p/>
          </table:table-cell>
          <table:table-cell table:formula="of:=IF([$PARAMS.$B$2] &amp; &quot;.&quot; &amp; [$'CATALOGO DE TABLAS'.A178] = [$PARAMS.$B$2] &amp; &quot;.&quot; ; &quot;&quot;; [$PARAMS.$B$2] &amp; &quot;.&quot; &amp; [$'CATALOGO DE TABLAS'.A178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3] = [$PARAMS.$A$2] &amp; &quot;.&quot; ; &quot;&quot;; [$PARAMS.$A$2] &amp; &quot;.&quot; &amp; [$'CATALOGO DE TABLAS'.A183])">
            <text:p/>
          </table:table-cell>
          <table:table-cell table:formula="of:=IF([$PARAMS.$B$2] &amp; &quot;.&quot; &amp; [$'CATALOGO DE TABLAS'.A179] = [$PARAMS.$B$2] &amp; &quot;.&quot; ; &quot;&quot;; [$PARAMS.$B$2] &amp; &quot;.&quot; &amp; [$'CATALOGO DE TABLAS'.A179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4] = [$PARAMS.$A$2] &amp; &quot;.&quot; ; &quot;&quot;; [$PARAMS.$A$2] &amp; &quot;.&quot; &amp; [$'CATALOGO DE TABLAS'.A184])">
            <text:p/>
          </table:table-cell>
          <table:table-cell table:formula="of:=IF([$PARAMS.$B$2] &amp; &quot;.&quot; &amp; [$'CATALOGO DE TABLAS'.A180] = [$PARAMS.$B$2] &amp; &quot;.&quot; ; &quot;&quot;; [$PARAMS.$B$2] &amp; &quot;.&quot; &amp; [$'CATALOGO DE TABLAS'.A180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5] = [$PARAMS.$A$2] &amp; &quot;.&quot; ; &quot;&quot;; [$PARAMS.$A$2] &amp; &quot;.&quot; &amp; [$'CATALOGO DE TABLAS'.A185])">
            <text:p/>
          </table:table-cell>
          <table:table-cell table:formula="of:=IF([$PARAMS.$B$2] &amp; &quot;.&quot; &amp; [$'CATALOGO DE TABLAS'.A181] = [$PARAMS.$B$2] &amp; &quot;.&quot; ; &quot;&quot;; [$PARAMS.$B$2] &amp; &quot;.&quot; &amp; [$'CATALOGO DE TABLAS'.A181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6] = [$PARAMS.$A$2] &amp; &quot;.&quot; ; &quot;&quot;; [$PARAMS.$A$2] &amp; &quot;.&quot; &amp; [$'CATALOGO DE TABLAS'.A186])">
            <text:p/>
          </table:table-cell>
          <table:table-cell table:formula="of:=IF([$PARAMS.$B$2] &amp; &quot;.&quot; &amp; [$'CATALOGO DE TABLAS'.A182] = [$PARAMS.$B$2] &amp; &quot;.&quot; ; &quot;&quot;; [$PARAMS.$B$2] &amp; &quot;.&quot; &amp; [$'CATALOGO DE TABLAS'.A182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8] = [$PARAMS.$A$2] &amp; &quot;.&quot; ; &quot;&quot;; [$PARAMS.$A$2] &amp; &quot;.&quot; &amp; [$'CATALOGO DE TABLAS'.A188])">
            <text:p/>
          </table:table-cell>
          <table:table-cell table:formula="of:=IF([$PARAMS.$B$2] &amp; &quot;.&quot; &amp; [$'CATALOGO DE TABLAS'.A183] = [$PARAMS.$B$2] &amp; &quot;.&quot; ; &quot;&quot;; [$PARAMS.$B$2] &amp; &quot;.&quot; &amp; [$'CATALOGO DE TABLAS'.A183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89] = [$PARAMS.$A$2] &amp; &quot;.&quot; ; &quot;&quot;; [$PARAMS.$A$2] &amp; &quot;.&quot; &amp; [$'CATALOGO DE TABLAS'.A189])">
            <text:p/>
          </table:table-cell>
          <table:table-cell table:formula="of:=IF([$PARAMS.$B$2] &amp; &quot;.&quot; &amp; [$'CATALOGO DE TABLAS'.A184] = [$PARAMS.$B$2] &amp; &quot;.&quot; ; &quot;&quot;; [$PARAMS.$B$2] &amp; &quot;.&quot; &amp; [$'CATALOGO DE TABLAS'.A184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90] = [$PARAMS.$A$2] &amp; &quot;.&quot; ; &quot;&quot;; [$PARAMS.$A$2] &amp; &quot;.&quot; &amp; [$'CATALOGO DE TABLAS'.A190])">
            <text:p/>
          </table:table-cell>
          <table:table-cell table:formula="of:=IF([$PARAMS.$B$2] &amp; &quot;.&quot; &amp; [$'CATALOGO DE TABLAS'.A185] = [$PARAMS.$B$2] &amp; &quot;.&quot; ; &quot;&quot;; [$PARAMS.$B$2] &amp; &quot;.&quot; &amp; [$'CATALOGO DE TABLAS'.A185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91] = [$PARAMS.$A$2] &amp; &quot;.&quot; ; &quot;&quot;; [$PARAMS.$A$2] &amp; &quot;.&quot; &amp; [$'CATALOGO DE TABLAS'.A191])">
            <text:p/>
          </table:table-cell>
          <table:table-cell table:formula="of:=IF([$PARAMS.$B$2] &amp; &quot;.&quot; &amp; [$'CATALOGO DE TABLAS'.A186] = [$PARAMS.$B$2] &amp; &quot;.&quot; ; &quot;&quot;; [$PARAMS.$B$2] &amp; &quot;.&quot; &amp; [$'CATALOGO DE TABLAS'.A186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92] = [$PARAMS.$A$2] &amp; &quot;.&quot; ; &quot;&quot;; [$PARAMS.$A$2] &amp; &quot;.&quot; &amp; [$'CATALOGO DE TABLAS'.A192])">
            <text:p/>
          </table:table-cell>
          <table:table-cell table:formula="of:=IF([$PARAMS.$B$2] &amp; &quot;.&quot; &amp; [$'CATALOGO DE TABLAS'.A187] = [$PARAMS.$B$2] &amp; &quot;.&quot; ; &quot;&quot;; [$PARAMS.$B$2] &amp; &quot;.&quot; &amp; [$'CATALOGO DE TABLAS'.A187])">
            <text:p/>
          </table:table-cell>
          <table:table-cell table:number-columns-repeated="1018"/>
        </table:table-row>
        <table:table-row table:style-name="ro2">
          <table:table-cell table:formula="of:=IF([$PARAMS.$A$2] &amp; &quot;.&quot; &amp; [$'CATALOGO DE TABLAS'.A193] = [$PARAMS.$A$2] &amp; &quot;.&quot; ; &quot;&quot;; [$PARAMS.$A$2] &amp; &quot;.&quot; &amp; [$'CATALOGO DE TABLAS'.A193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194] = [$PARAMS.$A$2] &amp; &quot;.&quot; ; &quot;&quot;; [$PARAMS.$A$2] &amp; &quot;.&quot; &amp; [$'CATALOGO DE TABLAS'.A194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195] = [$PARAMS.$A$2] &amp; &quot;.&quot; ; &quot;&quot;; [$PARAMS.$A$2] &amp; &quot;.&quot; &amp; [$'CATALOGO DE TABLAS'.A195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196] = [$PARAMS.$A$2] &amp; &quot;.&quot; ; &quot;&quot;; [$PARAMS.$A$2] &amp; &quot;.&quot; &amp; [$'CATALOGO DE TABLAS'.A196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197] = [$PARAMS.$A$2] &amp; &quot;.&quot; ; &quot;&quot;; [$PARAMS.$A$2] &amp; &quot;.&quot; &amp; [$'CATALOGO DE TABLAS'.A197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198] = [$PARAMS.$A$2] &amp; &quot;.&quot; ; &quot;&quot;; [$PARAMS.$A$2] &amp; &quot;.&quot; &amp; [$'CATALOGO DE TABLAS'.A198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199] = [$PARAMS.$A$2] &amp; &quot;.&quot; ; &quot;&quot;; [$PARAMS.$A$2] &amp; &quot;.&quot; &amp; [$'CATALOGO DE TABLAS'.A199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0] = [$PARAMS.$A$2] &amp; &quot;.&quot; ; &quot;&quot;; [$PARAMS.$A$2] &amp; &quot;.&quot; &amp; [$'CATALOGO DE TABLAS'.A200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1] = [$PARAMS.$A$2] &amp; &quot;.&quot; ; &quot;&quot;; [$PARAMS.$A$2] &amp; &quot;.&quot; &amp; [$'CATALOGO DE TABLAS'.A201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2] = [$PARAMS.$A$2] &amp; &quot;.&quot; ; &quot;&quot;; [$PARAMS.$A$2] &amp; &quot;.&quot; &amp; [$'CATALOGO DE TABLAS'.A202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3] = [$PARAMS.$A$2] &amp; &quot;.&quot; ; &quot;&quot;; [$PARAMS.$A$2] &amp; &quot;.&quot; &amp; [$'CATALOGO DE TABLAS'.A203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4] = [$PARAMS.$A$2] &amp; &quot;.&quot; ; &quot;&quot;; [$PARAMS.$A$2] &amp; &quot;.&quot; &amp; [$'CATALOGO DE TABLAS'.A204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5] = [$PARAMS.$A$2] &amp; &quot;.&quot; ; &quot;&quot;; [$PARAMS.$A$2] &amp; &quot;.&quot; &amp; [$'CATALOGO DE TABLAS'.A205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6] = [$PARAMS.$A$2] &amp; &quot;.&quot; ; &quot;&quot;; [$PARAMS.$A$2] &amp; &quot;.&quot; &amp; [$'CATALOGO DE TABLAS'.A206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7] = [$PARAMS.$A$2] &amp; &quot;.&quot; ; &quot;&quot;; [$PARAMS.$A$2] &amp; &quot;.&quot; &amp; [$'CATALOGO DE TABLAS'.A207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8] = [$PARAMS.$A$2] &amp; &quot;.&quot; ; &quot;&quot;; [$PARAMS.$A$2] &amp; &quot;.&quot; &amp; [$'CATALOGO DE TABLAS'.A208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09] = [$PARAMS.$A$2] &amp; &quot;.&quot; ; &quot;&quot;; [$PARAMS.$A$2] &amp; &quot;.&quot; &amp; [$'CATALOGO DE TABLAS'.A209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0] = [$PARAMS.$A$2] &amp; &quot;.&quot; ; &quot;&quot;; [$PARAMS.$A$2] &amp; &quot;.&quot; &amp; [$'CATALOGO DE TABLAS'.A210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1] = [$PARAMS.$A$2] &amp; &quot;.&quot; ; &quot;&quot;; [$PARAMS.$A$2] &amp; &quot;.&quot; &amp; [$'CATALOGO DE TABLAS'.A211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2] = [$PARAMS.$A$2] &amp; &quot;.&quot; ; &quot;&quot;; [$PARAMS.$A$2] &amp; &quot;.&quot; &amp; [$'CATALOGO DE TABLAS'.A212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3] = [$PARAMS.$A$2] &amp; &quot;.&quot; ; &quot;&quot;; [$PARAMS.$A$2] &amp; &quot;.&quot; &amp; [$'CATALOGO DE TABLAS'.A213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4] = [$PARAMS.$A$2] &amp; &quot;.&quot; ; &quot;&quot;; [$PARAMS.$A$2] &amp; &quot;.&quot; &amp; [$'CATALOGO DE TABLAS'.A214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5] = [$PARAMS.$A$2] &amp; &quot;.&quot; ; &quot;&quot;; [$PARAMS.$A$2] &amp; &quot;.&quot; &amp; [$'CATALOGO DE TABLAS'.A215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6] = [$PARAMS.$A$2] &amp; &quot;.&quot; ; &quot;&quot;; [$PARAMS.$A$2] &amp; &quot;.&quot; &amp; [$'CATALOGO DE TABLAS'.A216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7] = [$PARAMS.$A$2] &amp; &quot;.&quot; ; &quot;&quot;; [$PARAMS.$A$2] &amp; &quot;.&quot; &amp; [$'CATALOGO DE TABLAS'.A217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8] = [$PARAMS.$A$2] &amp; &quot;.&quot; ; &quot;&quot;; [$PARAMS.$A$2] &amp; &quot;.&quot; &amp; [$'CATALOGO DE TABLAS'.A218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19] = [$PARAMS.$A$2] &amp; &quot;.&quot; ; &quot;&quot;; [$PARAMS.$A$2] &amp; &quot;.&quot; &amp; [$'CATALOGO DE TABLAS'.A219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20] = [$PARAMS.$A$2] &amp; &quot;.&quot; ; &quot;&quot;; [$PARAMS.$A$2] &amp; &quot;.&quot; &amp; [$'CATALOGO DE TABLAS'.A220])">
            <text:p/>
          </table:table-cell>
          <table:table-cell table:number-columns-repeated="1019"/>
        </table:table-row>
        <table:table-row table:style-name="ro2">
          <table:table-cell table:formula="of:=IF([$PARAMS.$A$2] &amp; &quot;.&quot; &amp; [$'CATALOGO DE TABLAS'.A221] = [$PARAMS.$A$2] &amp; &quot;.&quot; ; &quot;&quot;; [$PARAMS.$A$2] &amp; &quot;.&quot; &amp; [$'CATALOGO DE TABLAS'.A221])">
            <text:p/>
          </table:table-cell>
          <table:table-cell table:number-columns-repeated="1019"/>
        </table:table-row>
        <table:table-row table:style-name="ro2" table:number-rows-repeated="1048356">
          <table:table-cell table:number-columns-repeated="1020"/>
        </table:table-row>
        <table:table-row table:style-name="ro3" table:number-rows-repeated="3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CASOS ESPECIALES" table:style-name="ta1">
        <table:table-column table:style-name="co11" table:default-cell-style-name="ce25"/>
        <table:table-column table:style-name="co12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4" table:number-columns-repeated="1018" table:default-cell-style-name="ce25"/>
        <table:table-row table:style-name="ro2">
          <table:table-cell table:style-name="ce24" table:number-columns-repeated="1024"/>
        </table:table-row>
        <table:table-row table:style-name="ro4">
          <table:table-cell table:style-name="ce26"/>
          <table:table-cell table:style-name="ce28" office:value-type="string" calcext:value-type="string">
            <text:p>INSERT INTO vetacrm_v3.contacts_cstm (id_c,jjwg_maps_lng_c,jjwg_maps_lat_c,jjwg_maps_geocode_status_c,jjwg_maps_address_c,anos_sin_estudiar_c,celular_autralia_c,celular_contacto_emergencia_c,ciudad_c,ciudad_nacimiento_c,contacto_emergencia_c,cuenta_bancaria_australia_c,departamento_c,departamento_nacimiento_c,direccion_c,edad_c,edad_conyuge_c,email_contacto_emergencia_c,estado_civil_c,genero_c,identificacion_australia_c,institucion_australia_c,nivel_ingles_c,nombre_conyuge_c,ocupacion_conyuge_c,pais_c,pais_nacimiento_c,pasaporte_c,relacion_contacto_emergencia_c,viajes_realizados_c,visa_negada_c,presupuesto_c,currency_id,fecha_viaje_c,carrera_universitaria_c,trabajo_actual_c,fecha_expiracion_visa_c,nacimiento_conyuge_c,fecha_ultimo_contacto_c,fecha_proximo_contacto_c)</text:p>
            <text:p>SELECT </text:p>
            <text:p>id_c,jjwg_maps_lng_c,jjwg_maps_lat_c,jjwg_maps_geocode_status_c,jjwg_maps_address_c,anos_sin_estudiar_c,celular_autralia_c,celular_contacto_emergencia_c,ciudad_c,ciudad_nacimiento_c,contacto_emergencia_c,cuenta_bancaria_australia_c,departamento_c,departamento_nacimiento_c,direccion_c,edad_c,edad_conyuge_c,email_contacto_emergencia_c,estado_civil_c,genero_c,identificacion_australia_c,institucion_australia_c,nivel_ingles_c,nombre_conyuge_c,ocupacion_conyuge_c,pais_c,pais_nacimiento_c,pasaporte_c,relacion_contacto_emergencia_c,viajes_realizados_c,visa_negada_c,presupuesto_c,currency_id,fecha_viaje_c,carrera_universitaria_c,trabajo_actual_c,fecha_expiracion_visa_c,nacimiento_conyuge_c,fecha_ultimo_contacto_c,fecha_proximo_contacto_c</text:p>
            <text:p>FROM vetacrm_v2.contacts_cstm;</text:p>
          </table:table-cell>
          <table:table-cell table:style-name="ce26" table:number-columns-repeated="62"/>
          <table:table-cell table:style-name="Default" table:number-columns-repeated="960"/>
        </table:table-row>
        <table:table-row table:style-name="ro2">
          <table:table-cell table:style-name="ce27" table:number-columns-repeated="64"/>
          <table:table-cell table:style-name="Default" table:number-columns-repeated="960"/>
        </table:table-row>
        <table:table-row table:style-name="ro5">
          <table:table-cell table:style-name="ce27"/>
          <table:table-cell table:style-name="ce29" office:value-type="string" calcext:value-type="string">
            <text:p>INSERT INTO vetacrm_v3.opportunities_cstm (id_c,jjwg_maps_lng_c,jjwg_maps_lat_c,jjwg_maps_geocode_status_c,jjwg_maps_address_c,comision_c,estado_recoleccion_documento_c,fecha_apertura_cuenta_bancar_c,fecha_aplicacion_visa_c,fecha_c,fecha_firma_contrato_c,fecha_otorgamiento_visa_c,fecha_solicitud_pago_contado_c,monto_dolares_australianos_c,porcentaje_pago_c,revision_c,saldo_pendiente_pago_c,estado_cartera_c,estado_gestion_comercial_c,estado_servicio_al_cliente_c,estado_visas_c,estado_admisiones_c,estado_pago_institucion_c,pendiente_cartera_c,pendiente_pago_colegios_c,fecha_ultimo_contacto_c,fecha_proximo_contacto_c,fecha_cierre_c,fecha_presupuesto_c,user_id_c,user_id1_c,user_id2_c) <text:s/>SELECT <text:s/>id_c,jjwg_maps_lng_c,jjwg_maps_lat_c,jjwg_maps_geocode_status_c,jjwg_maps_address_c,comision_c,estado_recoleccion_documento_c,fecha_apertura_cuenta_bancar_c,fecha_aplicacion_visa_c,fecha_c,fecha_firma_contrato_c,fecha_otorgamiento_visa_c,fecha_solicitud_pago_contado_c,monto_dolares_australianos_c,porcentaje_pago_c,revision_c,saldo_pendiente_pago_c,estado_cartera_c,estado_gestion_comercial_c,estado_servicio_al_cliente_c,estado_visas_c,estado_admisiones_c,estado_pago_institucion_c,pendiente_cartera_c,pendiente_pago_colegios_c,fecha_ultimo_contacto_c,fecha_proximo_contacto_c,fecha_cierre_c,fecha_presupuesto_c,user_id_c,user_id1_c,user_id2_c FROM vetacrm_v2.opportunities_cstm;</text:p>
          </table:table-cell>
          <table:table-cell table:style-name="ce27" table:number-columns-repeated="62"/>
          <table:table-cell table:style-name="Default" table:number-columns-repeated="960"/>
        </table:table-row>
        <table:table-row table:style-name="ro2">
          <table:table-cell table:style-name="ce27" table:number-columns-repeated="64"/>
          <table:table-cell table:style-name="Default" table:number-columns-repeated="960"/>
        </table:table-row>
        <table:table-row table:style-name="ro6">
          <table:table-cell table:style-name="ce27"/>
          <table:table-cell table:style-name="ce29" office:value-type="string" calcext:value-type="string">
            <text:p>INSERT INTO vetacrm_v3.veta_presupuesto (id,name,date_entered,date_modified,modified_user_id,created_by,description,deleted,assigned_user_id,pais,departamento,ciudad,primer_pago,currency_id,subtotal,gran_total,aud_usd,usd_cop,usd,pesos,total_visa,veta_tiposvisa_id_c,examen_medico,seguro,mxn,clp,usd_mxn,clp_usd,asegurador,duracion,tipo_seguro,descuento) <text:s/>SELECT id,name,date_entered,date_modified,modified_user_id,created_by,description,deleted,assigned_user_id,pais,departamento,ciudad,primer_pago,currency_id,subtotal,gran_total,aud_usd,usd_cop,usd,pesos,total_visa,veta_tiposvisa_id_c,examen_medico,seguro,mxn,clp,usd_mxn,clp_usd,asegurador,duracion,tipo_seguro,0 as descuento FROM vetacrm_v2.veta_presupuesto;</text:p>
          </table:table-cell>
          <table:table-cell table:style-name="ce27" table:number-columns-repeated="62"/>
          <table:table-cell table:style-name="Default" table:number-columns-repeated="960"/>
        </table:table-row>
        <table:table-row table:style-name="ro2">
          <table:table-cell table:style-name="ce27"/>
          <table:table-cell table:style-name="ce29"/>
          <table:table-cell table:style-name="ce27" table:number-columns-repeated="62"/>
          <table:table-cell table:style-name="Default" table:number-columns-repeated="960"/>
        </table:table-row>
        <table:table-row table:style-name="ro7">
          <table:table-cell table:style-name="ce27"/>
          <table:table-cell table:style-name="ce29" office:value-type="string" calcext:value-type="string">
            <text:p>INSERT INTO vetacrm_v3.veta_recibo (id,name,date_entered,date_modified,modified_user_id,created_by,description,deleted,assigned_user_id,pais,departamento,ciudad,primer_pago,currency_id,subtotal,gran_total,pendiente_por_pagar,pagado,estado,aud_usd,examen_medico,pesos,seguro,veta_tiposvisa_id_c,total_visa,usd,usd_cop,mxn,clp,usd_mxn,usd_clp,asegurador,duracion,tipo_seguro,descuento) SELECT <text:s/>id,name,date_entered,date_modified,modified_user_id,created_by,description,deleted,assigned_user_id,pais,departamento,ciudad,primer_pago,currency_id,subtotal,gran_total,pendiente_por_pagar,pagado,estado,aud_usd,examen_medico,pesos,seguro,veta_tiposvisa_id_c,total_visa,usd,usd_cop,mxn,clp,usd_mxn,usd_clp,asegurador,duracion,tipo_seguro,0 as descuento <text:s/>FROM vetacrm_v2.veta_recibo;</text:p>
          </table:table-cell>
          <table:table-cell table:style-name="ce27" table:number-columns-repeated="62"/>
          <table:table-cell table:style-name="Default" table:number-columns-repeated="960"/>
        </table:table-row>
        <table:table-row table:style-name="ro1">
          <table:table-cell table:style-name="ce27"/>
          <table:table-cell table:style-name="ce29"/>
          <table:table-cell table:style-name="ce27" table:number-columns-repeated="62"/>
          <table:table-cell table:style-name="Default" table:number-columns-repeated="960"/>
        </table:table-row>
        <table:table-row table:style-name="ro2">
          <table:table-cell table:style-name="ce27"/>
          <table:table-cell table:style-name="ce29" office:value-type="string" calcext:value-type="string">
            <text:p>UPDATE vetacrm_v3.veta_aplicacion, vetacrm_v2.veta_aplicacion_cstm SET vetacrm_v3.veta_aplicacion.veta_curso_id_c = vetacrm_v2.veta_aplicacion_cstm.veta_curso_id_c <text:s/>WHERE vetacrm_v3.veta_aplicacion.id = vetacrm_v2.veta_aplicacion_cstm.id_c;</text:p>
          </table:table-cell>
          <table:table-cell table:style-name="ce27" table:number-columns-repeated="62"/>
          <table:table-cell table:style-name="Default" table:number-columns-repeated="960"/>
        </table:table-row>
        <table:table-row table:style-name="ro2" table:number-rows-repeated="6">
          <table:table-cell table:style-name="ce27" table:number-columns-repeated="64"/>
          <table:table-cell table:style-name="Default" table:number-columns-repeated="960"/>
        </table:table-row>
        <table:table-row table:style-name="ro2" table:number-rows-repeated="169">
          <table:table-cell table:number-columns-repeated="1024"/>
        </table:table-row>
        <table:table-row table:style-name="ro2">
          <table:table-cell/>
          <table:table-cell table:style-name="ce30"/>
          <table:table-cell table:number-columns-repeated="1022"/>
        </table:table-row>
        <table:table-row table:style-name="ro2" table:number-rows-repeated="1048374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 FINAL" table:style-name="ta1">
        <table:table-column table:style-name="co13" table:default-cell-style-name="ce27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4" table:number-columns-repeated="1019" table:default-cell-style-name="ce25"/>
        <table:table-row table:style-name="ro2">
          <table:table-cell table:style-name="ce24" office:value-type="string" calcext:value-type="string">
            <text:p>SQL</text:p>
          </table:table-cell>
          <table:table-cell table:style-name="ce24" table:number-columns-repeated="1023"/>
        </table:table-row>
        <table:table-row table:style-name="ro2">
          <table:table-cell office:value-type="string" calcext:value-type="string">
            <text:p>mysql --user=root --password=9000580574 vetacrm_v3 &lt; vetacrm.2021.01.29.2.sq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acl_actio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acl_rol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acl_roles_actio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acl_roles_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ll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lls_conta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ll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lls_lead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lls_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mpaign_log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mpaig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mpaign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mpaign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s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se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ase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onfig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onta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ontact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ontacts_cas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contacts_opportunities_1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_addr_bean_re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_address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_addresse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_cach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s_bea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s_email_addr_re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emails_tex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favorit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fold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folders_subscriptio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inbound_emai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lead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lead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lead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leads_opportunities_1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meeting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meetings_conta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meeting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meetings_lead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meetings_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not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note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opportuniti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opportunitie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opportunities_cases_1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outbound_emai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prospect_list_campaig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prospect_lis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prospect_lists_prospe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saved_search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sugarfeed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task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task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tracker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user_preferenc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users_password_link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cal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bon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bon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bono_veta_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plicacion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plicacion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plicacion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plicacion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aplicacion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e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e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e_veta_aplic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e_veta_liquid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lleg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lleg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rreccionco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rreccionco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orreccioncoe_veta_coe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urs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curs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presupuest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presupuest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presupuesto_veta_presupuest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recib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recib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reciboite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reciboitem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reciboitem_veta_detalle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reciboitem_veta_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detallerecibo_veta_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iquidacion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iquidacion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iquidacion_veta_lo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o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o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oo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oocorreccion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oocorreccion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oocorreccion_veta_lo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loo_veta_aplic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notificacionpagocolegi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notificacionpagocolegio_veta_pagocolegio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agocolegio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agocolegio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agocolegios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ago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agos_veta_liquid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resupuest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resupuesto_contact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resupuesto_email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presupuesto_lead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recib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recibo_contact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recibo_email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recibo_lead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recibo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recibo_veta_presupuest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segur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segur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servicioclient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servicioclient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serviciocliente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tiposvisa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tiposvisa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tr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s_contact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s_lead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_veta_coe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ETE FROM vetacrm_v3.veta_visa_veta_serviciocliente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acl_actions SELECT * FROM vetacrm_v2.acl_actio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acl_roles SELECT * FROM vetacrm_v2.acl_rol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acl_roles_actions SELECT * FROM vetacrm_v2.acl_roles_actio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acl_roles_users SELECT * FROM vetacrm_v2.acl_roles_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lls SELECT * FROM vetacrm_v2.call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lls_contacts SELECT * FROM vetacrm_v2.calls_conta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lls_cstm SELECT * FROM vetacrm_v2.call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lls_leads SELECT * FROM vetacrm_v2.calls_lead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lls_users SELECT * FROM vetacrm_v2.calls_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mpaign_log SELECT * FROM vetacrm_v2.campaign_log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mpaigns SELECT * FROM vetacrm_v2.campaig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mpaigns_audit SELECT * FROM vetacrm_v2.campaign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mpaigns_cstm SELECT * FROM vetacrm_v2.campaign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ses SELECT * FROM vetacrm_v2.cas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ses_audit SELECT * FROM vetacrm_v2.case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ases_cstm SELECT * FROM vetacrm_v2.case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onfig SELECT * FROM vetacrm_v2.config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ontacts SELECT * FROM vetacrm_v2.conta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ontacts_audit SELECT * FROM vetacrm_v2.contact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ontacts_cases SELECT * FROM vetacrm_v2.contacts_cas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ontacts_opportunities_1_c SELECT * FROM vetacrm_v2.contacts_opportunities_1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_addr_bean_rel SELECT * FROM vetacrm_v2.email_addr_bean_re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_addresses SELECT * FROM vetacrm_v2.email_address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_addresses_audit SELECT * FROM vetacrm_v2.email_addresse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_cache SELECT * FROM vetacrm_v2.email_cach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s SELECT * FROM vetacrm_v2.email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s_beans SELECT * FROM vetacrm_v2.emails_bea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s_email_addr_rel SELECT * FROM vetacrm_v2.emails_email_addr_re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emails_text SELECT * FROM vetacrm_v2.emails_tex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favorites SELECT * FROM vetacrm_v2.favorit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folders SELECT * FROM vetacrm_v2.fold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folders_subscriptions SELECT * FROM vetacrm_v2.folders_subscriptio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inbound_email SELECT * FROM vetacrm_v2.inbound_emai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leads SELECT * FROM vetacrm_v2.lead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leads_audit SELECT * FROM vetacrm_v2.lead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leads_cstm SELECT * FROM vetacrm_v2.lead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leads_opportunities_1_c SELECT * FROM vetacrm_v2.leads_opportunities_1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meetings SELECT * FROM vetacrm_v2.meeting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meetings_contacts SELECT * FROM vetacrm_v2.meetings_conta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meetings_cstm SELECT * FROM vetacrm_v2.meeting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meetings_leads SELECT * FROM vetacrm_v2.meetings_lead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meetings_users SELECT * FROM vetacrm_v2.meetings_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notes SELECT * FROM vetacrm_v2.not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notes_cstm SELECT * FROM vetacrm_v2.note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opportunities SELECT * FROM vetacrm_v2.opportuniti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opportunities_audit SELECT * FROM vetacrm_v2.opportunitie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opportunities_cases_1_c SELECT * FROM vetacrm_v2.opportunities_cases_1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outbound_email SELECT * FROM vetacrm_v2.outbound_email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prospect_list_campaigns SELECT * FROM vetacrm_v2.prospect_list_campaign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prospect_lists SELECT * FROM vetacrm_v2.prospect_lis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prospect_lists_prospects SELECT * FROM vetacrm_v2.prospect_lists_prospect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saved_search SELECT * FROM vetacrm_v2.saved_search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sugarfeed SELECT * FROM vetacrm_v2.sugarfeed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tasks SELECT * FROM vetacrm_v2.task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tasks_cstm SELECT * FROM vetacrm_v2.task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tracker SELECT * FROM vetacrm_v2.tracker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user_preferences SELECT * FROM vetacrm_v2.user_preference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users SELECT * FROM vetacrm_v2.user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users_password_link SELECT * FROM vetacrm_v2.users_password_link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cals SELECT * FROM vetacrm_v2.vcal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bono SELECT * FROM vetacrm_v2.veta_abon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bono_audit SELECT * FROM vetacrm_v2.veta_abon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bono_veta_recibo_c SELECT * FROM vetacrm_v2.veta_abono_veta_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plicacion SELECT * FROM vetacrm_v2.veta_aplicacion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plicacion_audit SELECT * FROM vetacrm_v2.veta_aplicacion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plicacion_cases_c SELECT * FROM vetacrm_v2.veta_aplicacion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plicacion_cstm SELECT * FROM vetacrm_v2.veta_aplicacion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aplicacion_opportunities_c SELECT * FROM vetacrm_v2.veta_aplicacion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e SELECT * FROM vetacrm_v2.veta_co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e_audit SELECT * FROM vetacrm_v2.veta_co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e_cases_c SELECT * FROM vetacrm_v2.veta_coe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e_opportunities_c SELECT * FROM vetacrm_v2.veta_coe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e_veta_aplicacion_c SELECT * FROM vetacrm_v2.veta_coe_veta_aplic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e_veta_liquidacion_c SELECT * FROM vetacrm_v2.veta_coe_veta_liquid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llege SELECT * FROM vetacrm_v2.veta_colleg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llege_audit SELECT * FROM vetacrm_v2.veta_colleg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rreccioncoe SELECT * FROM vetacrm_v2.veta_correccionco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rreccioncoe_audit SELECT * FROM vetacrm_v2.veta_correccionco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orreccioncoe_veta_coe_c SELECT * FROM vetacrm_v2.veta_correccioncoe_veta_coe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urso SELECT * FROM vetacrm_v2.veta_curs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curso_audit SELECT * FROM vetacrm_v2.veta_curs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presupuesto SELECT * FROM vetacrm_v2.veta_detallepresupuest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presupuesto_audit SELECT * FROM vetacrm_v2.veta_detallepresupuest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presupuesto_veta_presupuesto_c SELECT * FROM vetacrm_v2.veta_detallepresupuesto_veta_presupuest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recibo SELECT * FROM vetacrm_v2.veta_detallerecib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recibo_audit SELECT * FROM vetacrm_v2.veta_detallerecib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reciboitem SELECT * FROM vetacrm_v2.veta_detallereciboite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reciboitem_audit SELECT * FROM vetacrm_v2.veta_detallereciboitem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reciboitem_veta_detallerecibo_c SELECT * FROM vetacrm_v2.veta_detallereciboitem_veta_detalle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reciboitem_veta_recibo_c SELECT * FROM vetacrm_v2.veta_detallereciboitem_veta_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detallerecibo_veta_recibo_c SELECT * FROM vetacrm_v2.veta_detallerecibo_veta_recib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iquidacion SELECT * FROM vetacrm_v2.veta_liquidacion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iquidacion_audit SELECT * FROM vetacrm_v2.veta_liquidacion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iquidacion_veta_loo_c SELECT * FROM vetacrm_v2.veta_liquidacion_veta_lo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oo SELECT * FROM vetacrm_v2.veta_lo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oo_audit SELECT * FROM vetacrm_v2.veta_lo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oo_cases_c SELECT * FROM vetacrm_v2.veta_loo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oocorreccion SELECT * FROM vetacrm_v2.veta_loocorreccion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oocorreccion_audit SELECT * FROM vetacrm_v2.veta_loocorreccion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oocorreccion_veta_loo_c SELECT * FROM vetacrm_v2.veta_loocorreccion_veta_lo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loo_veta_aplicacion_c SELECT * FROM vetacrm_v2.veta_loo_veta_aplic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notificacionpagocolegio SELECT * FROM vetacrm_v2.veta_notificacionpagocolegi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notificacionpagocolegio_veta_pagocolegios_c SELECT * FROM vetacrm_v2.veta_notificacionpagocolegio_veta_pagocolegio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agocolegios SELECT * FROM vetacrm_v2.veta_pagocolegio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agocolegios_audit SELECT * FROM vetacrm_v2.veta_pagocolegios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agocolegios_opportunities_c SELECT * FROM vetacrm_v2.veta_pagocolegios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agos SELECT * FROM vetacrm_v2.veta_pago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agos_veta_liquidacion_c SELECT * FROM vetacrm_v2.veta_pagos_veta_liquidacion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resupuesto_audit SELECT * FROM vetacrm_v2.veta_presupuest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resupuesto_contacts_c SELECT * FROM vetacrm_v2.veta_presupuesto_contact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resupuesto_emails_c SELECT * FROM vetacrm_v2.veta_presupuesto_email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resupuesto_leads_c SELECT * FROM vetacrm_v2.veta_presupuesto_lead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recibo_contacts_c SELECT * FROM vetacrm_v2.veta_recibo_contact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recibo_emails_c SELECT * FROM vetacrm_v2.veta_recibo_email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recibo_leads_c SELECT * FROM vetacrm_v2.veta_recibo_lead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recibo_opportunities_c SELECT * FROM vetacrm_v2.veta_recibo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recibo_veta_presupuesto_c SELECT * FROM vetacrm_v2.veta_recibo_veta_presupuesto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seguro SELECT * FROM vetacrm_v2.veta_segur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seguro_audit SELECT * FROM vetacrm_v2.veta_seguro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serviciocliente SELECT * FROM vetacrm_v2.veta_serviciocliente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serviciocliente_audit SELECT * FROM vetacrm_v2.veta_serviciocliente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serviciocliente_opportunities_c SELECT * FROM vetacrm_v2.veta_serviciocliente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tiposvisa SELECT * FROM vetacrm_v2.veta_tiposvisa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tiposvisa_audit SELECT * FROM vetacrm_v2.veta_tiposvisa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trm SELECT * FROM vetacrm_v2.veta_tr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 SELECT * FROM vetacrm_v2.veta_visa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_audit SELECT * FROM vetacrm_v2.veta_visa_audi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_cases_c SELECT * FROM vetacrm_v2.veta_visa_cas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_opportunities_c SELECT * FROM vetacrm_v2.veta_visa_opportunitie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s SELECT * FROM vetacrm_v2.veta_visas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s_contacts_c SELECT * FROM vetacrm_v2.veta_visas_contact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s_leads_c SELECT * FROM vetacrm_v2.veta_visas_leads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_veta_coe_c SELECT * FROM vetacrm_v2.veta_visa_veta_coe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visa_veta_serviciocliente_c SELECT * FROM vetacrm_v2.veta_visa_veta_serviciocliente_c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contacts_cstm (id_c,jjwg_maps_lng_c,jjwg_maps_lat_c,jjwg_maps_geocode_status_c,jjwg_maps_address_c,anos_sin_estudiar_c,celular_autralia_c,celular_contacto_emergencia_c,ciudad_c,ciudad_nacimiento_c,contacto_emergencia_c,cuenta_bancaria_australia_c,departamento_c,departamento_nacimiento_c,direccion_c,edad_c,edad_conyuge_c,email_contacto_emergencia_c,estado_civil_c,genero_c,identificacion_australia_c,institucion_australia_c,nivel_ingles_c,nombre_conyuge_c,ocupacion_conyuge_c,pais_c,pais_nacimiento_c,pasaporte_c,relacion_contacto_emergencia_c,viajes_realizados_c,visa_negada_c,presupuesto_c,currency_id,fecha_viaje_c,carrera_universitaria_c,trabajo_actual_c,fecha_expiracion_visa_c,nacimiento_conyuge_c,fecha_ultimo_contacto_c,fecha_proximo_contacto_c) SELECT <text:s/>id_c,jjwg_maps_lng_c,jjwg_maps_lat_c,jjwg_maps_geocode_status_c,jjwg_maps_address_c,anos_sin_estudiar_c,celular_autralia_c,celular_contacto_emergencia_c,ciudad_c,ciudad_nacimiento_c,contacto_emergencia_c,cuenta_bancaria_australia_c,departamento_c,departamento_nacimiento_c,direccion_c,edad_c,edad_conyuge_c,email_contacto_emergencia_c,estado_civil_c,genero_c,identificacion_australia_c,institucion_australia_c,nivel_ingles_c,nombre_conyuge_c,ocupacion_conyuge_c,pais_c,pais_nacimiento_c,pasaporte_c,relacion_contacto_emergencia_c,viajes_realizados_c,visa_negada_c,presupuesto_c,currency_id,fecha_viaje_c,carrera_universitaria_c,trabajo_actual_c,fecha_expiracion_visa_c,nacimiento_conyuge_c,fecha_ultimo_contacto_c,fecha_proximo_contacto_c FROM vetacrm_v2.contact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opportunities_cstm (id_c,jjwg_maps_lng_c,jjwg_maps_lat_c,jjwg_maps_geocode_status_c,jjwg_maps_address_c,comision_c,estado_recoleccion_documento_c,fecha_apertura_cuenta_bancar_c,fecha_aplicacion_visa_c,fecha_c,fecha_firma_contrato_c,fecha_otorgamiento_visa_c,fecha_solicitud_pago_contado_c,monto_dolares_australianos_c,porcentaje_pago_c,revision_c,saldo_pendiente_pago_c,estado_cartera_c,estado_gestion_comercial_c,estado_servicio_al_cliente_c,estado_visas_c,estado_admisiones_c,estado_pago_institucion_c,pendiente_cartera_c,pendiente_pago_colegios_c,fecha_ultimo_contacto_c,fecha_proximo_contacto_c,fecha_cierre_c,fecha_presupuesto_c,user_id_c,user_id1_c,user_id2_c) <text:s/>SELECT <text:s/>id_c,jjwg_maps_lng_c,jjwg_maps_lat_c,jjwg_maps_geocode_status_c,jjwg_maps_address_c,comision_c,estado_recoleccion_documento_c,fecha_apertura_cuenta_bancar_c,fecha_aplicacion_visa_c,fecha_c,fecha_firma_contrato_c,fecha_otorgamiento_visa_c,fecha_solicitud_pago_contado_c,monto_dolares_australianos_c,porcentaje_pago_c,revision_c,saldo_pendiente_pago_c,estado_cartera_c,estado_gestion_comercial_c,estado_servicio_al_cliente_c,estado_visas_c,estado_admisiones_c,estado_pago_institucion_c,pendiente_cartera_c,pendiente_pago_colegios_c,fecha_ultimo_contacto_c,fecha_proximo_contacto_c,fecha_cierre_c,fecha_presupuesto_c,user_id_c,user_id1_c,user_id2_c FROM vetacrm_v2.opportunities_cstm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presupuesto (id,name,date_entered,date_modified,modified_user_id,created_by,description,deleted,assigned_user_id,pais,departamento,ciudad,primer_pago,currency_id,subtotal,gran_total,aud_usd,usd_cop,usd,pesos,total_visa,veta_tiposvisa_id_c,examen_medico,seguro,mxn,clp,usd_mxn,clp_usd,asegurador,duracion,tipo_seguro,descuento) <text:s/>SELECT id,name,date_entered,date_modified,modified_user_id,created_by,description,deleted,assigned_user_id,pais,departamento,ciudad,primer_pago,currency_id,subtotal,gran_total,aud_usd,usd_cop,usd,pesos,total_visa,veta_tiposvisa_id_c,examen_medico,seguro,mxn,clp,usd_mxn,clp_usd,asegurador,duracion,tipo_seguro,0 as descuento FROM vetacrm_v2.veta_presupuesto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SERT INTO vetacrm_v3.veta_recibo (id,name,date_entered,date_modified,modified_user_id,created_by,description,deleted,assigned_user_id,pais,departamento,ciudad,primer_pago,currency_id,subtotal,gran_total,pendiente_por_pagar,pagado,estado,aud_usd,examen_medico,pesos,seguro,veta_tiposvisa_id_c,total_visa,usd,usd_cop,mxn,clp,usd_mxn,usd_clp,asegurador,duracion,tipo_seguro,descuento) SELECT <text:s/>id,name,date_entered,date_modified,modified_user_id,created_by,description,deleted,assigned_user_id,pais,departamento,ciudad,primer_pago,currency_id,subtotal,gran_total,pendiente_por_pagar,pagado,estado,aud_usd,examen_medico,pesos,seguro,veta_tiposvisa_id_c,total_visa,usd,usd_cop,mxn,clp,usd_mxn,usd_clp,asegurador,duracion,tipo_seguro,0 as descuento <text:s/>FROM vetacrm_v2.veta_recibo;</text:p>
          </table:table-cell>
          <table:table-cell table:number-columns-repeated="1023"/>
        </table:table-row>
        <table:table-row table:style-name="ro2" table:number-rows-repeated="1048242">
          <table:table-cell table:number-columns-repeated="1024"/>
        </table:table-row>
        <table:table-row table:style-name="ro3" table:number-rows-repeated="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6:05:43.526305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19:08:50.730380913</meta:creation-date>
    <dc:date>2021-02-01T10:01:40.618894432</dc:date>
    <meta:editing-duration>P2DT2H36M54S</meta:editing-duration>
    <meta:editing-cycles>37</meta:editing-cycles>
    <meta:generator>LibreOffice/6.4.6.2$Linux_X86_64 LibreOffice_project/40$Build-2</meta:generator>
    <meta:document-statistic meta:table-count="6" meta:cell-count="1375" meta:object-count="0"/>
  </office:meta>
</office:document-meta>
</file>